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06000001693450829B.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graphics"/>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1" svg:font-family="Tahoma"/>
    <style:font-face style:name="Courier New3" svg:font-family="'Courier New'" style:font-family-generic="modern"/>
    <style:font-face style:name="PPBION+Palatino-BoldItalic" svg:font-family="PPBION+Palatino-BoldItalic" style:font-family-generic="roman"/>
    <style:font-face style:name="Century Gothic1" svg:font-family="'Century Gothic'" style:font-adornments="Italique gras" style:font-family-generic="swiss"/>
    <style:font-face style:name="Times New Roman" svg:font-family="'Times New Roman', Times" style:font-family-generic="swiss"/>
    <style:font-face style:name="Courier 10 Pitch" svg:font-family="'Courier 10 Pitch'" style:font-pitch="fixed"/>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Andale Sans UI" svg:font-family="'Andale Sans UI'" style:font-pitch="variable"/>
    <style:font-face style:name="Nimbus Sans L" svg:font-family="'Nimbus Sans L'" style:font-pitch="variable"/>
    <style:font-face style:name="Tahoma" svg:font-family="Tahoma" style:font-pitch="variable"/>
    <style:font-face style:name="Thorndale" svg:font-family="Thorndale" style:font-adornments="Regular" style:font-family-generic="roman" style:font-pitch="variable"/>
    <style:font-face style:name="Thorndale AMT" svg:font-family="'Thorndale AMT'" style:font-family-generic="roman" style:font-pitch="variable"/>
    <style:font-face style:name="Albany" svg:font-family="Albany" style:font-adornments="Regular" style:font-family-generic="swiss"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entury Gothic4" svg:font-family="'Century Gothic'" style:font-family-generic="swiss" style:font-pitch="variable"/>
    <style:font-face style:name="Century Gothic2" svg:font-family="'Century Gothic'" style:font-adornments="Gras" style:font-family-generic="swiss" style:font-pitch="variable"/>
    <style:font-face style:name="Century Gothic3" svg:font-family="'Century Gothic'" style:font-adornments="Italique" style:font-family-generic="swiss" style:font-pitch="variable"/>
    <style:font-face style:name="Century Gothic" svg:font-family="'Century Gothic'" style:font-adornments="Normal" style:font-family-generic="swiss" style:font-pitch="variable"/>
  </office:font-face-decls>
  <office:automatic-styles>
    <style:style style:name="Table1" style:family="table" style:master-page-name="Right_20_Page">
      <style:table-properties style:width="16.986cm" fo:margin-left="0.011cm" fo:margin-right="0.002cm" style:page-number="auto" fo:break-before="page" table:align="margins" style:may-break-between-rows="false"/>
    </style:style>
    <style:style style:name="Table1.A" style:family="table-column">
      <style:table-column-properties style:column-width="1.111cm" style:rel-column-width="4287*"/>
    </style:style>
    <style:style style:name="Table1.B" style:family="table-column">
      <style:table-column-properties style:column-width="14.764cm" style:rel-column-width="56960*"/>
    </style:style>
    <style:style style:name="Table1.C" style:family="table-column">
      <style:table-column-properties style:column-width="1.111cm" style:rel-column-width="4288*"/>
    </style:style>
    <style:style style:name="Table1.1" style:family="table-row">
      <style:table-row-properties style:min-row-height="5.556cm"/>
    </style:style>
    <style:style style:name="Table1.A1" style:family="table-cell">
      <style:table-cell-properties style:vertical-align="bottom" fo:background-color="transparent" fo:padding="0.097cm" fo:border="none">
        <style:background-image/>
      </style:table-cell-properties>
    </style:style>
    <style:style style:name="Table1.2" style:family="table-row">
      <style:table-row-properties style:row-height="0.6cm"/>
    </style:style>
    <style:style style:name="Table1.A2" style:family="table-cell">
      <style:table-cell-properties fo:background-color="transparent" fo:padding="0.097cm" fo:border="none">
        <style:background-image/>
      </style:table-cell-properties>
    </style:style>
    <style:style style:name="Table1.3" style:family="table-row">
      <style:table-row-properties style:row-height="0.049cm"/>
    </style:style>
    <style:style style:name="Table1.A3" style:family="table-cell">
      <style:table-cell-properties fo:background-color="transparent" fo:padding="0.097cm" fo:border="none">
        <style:background-image/>
      </style:table-cell-properties>
    </style:style>
    <style:style style:name="Table1.B3" style:family="table-cell">
      <style:table-cell-properties fo:background-color="#000080" fo:padding="0.097cm" fo:border="none">
        <style:background-image/>
      </style:table-cell-properties>
    </style:style>
    <style:style style:name="Table1.C3" style:family="table-cell">
      <style:table-cell-properties fo:background-color="transparent" fo:padding="0.097cm" fo:border="none">
        <style:background-image/>
      </style:table-cell-properties>
    </style:style>
    <style:style style:name="Table1.A4" style:family="table-cell">
      <style:table-cell-properties fo:background-color="transparent" fo:padding="0.097cm" fo:border="none">
        <style:background-image/>
      </style:table-cell-properties>
    </style:style>
    <style:style style:name="Table1.5" style:family="table-row">
      <style:table-row-properties style:min-row-height="8.038cm"/>
    </style:style>
    <style:style style:name="Table1.A5" style:family="table-cell">
      <style:table-cell-properties fo:background-color="transparent" fo:padding="0.097cm" fo:border="none">
        <style:background-image/>
      </style:table-cell-properties>
    </style:style>
    <style:style style:name="Table1.6" style:family="table-row">
      <style:table-row-properties style:min-row-height="4.683cm"/>
    </style:style>
    <style:style style:name="Table1.A6" style:family="table-cell">
      <style:table-cell-properties fo:background-color="transparent" fo:padding="0.097cm" fo:border="none">
        <style:background-image/>
      </style:table-cell-properties>
    </style:style>
    <style:style style:name="Table1.7" style:family="table-row">
      <style:table-row-properties style:min-row-height="2.011cm"/>
    </style:style>
    <style:style style:name="Table1.A7" style:family="table-cell">
      <style:table-cell-properties fo:background-color="transparent" fo:padding="0.097cm" fo:border="none">
        <style:background-image/>
      </style:table-cell-properties>
    </style:style>
    <style:style style:name="Tableau31" style:family="table">
      <style:table-properties style:width="17cm" table:align="margins"/>
    </style:style>
    <style:style style:name="Tableau31.A" style:family="table-column">
      <style:table-column-properties style:column-width="17cm" style:rel-column-width="65535*"/>
    </style:style>
    <style:style style:name="Tableau31.1" style:family="table-row">
      <style:table-row-properties style:min-row-height="21.669cm"/>
    </style:style>
    <style:style style:name="Tableau31.A1" style:family="table-cell">
      <style:table-cell-properties style:vertical-align="bottom" fo:padding="0.097cm" fo:border="none"/>
    </style:style>
    <style:style style:name="Tableau30" style:family="table">
      <style:table-properties style:width="17.013cm" fo:margin-left="0cm" fo:margin-right="-0.014cm" fo:break-before="auto" fo:break-after="auto" table:align="margins"/>
    </style:style>
    <style:style style:name="Tableau30.A" style:family="table-column">
      <style:table-column-properties style:column-width="1.588cm" style:rel-column-width="6115*"/>
    </style:style>
    <style:style style:name="Tableau30.B" style:family="table-column">
      <style:table-column-properties style:column-width="2.06cm" style:rel-column-width="7936*"/>
    </style:style>
    <style:style style:name="Tableau30.C" style:family="table-column">
      <style:table-column-properties style:column-width="7.574cm" style:rel-column-width="29176*"/>
    </style:style>
    <style:style style:name="Tableau30.D" style:family="table-column">
      <style:table-column-properties style:column-width="1.785cm" style:rel-column-width="6876*"/>
    </style:style>
    <style:style style:name="Tableau30.E" style:family="table-column">
      <style:table-column-properties style:column-width="2.051cm" style:rel-column-width="7902*"/>
    </style:style>
    <style:style style:name="Tableau30.F" style:family="table-column">
      <style:table-column-properties style:column-width="1.954cm" style:rel-column-width="7530*"/>
    </style:style>
    <style:style style:name="Tableau30.A1" style:family="table-cell" style:data-style-name="N100">
      <style:table-cell-properties fo:background-color="#e6e6ff" fo:padding="0.097cm" fo:border-left="0.05pt solid #000000" fo:border-right="none" fo:border-top="1pt solid #000000" fo:border-bottom="0.05pt solid #000000">
        <style:background-image/>
      </style:table-cell-properties>
    </style:style>
    <style:style style:name="Tableau30.B1" style:family="table-cell">
      <style:table-cell-properties fo:background-color="#e6e6ff" fo:padding="0.097cm" fo:border-left="0.05pt solid #000000" fo:border-right="none" fo:border-top="1pt solid #000000" fo:border-bottom="0.05pt solid #000000">
        <style:background-image/>
      </style:table-cell-properties>
    </style:style>
    <style:style style:name="Tableau30.C1" style:family="table-cell">
      <style:table-cell-properties fo:background-color="#e6e6ff" fo:padding="0.097cm" fo:border-left="0.05pt solid #000000" fo:border-right="none" fo:border-top="1pt solid #000000" fo:border-bottom="0.05pt solid #000000">
        <style:background-image/>
      </style:table-cell-properties>
    </style:style>
    <style:style style:name="Tableau30.D1" style:family="table-cell">
      <style:table-cell-properties fo:background-color="#e6e6ff" fo:padding="0.097cm" fo:border-left="0.05pt solid #000000" fo:border-right="none" fo:border-top="1pt solid #000000" fo:border-bottom="0.05pt solid #000000">
        <style:background-image/>
      </style:table-cell-properties>
    </style:style>
    <style:style style:name="Tableau30.E1" style:family="table-cell">
      <style:table-cell-properties fo:background-color="#e6e6ff" fo:padding="0.097cm" fo:border-left="0.05pt solid #000000" fo:border-right="none" fo:border-top="1pt solid #000000" fo:border-bottom="0.05pt solid #000000">
        <style:background-image/>
      </style:table-cell-properties>
    </style:style>
    <style:style style:name="Tableau30.F1" style:family="table-cell">
      <style:table-cell-properties fo:background-color="#e6e6ff" fo:padding="0.097cm" fo:border-left="0.05pt solid #000000" fo:border-right="0.05pt solid #000000" fo:border-top="1pt solid #000000" fo:border-bottom="0.05pt solid #000000">
        <style:background-image/>
      </style:table-cell-properties>
    </style:style>
    <style:style style:name="Tableau30.A2" style:family="table-cell" style:data-style-name="N100">
      <style:table-cell-properties fo:padding="0.097cm" fo:border-left="0.05pt solid #000000" fo:border-right="none" fo:border-top="none" fo:border-bottom="0.05pt solid #000000"/>
    </style:style>
    <style:style style:name="Tableau30.B2" style:family="table-cell" style:data-style-name="N100">
      <style:table-cell-properties fo:padding="0.097cm" fo:border-left="0.05pt solid #000000" fo:border-right="none" fo:border-top="none" fo:border-bottom="0.05pt solid #000000"/>
    </style:style>
    <style:style style:name="Tableau30.C2" style:family="table-cell">
      <style:table-cell-properties fo:padding="0.097cm" fo:border-left="0.05pt solid #000000" fo:border-right="none" fo:border-top="none" fo:border-bottom="0.05pt solid #000000"/>
    </style:style>
    <style:style style:name="Tableau30.D2" style:family="table-cell">
      <style:table-cell-properties fo:padding="0.097cm" fo:border-left="0.05pt solid #000000" fo:border-right="none" fo:border-top="none" fo:border-bottom="0.05pt solid #000000"/>
    </style:style>
    <style:style style:name="Tableau30.E2" style:family="table-cell">
      <style:table-cell-properties fo:padding="0.097cm" fo:border-left="0.05pt solid #000000" fo:border-right="none" fo:border-top="none" fo:border-bottom="0.05pt solid #000000"/>
    </style:style>
    <style:style style:name="Tableau30.F2" style:family="table-cell">
      <style:table-cell-properties fo:padding="0.097cm" fo:border-left="0.05pt solid #000000" fo:border-right="0.05pt solid #000000" fo:border-top="none" fo:border-bottom="0.05pt solid #000000"/>
    </style:style>
    <style:style style:name="Tableau30.3" style:family="table-row">
      <style:table-row-properties style:min-row-height="0.471cm"/>
    </style:style>
    <style:style style:name="Tableau30.A3" style:family="table-cell" style:data-style-name="N100">
      <style:table-cell-properties fo:padding="0.097cm" fo:border-left="0.05pt solid #000000" fo:border-right="none" fo:border-top="none" fo:border-bottom="1pt solid #000000"/>
    </style:style>
    <style:style style:name="Tableau30.B3" style:family="table-cell">
      <style:table-cell-properties fo:padding="0.097cm" fo:border-left="0.05pt solid #000000" fo:border-right="none" fo:border-top="none" fo:border-bottom="1pt solid #000000"/>
    </style:style>
    <style:style style:name="Tableau30.C3" style:family="table-cell">
      <style:table-cell-properties fo:padding="0.097cm" fo:border-left="0.05pt solid #000000" fo:border-right="none" fo:border-top="none" fo:border-bottom="1pt solid #000000"/>
    </style:style>
    <style:style style:name="Tableau30.D3" style:family="table-cell">
      <style:table-cell-properties fo:padding="0.097cm" fo:border-left="0.05pt solid #000000" fo:border-right="none" fo:border-top="none" fo:border-bottom="1pt solid #000000"/>
    </style:style>
    <style:style style:name="Tableau30.E3" style:family="table-cell">
      <style:table-cell-properties fo:padding="0.097cm" fo:border-left="0.05pt solid #000000" fo:border-right="none" fo:border-top="none" fo:border-bottom="1pt solid #000000"/>
    </style:style>
    <style:style style:name="Tableau30.F3" style:family="table-cell">
      <style:table-cell-properties fo:padding="0.097cm" fo:border-left="0.05pt solid #000000" fo:border-right="0.05pt solid #000000" fo:border-top="none" fo:border-bottom="1pt solid #000000"/>
    </style:style>
    <style:style style:name="Tableau30.A4" style:family="table-cell" style:data-style-name="N100">
      <style:table-cell-properties fo:padding="0.097cm" fo:border-left="0.05pt solid #000000" fo:border-right="none" fo:border-top="none" fo:border-bottom="1pt solid #000000"/>
    </style:style>
    <style:style style:name="Tableau30.B4" style:family="table-cell">
      <style:table-cell-properties fo:padding="0.097cm" fo:border-left="0.05pt solid #000000" fo:border-right="none" fo:border-top="none" fo:border-bottom="1pt solid #000000"/>
    </style:style>
    <style:style style:name="Tableau30.C4" style:family="table-cell">
      <style:table-cell-properties fo:padding="0.097cm" fo:border-left="0.05pt solid #000000" fo:border-right="none" fo:border-top="none" fo:border-bottom="1pt solid #000000"/>
    </style:style>
    <style:style style:name="Tableau30.D4" style:family="table-cell">
      <style:table-cell-properties fo:padding="0.097cm" fo:border-left="0.05pt solid #000000" fo:border-right="none" fo:border-top="none" fo:border-bottom="1pt solid #000000"/>
    </style:style>
    <style:style style:name="Tableau30.E4" style:family="table-cell">
      <style:table-cell-properties fo:padding="0.097cm" fo:border-left="0.05pt solid #000000" fo:border-right="none" fo:border-top="none" fo:border-bottom="1pt solid #000000"/>
    </style:style>
    <style:style style:name="Tableau30.F4" style:family="table-cell">
      <style:table-cell-properties fo:padding="0.097cm" fo:border-left="0.05pt solid #000000" fo:border-right="0.05pt solid #000000" fo:border-top="none" fo:border-bottom="1pt solid #000000"/>
    </style:style>
    <style:style style:name="Table5" style:family="table">
      <style:table-properties style:width="17cm" fo:margin-left="0cm" fo:margin-right="-0.002cm" table:align="margins"/>
    </style:style>
    <style:style style:name="Table5.A" style:family="table-column">
      <style:table-column-properties style:column-width="1.543cm" style:rel-column-width="5949*"/>
    </style:style>
    <style:style style:name="Table5.B" style:family="table-column">
      <style:table-column-properties style:column-width="4.389cm" style:rel-column-width="16917*"/>
    </style:style>
    <style:style style:name="Table5.C" style:family="table-column">
      <style:table-column-properties style:column-width="4.828cm" style:rel-column-width="18610*"/>
    </style:style>
    <style:style style:name="Table5.D" style:family="table-column">
      <style:table-column-properties style:column-width="6.241cm" style:rel-column-width="24059*"/>
    </style:style>
    <style:style style:name="Table5.A1" style:family="table-cell">
      <style:table-cell-properties fo:background-color="#e6e6ff" fo:padding="0.097cm" fo:border-left="0.05pt solid #000000" fo:border-right="none" fo:border-top="1pt solid #000000" fo:border-bottom="0.05pt solid #000000">
        <style:background-image/>
      </style:table-cell-properties>
    </style:style>
    <style:style style:name="Table5.D1" style:family="table-cell">
      <style:table-cell-properties fo:background-color="#e6e6ff" fo:padding="0.097cm" fo:border-left="0.05pt solid #000000" fo:border-right="0.05pt solid #000000" fo:border-top="1pt solid #000000" fo:border-bottom="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none" fo:border-top="none" fo:border-bottom="0.05pt solid #000000"/>
    </style:style>
    <style:style style:name="Table5.C3" style:family="table-cell">
      <style:table-cell-properties fo:padding="0.097cm" fo:border-left="0.05pt solid #000000" fo:border-right="none" fo:border-top="none" fo:border-bottom="0.05pt solid #000000"/>
    </style:style>
    <style:style style:name="Table5.D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none" fo:border-top="none" fo:border-bottom="0.05pt solid #000000"/>
    </style:style>
    <style:style style:name="Table5.C4" style:family="table-cell">
      <style:table-cell-properties fo:padding="0.097cm" fo:border-left="0.05pt solid #000000" fo:border-right="none" fo:border-top="none" fo:border-bottom="0.05pt solid #000000"/>
    </style:style>
    <style:style style:name="Table5.D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none" fo:border-top="none" fo:border-bottom="0.05pt solid #000000"/>
    </style:style>
    <style:style style:name="Table5.C5" style:family="table-cell">
      <style:table-cell-properties fo:padding="0.097cm" fo:border-left="0.05pt solid #000000" fo:border-right="none" fo:border-top="none" fo:border-bottom="0.05pt solid #000000"/>
    </style:style>
    <style:style style:name="Table5.D5" style:family="table-cell">
      <style:table-cell-properties fo:padding="0.097cm" fo:border-left="0.05pt solid #000000" fo:border-right="0.05pt solid #000000" fo:border-top="none" fo:border-bottom="0.05pt solid #000000"/>
    </style:style>
    <style:style style:name="Tableau3" style:family="table">
      <style:table-properties style:width="15.034cm" fo:margin-left="0.982cm" fo:margin-right="0.982cm" table:align="margins" fo:keep-with-next="auto"/>
    </style:style>
    <style:style style:name="Tableau3.A" style:family="table-column">
      <style:table-column-properties style:column-width="3.078cm" style:rel-column-width="13417*"/>
    </style:style>
    <style:style style:name="Tableau3.B" style:family="table-column">
      <style:table-column-properties style:column-width="11.956cm" style:rel-column-width="52118*"/>
    </style:style>
    <style:style style:name="Tableau3.A1" style:family="table-cell">
      <style:table-cell-properties fo:background-color="#e6e6ff" fo:padding="0.097cm" fo:border-left="0.05pt solid #000000" fo:border-right="none" fo:border-top="1pt solid #000000" fo:border-bottom="0.05pt solid #000000">
        <style:background-image/>
      </style:table-cell-properties>
    </style:style>
    <style:style style:name="Tableau3.B1" style:family="table-cell">
      <style:table-cell-properties fo:background-color="#e6e6ff" fo:padding="0.097cm" fo:border-left="0.05pt solid #000000" fo:border-right="0.05pt solid #000000" fo:border-top="1pt solid #000000" fo:border-bottom="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0.05pt solid #000000" fo:border-right="0.05pt solid #000000" fo:border-top="none" fo:border-bottom="0.05pt solid #000000"/>
    </style:style>
    <style:style style:name="Tableau3.A8" style:family="table-cell">
      <style:table-cell-properties fo:padding="0.097cm" fo:border-left="0.05pt solid #000000" fo:border-right="none" fo:border-top="none" fo:border-bottom="0.05pt solid #000000"/>
    </style:style>
    <style:style style:name="Tableau3.B8" style:family="table-cell">
      <style:table-cell-properties fo:padding="0.097cm" fo:border-left="0.05pt solid #000000" fo:border-right="0.05pt solid #000000" fo:border-top="none" fo:border-bottom="0.05pt solid #000000"/>
    </style:style>
    <style:style style:name="Table7" style:family="table">
      <style:table-properties style:width="15.489cm" fo:margin-left="1.501cm" table:align="left" fo:keep-with-next="always"/>
    </style:style>
    <style:style style:name="Table7.A" style:family="table-column">
      <style:table-column-properties style:column-width="2.919cm"/>
    </style:style>
    <style:style style:name="Table7.B" style:family="table-column">
      <style:table-column-properties style:column-width="6.461cm"/>
    </style:style>
    <style:style style:name="Table7.C" style:family="table-column">
      <style:table-column-properties style:column-width="1.644cm"/>
    </style:style>
    <style:style style:name="Table7.D" style:family="table-column">
      <style:table-column-properties style:column-width="2.184cm"/>
    </style:style>
    <style:style style:name="Table7.E" style:family="table-column">
      <style:table-column-properties style:column-width="2.281cm"/>
    </style:style>
    <style:style style:name="Table7.A1" style:family="table-cell">
      <style:table-cell-properties fo:background-color="#e5ecf9" fo:padding="0.097cm" fo:border-left="0.05pt solid #29166f" fo:border-right="none" fo:border-top="0.05pt solid #29166f" fo:border-bottom="0.05pt solid #29166f">
        <style:background-image/>
      </style:table-cell-properties>
    </style:style>
    <style:style style:name="Table7.E1" style:family="table-cell">
      <style:table-cell-properties fo:background-color="#e5ecf9" fo:padding="0.097cm" fo:border="0.05pt solid #29166f">
        <style:background-image/>
      </style:table-cell-properties>
    </style:style>
    <style:style style:name="Table7.A2" style:family="table-cell">
      <style:table-cell-properties fo:padding="0.097cm" fo:border-left="0.05pt solid #29166f" fo:border-right="none" fo:border-top="none" fo:border-bottom="0.05pt solid #29166f"/>
    </style:style>
    <style:style style:name="Table7.B2" style:family="table-cell">
      <style:table-cell-properties fo:padding="0.097cm" fo:border-left="0.05pt solid #29166f" fo:border-right="none" fo:border-top="none" fo:border-bottom="0.05pt solid #29166f"/>
    </style:style>
    <style:style style:name="Table7.C2" style:family="table-cell">
      <style:table-cell-properties fo:padding="0.097cm" fo:border-left="0.05pt solid #29166f" fo:border-right="none" fo:border-top="none" fo:border-bottom="0.05pt solid #29166f"/>
    </style:style>
    <style:style style:name="Table7.D2" style:family="table-cell">
      <style:table-cell-properties fo:padding="0.097cm" fo:border-left="0.05pt solid #29166f" fo:border-right="none" fo:border-top="none" fo:border-bottom="0.05pt solid #29166f"/>
    </style:style>
    <style:style style:name="Table7.E2" style:family="table-cell">
      <style:table-cell-properties fo:padding="0.097cm" fo:border-left="0.05pt solid #29166f" fo:border-right="0.05pt solid #29166f" fo:border-top="none" fo:border-bottom="0.05pt solid #29166f"/>
    </style:style>
    <style:style style:name="Table7.A3" style:family="table-cell">
      <style:table-cell-properties fo:padding="0.097cm" fo:border-left="0.05pt solid #29166f" fo:border-right="none" fo:border-top="none" fo:border-bottom="0.05pt solid #29166f"/>
    </style:style>
    <style:style style:name="Table7.B3" style:family="table-cell">
      <style:table-cell-properties fo:padding="0.097cm" fo:border-left="0.05pt solid #29166f" fo:border-right="none" fo:border-top="none" fo:border-bottom="0.05pt solid #29166f"/>
    </style:style>
    <style:style style:name="Table7.C3" style:family="table-cell">
      <style:table-cell-properties fo:padding="0.097cm" fo:border-left="0.05pt solid #29166f" fo:border-right="none" fo:border-top="none" fo:border-bottom="0.05pt solid #29166f"/>
    </style:style>
    <style:style style:name="Table7.D3" style:family="table-cell">
      <style:table-cell-properties fo:padding="0.097cm" fo:border-left="0.05pt solid #29166f" fo:border-right="none" fo:border-top="none" fo:border-bottom="0.05pt solid #29166f"/>
    </style:style>
    <style:style style:name="Table7.E3" style:family="table-cell">
      <style:table-cell-properties fo:padding="0.097cm" fo:border-left="0.05pt solid #29166f" fo:border-right="0.05pt solid #29166f" fo:border-top="none" fo:border-bottom="0.05pt solid #29166f"/>
    </style:style>
    <style:style style:name="Table7.A4" style:family="table-cell">
      <style:table-cell-properties fo:padding="0.097cm" fo:border-left="0.05pt solid #29166f" fo:border-right="none" fo:border-top="none" fo:border-bottom="0.05pt solid #29166f"/>
    </style:style>
    <style:style style:name="Table7.B4" style:family="table-cell">
      <style:table-cell-properties fo:padding="0.097cm" fo:border-left="0.05pt solid #29166f" fo:border-right="none" fo:border-top="none" fo:border-bottom="0.05pt solid #29166f"/>
    </style:style>
    <style:style style:name="Table7.C4" style:family="table-cell">
      <style:table-cell-properties fo:padding="0.097cm" fo:border-left="0.05pt solid #29166f" fo:border-right="none" fo:border-top="none" fo:border-bottom="0.05pt solid #29166f"/>
    </style:style>
    <style:style style:name="Table7.D4" style:family="table-cell">
      <style:table-cell-properties fo:padding="0.097cm" fo:border-left="0.05pt solid #29166f" fo:border-right="none" fo:border-top="none" fo:border-bottom="0.05pt solid #29166f"/>
    </style:style>
    <style:style style:name="Table7.E4" style:family="table-cell">
      <style:table-cell-properties fo:padding="0.097cm" fo:border-left="0.05pt solid #29166f" fo:border-right="0.05pt solid #29166f" fo:border-top="none" fo:border-bottom="0.05pt solid #29166f"/>
    </style:style>
    <style:style style:name="Table7.A5" style:family="table-cell">
      <style:table-cell-properties fo:padding="0.097cm" fo:border-left="0.05pt solid #29166f" fo:border-right="none" fo:border-top="none" fo:border-bottom="0.05pt solid #29166f"/>
    </style:style>
    <style:style style:name="Table7.B5" style:family="table-cell">
      <style:table-cell-properties fo:padding="0.097cm" fo:border-left="0.05pt solid #29166f" fo:border-right="none" fo:border-top="none" fo:border-bottom="0.05pt solid #29166f"/>
    </style:style>
    <style:style style:name="Table7.C5" style:family="table-cell">
      <style:table-cell-properties fo:padding="0.097cm" fo:border-left="0.05pt solid #29166f" fo:border-right="none" fo:border-top="none" fo:border-bottom="0.05pt solid #29166f"/>
    </style:style>
    <style:style style:name="Table7.D5" style:family="table-cell">
      <style:table-cell-properties fo:padding="0.097cm" fo:border-left="0.05pt solid #29166f" fo:border-right="none" fo:border-top="none" fo:border-bottom="0.05pt solid #29166f"/>
    </style:style>
    <style:style style:name="Table7.E5" style:family="table-cell">
      <style:table-cell-properties fo:padding="0.097cm" fo:border-left="0.05pt solid #29166f" fo:border-right="0.05pt solid #29166f" fo:border-top="none" fo:border-bottom="0.05pt solid #29166f"/>
    </style:style>
    <style:style style:name="Table7.A6" style:family="table-cell">
      <style:table-cell-properties fo:padding="0.097cm" fo:border-left="0.05pt solid #29166f" fo:border-right="none" fo:border-top="none" fo:border-bottom="0.05pt solid #29166f"/>
    </style:style>
    <style:style style:name="Table7.B6" style:family="table-cell">
      <style:table-cell-properties fo:padding="0.097cm" fo:border-left="0.05pt solid #29166f" fo:border-right="none" fo:border-top="none" fo:border-bottom="0.05pt solid #29166f"/>
    </style:style>
    <style:style style:name="Table7.C6" style:family="table-cell">
      <style:table-cell-properties fo:padding="0.097cm" fo:border-left="0.05pt solid #29166f" fo:border-right="none" fo:border-top="none" fo:border-bottom="0.05pt solid #29166f"/>
    </style:style>
    <style:style style:name="Table7.D6" style:family="table-cell">
      <style:table-cell-properties fo:padding="0.097cm" fo:border-left="0.05pt solid #29166f" fo:border-right="none" fo:border-top="none" fo:border-bottom="0.05pt solid #29166f"/>
    </style:style>
    <style:style style:name="Table7.E6" style:family="table-cell">
      <style:table-cell-properties fo:padding="0.097cm" fo:border-left="0.05pt solid #29166f" fo:border-right="0.05pt solid #29166f" fo:border-top="none" fo:border-bottom="0.05pt solid #29166f"/>
    </style:style>
    <style:style style:name="Table7.A7" style:family="table-cell">
      <style:table-cell-properties fo:padding="0.097cm" fo:border-left="0.05pt solid #29166f" fo:border-right="none" fo:border-top="none" fo:border-bottom="0.05pt solid #29166f"/>
    </style:style>
    <style:style style:name="Table7.B7" style:family="table-cell">
      <style:table-cell-properties fo:padding="0.097cm" fo:border-left="0.05pt solid #29166f" fo:border-right="none" fo:border-top="none" fo:border-bottom="0.05pt solid #29166f"/>
    </style:style>
    <style:style style:name="Table7.C7" style:family="table-cell">
      <style:table-cell-properties fo:padding="0.097cm" fo:border-left="0.05pt solid #29166f" fo:border-right="none" fo:border-top="none" fo:border-bottom="0.05pt solid #29166f"/>
    </style:style>
    <style:style style:name="Table7.D7" style:family="table-cell">
      <style:table-cell-properties fo:padding="0.097cm" fo:border-left="0.05pt solid #29166f" fo:border-right="none" fo:border-top="none" fo:border-bottom="0.05pt solid #29166f"/>
    </style:style>
    <style:style style:name="Table7.E7" style:family="table-cell">
      <style:table-cell-properties fo:padding="0.097cm" fo:border-left="0.05pt solid #29166f" fo:border-right="0.05pt solid #29166f" fo:border-top="none" fo:border-bottom="0.05pt solid #29166f"/>
    </style:style>
    <style:style style:name="XprsMon_5f_Commands" style:display-name="XprsMon_Commands" style:family="table">
      <style:table-properties style:width="15.505cm" fo:margin-left="1.499cm" fo:margin-right="-0.005cm" table:align="margins" fo:keep-with-next="always"/>
    </style:style>
    <style:style style:name="XprsMon_5f_Commands.A" style:display-name="XprsMon_Commands.A" style:family="table-column">
      <style:table-column-properties style:column-width="2.249cm" style:rel-column-width="9505*"/>
    </style:style>
    <style:style style:name="XprsMon_5f_Commands.B" style:display-name="XprsMon_Commands.B" style:family="table-column">
      <style:table-column-properties style:column-width="10.716cm" style:rel-column-width="45292*"/>
    </style:style>
    <style:style style:name="XprsMon_5f_Commands.C" style:display-name="XprsMon_Commands.C" style:family="table-column">
      <style:table-column-properties style:column-width="2.54cm" style:rel-column-width="10738*"/>
    </style:style>
    <style:style style:name="XprsMon_5f_Commands.A1" style:display-name="XprsMon_Commands.A1" style:family="table-cell">
      <style:table-cell-properties fo:padding="0.097cm" fo:border-left="0.05pt solid #000000" fo:border-right="none" fo:border-top="0.05pt solid #000000" fo:border-bottom="0.05pt solid #000000"/>
    </style:style>
    <style:style style:name="XprsMon_5f_Commands.C1" style:display-name="XprsMon_Commands.C1" style:family="table-cell">
      <style:table-cell-properties fo:padding="0.097cm" fo:border="0.05pt solid #000000"/>
    </style:style>
    <style:style style:name="XprsMon_5f_Commands.A2" style:display-name="XprsMon_Commands.A2" style:family="table-cell">
      <style:table-cell-properties fo:padding="0.097cm" fo:border-left="0.05pt solid #000000" fo:border-right="none" fo:border-top="none" fo:border-bottom="0.05pt solid #000000"/>
    </style:style>
    <style:style style:name="XprsMon_5f_Commands.C2" style:display-name="XprsMon_Commands.C2" style:family="table-cell">
      <style:table-cell-properties fo:padding="0.097cm" fo:border-left="0.05pt solid #000000" fo:border-right="0.05pt solid #000000" fo:border-top="none" fo:border-bottom="0.05pt solid #000000"/>
    </style:style>
    <style:style style:name="P1" style:family="paragraph" style:parent-style-name="Table_20_Heading">
      <style:text-properties fo:color="#29166f" style:font-name="Century Gothic4" fo:font-size="16pt" fo:font-style="italic" fo:font-weight="bold" style:font-size-asian="16pt" style:font-style-asian="italic" style:font-weight-asian="bold" style:font-size-complex="16pt" style:font-style-complex="italic" style:font-weight-complex="bold"/>
    </style:style>
    <style:style style:name="P2" style:family="paragraph" style:parent-style-name="Table_20_Heading">
      <style:text-properties fo:color="#29166f" style:font-name="Century Gothic4" fo:font-size="16pt" fo:font-style="italic" fo:font-weight="bold" officeooo:rsid="00836088" officeooo:paragraph-rsid="00836088" style:font-size-asian="16pt" style:font-style-asian="italic" style:font-weight-asian="bold" style:font-size-complex="16pt" style:font-style-complex="italic" style:font-weight-complex="bold"/>
    </style:style>
    <style:style style:name="P3" style:family="paragraph" style:parent-style-name="Table_20_Heading">
      <style:text-properties fo:color="#29166f" style:font-name="Century Gothic4" fo:font-size="9pt" style:font-size-asian="9pt" style:font-size-complex="9pt"/>
    </style:style>
    <style:style style:name="P4" style:family="paragraph" style:parent-style-name="Table_20_Heading">
      <style:text-properties fo:color="#004586" style:font-name="Century Gothic4" fo:font-size="8pt" style:font-size-asian="8pt" style:font-size-complex="8pt"/>
    </style:style>
    <style:style style:name="P5" style:family="paragraph" style:parent-style-name="Table_20_Heading">
      <style:paragraph-properties fo:text-align="center" style:justify-single-word="false"/>
      <style:text-properties fo:color="#004586" style:font-name="Century Gothic4" fo:font-size="10pt" style:font-size-asian="10pt" style:font-size-complex="10pt"/>
    </style:style>
    <style:style style:name="P6" style:family="paragraph" style:parent-style-name="Table_20_Heading">
      <style:paragraph-properties fo:text-align="center" style:justify-single-word="false">
        <style:tab-stops>
          <style:tab-stop style:position="0.889cm"/>
        </style:tab-stops>
      </style:paragraph-properties>
      <style:text-properties fo:color="#004586" style:font-name="Century Gothic4" fo:font-size="10pt" style:font-size-asian="10pt" style:font-size-complex="10pt"/>
    </style:style>
    <style:style style:name="P7" style:family="paragraph" style:parent-style-name="Table_20_Heading">
      <style:text-properties fo:color="#004586" style:font-name="Century Gothic4" fo:font-size="9pt" style:font-size-asian="9pt" style:font-size-complex="9pt"/>
    </style:style>
    <style:style style:name="P8" style:family="paragraph" style:parent-style-name="Table_20_Heading">
      <style:paragraph-properties fo:text-align="center" style:justify-single-word="false"/>
      <style:text-properties fo:color="#004586" style:font-name="Century Gothic4" fo:font-size="9pt" style:font-size-asian="9pt" style:font-size-complex="9pt"/>
    </style:style>
    <style:style style:name="P9" style:family="paragraph" style:parent-style-name="Table_20_Heading">
      <style:text-properties style:font-name="Thorndale AMT" fo:font-size="10pt" officeooo:paragraph-rsid="0081e518" style:font-size-asian="10pt" style:font-size-complex="10pt"/>
    </style:style>
    <style:style style:name="P10" style:family="paragraph" style:parent-style-name="Footer">
      <style:paragraph-properties fo:text-align="start" style:justify-single-word="false"/>
      <style:text-properties style:font-name="Century Gothic4"/>
    </style:style>
    <style:style style:name="P11" style:family="paragraph" style:parent-style-name="Footer">
      <style:paragraph-properties fo:text-align="center" style:justify-single-word="false"/>
      <style:text-properties style:font-name="Century Gothic4" fo:font-size="8pt" fo:font-weight="normal" style:font-size-asian="8pt" style:font-weight-asian="normal" style:font-size-complex="8pt" style:font-weight-complex="normal"/>
    </style:style>
    <style:style style:name="P12" style:family="paragraph" style:parent-style-name="Footer">
      <style:paragraph-properties fo:text-align="end" style:justify-single-word="false"/>
      <style:text-properties style:font-name="Century Gothic4" fo:font-size="8pt" style:font-size-asian="8pt" style:font-size-complex="8pt"/>
    </style:style>
    <style:style style:name="P13" style:family="paragraph" style:parent-style-name="Footer">
      <style:paragraph-properties fo:text-align="start" style:justify-single-word="false"/>
      <style:text-properties style:font-name="Century Gothic4" fo:font-size="8pt" style:font-size-asian="8pt" style:font-size-complex="8pt"/>
    </style:style>
    <style:style style:name="P14" style:family="paragraph" style:parent-style-name="Standard">
      <style:text-properties fo:font-size="2pt" style:font-size-asian="2pt" style:font-size-complex="2pt"/>
    </style:style>
    <style:style style:name="P15" style:family="paragraph" style:parent-style-name="Standard">
      <style:text-properties style:font-name="Century Gothic4" fo:font-size="10.5pt" style:font-size-asian="10.5pt" style:font-size-complex="10.5pt"/>
    </style:style>
    <style:style style:name="P16" style:family="paragraph" style:parent-style-name="Standard">
      <style:text-properties style:font-name="Century Gothic4" fo:font-size="10pt" style:font-size-asian="10pt" style:font-size-complex="10pt"/>
    </style:style>
    <style:style style:name="P17" style:family="paragraph" style:parent-style-name="Standard">
      <style:paragraph-properties fo:text-align="justify" style:justify-single-word="false" style:snap-to-layout-grid="false"/>
      <style:text-properties style:font-name="Century Gothic4" fo:font-size="10pt" style:font-size-asian="10pt" style:font-size-complex="10pt"/>
    </style:style>
    <style:style style:name="P18" style:family="paragraph" style:parent-style-name="Standard">
      <style:paragraph-properties fo:text-align="center" style:justify-single-word="false" style:snap-to-layout-grid="false"/>
      <style:text-properties style:font-name="Century Gothic4" fo:font-size="10pt" style:font-size-asian="10pt" style:font-size-complex="10pt"/>
    </style:style>
    <style:style style:name="P19" style:family="paragraph" style:parent-style-name="Standard">
      <style:text-properties fo:font-size="10pt" style:font-size-asian="10pt" style:font-size-complex="10pt"/>
    </style:style>
    <style:style style:name="P20" style:family="paragraph" style:parent-style-name="Standard">
      <style:text-properties fo:font-size="10pt" fo:background-color="#ffff00" style:font-size-asian="10pt" style:font-size-complex="10pt"/>
    </style:style>
    <style:style style:name="P21" style:family="paragraph" style:parent-style-name="Standard">
      <style:text-properties fo:font-size="10pt" fo:font-style="italic" style:text-underline-style="solid" style:text-underline-width="auto" style:text-underline-color="font-color" style:font-size-asian="10pt" style:font-style-asian="italic" style:font-size-complex="10pt" style:font-style-complex="italic"/>
    </style:style>
    <style:style style:name="P22" style:family="paragraph" style:parent-style-name="Standard">
      <style:text-properties officeooo:paragraph-rsid="0081e518"/>
    </style:style>
    <style:style style:name="P23" style:family="paragraph" style:parent-style-name="Standard">
      <style:text-properties officeooo:rsid="00c466fc" officeooo:paragraph-rsid="00c466fc"/>
    </style:style>
    <style:style style:name="P24" style:family="paragraph" style:parent-style-name="Standard">
      <style:text-properties officeooo:rsid="00c466fc" officeooo:paragraph-rsid="00c474c4"/>
    </style:style>
    <style:style style:name="P25" style:family="paragraph" style:parent-style-name="Table_20_Contents">
      <style:text-properties fo:color="#666666" style:font-name="Century Gothic4" fo:font-size="8pt" fo:font-style="italic" fo:font-weight="bold" style:font-size-asian="8pt" style:font-style-asian="italic" style:font-weight-asian="bold" style:font-size-complex="8pt" style:font-style-complex="italic" style:font-weight-complex="bold"/>
    </style:style>
    <style:style style:name="P26" style:family="paragraph" style:parent-style-name="Table_20_Contents">
      <style:paragraph-properties fo:text-align="start" style:justify-single-word="false"/>
      <style:text-properties style:font-name="Century Gothic4" fo:font-size="10pt" style:font-size-asian="10pt" style:font-size-complex="10pt"/>
    </style:style>
    <style:style style:name="P27" style:family="paragraph" style:parent-style-name="Table_20_Contents">
      <style:paragraph-properties fo:text-align="center" style:justify-single-word="false"/>
      <style:text-properties style:font-name="Century Gothic4" fo:font-size="10pt" fo:font-style="italic" style:font-size-asian="10pt" style:font-style-asian="italic" style:font-size-complex="10pt" style:font-style-complex="italic"/>
    </style:style>
    <style:style style:name="P28" style:family="paragraph" style:parent-style-name="Table_20_Contents">
      <style:paragraph-properties fo:text-align="center" style:justify-single-word="false"/>
      <style:text-properties style:font-name="Century Gothic4" fo:font-size="10pt" fo:font-style="italic" fo:font-weight="bold" style:font-size-asian="10pt" style:font-style-asian="italic" style:font-weight-asian="bold" style:font-size-complex="10pt" style:font-style-complex="italic" style:font-weight-complex="bold"/>
    </style:style>
    <style:style style:name="P29" style:family="paragraph" style:parent-style-name="Table_20_Contents">
      <style:text-properties style:font-name="Century Gothic4" fo:font-size="8pt" style:font-size-asian="8pt" style:font-size-complex="8pt"/>
    </style:style>
    <style:style style:name="P30" style:family="paragraph" style:parent-style-name="Table_20_Contents">
      <style:paragraph-properties fo:text-align="center" style:justify-single-word="false"/>
      <style:text-properties style:font-name="Century Gothic4" fo:font-size="8pt" style:font-size-asian="8pt" style:font-size-complex="8pt"/>
    </style:style>
    <style:style style:name="P31" style:family="paragraph" style:parent-style-name="Table_20_Contents">
      <style:paragraph-properties fo:text-align="center" style:justify-single-word="false"/>
      <style:text-properties style:font-name="Century Gothic4" fo:font-size="8pt" officeooo:paragraph-rsid="006cd90f" style:font-size-asian="8pt" style:font-size-complex="8pt"/>
    </style:style>
    <style:style style:name="P32" style:family="paragraph" style:parent-style-name="Table_20_Contents">
      <style:paragraph-properties fo:text-align="center" style:justify-single-word="false"/>
      <style:text-properties style:font-name="Century Gothic4" fo:font-size="8pt" officeooo:rsid="006cd90f" officeooo:paragraph-rsid="006cd90f" style:font-size-asian="8pt" style:font-size-complex="8pt"/>
    </style:style>
    <style:style style:name="P33" style:family="paragraph" style:parent-style-name="Table_20_Contents">
      <style:text-properties style:font-name="Century Gothic4" fo:font-size="8pt" officeooo:rsid="006cd90f" officeooo:paragraph-rsid="006cd90f" style:font-size-asian="8pt" style:font-size-complex="8pt"/>
    </style:style>
    <style:style style:name="P34" style:family="paragraph" style:parent-style-name="Table_20_Contents">
      <style:paragraph-properties fo:text-align="center" style:justify-single-word="false"/>
      <style:text-properties style:font-name="Century Gothic4" fo:font-size="8pt" officeooo:rsid="006e19f7" officeooo:paragraph-rsid="006e19f7" style:font-size-asian="8pt" style:font-size-complex="8pt"/>
    </style:style>
    <style:style style:name="P35" style:family="paragraph" style:parent-style-name="Table_20_Contents">
      <style:paragraph-properties fo:text-align="center" style:justify-single-word="false"/>
      <style:text-properties style:font-name="Century Gothic4" fo:font-size="8pt" officeooo:rsid="01040c8d" officeooo:paragraph-rsid="01040c8d" style:font-size-asian="8pt" style:font-size-complex="8pt"/>
    </style:style>
    <style:style style:name="P36" style:family="paragraph" style:parent-style-name="Table_20_Contents">
      <style:text-properties style:font-name="Century Gothic4" fo:font-size="12pt" style:font-size-asian="12pt" style:font-size-complex="12pt"/>
    </style:style>
    <style:style style:name="P37" style:family="paragraph" style:parent-style-name="Table_20_Contents">
      <style:paragraph-properties fo:text-align="center" style:justify-single-word="false"/>
      <style:text-properties style:font-name="Century Gothic4" fo:font-size="13pt" style:font-size-asian="13pt" style:font-size-complex="13pt"/>
    </style:style>
    <style:style style:name="P38" style:family="paragraph" style:parent-style-name="Table_20_Contents">
      <style:text-properties style:font-name="Century Gothic4" fo:font-size="9pt" style:font-size-asian="9pt" style:font-size-complex="9pt"/>
    </style:style>
    <style:style style:name="P39" style:family="paragraph" style:parent-style-name="Table_20_Contents">
      <style:text-properties style:font-name="Century Gothic4" fo:font-size="9pt" fo:font-weight="normal" style:font-size-asian="9pt" style:font-weight-asian="normal" style:font-size-complex="9pt" style:font-weight-complex="normal"/>
    </style:style>
    <style:style style:name="P40" style:family="paragraph" style:parent-style-name="Table_20_Contents">
      <style:paragraph-properties fo:text-align="center" style:justify-single-word="false"/>
      <style:text-properties fo:color="#29166f" style:font-name="Century Gothic4" fo:font-size="24pt" fo:font-weight="bold" style:font-size-asian="24pt" style:font-weight-asian="bold" style:font-size-complex="24pt" style:font-weight-complex="bold"/>
    </style:style>
    <style:style style:name="P41" style:family="paragraph" style:parent-style-name="Table_20_Contents">
      <style:paragraph-properties fo:text-align="center" style:justify-single-word="false"/>
      <style:text-properties fo:color="#29166f" style:font-name="Century Gothic4" fo:font-size="24pt" fo:font-weight="bold" officeooo:rsid="008405be" officeooo:paragraph-rsid="008405be" style:font-size-asian="24pt" style:font-weight-asian="bold" style:font-size-complex="24pt" style:font-weight-complex="bold"/>
    </style:style>
    <style:style style:name="P42" style:family="paragraph" style:parent-style-name="Table_20_Contents">
      <style:paragraph-properties fo:text-align="center" style:justify-single-word="false"/>
      <style:text-properties fo:color="#29166f" style:font-name="Century Gothic4" fo:font-size="16pt" fo:font-weight="bold" style:font-size-asian="16pt" style:font-weight-asian="bold" style:font-size-complex="16pt" style:font-weight-complex="bold"/>
    </style:style>
    <style:style style:name="P43" style:family="paragraph" style:parent-style-name="Table_20_Contents">
      <style:paragraph-properties fo:text-align="center" style:justify-single-word="false"/>
      <style:text-properties fo:color="#29166f" style:font-name="Century Gothic4" fo:font-size="16pt" fo:font-weight="bold" officeooo:rsid="008405be" officeooo:paragraph-rsid="008405be" style:font-size-asian="16pt" style:font-weight-asian="bold" style:font-size-complex="16pt" style:font-weight-complex="bold"/>
    </style:style>
    <style:style style:name="P44" style:family="paragraph" style:parent-style-name="Table_20_Contents">
      <style:text-properties fo:font-size="8pt" style:font-size-asian="8pt" style:font-size-complex="8pt"/>
    </style:style>
    <style:style style:name="P45" style:family="paragraph" style:parent-style-name="Table_20_Contents">
      <style:paragraph-properties fo:text-align="center" style:justify-single-word="false"/>
      <style:text-properties fo:font-size="8pt" style:font-size-asian="8pt" style:font-size-complex="8pt"/>
    </style:style>
    <style:style style:name="P46" style:family="paragraph" style:parent-style-name="Table_20_Contents">
      <style:text-properties fo:font-size="8pt" style:font-name-asian="PPBION+Palatino-BoldItalic" style:font-size-asian="8pt" style:font-name-complex="PPBION+Palatino-BoldItalic" style:font-size-complex="8pt"/>
    </style:style>
    <style:style style:name="P47" style:family="paragraph" style:parent-style-name="Table_20_Contents">
      <style:paragraph-properties fo:text-align="center" style:justify-single-word="false"/>
      <style:text-properties style:font-name="Thorndale AMT" fo:font-size="10pt" fo:font-weight="bold" officeooo:paragraph-rsid="0081e518" style:font-size-asian="10pt" style:font-weight-asian="bold" style:font-size-complex="10pt" style:font-weight-complex="bold"/>
    </style:style>
    <style:style style:name="P48" style:family="paragraph" style:parent-style-name="Table_20_Contents">
      <style:paragraph-properties fo:text-align="center" style:justify-single-word="false"/>
      <style:text-properties style:font-name="Thorndale AMT" fo:font-size="10pt" fo:font-weight="bold" officeooo:rsid="008bbdad" officeooo:paragraph-rsid="008bbdad" style:font-size-asian="10pt" style:font-weight-asian="bold" style:font-size-complex="10pt" style:font-weight-complex="bold"/>
    </style:style>
    <style:style style:name="P49" style:family="paragraph" style:parent-style-name="Table_20_Contents">
      <style:paragraph-properties fo:text-align="center" style:justify-single-word="false"/>
      <style:text-properties style:font-name="Thorndale AMT" fo:font-size="10pt" fo:font-weight="bold" officeooo:rsid="008befd9" officeooo:paragraph-rsid="008befd9" style:font-size-asian="10pt" style:font-weight-asian="bold" style:font-size-complex="10pt" style:font-weight-complex="bold"/>
    </style:style>
    <style:style style:name="P50" style:family="paragraph" style:parent-style-name="Table_20_Contents">
      <style:paragraph-properties fo:text-align="justify" style:justify-single-word="false"/>
      <style:text-properties style:font-name="Thorndale AMT" fo:font-size="10pt" officeooo:paragraph-rsid="0081e518" style:font-size-asian="10pt" style:font-size-complex="10pt"/>
    </style:style>
    <style:style style:name="P51" style:family="paragraph" style:parent-style-name="Table_20_Contents">
      <style:paragraph-properties fo:text-align="justify" style:justify-single-word="false"/>
      <style:text-properties style:font-name="Thorndale AMT" fo:font-size="10pt" officeooo:rsid="008bbdad" officeooo:paragraph-rsid="008bbdad" style:font-size-asian="10pt" style:font-size-complex="10pt"/>
    </style:style>
    <style:style style:name="P52" style:family="paragraph" style:parent-style-name="Table_20_Contents">
      <style:paragraph-properties fo:text-align="justify" style:justify-single-word="false"/>
      <style:text-properties style:font-name="Thorndale AMT" fo:font-size="10pt" officeooo:rsid="008befd9" officeooo:paragraph-rsid="008befd9" style:font-size-asian="10pt" style:font-size-complex="10pt"/>
    </style:style>
    <style:style style:name="P53" style:family="paragraph" style:parent-style-name="Table">
      <style:paragraph-properties fo:text-align="center" style:justify-single-word="false"/>
    </style:style>
    <style:style style:name="P54" style:family="paragraph" style:parent-style-name="Table">
      <style:paragraph-properties fo:text-align="center" style:justify-single-word="false"/>
      <style:text-properties fo:font-size="12pt" officeooo:paragraph-rsid="0081e518" style:font-size-asian="12pt" style:font-size-complex="12pt"/>
    </style:style>
    <style:style style:name="P55" style:family="paragraph" style:parent-style-name="Standard">
      <style:paragraph-properties fo:break-before="page"/>
      <style:text-properties fo:font-size="10pt" style:font-size-asian="10pt" style:font-size-complex="10pt"/>
    </style:style>
    <style:style style:name="P56" style:family="paragraph" style:parent-style-name="Text_20_body">
      <style:paragraph-properties fo:break-before="page"/>
    </style:style>
    <style:style style:name="P57" style:family="paragraph" style:parent-style-name="Paragraph">
      <style:text-properties style:font-name="Thorndale AMT"/>
    </style:style>
    <style:style style:name="P58" style:family="paragraph" style:parent-style-name="Paragraph">
      <style:text-properties style:font-name="Thorndale AMT" fo:font-size="10pt" officeooo:paragraph-rsid="00c474c4" style:font-size-asian="10pt" style:font-size-complex="10pt"/>
    </style:style>
    <style:style style:name="P59" style:family="paragraph" style:parent-style-name="Paragraph">
      <style:text-properties officeooo:paragraph-rsid="0081e518"/>
    </style:style>
    <style:style style:name="P60" style:family="paragraph" style:parent-style-name="Paragraph">
      <style:paragraph-properties fo:text-align="center" style:justify-single-word="false"/>
      <style:text-properties officeooo:paragraph-rsid="0081e518"/>
    </style:style>
    <style:style style:name="P61" style:family="paragraph" style:parent-style-name="Paragraph">
      <style:text-properties officeooo:paragraph-rsid="00d84199"/>
    </style:style>
    <style:style style:name="P62" style:family="paragraph" style:parent-style-name="Paragraph">
      <style:text-properties officeooo:paragraph-rsid="00d910b6"/>
    </style:style>
    <style:style style:name="P63" style:family="paragraph" style:parent-style-name="Paragraph">
      <style:text-properties officeooo:paragraph-rsid="00e728a0"/>
    </style:style>
    <style:style style:name="P64" style:family="paragraph" style:parent-style-name="Paragraph">
      <style:text-properties officeooo:paragraph-rsid="00fd2c85"/>
    </style:style>
    <style:style style:name="P65" style:family="paragraph" style:parent-style-name="Paragraph">
      <style:paragraph-properties fo:margin-left="0.953cm" fo:margin-right="0cm" fo:margin-top="0cm" fo:margin-bottom="0cm" loext:contextual-spacing="false" fo:text-align="justify" style:justify-single-word="false" fo:text-indent="0cm" style:auto-text-indent="false"/>
      <style:text-properties style:font-name="Century Gothic4" fo:font-size="10pt" style:font-size-asian="10pt" style:font-size-complex="10pt"/>
    </style:style>
    <style:style style:name="P66" style:family="paragraph" style:parent-style-name="Table_20_index_20_1">
      <style:paragraph-properties>
        <style:tab-stops>
          <style:tab-stop style:position="16.999cm" style:type="right" style:leader-style="dotted" style:leader-text="."/>
        </style:tab-stops>
      </style:paragraph-properties>
    </style:style>
    <style:style style:name="P67" style:family="paragraph" style:parent-style-name="FunctionStart">
      <style:text-properties style:text-underline-style="solid" style:text-underline-width="auto" style:text-underline-color="font-color" officeooo:paragraph-rsid="0081e518"/>
    </style:style>
    <style:style style:name="P68" style:family="paragraph" style:parent-style-name="FunctionStart">
      <style:text-properties style:text-underline-style="solid" style:text-underline-width="auto" style:text-underline-color="font-color" officeooo:paragraph-rsid="00b70521"/>
    </style:style>
    <style:style style:name="P69" style:family="paragraph" style:parent-style-name="FunctionStart">
      <style:text-properties style:text-underline-style="solid" style:text-underline-width="auto" style:text-underline-color="font-color" officeooo:paragraph-rsid="00c466fc"/>
    </style:style>
    <style:style style:name="P70" style:family="paragraph" style:parent-style-name="FunctionStart">
      <style:text-properties style:text-underline-style="solid" style:text-underline-width="auto" style:text-underline-color="font-color" officeooo:paragraph-rsid="00c474c4"/>
    </style:style>
    <style:style style:name="P71" style:family="paragraph" style:parent-style-name="FunctionStart">
      <style:text-properties style:text-underline-style="solid" style:text-underline-width="auto" style:text-underline-color="font-color" officeooo:paragraph-rsid="00d84199"/>
    </style:style>
    <style:style style:name="P72" style:family="paragraph" style:parent-style-name="FunctionStart">
      <style:text-properties style:text-underline-style="solid" style:text-underline-width="auto" style:text-underline-color="font-color" officeooo:paragraph-rsid="00d910b6"/>
    </style:style>
    <style:style style:name="P73" style:family="paragraph" style:parent-style-name="FunctionStart">
      <style:text-properties style:text-underline-style="solid" style:text-underline-width="auto" style:text-underline-color="font-color" officeooo:paragraph-rsid="00dcf3b0"/>
    </style:style>
    <style:style style:name="P74" style:family="paragraph" style:parent-style-name="FunctionStart">
      <style:text-properties style:text-underline-style="solid" style:text-underline-width="auto" style:text-underline-color="font-color" officeooo:paragraph-rsid="00e728a0"/>
    </style:style>
    <style:style style:name="P75" style:family="paragraph" style:parent-style-name="FunctionStart">
      <style:text-properties style:text-underline-style="solid" style:text-underline-width="auto" style:text-underline-color="font-color" officeooo:paragraph-rsid="00fc54fb"/>
    </style:style>
    <style:style style:name="P76" style:family="paragraph" style:parent-style-name="FunctionStart">
      <style:text-properties officeooo:paragraph-rsid="0081e518"/>
    </style:style>
    <style:style style:name="P77" style:family="paragraph" style:parent-style-name="FunctionDescription">
      <style:text-properties fo:font-style="normal" officeooo:paragraph-rsid="0081e518" style:font-style-asian="normal" style:font-style-complex="normal"/>
    </style:style>
    <style:style style:name="P78" style:family="paragraph" style:parent-style-name="FunctionDescription">
      <style:text-properties fo:font-style="normal" officeooo:rsid="00870983" officeooo:paragraph-rsid="00870983" style:font-style-asian="normal" style:font-style-complex="normal"/>
    </style:style>
    <style:style style:name="P79" style:family="paragraph" style:parent-style-name="FunctionDescription">
      <style:text-properties fo:font-style="normal" officeooo:paragraph-rsid="00bf8f8f" style:font-style-asian="normal" style:font-style-complex="normal"/>
    </style:style>
    <style:style style:name="P80" style:family="paragraph" style:parent-style-name="FunctionDescription">
      <style:text-properties fo:font-style="normal" officeooo:paragraph-rsid="00c075f7" style:font-style-asian="normal" style:font-style-complex="normal"/>
    </style:style>
    <style:style style:name="P81" style:family="paragraph" style:parent-style-name="FunctionDescription">
      <style:text-properties fo:font-style="normal" officeooo:rsid="009c68fb" officeooo:paragraph-rsid="009c68fb" style:font-style-asian="normal" style:font-style-complex="normal"/>
    </style:style>
    <style:style style:name="P82" style:family="paragraph" style:parent-style-name="FunctionDescription">
      <style:text-properties fo:font-style="normal" officeooo:rsid="009e4cb4" officeooo:paragraph-rsid="009e4cb4" style:font-style-asian="normal" style:font-style-complex="normal"/>
    </style:style>
    <style:style style:name="P83" style:family="paragraph" style:parent-style-name="FunctionDescription">
      <style:text-properties fo:font-style="normal" officeooo:rsid="009e4cb4" officeooo:paragraph-rsid="00e17085" style:font-style-asian="normal" style:font-style-complex="normal"/>
    </style:style>
    <style:style style:name="P84" style:family="paragraph" style:parent-style-name="FunctionDescription">
      <style:text-properties fo:font-style="normal" officeooo:rsid="00bf8f8f" officeooo:paragraph-rsid="00bf8f8f" style:font-style-asian="normal" style:font-style-complex="normal"/>
    </style:style>
    <style:style style:name="P85" style:family="paragraph" style:parent-style-name="FunctionDescription">
      <style:text-properties fo:font-style="normal" officeooo:rsid="00c075f7" officeooo:paragraph-rsid="00c075f7" style:font-style-asian="normal" style:font-style-complex="normal"/>
    </style:style>
    <style:style style:name="P86" style:family="paragraph" style:parent-style-name="FunctionDescription">
      <style:text-properties fo:font-style="normal" officeooo:rsid="00c075f7" officeooo:paragraph-rsid="00cc6a97" style:font-style-asian="normal" style:font-style-complex="normal"/>
    </style:style>
    <style:style style:name="P87" style:family="paragraph" style:parent-style-name="FunctionDescription">
      <style:text-properties fo:font-style="normal" officeooo:rsid="00c075f7" officeooo:paragraph-rsid="00cdce4b" style:font-style-asian="normal" style:font-style-complex="normal"/>
    </style:style>
    <style:style style:name="P88" style:family="paragraph" style:parent-style-name="FunctionDescription">
      <style:text-properties fo:font-style="normal" officeooo:rsid="00c075f7" officeooo:paragraph-rsid="00fc54fb" style:font-style-asian="normal" style:font-style-complex="normal"/>
    </style:style>
    <style:style style:name="P89" style:family="paragraph" style:parent-style-name="FunctionDescription">
      <style:text-properties fo:font-style="normal" officeooo:rsid="00e17085" officeooo:paragraph-rsid="00e17085" style:font-style-asian="normal" style:font-style-complex="normal"/>
    </style:style>
    <style:style style:name="P90" style:family="paragraph" style:parent-style-name="FunctionDescription">
      <style:text-properties fo:font-style="normal" officeooo:rsid="00cc6a97" officeooo:paragraph-rsid="00cc6a97" style:font-style-asian="normal" style:font-style-complex="normal"/>
    </style:style>
    <style:style style:name="P91" style:family="paragraph" style:parent-style-name="FunctionDescription">
      <style:text-properties fo:font-style="normal" officeooo:rsid="00cdce4b" officeooo:paragraph-rsid="00cdce4b" style:font-style-asian="normal" style:font-style-complex="normal"/>
    </style:style>
    <style:style style:name="P92" style:family="paragraph" style:parent-style-name="FunctionDescription">
      <style:text-properties fo:font-style="normal" officeooo:paragraph-rsid="00fdd84d" style:font-style-asian="normal" style:font-style-complex="normal"/>
    </style:style>
    <style:style style:name="P93" style:family="paragraph" style:parent-style-name="FunctionDescription">
      <style:text-properties fo:font-style="normal" officeooo:paragraph-rsid="00ff7f57" style:font-style-asian="normal" style:font-style-complex="normal"/>
    </style:style>
    <style:style style:name="P94" style:family="paragraph" style:parent-style-name="FunctionDescription">
      <style:text-properties fo:font-style="normal" officeooo:rsid="00ff7f57" officeooo:paragraph-rsid="00ff7f57" style:font-style-asian="normal" style:font-style-complex="normal"/>
    </style:style>
    <style:style style:name="P95" style:family="paragraph" style:parent-style-name="FunctionDescription">
      <style:text-properties fo:font-style="normal" officeooo:rsid="00ff7f57" officeooo:paragraph-rsid="00ffad8f" style:font-style-asian="normal" style:font-style-complex="normal"/>
    </style:style>
    <style:style style:name="P96" style:family="paragraph" style:parent-style-name="FunctionDescription">
      <style:text-properties fo:font-style="normal" officeooo:rsid="00ffad8f" officeooo:paragraph-rsid="00ffad8f" style:font-style-asian="normal" style:font-style-complex="normal"/>
    </style:style>
    <style:style style:name="P97" style:family="paragraph" style:parent-style-name="FunctionDescription">
      <style:text-properties fo:font-style="normal" fo:font-weight="normal" officeooo:paragraph-rsid="0090e6ab" style:font-style-asian="normal" style:font-weight-asian="normal" style:font-style-complex="normal" style:font-weight-complex="normal"/>
    </style:style>
    <style:style style:name="P98" style:family="paragraph" style:parent-style-name="FunctionDescription">
      <style:text-properties fo:font-style="normal" fo:font-weight="normal" officeooo:rsid="0090e6ab" officeooo:paragraph-rsid="0090e6ab" style:font-style-asian="normal" style:font-weight-asian="normal" style:font-style-complex="normal" style:font-weight-complex="normal"/>
    </style:style>
    <style:style style:name="P99" style:family="paragraph" style:parent-style-name="FunctionDescription">
      <style:text-properties fo:font-style="normal" fo:font-weight="normal" officeooo:rsid="00a19956" officeooo:paragraph-rsid="00a19956" style:font-style-asian="normal" style:font-weight-asian="normal" style:font-style-complex="normal" style:font-weight-complex="normal"/>
    </style:style>
    <style:style style:name="P100" style:family="paragraph" style:parent-style-name="FunctionDescription">
      <style:text-properties fo:font-style="normal" fo:font-weight="normal" officeooo:rsid="00a90eb8" officeooo:paragraph-rsid="00a90eb8" style:font-style-asian="normal" style:font-weight-asian="normal" style:font-style-complex="normal" style:font-weight-complex="normal"/>
    </style:style>
    <style:style style:name="P101" style:family="paragraph" style:parent-style-name="FunctionDescription">
      <style:text-properties fo:font-style="normal" fo:font-weight="normal" officeooo:rsid="00aa6873" officeooo:paragraph-rsid="00aa6873" style:font-style-asian="normal" style:font-weight-asian="normal" style:font-style-complex="normal" style:font-weight-complex="normal"/>
    </style:style>
    <style:style style:name="P102" style:family="paragraph" style:parent-style-name="FunctionDescription">
      <style:text-properties fo:font-style="normal" fo:font-weight="normal" officeooo:rsid="00ae0802" officeooo:paragraph-rsid="00ae0802" style:font-style-asian="normal" style:font-weight-asian="normal" style:font-style-complex="normal" style:font-weight-complex="normal"/>
    </style:style>
    <style:style style:name="P103" style:family="paragraph" style:parent-style-name="FunctionDescription">
      <style:text-properties officeooo:paragraph-rsid="0081e518"/>
    </style:style>
    <style:style style:name="P104" style:family="paragraph" style:parent-style-name="FunctionDescription">
      <style:text-properties officeooo:paragraph-rsid="00870983"/>
    </style:style>
    <style:style style:name="P105" style:family="paragraph" style:parent-style-name="FunctionDescription">
      <style:text-properties officeooo:paragraph-rsid="0096d63a"/>
    </style:style>
    <style:style style:name="P106" style:family="paragraph" style:parent-style-name="FunctionDescription">
      <style:text-properties officeooo:paragraph-rsid="0099f89f"/>
    </style:style>
    <style:style style:name="P107" style:family="paragraph" style:parent-style-name="FunctionDescription">
      <style:text-properties officeooo:paragraph-rsid="009c68fb"/>
    </style:style>
    <style:style style:name="P108" style:family="paragraph" style:parent-style-name="FunctionDescription">
      <style:text-properties officeooo:paragraph-rsid="009e4cb4"/>
    </style:style>
    <style:style style:name="P109" style:family="paragraph" style:parent-style-name="FunctionDescription">
      <style:text-properties officeooo:paragraph-rsid="00a0dd7c"/>
    </style:style>
    <style:style style:name="P110" style:family="paragraph" style:parent-style-name="FunctionDescription">
      <style:text-properties officeooo:paragraph-rsid="00ae0802"/>
    </style:style>
    <style:style style:name="P111" style:family="paragraph" style:parent-style-name="FunctionDescription">
      <style:text-properties officeooo:rsid="00ae0fa3" officeooo:paragraph-rsid="00ae0fa3"/>
    </style:style>
    <style:style style:name="P112" style:family="paragraph" style:parent-style-name="FunctionDescription">
      <style:text-properties officeooo:paragraph-rsid="00aec941"/>
    </style:style>
    <style:style style:name="P113" style:family="paragraph" style:parent-style-name="FunctionDescription">
      <style:text-properties officeooo:rsid="00b028da" officeooo:paragraph-rsid="00b028da"/>
    </style:style>
    <style:style style:name="P114" style:family="paragraph" style:parent-style-name="FunctionDescription">
      <style:text-properties officeooo:rsid="00b028da" officeooo:paragraph-rsid="00e728a0"/>
    </style:style>
    <style:style style:name="P115" style:family="paragraph" style:parent-style-name="FunctionDescription">
      <style:text-properties officeooo:paragraph-rsid="00b53499"/>
    </style:style>
    <style:style style:name="P116" style:family="paragraph" style:parent-style-name="FunctionDescription">
      <style:text-properties officeooo:paragraph-rsid="00b70521"/>
    </style:style>
    <style:style style:name="P117" style:family="paragraph" style:parent-style-name="FunctionDescription">
      <style:text-properties officeooo:paragraph-rsid="00b9f235"/>
    </style:style>
    <style:style style:name="P118" style:family="paragraph" style:parent-style-name="FunctionDescription">
      <style:text-properties officeooo:paragraph-rsid="00bcdb70"/>
    </style:style>
    <style:style style:name="P119" style:family="paragraph" style:parent-style-name="FunctionDescription">
      <style:text-properties officeooo:paragraph-rsid="00c0cc48"/>
    </style:style>
    <style:style style:name="P120" style:family="paragraph" style:parent-style-name="FunctionDescription">
      <style:text-properties officeooo:rsid="00c0cc48" officeooo:paragraph-rsid="00c0cc48"/>
    </style:style>
    <style:style style:name="P121" style:family="paragraph" style:parent-style-name="FunctionDescription">
      <style:text-properties officeooo:rsid="00c0cc48" officeooo:paragraph-rsid="00c466fc"/>
    </style:style>
    <style:style style:name="P122" style:family="paragraph" style:parent-style-name="FunctionDescription">
      <style:text-properties officeooo:rsid="00c0cc48" officeooo:paragraph-rsid="00c474c4"/>
    </style:style>
    <style:style style:name="P123" style:family="paragraph" style:parent-style-name="FunctionDescription">
      <style:text-properties officeooo:rsid="00c0cc48" officeooo:paragraph-rsid="00fc54fb"/>
    </style:style>
    <style:style style:name="P124" style:family="paragraph" style:parent-style-name="FunctionDescription">
      <style:text-properties officeooo:paragraph-rsid="00c466fc"/>
    </style:style>
    <style:style style:name="P125" style:family="paragraph" style:parent-style-name="FunctionDescription">
      <style:text-properties officeooo:paragraph-rsid="00c474c4"/>
    </style:style>
    <style:style style:name="P126" style:family="paragraph" style:parent-style-name="FunctionDescription">
      <style:text-properties officeooo:paragraph-rsid="00c6bb84"/>
    </style:style>
    <style:style style:name="P127" style:family="paragraph" style:parent-style-name="FunctionDescription">
      <style:text-properties officeooo:paragraph-rsid="00c770e9"/>
    </style:style>
    <style:style style:name="P128" style:family="paragraph" style:parent-style-name="FunctionDescription">
      <style:text-properties officeooo:paragraph-rsid="00c8b3ba"/>
    </style:style>
    <style:style style:name="P129" style:family="paragraph" style:parent-style-name="FunctionDescription">
      <style:text-properties officeooo:paragraph-rsid="00cae172"/>
    </style:style>
    <style:style style:name="P130" style:family="paragraph" style:parent-style-name="FunctionDescription">
      <style:text-properties fo:font-style="italic" fo:font-weight="bold" officeooo:paragraph-rsid="0081e518" style:font-style-asian="italic" style:font-weight-asian="bold" style:font-style-complex="italic" style:font-weight-complex="bold"/>
    </style:style>
    <style:style style:name="P131" style:family="paragraph" style:parent-style-name="FunctionDescription">
      <style:text-properties officeooo:rsid="008f26c9" officeooo:paragraph-rsid="008f26c9"/>
    </style:style>
    <style:style style:name="P132" style:family="paragraph" style:parent-style-name="FunctionDescription">
      <style:text-properties officeooo:rsid="00a0dd7c" officeooo:paragraph-rsid="00a0dd7c"/>
    </style:style>
    <style:style style:name="P133" style:family="paragraph" style:parent-style-name="FunctionDescription">
      <style:text-properties officeooo:rsid="00b53499" officeooo:paragraph-rsid="00b53499"/>
    </style:style>
    <style:style style:name="P134" style:family="paragraph" style:parent-style-name="FunctionDescription">
      <style:text-properties officeooo:rsid="00b55258" officeooo:paragraph-rsid="00b55258"/>
    </style:style>
    <style:style style:name="P135" style:family="paragraph" style:parent-style-name="FunctionDescription">
      <style:text-properties officeooo:rsid="00b70521" officeooo:paragraph-rsid="00b70521"/>
    </style:style>
    <style:style style:name="P136" style:family="paragraph" style:parent-style-name="FunctionDescription">
      <style:text-properties officeooo:rsid="00b9f235" officeooo:paragraph-rsid="00b9f235"/>
    </style:style>
    <style:style style:name="P137" style:family="paragraph" style:parent-style-name="FunctionDescription">
      <style:text-properties officeooo:rsid="00bcdb70" officeooo:paragraph-rsid="00bcdb70"/>
    </style:style>
    <style:style style:name="P138" style:family="paragraph" style:parent-style-name="FunctionDescription">
      <style:text-properties officeooo:rsid="00c6bb84" officeooo:paragraph-rsid="00c6bb84"/>
    </style:style>
    <style:style style:name="P139" style:family="paragraph" style:parent-style-name="FunctionDescription">
      <style:text-properties officeooo:rsid="00c6bb84" officeooo:paragraph-rsid="00f06325"/>
    </style:style>
    <style:style style:name="P140" style:family="paragraph" style:parent-style-name="FunctionDescription">
      <style:text-properties officeooo:rsid="00c770e9" officeooo:paragraph-rsid="00c770e9"/>
    </style:style>
    <style:style style:name="P141" style:family="paragraph" style:parent-style-name="FunctionDescription">
      <style:text-properties officeooo:rsid="00c8b3ba" officeooo:paragraph-rsid="00c8b3ba"/>
    </style:style>
    <style:style style:name="P142" style:family="paragraph" style:parent-style-name="FunctionDescription">
      <style:text-properties officeooo:rsid="00ca3fee" officeooo:paragraph-rsid="00ca3fee"/>
    </style:style>
    <style:style style:name="P143" style:family="paragraph" style:parent-style-name="FunctionDescription">
      <style:text-properties officeooo:rsid="00cae172" officeooo:paragraph-rsid="00cae172"/>
    </style:style>
    <style:style style:name="P144" style:family="paragraph" style:parent-style-name="FunctionDescription">
      <style:text-properties officeooo:rsid="00cdce4b" officeooo:paragraph-rsid="00cdce4b"/>
    </style:style>
    <style:style style:name="P145" style:family="paragraph" style:parent-style-name="FunctionDescription">
      <style:text-properties officeooo:rsid="00cdce4b" officeooo:paragraph-rsid="00cfa043"/>
    </style:style>
    <style:style style:name="P146" style:family="paragraph" style:parent-style-name="FunctionDescription">
      <style:text-properties officeooo:rsid="00cfa043" officeooo:paragraph-rsid="00cfa043"/>
    </style:style>
    <style:style style:name="P147" style:family="paragraph" style:parent-style-name="FunctionDescription">
      <style:text-properties officeooo:rsid="00d00187" officeooo:paragraph-rsid="00d00187"/>
    </style:style>
    <style:style style:name="P148" style:family="paragraph" style:parent-style-name="FunctionDescription">
      <style:text-properties officeooo:paragraph-rsid="00d84199"/>
    </style:style>
    <style:style style:name="P149" style:family="paragraph" style:parent-style-name="FunctionDescription">
      <style:text-properties officeooo:paragraph-rsid="00d910b6"/>
    </style:style>
    <style:style style:name="P150" style:family="paragraph" style:parent-style-name="FunctionDescription">
      <style:text-properties officeooo:paragraph-rsid="00dcf3b0"/>
    </style:style>
    <style:style style:name="P151" style:family="paragraph" style:parent-style-name="FunctionDescription">
      <style:text-properties officeooo:paragraph-rsid="00e17085"/>
    </style:style>
    <style:style style:name="P152" style:family="paragraph" style:parent-style-name="FunctionDescription">
      <style:text-properties officeooo:paragraph-rsid="00e1d58e"/>
    </style:style>
    <style:style style:name="P153" style:family="paragraph" style:parent-style-name="FunctionDescription">
      <style:text-properties fo:font-weight="normal" officeooo:rsid="00b028da" officeooo:paragraph-rsid="00e728a0" style:font-weight-asian="normal" style:font-weight-complex="normal"/>
    </style:style>
    <style:style style:name="P154" style:family="paragraph" style:parent-style-name="FunctionDescription">
      <style:text-properties officeooo:rsid="00b365de" officeooo:paragraph-rsid="00e728a0"/>
    </style:style>
    <style:style style:name="P155" style:family="paragraph" style:parent-style-name="FunctionDescription">
      <style:text-properties officeooo:paragraph-rsid="00e728a0"/>
    </style:style>
    <style:style style:name="P156" style:family="paragraph" style:parent-style-name="FunctionDescription">
      <style:text-properties officeooo:paragraph-rsid="00b028da"/>
    </style:style>
    <style:style style:name="P157" style:family="paragraph" style:parent-style-name="FunctionDescription">
      <style:text-properties officeooo:paragraph-rsid="00eda7ae"/>
    </style:style>
    <style:style style:name="P158" style:family="paragraph" style:parent-style-name="FunctionDescription">
      <style:text-properties officeooo:paragraph-rsid="00f06325"/>
    </style:style>
    <style:style style:name="P159" style:family="paragraph" style:parent-style-name="FunctionDescription">
      <style:text-properties officeooo:paragraph-rsid="00f3eeca"/>
    </style:style>
    <style:style style:name="P160" style:family="paragraph" style:parent-style-name="FunctionDescription">
      <style:text-properties officeooo:rsid="00dcf3b0" officeooo:paragraph-rsid="00dcf3b0"/>
    </style:style>
    <style:style style:name="P161" style:family="paragraph" style:parent-style-name="FunctionDescription">
      <style:text-properties officeooo:rsid="00d910b6" officeooo:paragraph-rsid="00d910b6"/>
    </style:style>
    <style:style style:name="P162" style:family="paragraph" style:parent-style-name="FunctionDescription">
      <style:text-properties officeooo:rsid="00f3eeca" officeooo:paragraph-rsid="00f3eeca"/>
    </style:style>
    <style:style style:name="P163" style:family="paragraph" style:parent-style-name="FunctionDescription">
      <style:text-properties officeooo:paragraph-rsid="00fc54fb"/>
    </style:style>
    <style:style style:name="P164" style:family="paragraph" style:parent-style-name="FunctionDescription">
      <style:text-properties officeooo:paragraph-rsid="00fd2c85"/>
    </style:style>
    <style:style style:name="P165" style:family="paragraph" style:parent-style-name="FunctionDescription">
      <style:text-properties officeooo:paragraph-rsid="00fee7e8"/>
    </style:style>
    <style:style style:name="P166" style:family="paragraph" style:parent-style-name="FunctionDescription">
      <style:text-properties officeooo:rsid="00fee7e8" officeooo:paragraph-rsid="00fee7e8"/>
    </style:style>
    <style:style style:name="P167" style:family="paragraph" style:parent-style-name="FunctionDescription">
      <style:text-properties officeooo:rsid="00ffad8f" officeooo:paragraph-rsid="0100c451"/>
    </style:style>
    <style:style style:name="P168" style:family="paragraph" style:parent-style-name="FunctionDescription">
      <style:paragraph-properties fo:margin-left="1.499cm" fo:margin-right="0cm" fo:text-indent="0cm" style:auto-text-indent="false"/>
      <style:text-properties officeooo:paragraph-rsid="0081e518"/>
    </style:style>
    <style:style style:name="P169" style:family="paragraph" style:parent-style-name="FunctionDescription">
      <style:paragraph-properties fo:margin-left="1.499cm" fo:margin-right="0cm" fo:text-indent="0cm" style:auto-text-indent="false"/>
      <style:text-properties officeooo:rsid="00974e99" officeooo:paragraph-rsid="00974e99"/>
    </style:style>
    <style:style style:name="P170" style:family="paragraph" style:parent-style-name="FunctionDescription">
      <style:paragraph-properties fo:margin-left="1.499cm" fo:margin-right="0cm" fo:text-indent="0cm" style:auto-text-indent="false"/>
      <style:text-properties officeooo:rsid="00a19956" officeooo:paragraph-rsid="00a19956"/>
    </style:style>
    <style:style style:name="P171" style:family="paragraph" style:parent-style-name="FunctionDescription">
      <style:paragraph-properties fo:margin-left="1.499cm" fo:margin-right="0cm" fo:text-indent="0cm" style:auto-text-indent="false"/>
      <style:text-properties officeooo:rsid="00a19956" officeooo:paragraph-rsid="00ae0802"/>
    </style:style>
    <style:style style:name="P172" style:family="paragraph" style:parent-style-name="FunctionDescription">
      <style:paragraph-properties fo:margin-left="1.499cm" fo:margin-right="0cm" fo:text-indent="0cm" style:auto-text-indent="false"/>
      <style:text-properties officeooo:rsid="00a19956" officeooo:paragraph-rsid="00eda7ae"/>
    </style:style>
    <style:style style:name="P173" style:family="paragraph" style:parent-style-name="FunctionDescription">
      <style:paragraph-properties fo:margin-left="1.499cm" fo:margin-right="0cm" fo:text-indent="0cm" style:auto-text-indent="false"/>
      <style:text-properties officeooo:paragraph-rsid="00ae0802"/>
    </style:style>
    <style:style style:name="P174" style:family="paragraph" style:parent-style-name="FunctionDescription">
      <style:paragraph-properties fo:margin-left="1.499cm" fo:margin-right="0cm" fo:text-indent="0cm" style:auto-text-indent="false"/>
      <style:text-properties officeooo:paragraph-rsid="00eda7ae"/>
    </style:style>
    <style:style style:name="P175" style:family="paragraph" style:parent-style-name="FunctionEnd">
      <style:text-properties fo:font-style="italic" fo:font-weight="bold" style:font-style-asian="italic" style:font-weight-asian="bold" style:font-style-complex="italic" style:font-weight-complex="bold"/>
    </style:style>
    <style:style style:name="P176" style:family="paragraph" style:parent-style-name="FunctionEnd">
      <style:text-properties fo:font-style="italic" fo:font-weight="bold" officeooo:paragraph-rsid="0081e518" style:font-style-asian="italic" style:font-weight-asian="bold" style:font-style-complex="italic" style:font-weight-complex="bold"/>
    </style:style>
    <style:style style:name="P177" style:family="paragraph" style:parent-style-name="FunctionEnd">
      <style:text-properties fo:font-style="italic" fo:font-weight="normal" officeooo:paragraph-rsid="0081e518" style:font-style-asian="italic" style:font-weight-asian="normal" style:font-style-complex="italic" style:font-weight-complex="normal"/>
    </style:style>
    <style:style style:name="P178" style:family="paragraph" style:parent-style-name="FunctionEnd">
      <style:text-properties fo:font-style="normal" fo:font-weight="normal" officeooo:paragraph-rsid="0081e518" style:font-style-asian="normal" style:font-weight-asian="normal" style:font-style-complex="normal" style:font-weight-complex="normal"/>
    </style:style>
    <style:style style:name="P179" style:family="paragraph" style:parent-style-name="FunctionEnd">
      <style:text-properties officeooo:paragraph-rsid="0081e518"/>
    </style:style>
    <style:style style:name="P180" style:family="paragraph" style:parent-style-name="FunctionEnd">
      <style:text-properties officeooo:paragraph-rsid="00b70521"/>
    </style:style>
    <style:style style:name="P181" style:family="paragraph" style:parent-style-name="FunctionEnd">
      <style:text-properties officeooo:paragraph-rsid="00c466fc"/>
    </style:style>
    <style:style style:name="P182" style:family="paragraph" style:parent-style-name="FunctionEnd">
      <style:text-properties officeooo:paragraph-rsid="00c474c4"/>
    </style:style>
    <style:style style:name="P183" style:family="paragraph" style:parent-style-name="FunctionEnd">
      <style:text-properties officeooo:paragraph-rsid="00d84199"/>
    </style:style>
    <style:style style:name="P184" style:family="paragraph" style:parent-style-name="FunctionEnd">
      <style:text-properties officeooo:paragraph-rsid="00d910b6"/>
    </style:style>
    <style:style style:name="P185" style:family="paragraph" style:parent-style-name="FunctionEnd">
      <style:text-properties officeooo:paragraph-rsid="00dcf3b0"/>
    </style:style>
    <style:style style:name="P186" style:family="paragraph" style:parent-style-name="FunctionEnd">
      <style:text-properties officeooo:paragraph-rsid="00e728a0"/>
    </style:style>
    <style:style style:name="P187" style:family="paragraph" style:parent-style-name="FunctionEnd">
      <style:text-properties officeooo:paragraph-rsid="00fd2c85"/>
    </style:style>
    <style:style style:name="P188" style:family="paragraph" style:parent-style-name="FunctionEnd">
      <style:text-properties officeooo:rsid="00c466fc" officeooo:paragraph-rsid="00fc54fb"/>
    </style:style>
    <style:style style:name="P189" style:family="paragraph" style:parent-style-name="FunctionHeading">
      <style:text-properties style:text-underline-style="solid" style:text-underline-width="auto" style:text-underline-color="font-color" officeooo:paragraph-rsid="0081e518"/>
    </style:style>
    <style:style style:name="P190" style:family="paragraph" style:parent-style-name="FunctionHeading">
      <style:text-properties style:text-underline-style="solid" style:text-underline-width="auto" style:text-underline-color="font-color" officeooo:paragraph-rsid="00b70521"/>
    </style:style>
    <style:style style:name="P191" style:family="paragraph" style:parent-style-name="FunctionHeading">
      <style:text-properties style:text-underline-style="solid" style:text-underline-width="auto" style:text-underline-color="font-color" officeooo:paragraph-rsid="00c466fc"/>
    </style:style>
    <style:style style:name="P192" style:family="paragraph" style:parent-style-name="FunctionHeading">
      <style:text-properties style:text-underline-style="solid" style:text-underline-width="auto" style:text-underline-color="font-color" officeooo:paragraph-rsid="00c474c4"/>
    </style:style>
    <style:style style:name="P193" style:family="paragraph" style:parent-style-name="FunctionHeading">
      <style:text-properties style:text-underline-style="solid" style:text-underline-width="auto" style:text-underline-color="font-color" officeooo:paragraph-rsid="00d84199"/>
    </style:style>
    <style:style style:name="P194" style:family="paragraph" style:parent-style-name="FunctionHeading">
      <style:text-properties style:text-underline-style="solid" style:text-underline-width="auto" style:text-underline-color="font-color" officeooo:paragraph-rsid="00d910b6"/>
    </style:style>
    <style:style style:name="P195" style:family="paragraph" style:parent-style-name="FunctionHeading">
      <style:text-properties style:text-underline-style="solid" style:text-underline-width="auto" style:text-underline-color="font-color" officeooo:paragraph-rsid="00dcf3b0"/>
    </style:style>
    <style:style style:name="P196" style:family="paragraph" style:parent-style-name="FunctionHeading">
      <style:text-properties style:text-underline-style="solid" style:text-underline-width="auto" style:text-underline-color="font-color" officeooo:paragraph-rsid="00e728a0"/>
    </style:style>
    <style:style style:name="P197" style:family="paragraph" style:parent-style-name="FunctionHeading">
      <style:text-properties style:text-underline-style="solid" style:text-underline-width="auto" style:text-underline-color="font-color" officeooo:paragraph-rsid="00fc54fb"/>
    </style:style>
    <style:style style:name="P198" style:family="paragraph" style:parent-style-name="FunctionHeading">
      <style:text-properties style:text-underline-style="solid" style:text-underline-width="auto" style:text-underline-color="font-color" officeooo:paragraph-rsid="00fd2c85"/>
    </style:style>
    <style:style style:name="P199" style:family="paragraph" style:parent-style-name="Text_20_body">
      <style:text-properties officeooo:paragraph-rsid="00b70521"/>
    </style:style>
    <style:style style:name="P200" style:family="paragraph" style:parent-style-name="Preformatted_20_Start" style:master-page-name="">
      <style:paragraph-properties fo:keep-together="always" style:page-number="auto" fo:keep-with-next="auto"/>
      <style:text-properties fo:font-style="normal" fo:font-weight="normal" style:font-style-asian="normal" style:font-weight-asian="normal" style:font-style-complex="normal" style:font-weight-complex="normal"/>
    </style:style>
    <style:style style:name="P201" style:family="paragraph" style:parent-style-name="Text_20_body_20_indent_5f_1">
      <style:text-properties officeooo:rsid="009224df" officeooo:paragraph-rsid="009224df"/>
    </style:style>
    <style:style style:name="P202" style:family="paragraph" style:parent-style-name="Text_20_body_20_indent_5f_2">
      <style:paragraph-properties fo:margin-left="2cm" fo:margin-right="0cm" fo:text-indent="0cm" style:auto-text-indent="false"/>
    </style:style>
    <style:style style:name="P203" style:family="paragraph" style:parent-style-name="Preformatted_20_Start">
      <style:text-properties officeooo:rsid="008a07f5" officeooo:paragraph-rsid="008a07f5"/>
    </style:style>
    <style:style style:name="P204" style:family="paragraph" style:parent-style-name="Preformatted_20_Start">
      <style:text-properties officeooo:paragraph-rsid="0093f714"/>
    </style:style>
    <style:style style:name="P205" style:family="paragraph" style:parent-style-name="Preformatted_20_Start">
      <style:text-properties officeooo:paragraph-rsid="0094d6ff"/>
    </style:style>
    <style:style style:name="P206" style:family="paragraph" style:parent-style-name="Preformatted_20_Start">
      <style:text-properties officeooo:rsid="00c6bb84" officeooo:paragraph-rsid="00c6bb84"/>
    </style:style>
    <style:style style:name="P207" style:family="paragraph" style:parent-style-name="Preformatted_20_Start">
      <style:text-properties officeooo:rsid="00c770e9" officeooo:paragraph-rsid="00c770e9"/>
    </style:style>
    <style:style style:name="P208" style:family="paragraph" style:parent-style-name="Preformatted_20_Start">
      <style:paragraph-properties fo:keep-with-next="always"/>
      <style:text-properties fo:font-style="normal" fo:font-weight="normal" style:font-style-asian="normal" style:font-weight-asian="normal" style:font-style-complex="normal" style:font-weight-complex="normal"/>
    </style:style>
    <style:style style:name="P209" style:family="paragraph" style:parent-style-name="Preformatted_20_Start">
      <style:paragraph-properties fo:keep-together="always" fo:keep-with-next="auto"/>
      <style:text-properties fo:font-style="normal" fo:font-weight="normal" style:font-style-asian="normal" style:font-weight-asian="normal" style:font-style-complex="normal" style:font-weight-complex="normal"/>
    </style:style>
    <style:style style:name="P210" style:family="paragraph" style:parent-style-name="Text_20_body_20_indent_5f_2">
      <style:text-properties officeooo:paragraph-rsid="00dcf3b0"/>
    </style:style>
    <style:style style:name="P211" style:family="paragraph" style:parent-style-name="Text_20_body_20_indent_5f_2">
      <style:text-properties officeooo:paragraph-rsid="00f85bb3"/>
    </style:style>
    <style:style style:name="P212" style:family="paragraph" style:parent-style-name="Contents_20_3">
      <style:paragraph-properties>
        <style:tab-stops>
          <style:tab-stop style:position="16.203cm" style:type="right" style:leader-style="dotted" style:leader-text="."/>
        </style:tab-stops>
      </style:paragraph-properties>
    </style:style>
    <style:style style:name="P213" style:family="paragraph" style:parent-style-name="Contents_20_1">
      <style:paragraph-properties>
        <style:tab-stops>
          <style:tab-stop style:position="17cm" style:type="right" style:leader-style="dotted" style:leader-text="."/>
        </style:tab-stops>
      </style:paragraph-properties>
    </style:style>
    <style:style style:name="P214" style:family="paragraph" style:parent-style-name="Contents_20_2">
      <style:paragraph-properties>
        <style:tab-stops>
          <style:tab-stop style:position="16.701cm" style:type="right" style:leader-style="dotted" style:leader-text="."/>
        </style:tab-stops>
      </style:paragraph-properties>
    </style:style>
    <style:style style:name="P215" style:family="paragraph" style:parent-style-name="Contents_20_4">
      <style:paragraph-properties>
        <style:tab-stops>
          <style:tab-stop style:position="15.503cm" style:type="right" style:leader-style="dotted" style:leader-text="."/>
        </style:tab-stops>
      </style:paragraph-properties>
    </style:style>
    <style:style style:name="P216" style:family="paragraph" style:parent-style-name="Heading_20_2">
      <style:text-properties style:font-name="Century Gothic4"/>
    </style:style>
    <style:style style:name="P217" style:family="paragraph" style:parent-style-name="Heading_20_2">
      <style:paragraph-properties fo:break-before="page"/>
    </style:style>
    <style:style style:name="P218" style:family="paragraph" style:parent-style-name="Heading_20_4">
      <style:text-properties officeooo:paragraph-rsid="00dcf3b0"/>
    </style:style>
    <style:style style:name="P219" style:family="paragraph" style:parent-style-name="Heading_20_4">
      <style:text-properties officeooo:paragraph-rsid="00d910b6"/>
    </style:style>
    <style:style style:name="P220" style:family="paragraph" style:parent-style-name="Heading_20_4">
      <style:text-properties officeooo:paragraph-rsid="00d84199"/>
    </style:style>
    <style:style style:name="P221" style:family="paragraph" style:parent-style-name="Heading_20_4">
      <style:text-properties officeooo:rsid="00e728a0" officeooo:paragraph-rsid="00e728a0"/>
    </style:style>
    <style:style style:name="P222" style:family="paragraph" style:parent-style-name="Heading_20_4">
      <style:text-properties officeooo:paragraph-rsid="00c466fc"/>
    </style:style>
    <style:style style:name="P223" style:family="paragraph" style:parent-style-name="Heading_20_4">
      <style:text-properties officeooo:paragraph-rsid="00c474c4"/>
    </style:style>
    <style:style style:name="P224" style:family="paragraph" style:parent-style-name="Heading_20_4">
      <style:text-properties officeooo:paragraph-rsid="00fc54fb"/>
    </style:style>
    <style:style style:name="P225" style:family="paragraph" style:parent-style-name="Heading_20_3">
      <style:text-properties fo:font-weight="bold" style:font-weight-asian="bold" style:font-weight-complex="bold"/>
    </style:style>
    <style:style style:name="P226" style:family="paragraph" style:parent-style-name="Heading_20_3" style:list-style-name="">
      <style:paragraph-properties fo:text-align="start" style:justify-single-word="false" style:text-autospace="none"/>
    </style:style>
    <style:style style:name="P227" style:family="paragraph" style:parent-style-name="Heading_20_3">
      <style:text-properties officeooo:rsid="00c466fc" officeooo:paragraph-rsid="00c466fc"/>
    </style:style>
    <style:style style:name="P228" style:family="paragraph" style:parent-style-name="Heading_20_3">
      <style:text-properties officeooo:paragraph-rsid="010327fd"/>
    </style:style>
    <style:style style:name="P229" style:family="paragraph" style:parent-style-name="Heading_20_3">
      <style:paragraph-properties fo:break-before="page"/>
    </style:style>
    <style:style style:name="P230" style:family="paragraph" style:parent-style-name="Heading_20_1" style:master-page-name="Right_20_Page">
      <style:paragraph-properties style:page-number="auto"/>
      <style:text-properties style:font-name="Century Gothic4"/>
    </style:style>
    <style:style style:name="P231" style:family="paragraph" style:parent-style-name="Table_20_Contents">
      <style:text-properties style:font-name="Century Gothic4" fo:font-size="8pt" officeooo:rsid="01040c8d" officeooo:paragraph-rsid="01040c8d" style:font-size-asian="8pt" style:font-size-complex="8pt"/>
    </style:style>
    <style:style style:name="P232" style:family="paragraph" style:parent-style-name="Table_20_Contents">
      <style:text-properties style:font-name="Century Gothic4" fo:font-size="8pt" officeooo:rsid="01043355" officeooo:paragraph-rsid="01043355" style:font-size-asian="8pt" style:font-size-complex="8pt"/>
    </style:style>
    <style:style style:name="P233" style:family="paragraph" style:parent-style-name="Text_20_body_20_indent_5f_2" style:list-style-name="L1"/>
    <style:style style:name="P234" style:family="paragraph" style:parent-style-name="FunctionStart">
      <style:text-properties style:text-underline-style="solid" style:text-underline-width="auto" style:text-underline-color="font-color" officeooo:paragraph-rsid="00fd2c85"/>
    </style:style>
    <style:style style:name="P235" style:family="paragraph" style:parent-style-name="FunctionDescription">
      <style:text-properties fo:font-style="normal" officeooo:rsid="00fc54fb" officeooo:paragraph-rsid="00fc54fb" style:font-style-asian="normal" style:font-style-complex="normal"/>
    </style:style>
    <style:style style:name="P236" style:family="paragraph" style:parent-style-name="FunctionDescription">
      <style:text-properties fo:font-style="normal" officeooo:rsid="00fdd84d" officeooo:paragraph-rsid="00fdd84d" style:font-style-asian="normal" style:font-style-complex="normal"/>
    </style:style>
    <style:style style:name="P237" style:family="paragraph" style:parent-style-name="FunctionDescription">
      <style:text-properties officeooo:rsid="0100c451" officeooo:paragraph-rsid="0100c451"/>
    </style:style>
    <style:style style:name="T1" style:family="text">
      <style:text-properties fo:font-size="8pt" style:font-size-asian="8pt" style:font-size-complex="8pt"/>
    </style:style>
    <style:style style:name="T2" style:family="text">
      <style:text-properties officeooo:rsid="00fb5c35"/>
    </style:style>
    <style:style style:name="T3" style:family="text">
      <style:text-properties fo:color="#ff950e" fo:font-style="italic" fo:font-weight="bold" style:font-style-asian="italic" style:font-weight-asian="bold" style:font-style-complex="italic" style:font-weight-complex="bold"/>
    </style:style>
    <style:style style:name="T4" style:family="text">
      <style:text-properties fo:color="#29166f" fo:font-style="italic" fo:font-weight="bol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style="normal" officeooo:rsid="009c68fb" style:font-style-asian="normal" style:font-style-complex="normal"/>
    </style:style>
    <style:style style:name="T7" style:family="text">
      <style:text-properties fo:font-style="normal" officeooo:rsid="009e4cb4" style:font-style-asian="normal" style:font-style-complex="normal"/>
    </style:style>
    <style:style style:name="T8" style:family="text">
      <style:text-properties fo:font-style="normal" officeooo:rsid="00e17085" style:font-style-asian="normal" style:font-style-complex="normal"/>
    </style:style>
    <style:style style:name="T9" style:family="text">
      <style:text-properties fo:font-style="normal" fo:font-weight="normal" officeooo:rsid="00adb9c5" style:font-style-asian="normal" style:font-weight-asian="normal" style:font-style-complex="normal" style:font-weight-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bold" officeooo:rsid="00870983" style:font-style-asian="italic" style:font-weight-asian="bold" style:font-style-complex="italic" style:font-weight-complex="bold"/>
    </style:style>
    <style:style style:name="T13" style:family="text">
      <style:text-properties fo:font-style="italic" fo:font-weight="bold" officeooo:rsid="008a07f5" style:font-style-asian="italic" style:font-weight-asian="bold" style:font-style-complex="italic" style:font-weight-complex="bold"/>
    </style:style>
    <style:style style:name="T14" style:family="text">
      <style:text-properties fo:font-style="italic" fo:font-weight="bold" officeooo:rsid="0090e6ab" style:font-style-asian="italic" style:font-weight-asian="bold" style:font-style-complex="italic" style:font-weight-complex="bold"/>
    </style:style>
    <style:style style:name="T15" style:family="text">
      <style:text-properties fo:font-style="italic" fo:font-weight="bold" officeooo:rsid="00a0dd7c" style:font-style-asian="italic" style:font-weight-asian="bold" style:font-style-complex="italic" style:font-weight-complex="bold"/>
    </style:style>
    <style:style style:name="T16" style:family="text">
      <style:text-properties fo:font-style="italic" fo:font-weight="bold" officeooo:rsid="00a19956" style:font-style-asian="italic" style:font-weight-asian="bold" style:font-style-complex="italic" style:font-weight-complex="bold"/>
    </style:style>
    <style:style style:name="T17" style:family="text">
      <style:text-properties fo:font-style="italic" fo:font-weight="bold" officeooo:rsid="00adb9c5" style:font-style-asian="italic" style:font-weight-asian="bold" style:font-style-complex="italic" style:font-weight-complex="bold"/>
    </style:style>
    <style:style style:name="T18" style:family="text">
      <style:text-properties fo:font-style="italic" fo:font-weight="bold" officeooo:rsid="00aec941" style:font-style-asian="italic" style:font-weight-asian="bold" style:font-style-complex="italic" style:font-weight-complex="bold"/>
    </style:style>
    <style:style style:name="T19" style:family="text">
      <style:text-properties fo:font-style="italic" fo:font-weight="bold" officeooo:rsid="00bb94a0" style:font-style-asian="italic" style:font-weight-asian="bold" style:font-style-complex="italic" style:font-weight-complex="bold"/>
    </style:style>
    <style:style style:name="T20" style:family="text">
      <style:text-properties fo:font-style="italic" fo:font-weight="bold" officeooo:rsid="00bf8f8f" style:font-style-asian="italic" style:font-weight-asian="bold" style:font-style-complex="italic" style:font-weight-complex="bold"/>
    </style:style>
    <style:style style:name="T21" style:family="text">
      <style:text-properties fo:font-style="italic" fo:font-weight="bold" officeooo:rsid="00c075f7" style:font-style-asian="italic" style:font-weight-asian="bold" style:font-style-complex="italic" style:font-weight-complex="bold"/>
    </style:style>
    <style:style style:name="T22" style:family="text">
      <style:text-properties fo:font-style="italic" fo:font-weight="bold" officeooo:rsid="00c6bb84" style:font-style-asian="italic" style:font-weight-asian="bold" style:font-style-complex="italic" style:font-weight-complex="bold"/>
    </style:style>
    <style:style style:name="T23" style:family="text">
      <style:text-properties fo:font-style="italic" fo:font-weight="bold" officeooo:rsid="00c770e9" style:font-style-asian="italic" style:font-weight-asian="bold" style:font-style-complex="italic" style:font-weight-complex="bold"/>
    </style:style>
    <style:style style:name="T24" style:family="text">
      <style:text-properties fo:font-style="italic" fo:font-weight="bold" officeooo:rsid="00c8b3ba" style:font-style-asian="italic" style:font-weight-asian="bold" style:font-style-complex="italic" style:font-weight-complex="bold"/>
    </style:style>
    <style:style style:name="T25" style:family="text">
      <style:text-properties fo:font-style="italic" fo:font-weight="bold" officeooo:rsid="00cae172" style:font-style-asian="italic" style:font-weight-asian="bold" style:font-style-complex="italic" style:font-weight-complex="bold"/>
    </style:style>
    <style:style style:name="T26" style:family="text">
      <style:text-properties fo:font-style="italic" fo:font-weight="bold" officeooo:rsid="00cc6a97" style:font-style-asian="italic" style:font-weight-asian="bold" style:font-style-complex="italic" style:font-weight-complex="bold"/>
    </style:style>
    <style:style style:name="T27" style:family="text">
      <style:text-properties fo:font-style="italic" fo:font-weight="bold" officeooo:rsid="00cdce4b" style:font-style-asian="italic" style:font-weight-asian="bold" style:font-style-complex="italic" style:font-weight-complex="bold"/>
    </style:style>
    <style:style style:name="T28" style:family="text">
      <style:text-properties fo:font-style="italic" fo:font-weight="bold" officeooo:rsid="009c68fb" style:font-style-asian="italic" style:font-weight-asian="bold" style:font-style-complex="italic" style:font-weight-complex="bold"/>
    </style:style>
    <style:style style:name="T29" style:family="text">
      <style:text-properties fo:font-style="italic" fo:font-weight="bold" officeooo:rsid="00dcf3b0" style:font-style-asian="italic" style:font-weight-asian="bold" style:font-style-complex="italic" style:font-weight-complex="bold"/>
    </style:style>
    <style:style style:name="T30" style:family="text">
      <style:text-properties fo:font-style="italic" fo:font-weight="bold" officeooo:rsid="00d910b6" style:font-style-asian="italic" style:font-weight-asian="bold" style:font-style-complex="italic" style:font-weight-complex="bold"/>
    </style:style>
    <style:style style:name="T31" style:family="text">
      <style:text-properties fo:font-style="italic" fo:font-weight="bold" officeooo:rsid="00e17085" style:font-style-asian="italic" style:font-weight-asian="bold" style:font-style-complex="italic" style:font-weight-complex="bold"/>
    </style:style>
    <style:style style:name="T32" style:family="text">
      <style:text-properties fo:font-style="italic" fo:font-weight="bold" officeooo:rsid="00f3eeca" style:font-style-asian="italic" style:font-weight-asian="bold" style:font-style-complex="italic" style:font-weight-complex="bold"/>
    </style:style>
    <style:style style:name="T33" style:family="text">
      <style:text-properties fo:font-style="italic" fo:font-weight="bold" officeooo:rsid="00fc54fb" style:font-style-asian="italic" style:font-weight-asian="bold" style:font-style-complex="italic" style:font-weight-complex="bold"/>
    </style:style>
    <style:style style:name="T34" style:family="text">
      <style:text-properties fo:font-style="italic" fo:font-weight="bold" officeooo:rsid="00fdd84d" style:font-style-asian="italic" style:font-weight-asian="bold" style:font-style-complex="italic" style:font-weight-complex="bold"/>
    </style:style>
    <style:style style:name="T35" style:family="text">
      <style:text-properties fo:font-style="italic" fo:font-weight="bold" officeooo:rsid="00ffad8f" style:font-style-asian="italic" style:font-weight-asian="bold" style:font-style-complex="italic" style:font-weight-complex="bold"/>
    </style:style>
    <style:style style:name="T36" style:family="text">
      <style:text-properties fo:font-style="italic" style:font-style-asian="italic" style:font-style-complex="italic"/>
    </style:style>
    <style:style style:name="T37" style:family="text">
      <style:text-properties fo:font-style="italic" style:text-underline-style="none" fo:font-weight="bold" style:font-style-asian="italic" style:font-weight-asian="bold" style:font-style-complex="italic" style:font-weight-complex="bold"/>
    </style:style>
    <style:style style:name="T38" style:family="text">
      <style:text-properties fo:font-weight="bold" style:font-weight-asian="bold" style:font-weight-complex="bold"/>
    </style:style>
    <style:style style:name="T39" style:family="text">
      <style:text-properties fo:font-weight="bold" officeooo:rsid="008f26c9" style:font-weight-asian="bold" style:font-weight-complex="bold"/>
    </style:style>
    <style:style style:name="T40" style:family="text">
      <style:text-properties fo:font-weight="bold" officeooo:rsid="0090e6ab" style:font-weight-asian="bold" style:font-weight-complex="bold"/>
    </style:style>
    <style:style style:name="T41" style:family="text">
      <style:text-properties fo:font-weight="bold" officeooo:rsid="00918870" style:font-weight-asian="bold" style:font-weight-complex="bold"/>
    </style:style>
    <style:style style:name="T42" style:family="text">
      <style:text-properties fo:font-weight="bold" officeooo:rsid="009224df" style:font-weight-asian="bold" style:font-weight-complex="bold"/>
    </style:style>
    <style:style style:name="T43" style:family="text">
      <style:text-properties fo:font-weight="bold" officeooo:rsid="0093f714" style:font-weight-asian="bold" style:font-weight-complex="bold"/>
    </style:style>
    <style:style style:name="T44" style:family="text">
      <style:text-properties fo:font-weight="bold" officeooo:rsid="00954c1a" style:font-weight-asian="bold" style:font-weight-complex="bold"/>
    </style:style>
    <style:style style:name="T45" style:family="text">
      <style:text-properties fo:font-weight="bold" officeooo:rsid="00a0dd7c" style:font-weight-asian="bold" style:font-weight-complex="bold"/>
    </style:style>
    <style:style style:name="T46" style:family="text">
      <style:text-properties fo:font-weight="bold" officeooo:rsid="00b53499" style:font-weight-asian="bold" style:font-weight-complex="bold"/>
    </style:style>
    <style:style style:name="T47" style:family="text">
      <style:text-properties fo:font-weight="bold" officeooo:rsid="00b70521" style:font-weight-asian="bold" style:font-weight-complex="bold"/>
    </style:style>
    <style:style style:name="T48" style:family="text">
      <style:text-properties fo:font-weight="bold" officeooo:rsid="00b8406d" style:font-weight-asian="bold" style:font-weight-complex="bold"/>
    </style:style>
    <style:style style:name="T49" style:family="text">
      <style:text-properties fo:font-weight="bold" officeooo:rsid="00bf8f8f" style:font-weight-asian="bold" style:font-weight-complex="bold"/>
    </style:style>
    <style:style style:name="T50" style:family="text">
      <style:text-properties fo:font-weight="bold" officeooo:rsid="00c0cc48" style:font-weight-asian="bold" style:font-weight-complex="bold"/>
    </style:style>
    <style:style style:name="T51" style:family="text">
      <style:text-properties fo:font-weight="bold" officeooo:rsid="00c474c4" style:font-weight-asian="bold" style:font-weight-complex="bold"/>
    </style:style>
    <style:style style:name="T52" style:family="text">
      <style:text-properties fo:font-weight="bold" officeooo:rsid="00c5c039" style:font-weight-asian="bold" style:font-weight-complex="bold"/>
    </style:style>
    <style:style style:name="T53" style:family="text">
      <style:text-properties fo:font-weight="bold" officeooo:rsid="00d00187" style:font-weight-asian="bold" style:font-weight-complex="bold"/>
    </style:style>
    <style:style style:name="T54" style:family="text">
      <style:text-properties fo:font-weight="bold" officeooo:rsid="00d0a01b" style:font-weight-asian="bold" style:font-weight-complex="bold"/>
    </style:style>
    <style:style style:name="T55" style:family="text">
      <style:text-properties fo:font-weight="bold" officeooo:rsid="00d84199" style:font-weight-asian="bold" style:font-weight-complex="bold"/>
    </style:style>
    <style:style style:name="T56" style:family="text">
      <style:text-properties fo:font-weight="bold" officeooo:rsid="00d910b6" style:font-weight-asian="bold" style:font-weight-complex="bold"/>
    </style:style>
    <style:style style:name="T57" style:family="text">
      <style:text-properties fo:font-weight="bold" officeooo:rsid="00dcf3b0" style:font-weight-asian="bold" style:font-weight-complex="bold"/>
    </style:style>
    <style:style style:name="T58" style:family="text">
      <style:text-properties fo:font-weight="bold" officeooo:rsid="00e728a0" style:font-weight-asian="bold" style:font-weight-complex="bold"/>
    </style:style>
    <style:style style:name="T59" style:family="text">
      <style:text-properties fo:font-weight="bold" officeooo:rsid="00fc54fb" style:font-weight-asian="bold" style:font-weight-complex="bold"/>
    </style:style>
    <style:style style:name="T60" style:family="text">
      <style:text-properties fo:font-weight="bold" officeooo:rsid="00fdd84d" style:font-weight-asian="bold" style:font-weight-complex="bold"/>
    </style:style>
    <style:style style:name="T61" style:family="text">
      <style:text-properties fo:font-weight="normal" style:font-weight-asian="normal" style:font-weight-complex="normal"/>
    </style:style>
    <style:style style:name="T62" style:family="text">
      <style:text-properties fo:font-weight="normal" officeooo:rsid="009224df" style:font-weight-asian="normal" style:font-weight-complex="normal"/>
    </style:style>
    <style:style style:name="T63" style:family="text">
      <style:text-properties fo:font-weight="normal" officeooo:rsid="0093f714" style:font-weight-asian="normal" style:font-weight-complex="normal"/>
    </style:style>
    <style:style style:name="T64" style:family="text">
      <style:text-properties fo:font-weight="normal" officeooo:rsid="0099f89f" style:font-weight-asian="normal" style:font-weight-complex="normal"/>
    </style:style>
    <style:style style:name="T65" style:family="text">
      <style:text-properties fo:font-weight="normal" officeooo:rsid="00eaa37f" style:font-weight-asian="normal" style:font-weight-complex="normal"/>
    </style:style>
    <style:style style:name="T66" style:family="text">
      <style:text-properties officeooo:rsid="00870983"/>
    </style:style>
    <style:style style:name="T67" style:family="text">
      <style:text-properties officeooo:rsid="00884c4b"/>
    </style:style>
    <style:style style:name="T68" style:family="text">
      <style:text-properties officeooo:rsid="008a07f5"/>
    </style:style>
    <style:style style:name="T69" style:family="text">
      <style:text-properties officeooo:rsid="008bbdad"/>
    </style:style>
    <style:style style:name="T70" style:family="text">
      <style:text-properties officeooo:rsid="008befd9"/>
    </style:style>
    <style:style style:name="T71" style:family="text">
      <style:text-properties officeooo:rsid="008ed826"/>
    </style:style>
    <style:style style:name="T72" style:family="text">
      <style:text-properties officeooo:rsid="0090e6ab"/>
    </style:style>
    <style:style style:name="T73" style:family="text">
      <style:text-properties officeooo:rsid="00918870"/>
    </style:style>
    <style:style style:name="T74" style:family="text">
      <style:text-properties officeooo:rsid="00954c1a"/>
    </style:style>
    <style:style style:name="T75" style:family="text">
      <style:text-properties officeooo:rsid="0096d63a"/>
    </style:style>
    <style:style style:name="T76" style:family="text">
      <style:text-properties officeooo:rsid="00974e99"/>
    </style:style>
    <style:style style:name="T77" style:family="text">
      <style:text-properties officeooo:rsid="00989838"/>
    </style:style>
    <style:style style:name="T78" style:family="text">
      <style:text-properties officeooo:rsid="0099f89f"/>
    </style:style>
    <style:style style:name="T79" style:family="text">
      <style:text-properties officeooo:rsid="009b2670"/>
    </style:style>
    <style:style style:name="T80" style:family="text">
      <style:text-properties officeooo:rsid="009c68fb"/>
    </style:style>
    <style:style style:name="T81" style:family="text">
      <style:text-properties officeooo:rsid="00a0dd7c"/>
    </style:style>
    <style:style style:name="T82" style:family="text">
      <style:text-properties officeooo:rsid="00a19956"/>
    </style:style>
    <style:style style:name="T83" style:family="text">
      <style:text-properties officeooo:rsid="00a24667"/>
    </style:style>
    <style:style style:name="T84" style:family="text">
      <style:text-properties officeooo:rsid="00a587de"/>
    </style:style>
    <style:style style:name="T85" style:family="text">
      <style:text-properties officeooo:rsid="00a72b7b"/>
    </style:style>
    <style:style style:name="T86" style:family="text">
      <style:text-properties officeooo:rsid="00abfeda"/>
    </style:style>
    <style:style style:name="T87" style:family="text">
      <style:text-properties officeooo:rsid="00aec941"/>
    </style:style>
    <style:style style:name="T88" style:family="text">
      <style:text-properties officeooo:rsid="00b3b518"/>
    </style:style>
    <style:style style:name="T89" style:family="text">
      <style:text-properties officeooo:rsid="00b53499"/>
    </style:style>
    <style:style style:name="T90" style:family="text">
      <style:text-properties officeooo:rsid="00b70521"/>
    </style:style>
    <style:style style:name="T91" style:family="text">
      <style:text-properties officeooo:rsid="00b8406d"/>
    </style:style>
    <style:style style:name="T92" style:family="text">
      <style:text-properties officeooo:rsid="00b9f235"/>
    </style:style>
    <style:style style:name="T93" style:family="text">
      <style:text-properties officeooo:rsid="00bb75fb"/>
    </style:style>
    <style:style style:name="T94" style:family="text">
      <style:text-properties officeooo:rsid="00bb94a0"/>
    </style:style>
    <style:style style:name="T95" style:family="text">
      <style:text-properties officeooo:rsid="00bc5dca"/>
    </style:style>
    <style:style style:name="T96" style:family="text">
      <style:text-properties officeooo:rsid="00bcdb70"/>
    </style:style>
    <style:style style:name="T97" style:family="text">
      <style:text-properties officeooo:rsid="00bf8f8f"/>
    </style:style>
    <style:style style:name="T98" style:family="text">
      <style:text-properties officeooo:rsid="00c075f7"/>
    </style:style>
    <style:style style:name="T99" style:family="text">
      <style:text-properties officeooo:rsid="00c0cc48"/>
    </style:style>
    <style:style style:name="T100" style:family="text">
      <style:text-properties officeooo:rsid="00c466fc"/>
    </style:style>
    <style:style style:name="T101" style:family="text">
      <style:text-properties officeooo:rsid="00c474c4"/>
    </style:style>
    <style:style style:name="T102" style:family="text">
      <style:text-properties officeooo:rsid="00c5c039"/>
    </style:style>
    <style:style style:name="T103" style:family="text">
      <style:text-properties officeooo:rsid="00c6bb84"/>
    </style:style>
    <style:style style:name="T104" style:family="text">
      <style:text-properties officeooo:rsid="00c770e9"/>
    </style:style>
    <style:style style:name="T105" style:family="text">
      <style:text-properties officeooo:rsid="00c8b3ba"/>
    </style:style>
    <style:style style:name="T106" style:family="text">
      <style:text-properties officeooo:rsid="00ca3fee"/>
    </style:style>
    <style:style style:name="T107" style:family="text">
      <style:text-properties officeooo:rsid="00cae172"/>
    </style:style>
    <style:style style:name="T108" style:family="text">
      <style:text-properties officeooo:rsid="00cc6a97"/>
    </style:style>
    <style:style style:name="T109" style:family="text">
      <style:text-properties officeooo:rsid="00cdce4b"/>
    </style:style>
    <style:style style:name="T110" style:family="text">
      <style:text-properties officeooo:rsid="00d00187"/>
    </style:style>
    <style:style style:name="T111" style:family="text">
      <style:text-properties officeooo:rsid="00d0a01b"/>
    </style:style>
    <style:style style:name="T112" style:family="text">
      <style:text-properties officeooo:rsid="00d28dda"/>
    </style:style>
    <style:style style:name="T113" style:family="text">
      <style:text-properties officeooo:rsid="00d84199"/>
    </style:style>
    <style:style style:name="T114" style:family="text">
      <style:text-properties officeooo:rsid="00d910b6"/>
    </style:style>
    <style:style style:name="T115" style:family="text">
      <style:text-properties officeooo:rsid="00dad6b1"/>
    </style:style>
    <style:style style:name="T116" style:family="text">
      <style:text-properties officeooo:rsid="00db972e"/>
    </style:style>
    <style:style style:name="T117" style:family="text">
      <style:text-properties officeooo:rsid="00dbf8cd"/>
    </style:style>
    <style:style style:name="T118" style:family="text">
      <style:text-properties officeooo:rsid="00dcf3b0"/>
    </style:style>
    <style:style style:name="T119" style:family="text">
      <style:text-properties officeooo:rsid="00dd11ea"/>
    </style:style>
    <style:style style:name="T120" style:family="text">
      <style:text-properties officeooo:rsid="00de7505"/>
    </style:style>
    <style:style style:name="T121" style:family="text">
      <style:text-properties officeooo:rsid="00e17085"/>
    </style:style>
    <style:style style:name="T122" style:family="text">
      <style:text-properties officeooo:rsid="00e186de"/>
    </style:style>
    <style:style style:name="T123" style:family="text">
      <style:text-properties officeooo:rsid="00e1d58e"/>
    </style:style>
    <style:style style:name="T124" style:family="text">
      <style:text-properties officeooo:rsid="00e4b84d"/>
    </style:style>
    <style:style style:name="T125" style:family="text">
      <style:text-properties officeooo:rsid="00e728a0"/>
    </style:style>
    <style:style style:name="T126" style:family="text">
      <style:text-properties officeooo:rsid="00eaa37f"/>
    </style:style>
    <style:style style:name="T127" style:family="text">
      <style:text-properties officeooo:rsid="00eda7ae"/>
    </style:style>
    <style:style style:name="T128" style:family="text">
      <style:text-properties officeooo:rsid="00f06325"/>
    </style:style>
    <style:style style:name="T129" style:family="text">
      <style:text-properties officeooo:rsid="00f1ae53"/>
    </style:style>
    <style:style style:name="T130" style:family="text">
      <style:text-properties officeooo:rsid="00f283a1"/>
    </style:style>
    <style:style style:name="T131" style:family="text">
      <style:text-properties officeooo:rsid="00f3eeca"/>
    </style:style>
    <style:style style:name="T132" style:family="text">
      <style:text-properties officeooo:rsid="00f499fb"/>
    </style:style>
    <style:style style:name="T133" style:family="text">
      <style:text-properties officeooo:rsid="00f89b94"/>
    </style:style>
    <style:style style:name="T134" style:family="text">
      <style:text-properties officeooo:rsid="00f9fbac"/>
    </style:style>
    <style:style style:name="T135" style:family="text">
      <style:text-properties officeooo:rsid="00fbaa22"/>
    </style:style>
    <style:style style:name="T136" style:family="text">
      <style:text-properties officeooo:rsid="00fc54fb"/>
    </style:style>
    <style:style style:name="T137" style:family="text">
      <style:text-properties fo:color="#ff3333" officeooo:rsid="00fc54fb"/>
    </style:style>
    <style:style style:name="T138" style:family="text">
      <style:text-properties officeooo:rsid="00fdd84d"/>
    </style:style>
    <style:style style:name="T139" style:family="text">
      <style:text-properties officeooo:rsid="00fee7e8"/>
    </style:style>
    <style:style style:name="T140" style:family="text">
      <style:text-properties officeooo:rsid="0100c451"/>
    </style:style>
    <style:style style:name="T141" style:family="text">
      <style:text-properties officeooo:rsid="0104335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221cm" fo:text-indent="-0.635cm" fo:margin-left="2.2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56cm" fo:text-indent="-0.635cm" fo:margin-left="2.8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491cm" fo:text-indent="-0.635cm" fo:margin-left="3.4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26cm" fo:text-indent="-0.635cm" fo:margin-left="4.1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761cm" fo:text-indent="-0.635cm" fo:margin-left="4.7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96cm" fo:text-indent="-0.635cm" fo:margin-left="5.3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31cm" fo:text-indent="-0.635cm" fo:margin-left="6.0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666cm" fo:text-indent="-0.635cm" fo:margin-left="6.6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01cm" fo:text-indent="-0.635cm" fo:margin-left="7.3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36cm" fo:text-indent="-0.635cm" fo:margin-left="7.936cm"/>
        </style:list-level-properties>
      </text:list-level-style-bullet>
    </text:list-style>
    <number:text-style style:name="N100">
      <number:text-content/>
    </number:text-style>
  </office:automatic-styles>
  <office:body>
    <office:text text:use-soft-page-breaks="true">
      <office:forms form:automatic-focus="false" form:apply-design-mode="false"/>
      <text:variable-decls>
        <text:variable-decl office:value-type="float" text:name="IFC"/>
        <text:variable-decl office:value-type="float" text:name="RTM"/>
      </text:variable-decl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user-field-decls>
        <text:user-field-decl office:value-type="string" office:string-value="IOxOS Technologies SA" text:name="Company"/>
      </text:user-field-decls>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36"/>
            <text:p text:style-name="P41">AltMon</text:p>
            <text:p text:style-name="P41">User's Manual</text:p>
            <text:p text:style-name="P40"/>
          </table:table-cell>
          <table:covered-table-cell/>
          <table:covered-table-cell/>
        </table:table-row>
        <table:table-row table:style-name="Table1.2">
          <table:table-cell table:style-name="Table1.A7" table:number-columns-spanned="3" office:value-type="string">
            <text:p text:style-name="P36"/>
          </table:table-cell>
          <table:covered-table-cell/>
          <table:covered-table-cell/>
        </table:table-row>
        <table:table-row table:style-name="Table1.3">
          <table:table-cell table:style-name="Table1.A3" office:value-type="string">
            <text:p text:style-name="P36"/>
          </table:table-cell>
          <table:table-cell table:style-name="Table1.B3" office:value-type="string">
            <text:p text:style-name="P36"/>
          </table:table-cell>
          <table:table-cell table:style-name="Table1.C3" office:value-type="string">
            <text:p text:style-name="P36"/>
          </table:table-cell>
        </table:table-row>
        <table:table-row table:style-name="Table1.2">
          <table:table-cell table:style-name="Table1.A7" table:number-columns-spanned="3" office:value-type="string">
            <text:p text:style-name="P42"/>
          </table:table-cell>
          <table:covered-table-cell/>
          <table:covered-table-cell/>
        </table:table-row>
        <table:table-row table:style-name="Table1.5">
          <table:table-cell table:style-name="Table1.A7" table:number-columns-spanned="3" office:value-type="string">
            <text:p text:style-name="P43">Command Interpreter for ALTHEA</text:p>
          </table:table-cell>
          <table:covered-table-cell/>
          <table:covered-table-cell/>
        </table:table-row>
        <table:table-row table:style-name="Table1.6">
          <table:table-cell table:style-name="Table1.A7" table:number-columns-spanned="3" office:value-type="string">
            <text:p text:style-name="P25"/>
            <text:p text:style-name="P25"/>
            <text:p text:style-name="P26"/>
            <text:p text:style-name="P26"/>
          </table:table-cell>
          <table:covered-table-cell/>
          <table:covered-table-cell/>
        </table:table-row>
        <table:table-row table:style-name="Table1.7">
          <table:table-cell table:style-name="Table1.A7" table:number-columns-spanned="3" office:value-type="string">
            <text:p text:style-name="P28">IOxOS Technologies SA </text:p>
            <text:p text:style-name="P27">4, Chemin des Fontenailles</text:p>
            <text:p text:style-name="P27">CH-1196 Gland</text:p>
            <text:p text:style-name="P27">SWITZERLAND</text:p>
          </table:table-cell>
          <table:covered-table-cell/>
          <table:covered-table-cell/>
        </table:table-row>
      </table:table>
      <text:p text:style-name="Standard"/>
      <text:p text:style-name="P55"/>
      <table:table table:name="Tableau31" table:style-name="Tableau31">
        <table:table-column table:style-name="Tableau31.A"/>
        <table:table-row table:style-name="Tableau31.1">
          <table:table-cell table:style-name="Tableau31.A1" office:value-type="string">
            <text:p text:style-name="P37"><text:span text:style-name="T4">IO</text:span><text:span text:style-name="T3">x</text:span><text:span text:style-name="T4">OS Technologies SA universal property</text:span></text:p>
            <text:p text:style-name="P18"/>
            <text:p text:style-name="P17">The content of this document is the property of <text:user-field-get text:name="Company">IOxOS Technologies SA</text:user-field-get>. <text:span text:style-name="T5">It is supplied in confidence and commercial security on its contents must be maintained. It must not be used for any purpose other than that for which it is supplied nor may information contained in it be disclosed to un-authorized persons. It must not be reproduced in whole or part without permission in writing from </text:span><text:span text:style-name="T5"><text:user-field-get text:name="Company">IOxOS Technologies SA</text:user-field-get></text:span><text:span text:style-name="T5">.</text:span></text:p>
          </table:table-cell>
        </table:table-row>
      </table:table>
      <text:p text:style-name="P16"><text:soft-page-break/></text:p>
      <text:p text:style-name="P15">Version Control</text:p>
      <table:table table:name="Tableau30" table:style-name="Tableau30">
        <table:table-column table:style-name="Tableau30.A"/>
        <table:table-column table:style-name="Tableau30.B"/>
        <table:table-column table:style-name="Tableau30.C"/>
        <table:table-column table:style-name="Tableau30.D"/>
        <table:table-column table:style-name="Tableau30.E"/>
        <table:table-column table:style-name="Tableau30.F"/>
        <table:table-header-rows>
          <table:table-row>
            <table:table-cell table:style-name="Tableau30.A1" office:value-type="float" office:value="0">
              <text:p text:style-name="P7">Version</text:p>
            </table:table-cell>
            <table:table-cell table:style-name="Tableau30.B1" office:value-type="string">
              <text:p text:style-name="P8">Date</text:p>
            </table:table-cell>
            <table:table-cell table:style-name="Tableau30.C1" office:value-type="string">
              <text:p text:style-name="P7">Chapter and section modifications</text:p>
            </table:table-cell>
            <table:table-cell table:style-name="Tableau30.D1" office:value-type="string">
              <text:p text:style-name="P7">Author</text:p>
            </table:table-cell>
            <table:table-cell table:style-name="Tableau30.E1" office:value-type="string">
              <text:p text:style-name="P7">Checked</text:p>
            </table:table-cell>
            <table:table-cell table:style-name="Tableau30.F1" office:value-type="string">
              <text:p text:style-name="P7">Approved</text:p>
            </table:table-cell>
          </table:table-row>
        </table:table-header-rows>
        <table:table-row>
          <table:table-cell table:style-name="Tableau30.A2" office:value-type="float" office:value="0">
            <text:p text:style-name="P30"><text:span text:style-name="T135">1.</text:span>0.<text:span text:style-name="T135">0</text:span></text:p>
          </table:table-cell>
          <table:table-cell table:style-name="Tableau30.B2" office:value-type="float" office:value="42109">
            <text:p text:style-name="P30">2<text:span text:style-name="T112">2</text:span> <text:span text:style-name="T112">Jan</text:span> 201<text:span text:style-name="T112">6</text:span></text:p>
          </table:table-cell>
          <table:table-cell table:style-name="Tableau30.C2" office:value-type="string">
            <text:p text:style-name="P29">Initial version</text:p>
          </table:table-cell>
          <table:table-cell table:style-name="Tableau30.D2" office:value-type="string">
            <text:p text:style-name="P30">JFG</text:p>
          </table:table-cell>
          <table:table-cell table:style-name="Tableau30.E2" office:value-type="string">
            <text:p text:style-name="P30">IGA</text:p>
          </table:table-cell>
          <table:table-cell table:style-name="Tableau30.F2" office:value-type="string">
            <text:p text:style-name="P30">JBO</text:p>
          </table:table-cell>
        </table:table-row>
        <table:table-row table:style-name="Tableau30.3">
          <table:table-cell table:style-name="Tableau30.A3" office:value-type="float" office:value="0">
            <text:p text:style-name="P35">1.0.1</text:p>
          </table:table-cell>
          <table:table-cell table:style-name="Tableau30.B3" office:value-type="string">
            <text:p text:style-name="P35">17 Mar 2016</text:p>
          </table:table-cell>
          <table:table-cell table:style-name="Tableau30.C3" office:value-type="string">
            <text:p text:style-name="P231">Add sflash command <text:span text:style-name="T141">(§2.2.10)</text:span></text:p>
            <text:p text:style-name="P232">Save/restore VME config (§2.2.9.4)</text:p>
          </table:table-cell>
          <table:table-cell table:style-name="Tableau30.D3" office:value-type="string">
            <text:p text:style-name="P35">JFG</text:p>
          </table:table-cell>
          <table:table-cell table:style-name="Tableau30.E3" office:value-type="string">
            <text:p text:style-name="P30"/>
          </table:table-cell>
          <table:table-cell table:style-name="Tableau30.F3" office:value-type="string">
            <text:p text:style-name="P31"/>
          </table:table-cell>
        </table:table-row>
        <table:table-row table:style-name="Tableau30.3">
          <table:table-cell table:style-name="Tableau30.A4">
            <text:p text:style-name="P32"/>
          </table:table-cell>
          <table:table-cell table:style-name="Tableau30.B4" office:value-type="string">
            <text:p text:style-name="P32"/>
          </table:table-cell>
          <table:table-cell table:style-name="Tableau30.C4" office:value-type="string">
            <text:p text:style-name="P33"/>
          </table:table-cell>
          <table:table-cell table:style-name="Tableau30.D4" office:value-type="string">
            <text:p text:style-name="P32"/>
          </table:table-cell>
          <table:table-cell table:style-name="Tableau30.E4" office:value-type="string">
            <text:p text:style-name="P34"/>
          </table:table-cell>
          <table:table-cell table:style-name="Tableau30.F4" office:value-type="string">
            <text:p text:style-name="P34"/>
          </table:table-cell>
        </table:table-row>
      </table:table>
      <text:p text:style-name="P16"/>
      <text:p text:style-name="P15">Author references </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4">Initial</text:p>
            </table:table-cell>
            <table:table-cell table:style-name="Table5.A1" office:value-type="string">
              <text:p text:style-name="P4">Name</text:p>
            </table:table-cell>
            <table:table-cell table:style-name="Table5.A1" office:value-type="string">
              <text:p text:style-name="P4">Company</text:p>
            </table:table-cell>
            <table:table-cell table:style-name="Table5.D1" office:value-type="string">
              <text:p text:style-name="P4">Comments</text:p>
            </table:table-cell>
          </table:table-row>
        </table:table-header-rows>
        <table:table-row>
          <table:table-cell table:style-name="Table5.A5" office:value-type="string">
            <text:p text:style-name="P30">[JBO]</text:p>
          </table:table-cell>
          <table:table-cell table:style-name="Table5.B5" office:value-type="string">
            <text:p text:style-name="P29">Joel BOVIER</text:p>
          </table:table-cell>
          <table:table-cell table:style-name="Table5.C5" office:value-type="string">
            <text:p text:style-name="P30">IOxOS Technologies SA</text:p>
          </table:table-cell>
          <table:table-cell table:style-name="Table5.D5" office:value-type="string">
            <text:p text:style-name="P29"/>
          </table:table-cell>
        </table:table-row>
        <table:table-row>
          <table:table-cell table:style-name="Table5.A5" office:value-type="string">
            <text:p text:style-name="P30">[JFG]</text:p>
          </table:table-cell>
          <table:table-cell table:style-name="Table5.B5" office:value-type="string">
            <text:p text:style-name="P29">Jean-Francois GILOT</text:p>
          </table:table-cell>
          <table:table-cell table:style-name="Table5.C5" office:value-type="string">
            <text:p text:style-name="P30">IOxOS Technologies SA</text:p>
          </table:table-cell>
          <table:table-cell table:style-name="Table5.D5" office:value-type="string">
            <text:p text:style-name="P29"/>
          </table:table-cell>
        </table:table-row>
        <table:table-row>
          <table:table-cell table:style-name="Table5.A4" office:value-type="string">
            <text:p text:style-name="P30">[IGA]</text:p>
          </table:table-cell>
          <table:table-cell table:style-name="Table5.B4" office:value-type="string">
            <text:p text:style-name="P29">Iván GARCÍA-ALFONSO</text:p>
          </table:table-cell>
          <table:table-cell table:style-name="Table5.C4" office:value-type="string">
            <text:p text:style-name="P30">IOxOS Technologies SA</text:p>
          </table:table-cell>
          <table:table-cell table:style-name="Table5.D4" office:value-type="string">
            <text:p text:style-name="P29"/>
          </table:table-cell>
        </table:table-row>
        <table:table-row>
          <table:table-cell table:style-name="Table5.A5" office:value-type="string">
            <text:p text:style-name="P30">[XP]</text:p>
          </table:table-cell>
          <table:table-cell table:style-name="Table5.B5" office:value-type="string">
            <text:p text:style-name="P29">Xavier PAILLARD</text:p>
          </table:table-cell>
          <table:table-cell table:style-name="Table5.C5" office:value-type="string">
            <text:p text:style-name="P31">IOxOS Technologies SA</text:p>
          </table:table-cell>
          <table:table-cell table:style-name="Table5.D5" office:value-type="string">
            <text:p text:style-name="P29"/>
          </table:table-cell>
        </table:table-row>
      </table:table>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13">1.Introduction<text:tab/>7</text:p>
          <text:p text:style-name="P214"><text:s/>1.1 Purpose<text:tab/>7</text:p>
          <text:p text:style-name="P214"><text:s/>1.2 Acronyms and Abbreviations<text:tab/>7</text:p>
          <text:p text:style-name="P214"><text:s/>1.3 References<text:tab/>8</text:p>
          <text:p text:style-name="P213">2.ALTHEA Command Interpreter<text:tab/>9</text:p>
          <text:p text:style-name="P214"><text:s/>2.1 Introduction<text:tab/>9</text:p>
          <text:p text:style-name="P212"><text:s/>2.1.1 Command Syntax<text:tab/>9</text:p>
          <text:p text:style-name="P212"><text:s/>2.1.2 Command Parameters<text:tab/>9</text:p>
          <text:p text:style-name="P215"><text:s/>2.1.2.1 Address and Address Range<text:tab/>9</text:p>
          <text:p text:style-name="P215"><text:s/>2.1.2.2 Data and Data Set<text:tab/>9</text:p>
          <text:p text:style-name="P215"><text:s/>2.1.2.3 VME Address Modifiers<text:tab/>10</text:p>
          <text:p text:style-name="P212"><text:s/>2.1.3 Starting AltMon<text:tab/>11</text:p>
          <text:p text:style-name="P214"><text:s/>2.2 Command List<text:tab/>13</text:p>
          <text:p text:style-name="P212"><text:s/>2.2.1 Show ALTHEA7910 configuration<text:tab/>14</text:p>
          <text:p text:style-name="P212"><text:s/>2.2.2 Compare with Mask the Content of an Address with Predefined Data<text:tab/>16</text:p>
          <text:p text:style-name="P215"><text:s/>2.2.2.1 Compare with Mask the Content of an ALTHEA CSR Register<text:tab/>16</text:p>
          <text:p text:style-name="P215"><text:s/>2.2.2.2 Compare with Mask the Content of a SHM Address<text:tab/>17</text:p>
          <text:p text:style-name="P215"><text:s/>2.2.2.3 Compare with mask the content of a VME address<text:tab/>18</text:p>
          <text:p text:style-name="P212"><text:s/>2.2.3 Perform DMA operation<text:tab/>19</text:p>
          <text:p text:style-name="P215"><text:s/>2.2.3.1 DMA move<text:tab/>19</text:p>
          <text:p text:style-name="P215"><text:s/>2.2.3.2 DMA Status<text:tab/>20</text:p>
          <text:p text:style-name="P212"><text:s/>2.2.4 Display Address Content<text:tab/>21</text:p>
          <text:p text:style-name="P215"><text:s/>2.2.4.1 Display ALTHEA PCI Configuration Registers<text:tab/>21</text:p>
          <text:p text:style-name="P215"><text:s/>2.2.4.2 Display Address Range from System Memory<text:tab/>22</text:p>
          <text:p text:style-name="P215"><text:s/>2.2.4.3 Display ALTHEA CSR Registers<text:tab/>23</text:p>
          <text:p text:style-name="P215"><text:s/>2.2.4.4 Display Address Range from Shared Memory<text:tab/>24</text:p>
          <text:p text:style-name="P215"><text:s/>2.2.4.5 Display VME Address Range<text:tab/>25</text:p>
          <text:p text:style-name="P212"><text:s/>2.2.5 Fill Address Range with Data<text:tab/>26</text:p>
          <text:p text:style-name="P215"><text:s/>2.2.5.1 Fill Address Range in Kernel Buffer<text:tab/>26</text:p>
          <text:p text:style-name="P215"><text:s/>2.2.5.2 Fill Address Range in Shared memory<text:tab/>27</text:p>
          <text:p text:style-name="P215"><text:s/>2.2.5.3 Fill VME Address Range<text:tab/>28</text:p>
          <text:p text:style-name="P212"><text:s/>2.2.6 Managing Address mapping<text:tab/>29</text:p>
          <text:p text:style-name="P215"><text:s/>2.2.6.1 Show current Address Mapping<text:tab/>29</text:p>
          <text:p text:style-name="P215"><text:s/>2.2.6.2 Create a New Entry in a Map<text:tab/>31</text:p>
          <text:p text:style-name="P212"><text:s/>2.2.7 Patch address content<text:tab/>32</text:p>
          <text:p text:style-name="P215"><text:s/>2.2.7.1 Patch ALTHEA PCI CFG register<text:tab/>32</text:p>
          <text:p text:style-name="P215"><text:s/>2.2.7.2 Patch an address in system memory<text:tab/>33</text:p>
          <text:p text:style-name="P215"><text:s/>2.2.7.3 Patch ALTHEA CSR Register<text:tab/>34</text:p>
          <text:p text:style-name="P215"><text:s/>2.2.7.4 Patch an Address in Shared Memory<text:tab/>35</text:p>
          <text:p text:style-name="P215"><text:s/>2.2.7.5 Patch an Address on the VME bus<text:tab/>36</text:p>
          <text:p text:style-name="P212"><text:s/>2.2.8 Local Timer operations<text:tab/>37</text:p>
          <text:p text:style-name="P212"><text:s/>2.2.9 VME Operations<text:tab/>38</text:p>
          <text:p text:style-name="P215"><text:s/>2.2.9.1 VME interface configuration<text:tab/>38</text:p>
          <text:p text:style-name="P215"><text:s/>2.2.9.2 VME Interrupt generation<text:tab/>39</text:p>
          <text:p text:style-name="P215"><text:s/>2.2.9.3 VME Interrupt handling<text:tab/>40</text:p>
          <text:p text:style-name="P215"><text:s/>2.2.9.4 VME configuration Save/Restore in SFLASH<text:tab/>41</text:p>
          <text:p text:style-name="P212"><text:s/>2.2.10 SFLASH Operations<text:tab/>43</text:p>
          <text:p text:style-name="P214"><text:soft-page-break/><text:s/>2.3 Script execution<text:tab/>45</text:p>
          <text:p text:style-name="P212"><text:s/>2.3.1 Executing an AltMon script<text:tab/>45</text:p>
          <text:p text:style-name="P212"><text:s/>2.3.2 Script Parameters<text:tab/>48</text:p>
          <text:p text:style-name="P212"><text:s/>2.3.3 Script Control Operations<text:tab/>48</text:p>
          <text:p text:style-name="P212"><text:s/>2.3.4 Exiting from a Script<text:tab/>49</text:p>
          <text:p text:style-name="P212"><text:s/>2.3.5 Command Execution in Batch Mode<text:tab/>50</text:p>
        </text:index-body>
      </text:table-of-content>
      <text:p text:style-name="P19"/>
      <text:p text:style-name="P19"/>
      <text:p text:style-name="P55"/>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66">Table 1.1: Acronyms<text:tab/>9</text:p>
          <text:p text:style-name="P66">Table 1.2: References<text:tab/>10</text:p>
        </text:index-body>
      </text:table-index>
      <text:p text:style-name="P19"/>
      <text:p text:style-name="P19"/>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index-body>
      </text:illustration-index>
      <text:p text:style-name="P20"/>
      <text:h text:style-name="P230" text:outline-level="1" text:restart-numbering="true" text:start-value="-1">Introduction</text:h>
      <text:h text:style-name="P216" text:outline-level="2">Purpose</text:h>
      <text:p text:style-name="Text_20_body_20_indent_5f_1">This manual is intended for use by system designers, software developers and support personnel. </text:p>
      <text:p text:style-name="Text_20_body_20_indent_5f_1">It is recommended that the reader has a reasonable background in PC<text:span text:style-name="T132">I and VME</text:span> architectures, including experience or knowledge of I/O buses and related protocols.</text:p>
      <text:p text:style-name="P65"/>
      <text:h text:style-name="P216" text:outline-level="2">Acronyms and Abbreviations</text:h>
      <table:table table:name="Tableau3" table:style-name="Tableau3">
        <table:table-column table:style-name="Tableau3.A"/>
        <table:table-column table:style-name="Tableau3.B"/>
        <table:table-header-rows>
          <table:table-row>
            <table:table-cell table:style-name="Tableau3.A1" office:value-type="string">
              <text:p text:style-name="P6">Acronym</text:p>
            </table:table-cell>
            <table:table-cell table:style-name="Tableau3.B1" office:value-type="string">
              <text:p text:style-name="P5">Definition</text:p>
            </table:table-cell>
          </table:table-row>
        </table:table-header-rows>
        <table:table-row>
          <table:table-cell table:style-name="Tableau3.A8" office:value-type="string">
            <text:p text:style-name="P38">DMA</text:p>
          </table:table-cell>
          <table:table-cell table:style-name="Tableau3.B2" office:value-type="string">
            <text:p text:style-name="P39">Direct Memory Access</text:p>
          </table:table-cell>
        </table:table-row>
        <table:table-row>
          <table:table-cell table:style-name="Tableau3.A8" office:value-type="string">
            <text:p text:style-name="P38">IO</text:p>
          </table:table-cell>
          <table:table-cell table:style-name="Tableau3.B8" office:value-type="string">
            <text:p text:style-name="P38">Input/Output</text:p>
          </table:table-cell>
        </table:table-row>
        <table:table-row>
          <table:table-cell table:style-name="Tableau3.A8" office:value-type="string">
            <text:p text:style-name="P38">PC</text:p>
          </table:table-cell>
          <table:table-cell table:style-name="Tableau3.B8" office:value-type="string">
            <text:p text:style-name="P38">Personal Computer</text:p>
          </table:table-cell>
        </table:table-row>
        <table:table-row>
          <table:table-cell table:style-name="Tableau3.A8" office:value-type="string">
            <text:p text:style-name="P38">PCI</text:p>
          </table:table-cell>
          <table:table-cell table:style-name="Tableau3.B8" office:value-type="string">
            <text:p text:style-name="P38">Peripheral Component Interconnect</text:p>
          </table:table-cell>
        </table:table-row>
        <table:table-row>
          <table:table-cell table:style-name="Tableau3.A8" office:value-type="string">
            <text:p text:style-name="P38">PCIe</text:p>
          </table:table-cell>
          <table:table-cell table:style-name="Tableau3.B8" office:value-type="string">
            <text:p text:style-name="P38">PCI Express</text:p>
          </table:table-cell>
        </table:table-row>
        <table:table-row>
          <table:table-cell table:style-name="Tableau3.A8" office:value-type="string">
            <text:p text:style-name="P38">VITA</text:p>
          </table:table-cell>
          <table:table-cell table:style-name="Tableau3.B8" office:value-type="string">
            <text:p text:style-name="P38">VMEBUS International Trade Association</text:p>
          </table:table-cell>
        </table:table-row>
        <table:table-row>
          <table:table-cell table:style-name="Tableau3.A8" office:value-type="string">
            <text:p text:style-name="P38">VME</text:p>
          </table:table-cell>
          <table:table-cell table:style-name="Tableau3.B8" office:value-type="string">
            <text:p text:style-name="P38">Versa Module Eurocard (IEEE1014)</text:p>
          </table:table-cell>
        </table:table-row>
      </table:table>
      <text:p text:style-name="P53">Table <text:sequence text:ref-name="refTable0" text:name="Table" text:formula="ooow:Table+1" style:num-format="1">1.1</text:sequence>: Acronyms</text:p>
      <text:p text:style-name="Text_20_body"/>
      <text:p text:style-name="P56"/>
      <text:h text:style-name="Heading_20_2" text:outline-level="2">References</text:h>
      <text:p text:style-name="P57"/>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table-cell table:style-name="Table7.A1" office:value-type="string">
              <text:p text:style-name="P3">Reference</text:p>
            </table:table-cell>
            <table:table-cell table:style-name="Table7.A1" office:value-type="string">
              <text:p text:style-name="P3">Title</text:p>
            </table:table-cell>
            <table:table-cell table:style-name="Table7.A1" office:value-type="string">
              <text:p text:style-name="P3">Version</text:p>
            </table:table-cell>
            <table:table-cell table:style-name="Table7.A1" office:value-type="string">
              <text:p text:style-name="P3">Date</text:p>
            </table:table-cell>
            <table:table-cell table:style-name="Table7.E1" office:value-type="string">
              <text:p text:style-name="P3">Owner</text:p>
            </table:table-cell>
          </table:table-row>
        </table:table-header-rows>
        <table:table-row>
          <table:table-cell table:style-name="Table7.A7" office:value-type="string">
            <text:p text:style-name="P44"/>
          </table:table-cell>
          <table:table-cell table:style-name="Table7.B7" office:value-type="string">
            <text:p text:style-name="P46">PCI Local Bus Specification</text:p>
          </table:table-cell>
          <table:table-cell table:style-name="Table7.C7" office:value-type="string">
            <text:p text:style-name="P45">3.0</text:p>
          </table:table-cell>
          <table:table-cell table:style-name="Table7.D7" office:value-type="string">
            <text:p text:style-name="P45">Aug 12,2002</text:p>
          </table:table-cell>
          <table:table-cell table:style-name="Table7.E7" office:value-type="string">
            <text:p text:style-name="P44">PCI-SIG</text:p>
          </table:table-cell>
        </table:table-row>
        <table:table-row>
          <table:table-cell table:style-name="Table7.A7" office:value-type="string">
            <text:p text:style-name="P44"/>
          </table:table-cell>
          <table:table-cell table:style-name="Table7.B7" office:value-type="string">
            <text:p text:style-name="P44"><text:bookmark-start text:name="PCIe Base Specification"/>PCIe Base Specification<text:bookmark-end text:name="PCIe Base Specification"/></text:p>
          </table:table-cell>
          <table:table-cell table:style-name="Table7.C7" office:value-type="string">
            <text:p text:style-name="P45">2.0</text:p>
          </table:table-cell>
          <table:table-cell table:style-name="Table7.D7" office:value-type="string">
            <text:p text:style-name="P45">Jan 4, 2007</text:p>
          </table:table-cell>
          <table:table-cell table:style-name="Table7.E7" office:value-type="string">
            <text:p text:style-name="P44">PCI-SIG</text:p>
          </table:table-cell>
        </table:table-row>
        <table:table-row>
          <table:table-cell table:style-name="Table7.A7" office:value-type="string">
            <text:p text:style-name="P44"><text:bookmark-start text:name="VME64"/>VITA 1-1994 (R2002)<text:bookmark-end text:name="VME64"/></text:p>
          </table:table-cell>
          <table:table-cell table:style-name="Table7.B7" office:value-type="string">
            <text:p text:style-name="P44">VME64 </text:p>
          </table:table-cell>
          <table:table-cell table:style-name="Table7.C7" office:value-type="string">
            <text:p text:style-name="P45">1</text:p>
          </table:table-cell>
          <table:table-cell table:style-name="Table7.D7" office:value-type="string">
            <text:p text:style-name="P45">1994</text:p>
          </table:table-cell>
          <table:table-cell table:style-name="Table7.E7" office:value-type="string">
            <text:p text:style-name="P44">VITA</text:p>
          </table:table-cell>
        </table:table-row>
        <table:table-row>
          <table:table-cell table:style-name="Table7.A7" office:value-type="string">
            <text:p text:style-name="P44"><text:bookmark-start text:name="VME64x"/>VITA 1.1-1997(R2005)<text:bookmark-end text:name="VME64x"/></text:p>
          </table:table-cell>
          <table:table-cell table:style-name="Table7.B7" office:value-type="string">
            <text:p text:style-name="P44">VME64 Extensions</text:p>
          </table:table-cell>
          <table:table-cell table:style-name="Table7.C7" office:value-type="string">
            <text:p text:style-name="P45">1.1</text:p>
          </table:table-cell>
          <table:table-cell table:style-name="Table7.D7" office:value-type="string">
            <text:p text:style-name="P45">1997</text:p>
          </table:table-cell>
          <table:table-cell table:style-name="Table7.E7" office:value-type="string">
            <text:p text:style-name="P44">VITA</text:p>
          </table:table-cell>
        </table:table-row>
        <table:table-row>
          <table:table-cell table:style-name="Table7.A7" office:value-type="string">
            <text:p text:style-name="P44"/>
          </table:table-cell>
          <table:table-cell table:style-name="Table7.B7" office:value-type="string">
            <text:p text:style-name="P44">VME64 2eSST</text:p>
          </table:table-cell>
          <table:table-cell table:style-name="Table7.C7" office:value-type="string">
            <text:p text:style-name="P45"/>
          </table:table-cell>
          <table:table-cell table:style-name="Table7.D7" office:value-type="string">
            <text:p text:style-name="P45"/>
          </table:table-cell>
          <table:table-cell table:style-name="Table7.E7" office:value-type="string">
            <text:p text:style-name="P44">VITA</text:p>
          </table:table-cell>
        </table:table-row>
        <table:table-row>
          <table:table-cell table:style-name="Table7.A7" office:value-type="string">
            <text:p text:style-name="P44">ALTHEA_UG_A0</text:p>
          </table:table-cell>
          <table:table-cell table:style-name="Table7.B7" office:value-type="string">
            <text:p text:style-name="P44">ALTHEA 7910 Technical User Guide</text:p>
          </table:table-cell>
          <table:table-cell table:style-name="Table7.C7" office:value-type="string">
            <text:p text:style-name="P45">0.1.9</text:p>
          </table:table-cell>
          <table:table-cell table:style-name="Table7.D7" office:value-type="string">
            <text:p text:style-name="P45">June 6, 2015</text:p>
          </table:table-cell>
          <table:table-cell table:style-name="Table7.E7" office:value-type="string">
            <text:p text:style-name="P44">IOxOS Technologies</text:p>
          </table:table-cell>
        </table:table-row>
      </table:table>
      <text:p text:style-name="P53">Table <text:sequence text:ref-name="refTable1" text:name="Table" text:formula="ooow:Table+1" style:num-format="1">1.2</text:sequence>: References</text:p>
      <text:p text:style-name="Paragraph"/>
      <text:h text:style-name="Heading_20_1" text:outline-level="1"><text:bookmark-start text:name="__RefNumPara__38113831"/><text:span text:style-name="T68">ALTHEA</text:span> Command Interpreter<text:bookmark-end text:name="__RefNumPara__38113831"/></text:h>
      <text:h text:style-name="Heading_20_2" text:outline-level="2"><text:bookmark-start text:name="__RefHeading__5084_1226288612"/>Introduction<text:bookmark-end text:name="__RefHeading__5084_1226288612"/></text:h>
      <text:p text:style-name="Text_20_body_20_indent_5f_1"><text:span text:style-name="T11">AltMon</text:span> is a<text:span text:style-name="T68">n</text:span> application linked with the ALTHEA7910 user's library. It allows the user to perform interactively a set of command to operate the ALTHEA7910 interface. Once the <text:span text:style-name="T13">alt</text:span> driver has been inserted in the kernel, <text:span text:style-name="T11">AltMon</text:span> is very useful to set-up and debug a VME configuration.</text:p>
      <text:h text:style-name="Heading_20_3" text:outline-level="3"><text:span text:style-name="T77">Command </text:span>Syntax</text:h>
      <text:p text:style-name="Text_20_body_20_indent_5f_2"><text:span text:style-name="T11">AltMon</text:span> command syntax is as follow:</text:p>
      <text:p text:style-name="P202">cmd.ext para#1:m#1 para#2:m#2 …</text:p>
      <text:p text:style-name="Text_20_body_20_indent_5f_2">where</text:p>
      <text:p text:style-name="P202"><text:span text:style-name="T38">cmd</text:span> is the command name</text:p>
      <text:p text:style-name="P202"><text:span text:style-name="T38">ext</text:span><text:span text:style-name="T61"> is a command extension (optional)</text:span></text:p>
      <text:p text:style-name="P202"><text:span text:style-name="T38">para#i</text:span> are the command parameters</text:p>
      <text:p text:style-name="P202"><text:span text:style-name="T38">m#i</text:span> are the parameter modifiers<text:span text:style-name="T61"> (optional)</text:span></text:p>
      <text:p text:style-name="Text_20_body_20_indent_5f_2">The <text:span text:style-name="T11">help</text:span> command displays a list of all allowed command names.</text:p>
      <text:h text:style-name="Heading_20_3" text:outline-level="3">Command Parameters</text:h>
      <text:p text:style-name="Text_20_body_20_indent_5f_2"><text:span text:style-name="T11">AltMon</text:span> parameters can be strings, integers, ranges or data set. By default integers are interpreted and displayed as hexadecimal numbers.</text:p>
      <text:p text:style-name="P211">Some commands takes address range and data set parameters. </text:p>
      <text:h text:style-name="Heading_20_4" text:outline-level="4">Address and <text:span text:style-name="T115">A</text:span>ddress <text:span text:style-name="T115">R</text:span>ange</text:h>
      <text:p text:style-name="Text_20_body_20_indent_5f_2">Ranges shall be in the form of</text:p>
      <text:p text:style-name="P202">start..end</text:p>
      <text:p text:style-name="Text_20_body_20_indent_5f_2">or</text:p>
      <text:p text:style-name="P202">start..end:space</text:p>
      <text:p text:style-name="Text_20_body_20_indent_5f_2">where </text:p>
      <text:p text:style-name="P202"><text:span text:style-name="T38">start</text:span> and <text:span text:style-name="T38">end</text:span> are integers</text:p>
      <text:p text:style-name="P202"><text:span text:style-name="T38">space</text:span> is an address space identifier</text:p>
      <text:h text:style-name="Heading_20_4" text:outline-level="4"><text:bookmark-start text:name="__RefHeading__7958_1226288612"/>Data and <text:span text:style-name="T115">D</text:span>ata <text:span text:style-name="T115">S</text:span>et<text:bookmark-end text:name="__RefHeading__7958_1226288612"/></text:h>
      <text:p text:style-name="Text_20_body_20_indent_5f_2"><text:span text:style-name="T77">d</text:span>ata set parameter shall be in the form of</text:p>
      <text:p text:style-name="P202">c:data..para</text:p>
      <text:p text:style-name="Text_20_body_20_indent_5f_2">where <text:span text:style-name="T38">c</text:span> is a ascii character identifying the set:</text:p>
      <text:p text:style-name="P202"><text:soft-page-break/><text:s text:c="2"/><text:span text:style-name="T38">r:</text:span>&lt;seed&gt; <text:s text:c="18"/>→ fill <text:span text:style-name="T133">range </text:span>with pseudo random data</text:p>
      <text:p text:style-name="P202"><text:s text:c="2"/><text:span text:style-name="T38">s:</text:span>&lt;start&gt;<text:span text:style-name="T38">..</text:span>&lt;inc&gt; <text:s text:c="6"/>→ fill <text:span text:style-name="T133">range </text:span>with a ramp</text:p>
      <text:p text:style-name="P202"><text:s text:c="2"/><text:span text:style-name="T38">w:</text:span>&lt;data&gt;<text:span text:style-name="T38">..</text:span>&lt;mask&gt; <text:s/>→ fill <text:span text:style-name="T133">range </text:span>with a walking pattern</text:p>
      <text:p text:style-name="Text_20_body_20_indent_5f_2">For random data set, the rand() function is used with &lt;seed&gt; parameter as seed for the random generator. The first data of the set is the &lt;seed&gt; parameter</text:p>
      <text:p text:style-name="Text_20_body_20_indent_5f_2">The ramp data set starts with the &lt;start&gt; parameter and &lt;inc&gt; parameter is used as increment to generate the next data in the set.</text:p>
      <text:p text:style-name="Text_20_body_20_indent_5f_2">The walking pattern data set is calculated according to the following formula:</text:p>
      <text:p text:style-name="Text_20_body_20_indent_5f_2"><text:s text:c="4"/>&lt;data&gt; XOR &lt;mask&gt;</text:p>
      <text:p text:style-name="Text_20_body_20_indent_5f_2">To calculate the next data in the set, the mask is left rotated by 1 over the data size. This allows to generate a 32 bit walking 1 with</text:p>
      <text:p text:style-name="Text_20_body_20_indent_5f_2"><text:s text:c="2"/><text:span text:style-name="T38">w:ffffffff..fffffffe</text:span></text:p>
      <text:p text:style-name="Text_20_body_20_indent_5f_2">and a walking 0 with</text:p>
      <text:p text:style-name="Text_20_body_20_indent_5f_2"><text:s text:c="2"/><text:span text:style-name="T38">w:ffffffff..1</text:span></text:p>
      <text:h text:style-name="Heading_20_4" text:outline-level="4"><text:bookmark-start text:name="__RefHeading__7467_1226288612"/>VME <text:span text:style-name="T115">A</text:span>ddress <text:span text:style-name="T115">M</text:span>odifiers<text:bookmark-end text:name="__RefHeading__7467_1226288612"/></text:h>
      <text:p text:style-name="Text_20_body_20_indent_5f_2"><text:span text:style-name="T133">VME accesses need VME address modifier (AM) to be defined. Supported </text:span>VME <text:span text:style-name="T133">AM</text:span> parameters are listed in the following table:</text:p>
      <text:p text:style-name="Preformatted_20_Start"><text:span text:style-name="T38">crcsr</text:span> <text:s/>→ generate address modifier for VME64x CR/CSR (0x2f) <text:s/></text:p>
      <text:p text:style-name="P204"><text:span text:style-name="T38">a16 <text:s text:c="3"/>→ </text:span><text:span text:style-name="T61">generate A16 </text:span><text:span text:style-name="T62">user </text:span><text:span text:style-name="T61">data access address modifier (0x29)</text:span></text:p>
      <text:p text:style-name="P204"><text:span text:style-name="T38">a16</text:span><text:span text:style-name="T42">s</text:span><text:span text:style-name="T38"> <text:s text:c="2"/>→ </text:span><text:span text:style-name="T61">generate A16 </text:span><text:span text:style-name="T62">supervisory </text:span><text:span text:style-name="T61">data access address modifier (0x2d)</text:span></text:p>
      <text:p text:style-name="P204"><text:span text:style-name="T38">a16</text:span><text:span text:style-name="T42">u</text:span><text:span text:style-name="T38"> <text:s text:c="2"/>→ </text:span><text:span text:style-name="T61">generate A16 </text:span><text:span text:style-name="T62">user </text:span><text:span text:style-name="T61">data access address modifier (0x29)</text:span></text:p>
      <text:p text:style-name="P204"><text:span text:style-name="T38">a16</text:span><text:span text:style-name="T42">sd</text:span><text:span text:style-name="T38"> <text:s/>→ </text:span><text:span text:style-name="T61">generate A16 </text:span><text:span text:style-name="T62">supervisory </text:span><text:span text:style-name="T61">data access address modifier (0x2d)</text:span></text:p>
      <text:p text:style-name="P204"><text:span text:style-name="T38">a16</text:span><text:span text:style-name="T42">ud</text:span><text:span text:style-name="T38"> <text:s/>→ </text:span><text:span text:style-name="T61">generate A16 </text:span><text:span text:style-name="T62">user </text:span><text:span text:style-name="T61">data access address modifier (0x29)</text:span></text:p>
      <text:p text:style-name="P204"><text:span text:style-name="T38">a16</text:span><text:span text:style-name="T42">sp</text:span><text:span text:style-name="T38"> <text:s/>→ </text:span><text:span text:style-name="T61">generate A16 </text:span><text:span text:style-name="T62">supervisory program</text:span><text:span text:style-name="T61"> access address modifier (0x2</text:span><text:span text:style-name="T62">e</text:span><text:span text:style-name="T61">)</text:span></text:p>
      <text:p text:style-name="P204"><text:span text:style-name="T38">a16</text:span><text:span text:style-name="T42">up</text:span><text:span text:style-name="T38"> <text:s/>→ </text:span><text:span text:style-name="T61">generate A16 </text:span><text:span text:style-name="T62">user program</text:span><text:span text:style-name="T61"> access address modifier (0x2</text:span><text:span text:style-name="T62">a</text:span><text:span text:style-name="T61">)</text:span></text:p>
      <text:p text:style-name="P204"><text:span text:style-name="T38">a16</text:span><text:span text:style-name="T42">s</text:span><text:span text:style-name="T43">b</text:span><text:span text:style-name="T38"> <text:s/>→ </text:span><text:span text:style-name="T61">generate A16 </text:span><text:span text:style-name="T62">supervisory </text:span><text:span text:style-name="T63">block</text:span><text:span text:style-name="T61"> access address modifier (0x2</text:span><text:span text:style-name="T63">f</text:span><text:span text:style-name="T61">)</text:span></text:p>
      <text:p text:style-name="P204"><text:span text:style-name="T38">a16</text:span><text:span text:style-name="T42">u</text:span><text:span text:style-name="T43">b</text:span><text:span text:style-name="T38"> <text:s/>→ </text:span><text:span text:style-name="T61">generate A16 </text:span><text:span text:style-name="T62">user </text:span><text:span text:style-name="T63">block</text:span><text:span text:style-name="T61"> access address modifier (0x2</text:span><text:span text:style-name="T63">b</text:span><text:span text:style-name="T61">)</text:span></text:p>
      <text:p text:style-name="P204"><text:span text:style-name="T38">a16</text:span><text:span text:style-name="T42">s</text:span><text:span text:style-name="T43">m</text:span><text:span text:style-name="T38"> <text:s/>→ </text:span><text:span text:style-name="T61">generate A16 </text:span><text:span text:style-name="T62">supervisory </text:span><text:span text:style-name="T63">MBLT</text:span><text:span text:style-name="T61"> access address modifier (0x2</text:span><text:span text:style-name="T62">e</text:span><text:span text:style-name="T61">)</text:span></text:p>
      <text:p text:style-name="P204"><text:span text:style-name="T38">a16</text:span><text:span text:style-name="T42">u</text:span><text:span text:style-name="T43">m</text:span><text:span text:style-name="T38"> <text:s/>→ </text:span><text:span text:style-name="T61">generate A16 </text:span><text:span text:style-name="T62">user </text:span><text:span text:style-name="T63">MBLT</text:span><text:span text:style-name="T61"> access address modifier (0x2</text:span><text:span text:style-name="T62">a</text:span><text:span text:style-name="T61">)</text:span></text:p>
      <text:p text:style-name="P205"><text:span text:style-name="T38">a24 <text:s text:c="3"/>→ </text:span><text:span text:style-name="T61">generate A24 </text:span><text:span text:style-name="T62">user </text:span><text:span text:style-name="T61">data access address modifier (0x39)</text:span></text:p>
      <text:p text:style-name="P205"><text:span text:style-name="T38">a24</text:span><text:span text:style-name="T42">s</text:span><text:span text:style-name="T38"> <text:s text:c="2"/>→ </text:span><text:span text:style-name="T61">generate A24 </text:span><text:span text:style-name="T62">supervisory </text:span><text:span text:style-name="T61">data access address modifier (0x3d)</text:span></text:p>
      <text:p text:style-name="P205"><text:span text:style-name="T38">a24</text:span><text:span text:style-name="T42">u</text:span><text:span text:style-name="T38"> <text:s text:c="2"/>→ </text:span><text:span text:style-name="T61">generate A24 </text:span><text:span text:style-name="T62">user </text:span><text:span text:style-name="T61">data access address modifier (0x39)</text:span></text:p>
      <text:p text:style-name="P205"><text:span text:style-name="T38">a24</text:span><text:span text:style-name="T42">sd</text:span><text:span text:style-name="T38"> <text:s/>→ </text:span><text:span text:style-name="T61">generate A24 </text:span><text:span text:style-name="T62">supervisory </text:span><text:span text:style-name="T61">data access address modifier (0x3d)</text:span></text:p>
      <text:p text:style-name="P205"><text:span text:style-name="T38">a24</text:span><text:span text:style-name="T42">ud</text:span><text:span text:style-name="T38"> <text:s/>→ </text:span><text:span text:style-name="T61">generate A24 </text:span><text:span text:style-name="T62">user </text:span><text:span text:style-name="T61">data access address modifier (0x39)</text:span></text:p>
      <text:p text:style-name="P205"><text:span text:style-name="T38">a24</text:span><text:span text:style-name="T42">sp</text:span><text:span text:style-name="T38"> <text:s/>→ </text:span><text:span text:style-name="T61">generate A24 </text:span><text:span text:style-name="T62">supervisory program</text:span><text:span text:style-name="T61"> access address modifier (0x3</text:span><text:span text:style-name="T62">e</text:span><text:span text:style-name="T61">)</text:span></text:p>
      <text:p text:style-name="P205"><text:span text:style-name="T38">a24</text:span><text:span text:style-name="T42">up</text:span><text:span text:style-name="T38"> <text:s/>→ </text:span><text:span text:style-name="T61">generate A24 </text:span><text:span text:style-name="T62">user program</text:span><text:span text:style-name="T61"> access address modifier (0x3</text:span><text:span text:style-name="T62">a</text:span><text:span text:style-name="T61">)</text:span></text:p>
      <text:p text:style-name="P205"><text:span text:style-name="T38">a24</text:span><text:span text:style-name="T42">s</text:span><text:span text:style-name="T43">b</text:span><text:span text:style-name="T38"> <text:s/>→ </text:span><text:span text:style-name="T61">generate A24 </text:span><text:span text:style-name="T62">supervisory </text:span><text:span text:style-name="T63">block</text:span><text:span text:style-name="T61"> access address modifier (0x3</text:span><text:span text:style-name="T63">f</text:span><text:span text:style-name="T61">)</text:span></text:p>
      <text:p text:style-name="P205"><text:span text:style-name="T38">a24</text:span><text:span text:style-name="T42">u</text:span><text:span text:style-name="T43">b</text:span><text:span text:style-name="T38"> <text:s/>→ </text:span><text:span text:style-name="T61">generate A24 </text:span><text:span text:style-name="T62">user </text:span><text:span text:style-name="T63">block</text:span><text:span text:style-name="T61"> access address modifier (0x3</text:span><text:span text:style-name="T63">b</text:span><text:span text:style-name="T61">)</text:span></text:p>
      <text:p text:style-name="P205"><text:span text:style-name="T38">a24</text:span><text:span text:style-name="T42">s</text:span><text:span text:style-name="T43">m</text:span><text:span text:style-name="T38"> <text:s/>→ </text:span><text:span text:style-name="T61">generate A24 </text:span><text:span text:style-name="T62">supervisory </text:span><text:span text:style-name="T63">MBLT</text:span><text:span text:style-name="T61"> access address modifier (0x3</text:span><text:span text:style-name="T62">e</text:span><text:span text:style-name="T61">)</text:span></text:p>
      <text:p text:style-name="P205"><text:span text:style-name="T38">a24</text:span><text:span text:style-name="T42">u</text:span><text:span text:style-name="T43">m</text:span><text:span text:style-name="T38"> <text:s/>→ </text:span><text:span text:style-name="T61">generate A24 </text:span><text:span text:style-name="T62">user </text:span><text:span text:style-name="T63">MBLT</text:span><text:span text:style-name="T61"> access address modifier (0x3</text:span><text:span text:style-name="T62">a</text:span><text:span text:style-name="T61">)</text:span></text:p>
      <text:p text:style-name="P205"><text:span text:style-name="T38">a32 <text:s text:c="3"/>→ </text:span><text:span text:style-name="T61">generate A32 </text:span><text:span text:style-name="T62">user </text:span><text:span text:style-name="T61">data access address modifier (0x9)</text:span></text:p>
      <text:p text:style-name="P205"><text:span text:style-name="T38">a32</text:span><text:span text:style-name="T42">s</text:span><text:span text:style-name="T38"> <text:s text:c="2"/>→ </text:span><text:span text:style-name="T61">generate A32 </text:span><text:span text:style-name="T62">supervisory </text:span><text:span text:style-name="T61">data access address modifier (0xd)</text:span></text:p>
      <text:p text:style-name="P205"><text:span text:style-name="T38">a32</text:span><text:span text:style-name="T42">u</text:span><text:span text:style-name="T38"> <text:s text:c="2"/>→ </text:span><text:span text:style-name="T61">generate A32 </text:span><text:span text:style-name="T62">user </text:span><text:span text:style-name="T61">data access address modifier (0x9)</text:span></text:p>
      <text:p text:style-name="P205"><text:span text:style-name="T38">a32</text:span><text:span text:style-name="T42">sd</text:span><text:span text:style-name="T38"> <text:s/>→ </text:span><text:span text:style-name="T61">generate A32 </text:span><text:span text:style-name="T62">supervisory </text:span><text:span text:style-name="T61">data access address modifier (0xd)</text:span></text:p>
      <text:p text:style-name="P205"><text:span text:style-name="T38">a32</text:span><text:span text:style-name="T42">ud</text:span><text:span text:style-name="T38"> <text:s/>→ </text:span><text:span text:style-name="T61">generate A32 </text:span><text:span text:style-name="T62">user </text:span><text:span text:style-name="T61">data access address modifier (0x9)</text:span></text:p>
      <text:p text:style-name="P205"><text:span text:style-name="T38">a32</text:span><text:span text:style-name="T42">sp</text:span><text:span text:style-name="T38"> <text:s/>→ </text:span><text:span text:style-name="T61">generate A32 </text:span><text:span text:style-name="T62">supervisory program</text:span><text:span text:style-name="T61"> access address modifier (0x</text:span><text:span text:style-name="T62">e</text:span><text:span text:style-name="T61">)</text:span></text:p>
      <text:p text:style-name="P205"><text:span text:style-name="T38">a32</text:span><text:span text:style-name="T42">up</text:span><text:span text:style-name="T38"> <text:s/>→ </text:span><text:span text:style-name="T61">generate A32 </text:span><text:span text:style-name="T62">user program</text:span><text:span text:style-name="T61"> access address modifier (0x</text:span><text:span text:style-name="T62">a</text:span><text:span text:style-name="T61">)</text:span></text:p>
      <text:p text:style-name="P205"><text:span text:style-name="T38">a32</text:span><text:span text:style-name="T42">s</text:span><text:span text:style-name="T43">b</text:span><text:span text:style-name="T38"> <text:s/>→ </text:span><text:span text:style-name="T61">generate A32 </text:span><text:span text:style-name="T62">supervisory </text:span><text:span text:style-name="T63">block</text:span><text:span text:style-name="T61"> access address modifier (0x</text:span><text:span text:style-name="T63">f</text:span><text:span text:style-name="T61">)</text:span></text:p>
      <text:p text:style-name="P205"><text:span text:style-name="T38">a32</text:span><text:span text:style-name="T42">u</text:span><text:span text:style-name="T43">b</text:span><text:span text:style-name="T38"> <text:s/>→ </text:span><text:span text:style-name="T61">generate A32 </text:span><text:span text:style-name="T62">user </text:span><text:span text:style-name="T63">block</text:span><text:span text:style-name="T61"> access address modifier (0x</text:span><text:span text:style-name="T63">b</text:span><text:span text:style-name="T61">)</text:span></text:p>
      <text:p text:style-name="P205"><text:span text:style-name="T38">a32</text:span><text:span text:style-name="T42">s</text:span><text:span text:style-name="T43">m</text:span><text:span text:style-name="T38"> <text:s/>→ </text:span><text:span text:style-name="T61">generate A32 </text:span><text:span text:style-name="T62">supervisory </text:span><text:span text:style-name="T63">MBLT</text:span><text:span text:style-name="T61"> access address modifier (0x</text:span><text:span text:style-name="T62">e</text:span><text:span text:style-name="T61">)</text:span></text:p>
      <text:p text:style-name="P205"><text:span text:style-name="T38">a32</text:span><text:span text:style-name="T42">u</text:span><text:span text:style-name="T43">m</text:span><text:span text:style-name="T38"> <text:s/>→ </text:span><text:span text:style-name="T61">generate A32 </text:span><text:span text:style-name="T62">user </text:span><text:span text:style-name="T63">MBLT</text:span><text:span text:style-name="T61"> access address modifier (0x</text:span><text:span text:style-name="T62">a</text:span><text:span text:style-name="T61">)</text:span></text:p>
      <text:p text:style-name="P205"><text:span text:style-name="T38">ao24</text:span> <text:s text:c="2"/>→ generate A24 address only cycle</text:p>
      <text:p text:style-name="Preformatted_20_Start"><text:span text:style-name="T38">ao32</text:span> <text:s text:c="2"/>→ generate A32 address only cycle</text:p>
      <text:p text:style-name="Preformatted_20_Start"><text:soft-page-break/><text:span text:style-name="T38">iack</text:span> <text:s text:c="2"/>→ generate VME IACK cycle</text:p>
      <text:p text:style-name="Preformatted_20_Start"><text:span text:style-name="T44">usr </text:span><text:s text:c="3"/>→ generate VME <text:span text:style-name="T74">cycle with user AM (0x10)</text:span></text:p>
      <text:p text:style-name="Preformatted_20_Start"><text:span text:style-name="T44">usr1 </text:span><text:s text:c="2"/>→ generate VME <text:span text:style-name="T74">cycle with user1 AM (0x10)</text:span></text:p>
      <text:p text:style-name="Preformatted_20_Start"><text:span text:style-name="T44">usr2 </text:span><text:s text:c="2"/>→ generate VME <text:span text:style-name="T74">cycle with user2 AM (0x14)</text:span></text:p>
      <text:p text:style-name="Preformatted_20_Start"><text:span text:style-name="T44">usr3 </text:span><text:s text:c="2"/>→ generate VME <text:span text:style-name="T74">cycle with user3 AM (0x18)</text:span></text:p>
      <text:p text:style-name="Preformatted_20_Start"><text:span text:style-name="T44">usr3 </text:span><text:s text:c="2"/>→ generate VME <text:span text:style-name="T74">cycle with user4 AM (0x1c)</text:span></text:p>
      <text:p text:style-name="Preformatted_20_Start"/>
      <text:p text:style-name="P201"/>
      <text:h text:style-name="P225" text:outline-level="3">Starting AltMon</text:h>
      <text:p text:style-name="Text_20_body_20_indent_5f_2"><text:span text:style-name="T38">AltMon</text:span> is started by invoking the <text:span text:style-name="T38">AltMon</text:span> binary file from <text:span text:style-name="T68">a</text:span> shell </text:p>
      <text:p text:style-name="Text_20_body_20_indent_5f_1"/>
      <text:p text:style-name="P200">root@generic-powerpc-e500v2:AltMon# <text:span text:style-name="T11">./AltMon</text:span> </text:p>
      <text:p text:style-name="P209">kernel buffer allocated: 0xc7400000 7400000 100000</text:p>
      <text:p text:style-name="P209"/>
      <text:p text:style-name="P209"><text:s text:c="5"/>+-----------------------------------------+</text:p>
      <text:p text:style-name="P209"><text:s text:c="5"/>| <text:s/>AltMon - ALT9710 diagnostic tool <text:s text:c="6"/>|</text:p>
      <text:p text:style-name="P209"><text:s text:c="5"/>| <text:s/>IOxOS Technologies Copyright 2015-2016 |</text:p>
      <text:p text:style-name="P209"><text:s text:c="5"/>| <text:s/>Version 1.00 - Dec 18 2015 15:51:36 <text:s text:c="3"/>|</text:p>
      <text:p text:style-name="P209"><text:s text:c="5"/>| <text:s/>FPGA Sign <text:s/>12011601 <text:s text:c="19"/>|</text:p>
      <text:p text:style-name="P209"><text:s text:c="5"/>| <text:s/>Driver althea7910 <text:s/>Version 1.00 <text:s text:c="7"/>|</text:p>
      <text:p text:style-name="P209"><text:s text:c="5"/>+-----------------------------------------+</text:p>
      <text:p text:style-name="P209"/>
      <text:p text:style-name="P208">1:AltMon&gt;</text:p>
      <text:p text:style-name="Text_20_body_20_indent_5f_1"/>
      <text:p text:style-name="Text_20_body_20_indent_5f_2">AltMon supports online help. The <text:span text:style-name="T11">help</text:span> or <text:span text:style-name="T11">?</text:span> command displays the list of available commands. It can take an<text:span text:style-name="T133">y</text:span> command name as parameter.</text:p>
      <text:p text:style-name="P203">1:AltMon&gt;<text:span text:style-name="T11">help</text:span></text:p>
      <text:p text:style-name="P203">conf <text:s text:c="5"/>cr <text:s text:c="7"/>cs <text:s text:c="7"/>cv</text:p>
      <text:p text:style-name="P203">dc <text:s text:c="7"/>dma <text:s text:c="6"/>dm <text:s text:c="7"/>dr</text:p>
      <text:p text:style-name="P203">ds <text:s text:c="7"/>dv <text:s text:c="7"/>fm <text:s text:c="7"/>fs</text:p>
      <text:p text:style-name="P203">fv <text:s text:c="7"/>help <text:s text:c="5"/>map <text:s text:c="6"/>pc</text:p>
      <text:p text:style-name="P203">pm <text:s text:c="7"/>pr <text:s text:c="7"/>ps <text:s text:c="7"/>pv</text:p>
      <text:p text:style-name="P203">sflash <text:s text:c="3"/>timer <text:s text:c="4"/>vme <text:s text:c="6"/></text:p>
      <text:p text:style-name="P203">2:AltMon&gt;<text:span text:style-name="T38">?</text:span><text:span text:style-name="T11"> help</text:span></text:p>
      <text:p text:style-name="P203"><text:s text:c="2"/>Display list of commands or syntax of command &lt;cmd&gt;</text:p>
      <text:p text:style-name="P203"><text:s text:c="2"/>help</text:p>
      <text:p text:style-name="P203"><text:s text:c="2"/>help &lt;cmd&gt;</text:p>
      <text:p text:style-name="P203">3:AltMon&gt;</text:p>
      <text:p text:style-name="Text_20_body_20_indent_5f_1"/>
      <text:p text:style-name="Text_20_body_20_indent_5f_2">During its initialization phase, <text:span text:style-name="T38">AltMon</text:span> allocate a 1 Mbyte data buffer in kernel space for DMA <text:span text:style-name="T134">and VME slave </text:span>access to the <text:span text:style-name="T134">l</text:span>ocal <text:span text:style-name="T134">h</text:span>ost <text:span text:style-name="T134">m</text:span>emory.</text:p>
      <text:p text:style-name="Text_20_body_20_indent_5f_2"/>
      <text:p text:style-name="Text_20_body_20_indent_5f_2"><text:span text:style-name="T38">AltMon</text:span> provides a set of command to perform CPU read/write accesses from/to:</text:p>
      <text:list xml:id="list8459808916918811803" text:style-name="L1">
        <text:list-item>
          <text:p text:style-name="P233">the VME bus</text:p>
        </text:list-item>
        <text:list-item>
          <text:p text:style-name="P233">the ALTHEA shared memory</text:p>
        </text:list-item>
        <text:list-item>
          <text:p text:style-name="P233">the kernel buffer allocated in local host system memory</text:p>
        </text:list-item>
      </text:list>
      <text:p text:style-name="P59"/>
      <text:p text:style-name="P59"><draw:frame draw:style-name="fr3" draw:name="Object3" text:anchor-type="paragraph" svg:width="14.079cm" svg:height="8.117cm" draw:z-index="0"><draw:object xlink:href="./Object 2" xlink:type="simple" xlink:show="embed" xlink:actuate="onLoad"/><draw:image xlink:href="./ObjectReplacements/Object 2" xlink:type="simple" xlink:show="embed" xlink:actuate="onLoad"/><svg:desc>OLE-object</svg:desc></draw:frame><text:soft-page-break/></text:p>
      <text:h text:style-name="Heading_20_2" text:outline-level="2"><text:soft-page-break/>Command List</text:h>
      <table:table table:name="XprsMon_Commands" table:style-name="XprsMon_5f_Commands">
        <table:table-column table:style-name="XprsMon_5f_Commands.A"/>
        <table:table-column table:style-name="XprsMon_5f_Commands.B"/>
        <table:table-column table:style-name="XprsMon_5f_Commands.C"/>
        <table:table-row>
          <table:table-cell table:style-name="XprsMon_5f_Commands.A1" office:value-type="string">
            <text:p text:style-name="P9">Command</text:p>
          </table:table-cell>
          <table:table-cell table:style-name="XprsMon_5f_Commands.A1" office:value-type="string">
            <text:p text:style-name="P9">Description</text:p>
          </table:table-cell>
          <table:table-cell table:style-name="XprsMon_5f_Commands.C1" office:value-type="string">
            <text:p text:style-name="P9">Reference</text:p>
          </table:table-cell>
        </table:table-row>
        <table:table-row>
          <table:table-cell table:style-name="XprsMon_5f_Commands.A2" office:value-type="string">
            <text:p text:style-name="P47">conf</text:p>
          </table:table-cell>
          <table:table-cell table:style-name="XprsMon_5f_Commands.A2" office:value-type="string">
            <text:p text:style-name="P50"><text:span text:style-name="T70">S</text:span>how ALTHEA7910 <text:span text:style-name="T69">current </text:span>configuration</text:p>
          </table:table-cell>
          <table:table-cell table:style-name="XprsMon_5f_Commands.C2" office:value-type="string">
            <text:p text:style-name="P50">$<text:bookmark-ref text:reference-format="chapter" text:ref-name="__RefNumPara__30442419">2.2.1</text:bookmark-ref></text:p>
          </table:table-cell>
        </table:table-row>
        <table:table-row>
          <table:table-cell table:style-name="XprsMon_5f_Commands.A2" office:value-type="string">
            <text:p text:style-name="P48">cr</text:p>
          </table:table-cell>
          <table:table-cell table:style-name="XprsMon_5f_Commands.A2" office:value-type="string">
            <text:p text:style-name="P51">Compare with mask the content of CSR register with data</text:p>
          </table:table-cell>
          <table:table-cell table:style-name="XprsMon_5f_Commands.C2" office:value-type="string">
            <text:p text:style-name="P50"><text:span text:style-name="T78">§</text:span><text:bookmark-ref text:reference-format="chapter" text:ref-name="__RefNumPara__304931191">2.2.2.1</text:bookmark-ref></text:p>
          </table:table-cell>
        </table:table-row>
        <table:table-row>
          <table:table-cell table:style-name="XprsMon_5f_Commands.A2" office:value-type="string">
            <text:p text:style-name="P48">cs</text:p>
          </table:table-cell>
          <table:table-cell table:style-name="XprsMon_5f_Commands.A2" office:value-type="string">
            <text:p text:style-name="P51">Compare with mask the content of a location in SHM with data</text:p>
          </table:table-cell>
          <table:table-cell table:style-name="XprsMon_5f_Commands.C2" office:value-type="string">
            <text:p text:style-name="P50"><text:span text:style-name="T78">§</text:span><text:bookmark-ref text:reference-format="chapter" text:ref-name="__RefNumPara__3050651911">2.2.2.2</text:bookmark-ref></text:p>
          </table:table-cell>
        </table:table-row>
        <table:table-row>
          <table:table-cell table:style-name="XprsMon_5f_Commands.A2" office:value-type="string">
            <text:p text:style-name="P48">cv</text:p>
          </table:table-cell>
          <table:table-cell table:style-name="XprsMon_5f_Commands.A2" office:value-type="string">
            <text:p text:style-name="P51">Compare with mask the content of a location in VME space with data</text:p>
          </table:table-cell>
          <table:table-cell table:style-name="XprsMon_5f_Commands.C2" office:value-type="string">
            <text:p text:style-name="P50"><text:span text:style-name="T78">§</text:span><text:bookmark-ref text:reference-format="chapter" text:ref-name="__RefNumPara__305065192">2.2.2.3</text:bookmark-ref></text:p>
          </table:table-cell>
        </table:table-row>
        <table:table-row>
          <table:table-cell table:style-name="XprsMon_5f_Commands.A2" office:value-type="string">
            <text:p text:style-name="P49">dc</text:p>
          </table:table-cell>
          <table:table-cell table:style-name="XprsMon_5f_Commands.A2" office:value-type="string">
            <text:p text:style-name="P52">Display content of a set of ALTHEA7910 PCI CFG registers</text:p>
          </table:table-cell>
          <table:table-cell table:style-name="XprsMon_5f_Commands.C2" office:value-type="string">
            <text:p text:style-name="P50"><text:span text:style-name="T78">§</text:span><text:span text:style-name="T78"><text:bookmark-ref text:reference-format="chapter" text:ref-name="__RefNumPara__304549191">2.2.4.1</text:bookmark-ref></text:span></text:p>
          </table:table-cell>
        </table:table-row>
        <table:table-row>
          <table:table-cell table:style-name="XprsMon_5f_Commands.A2" office:value-type="string">
            <text:p text:style-name="P47">dm</text:p>
          </table:table-cell>
          <table:table-cell table:style-name="XprsMon_5f_Commands.A2" office:value-type="string">
            <text:p text:style-name="P52">Display content of kernel buffer in System Memory</text:p>
          </table:table-cell>
          <table:table-cell table:style-name="XprsMon_5f_Commands.C2" office:value-type="string">
            <text:p text:style-name="P50">$<text:bookmark-ref text:reference-format="chapter" text:ref-name="__RefNumPara__30446419">2.2.4.2</text:bookmark-ref></text:p>
          </table:table-cell>
        </table:table-row>
        <table:table-row>
          <table:table-cell table:style-name="XprsMon_5f_Commands.A2" office:value-type="string">
            <text:p text:style-name="P47">dma</text:p>
          </table:table-cell>
          <table:table-cell table:style-name="XprsMon_5f_Commands.A2" office:value-type="string">
            <text:p text:style-name="P52">Perform DMA operation</text:p>
          </table:table-cell>
          <table:table-cell table:style-name="XprsMon_5f_Commands.C2" office:value-type="string">
            <text:p text:style-name="P50">$<text:bookmark-ref text:reference-format="chapter" text:ref-name="__RefNumPara__30451019">2.2.3</text:bookmark-ref></text:p>
          </table:table-cell>
        </table:table-row>
        <table:table-row>
          <table:table-cell table:style-name="XprsMon_5f_Commands.A2" office:value-type="string">
            <text:p text:style-name="P47">d<text:span text:style-name="T68">r</text:span></text:p>
          </table:table-cell>
          <table:table-cell table:style-name="XprsMon_5f_Commands.A2" office:value-type="string">
            <text:p text:style-name="P52">Display content of a set of ALTHEA7910 CSR registers</text:p>
          </table:table-cell>
          <table:table-cell table:style-name="XprsMon_5f_Commands.C2" office:value-type="string">
            <text:p text:style-name="P50">$<text:bookmark-ref text:reference-format="chapter" text:ref-name="__RefNumPara__30454919">2.2.4.3</text:bookmark-ref></text:p>
          </table:table-cell>
        </table:table-row>
        <table:table-row>
          <table:table-cell table:style-name="XprsMon_5f_Commands.A2" office:value-type="string">
            <text:p text:style-name="P47">ds</text:p>
          </table:table-cell>
          <table:table-cell table:style-name="XprsMon_5f_Commands.A2" office:value-type="string">
            <text:p text:style-name="P52">Display content of Shared Memory</text:p>
          </table:table-cell>
          <table:table-cell table:style-name="XprsMon_5f_Commands.C2" office:value-type="string">
            <text:p text:style-name="P50">$<text:bookmark-ref text:reference-format="chapter" text:ref-name="__RefNumPara__30454919">2.2.4.3</text:bookmark-ref></text:p>
          </table:table-cell>
        </table:table-row>
        <table:table-row>
          <table:table-cell table:style-name="XprsMon_5f_Commands.A2" office:value-type="string">
            <text:p text:style-name="P47">dv</text:p>
          </table:table-cell>
          <table:table-cell table:style-name="XprsMon_5f_Commands.A2" office:value-type="string">
            <text:p text:style-name="P52">D?isplay content of VME address range</text:p>
          </table:table-cell>
          <table:table-cell table:style-name="XprsMon_5f_Commands.C2" office:value-type="string">
            <text:p text:style-name="P50">$<text:bookmark-ref text:reference-format="chapter" text:ref-name="__RefNumPara__30461619">2.2.4.5</text:bookmark-ref></text:p>
          </table:table-cell>
        </table:table-row>
        <table:table-row>
          <table:table-cell table:style-name="XprsMon_5f_Commands.A2" office:value-type="string">
            <text:p text:style-name="P47">fm</text:p>
          </table:table-cell>
          <table:table-cell table:style-name="XprsMon_5f_Commands.A2" office:value-type="string">
            <text:p text:style-name="P50"><text:span text:style-name="T70">F</text:span>ill <text:span text:style-name="T70">kernel</text:span> buffer in system memory</text:p>
          </table:table-cell>
          <table:table-cell table:style-name="XprsMon_5f_Commands.C2" office:value-type="string">
            <text:p text:style-name="P50">$<text:bookmark-ref text:reference-format="chapter" text:ref-name="__RefNumPara__30464119">2.2.5.1</text:bookmark-ref></text:p>
          </table:table-cell>
        </table:table-row>
        <table:table-row>
          <table:table-cell table:style-name="XprsMon_5f_Commands.A2" office:value-type="string">
            <text:p text:style-name="P47">fs</text:p>
          </table:table-cell>
          <table:table-cell table:style-name="XprsMon_5f_Commands.A2" office:value-type="string">
            <text:p text:style-name="P50">fill data buffer in ALTHEA7910 shared memory</text:p>
          </table:table-cell>
          <table:table-cell table:style-name="XprsMon_5f_Commands.C2" office:value-type="string">
            <text:p text:style-name="P50">$<text:bookmark-ref text:reference-format="chapter" text:ref-name="__RefNumPara__30466019">2.2.5.2</text:bookmark-ref></text:p>
          </table:table-cell>
        </table:table-row>
        <table:table-row>
          <table:table-cell table:style-name="XprsMon_5f_Commands.A2" office:value-type="string">
            <text:p text:style-name="P47">fv</text:p>
          </table:table-cell>
          <table:table-cell table:style-name="XprsMon_5f_Commands.A2" office:value-type="string">
            <text:p text:style-name="P50">fill data buffer in VME address space</text:p>
          </table:table-cell>
          <table:table-cell table:style-name="XprsMon_5f_Commands.C2" office:value-type="string">
            <text:p text:style-name="P50">$<text:bookmark-ref text:reference-format="chapter" text:ref-name="__RefNumPara__30466419">2.2.5.3</text:bookmark-ref></text:p>
          </table:table-cell>
        </table:table-row>
        <table:table-row>
          <table:table-cell table:style-name="XprsMon_5f_Commands.A2" office:value-type="string">
            <text:p text:style-name="P47">help</text:p>
          </table:table-cell>
          <table:table-cell table:style-name="XprsMon_5f_Commands.A2" office:value-type="string">
            <text:p text:style-name="P50">display list of commands or syntax of command &lt;cmd&gt;</text:p>
          </table:table-cell>
          <table:table-cell table:style-name="XprsMon_5f_Commands.C2" office:value-type="string">
            <text:p text:style-name="P50">$<text:bookmark-ref text:reference-format="chapter" text:ref-name="__RefHeading__5084_1226288612">2.1</text:bookmark-ref></text:p>
          </table:table-cell>
        </table:table-row>
        <table:table-row>
          <table:table-cell table:style-name="XprsMon_5f_Commands.A2" office:value-type="string">
            <text:p text:style-name="P47">map</text:p>
          </table:table-cell>
          <table:table-cell table:style-name="XprsMon_5f_Commands.A2" office:value-type="string">
            <text:p text:style-name="P50">ALTHEA7910 address mapping operations</text:p>
          </table:table-cell>
          <table:table-cell table:style-name="XprsMon_5f_Commands.C2" office:value-type="string">
            <text:p text:style-name="P50">$<text:bookmark-ref text:reference-format="chapter" text:ref-name="__RefNumPara__41272201">2.2.6</text:bookmark-ref></text:p>
          </table:table-cell>
        </table:table-row>
        <table:table-row>
          <table:table-cell table:style-name="XprsMon_5f_Commands.A2" office:value-type="string">
            <text:p text:style-name="P47">pc</text:p>
          </table:table-cell>
          <table:table-cell table:style-name="XprsMon_5f_Commands.A2" office:value-type="string">
            <text:p text:style-name="P50">read/write data from/to ALTHEA7910 PCI configuration space</text:p>
          </table:table-cell>
          <table:table-cell table:style-name="XprsMon_5f_Commands.C2" office:value-type="string">
            <text:p text:style-name="P50">$<text:bookmark-ref text:reference-format="chapter" text:ref-name="__RefNumPara__30493119">2.2.7.1</text:bookmark-ref></text:p>
          </table:table-cell>
        </table:table-row>
        <table:table-row>
          <table:table-cell table:style-name="XprsMon_5f_Commands.A2" office:value-type="string">
            <text:p text:style-name="P47">pm</text:p>
          </table:table-cell>
          <table:table-cell table:style-name="XprsMon_5f_Commands.A2" office:value-type="string">
            <text:p text:style-name="P50">read/write data from/to ALTHEA7910 system memory</text:p>
          </table:table-cell>
          <table:table-cell table:style-name="XprsMon_5f_Commands.C2" office:value-type="string">
            <text:p text:style-name="P50">$<text:bookmark-ref text:reference-format="chapter" text:ref-name="__RefHeading__342509201">2.2.7.2</text:bookmark-ref></text:p>
          </table:table-cell>
        </table:table-row>
        <table:table-row>
          <table:table-cell table:style-name="XprsMon_5f_Commands.A2" office:value-type="string">
            <text:p text:style-name="P47">pr</text:p>
          </table:table-cell>
          <table:table-cell table:style-name="XprsMon_5f_Commands.A2" office:value-type="string">
            <text:p text:style-name="P50">read/write data from/to ALTHEA7910 register</text:p>
          </table:table-cell>
          <table:table-cell table:style-name="XprsMon_5f_Commands.C2" office:value-type="string">
            <text:p text:style-name="P50">$<text:bookmark-ref text:reference-format="chapter" text:ref-name="__RefHeading__34245920">2.2.7.3</text:bookmark-ref></text:p>
          </table:table-cell>
        </table:table-row>
        <table:table-row>
          <table:table-cell table:style-name="XprsMon_5f_Commands.A2" office:value-type="string">
            <text:p text:style-name="P47">ps</text:p>
          </table:table-cell>
          <table:table-cell table:style-name="XprsMon_5f_Commands.A2" office:value-type="string">
            <text:p text:style-name="P50">read/write data from/to ALTHEA7910 shared memory</text:p>
          </table:table-cell>
          <table:table-cell table:style-name="XprsMon_5f_Commands.C2" office:value-type="string">
            <text:p text:style-name="P50">$<text:bookmark-ref text:reference-format="chapter" text:ref-name="__RefHeading__34250920">2.2.7.4</text:bookmark-ref></text:p>
          </table:table-cell>
        </table:table-row>
        <table:table-row>
          <table:table-cell table:style-name="XprsMon_5f_Commands.A2" office:value-type="string">
            <text:p text:style-name="P47">pv</text:p>
          </table:table-cell>
          <table:table-cell table:style-name="XprsMon_5f_Commands.A2" office:value-type="string">
            <text:p text:style-name="P50">read/write single data from/to VME address space</text:p>
          </table:table-cell>
          <table:table-cell table:style-name="XprsMon_5f_Commands.C2" office:value-type="string">
            <text:p text:style-name="P50">$<text:bookmark-ref text:reference-format="chapter" text:ref-name="__RefNumPara__30506519">2.2.7.5</text:bookmark-ref></text:p>
          </table:table-cell>
        </table:table-row>
        <table:table-row>
          <table:table-cell table:style-name="XprsMon_5f_Commands.A2" office:value-type="string">
            <text:p text:style-name="P47">timer</text:p>
          </table:table-cell>
          <table:table-cell table:style-name="XprsMon_5f_Commands.A2" office:value-type="string">
            <text:p text:style-name="P50">perform operation on ALTHEA7910 internal timer</text:p>
          </table:table-cell>
          <table:table-cell table:style-name="XprsMon_5f_Commands.C2" office:value-type="string">
            <text:p text:style-name="P50">$<text:bookmark-ref text:reference-format="chapter" text:ref-name="__RefNumPara__30512919">2.2.8</text:bookmark-ref></text:p>
          </table:table-cell>
        </table:table-row>
        <table:table-row>
          <table:table-cell table:style-name="XprsMon_5f_Commands.A2" office:value-type="string">
            <text:p text:style-name="P47">vme</text:p>
          </table:table-cell>
          <table:table-cell table:style-name="XprsMon_5f_Commands.A2" office:value-type="string">
            <text:p text:style-name="P50">configure vme interface</text:p>
          </table:table-cell>
          <table:table-cell table:style-name="XprsMon_5f_Commands.C2" office:value-type="string">
            <text:p text:style-name="P50">$<text:bookmark-ref text:reference-format="chapter" text:ref-name="__RefNumPara__30513619">2.2.9.1</text:bookmark-ref></text:p>
          </table:table-cell>
        </table:table-row>
      </table:table>
      <text:p text:style-name="P54">Table <text:sequence text:ref-name="refTable2" text:name="Table" text:formula="ooow:Table+1" style:num-format="1">2.1</text:sequence>: AltMon Command List</text:p>
      <text:p text:style-name="P60"/>
      <text:h text:style-name="Heading_20_3" text:outline-level="3"><text:bookmark-start text:name="__RefNumPara__30442419"/><text:soft-page-break/>Show <text:span text:style-name="T67">ALTHEA7910</text:span> configuration<text:bookmark-end text:name="__RefNumPara__30442419"/></text:h>
      <text:p text:style-name="P67">Command</text:p>
      <text:p text:style-name="P103"><text:span text:style-name="T38">conf</text:span> → <text:s/>display <text:span text:style-name="T67">ALTHEA7910</text:span> configuration</text:p>
      <text:p text:style-name="P103"/>
      <text:p text:style-name="P189">Synopsis</text:p>
      <text:p text:style-name="P103"><text:span text:style-name="T38">conf</text:span> &lt;operation&gt; &lt;resource&gt;</text:p>
      <text:p text:style-name="P103"/>
      <text:p text:style-name="P103"><text:s text:c="3"/>where &lt;operation&gt; operation to be perform</text:p>
      <text:p text:style-name="P103"><text:s text:c="12"/><text:span text:style-name="T11">show</text:span> <text:s/>→ display resource current configuration</text:p>
      <text:p text:style-name="P103"><text:s text:c="9"/>&lt;resource&gt; string identifying the ALTHEA7910 internal resource</text:p>
      <text:p text:style-name="P103"><text:s text:c="12"/><text:span text:style-name="T11">all</text:span> <text:s text:c="8"/>→ all av<text:span text:style-name="T66">ai</text:span>lable resources</text:p>
      <text:p text:style-name="P103"><text:s text:c="12"/><text:span text:style-name="T12">static</text:span> <text:s text:c="5"/>→ <text:span text:style-name="T66">Static Options (switches and jumpers)</text:span></text:p>
      <text:p text:style-name="P103"><text:s text:c="12"/><text:span text:style-name="T12">dynamic</text:span> <text:s text:c="4"/>→ <text:span text:style-name="T66">Dynamic Options</text:span></text:p>
      <text:p text:style-name="P104"><text:s text:c="12"/><text:span text:style-name="T12">identifiers</text:span> → Front End PCIe switch (PEX8624)</text:p>
      <text:p text:style-name="P104"><text:s text:c="12"/><text:span text:style-name="T12">pcie</text:span> <text:s text:c="7"/>→ <text:span text:style-name="T66">PCI Express End Point status</text:span></text:p>
      <text:p text:style-name="P104"><text:s text:c="12"/><text:span text:style-name="T12">msi </text:span><text:s text:c="8"/>→ <text:span text:style-name="T66">Interrupt counters</text:span></text:p>
      <text:p text:style-name="P104"><text:s text:c="12"/><text:span text:style-name="T11">smon</text:span> <text:s text:c="7"/>→ FPGA system monitoring</text:p>
      <text:p text:style-name="P103"><text:s text:c="12"/><text:span text:style-name="T11">vme <text:s text:c="3"/></text:span><text:s text:c="5"/>→ VME64x interface</text:p>
      <text:p text:style-name="P103"/>
      <text:p text:style-name="P189">Description</text:p>
      <text:p text:style-name="P103">The <text:span text:style-name="T38">conf</text:span> command allows to display the current configuration of <text:span text:style-name="T67">the ALTHEA7910 interface</text:span>.</text:p>
      <text:p text:style-name="P103"/>
      <text:p text:style-name="P189">Examples</text:p>
      <text:p text:style-name="P130"/>
      <text:p text:style-name="P78">2:AltMon&gt;<text:span text:style-name="T11">conf show all</text:span></text:p>
      <text:p text:style-name="P78"><text:s text:c="3"/>Static Options [0x00a5c815 - 0x40000000]</text:p>
      <text:p text:style-name="P78"><text:s text:c="6"/>A24 Base Address <text:s text:c="4"/>: 0xa50000</text:p>
      <text:p text:style-name="P78"><text:s text:c="6"/>VME_SYSCONMOD <text:s text:c="7"/>: VME64x Slot1</text:p>
      <text:p text:style-name="P78"><text:s text:c="6"/>VME64x_SYSRST_ENA <text:s text:c="3"/>: Enabled</text:p>
      <text:p text:style-name="P78"><text:s text:c="6"/>VME64x_AUTOID_ENA <text:s text:c="3"/>: Disabled</text:p>
      <text:p text:style-name="P78"><text:s text:c="6"/>PON FSM_DIS <text:s text:c="9"/>: Enabled</text:p>
      <text:p text:style-name="P78"><text:s text:c="6"/>PRSTVME_ENA <text:s text:c="9"/>: Disabled</text:p>
      <text:p text:style-name="P78"><text:s text:c="6"/>SPI_WRPROT <text:s text:c="10"/>: Disabled</text:p>
      <text:p text:style-name="P78"><text:s text:c="6"/>SPI_CFG_ENA <text:s text:c="9"/>: Disabled</text:p>
      <text:p text:style-name="P78"><text:s text:c="6"/>PCI IO size <text:s text:c="9"/>: 4 KBytes</text:p>
      <text:p text:style-name="P78"><text:s text:c="6"/>PCI MEM size <text:s text:c="8"/>: A32 -&gt; 32 MBytes</text:p>
      <text:p text:style-name="P78"><text:s text:c="6"/>PCI PMEM size <text:s text:c="7"/>: A32 -&gt; 512 MBytes</text:p>
      <text:p text:style-name="P78"><text:s text:c="6"/>CONFIG MODE <text:s text:c="9"/>: Static</text:p>
      <text:p text:style-name="P78"><text:s text:c="6"/>USER AGENT <text:s text:c="10"/>: Disabled</text:p>
      <text:p text:style-name="P78"><text:s text:c="6"/>VME_3ROW <text:s text:c="12"/>: No</text:p>
      <text:p text:style-name="P78"><text:s text:c="6"/>TRX_ABT245 <text:s text:c="10"/>: No</text:p>
      <text:p text:style-name="P78"><text:s text:c="6"/>DDR3_SIZE <text:s text:c="11"/>: 2 Gbit [0x10000000]</text:p>
      <text:p text:style-name="P78"><text:s text:c="3"/>Dynamic Options [SFLASH]</text:p>
      <text:p text:style-name="P78"><text:s text:c="6"/>DEVICE_ID <text:s text:c="11"/>: 0x7910</text:p>
      <text:p text:style-name="P78"><text:s text:c="6"/>VENDOR_ID <text:s text:c="11"/>: 0x7357</text:p>
      <text:p text:style-name="P78"><text:s text:c="6"/>opt1 <text:s text:c="16"/>: 0x7a750001</text:p>
      <text:p text:style-name="P78"><text:s text:c="6"/>opt2 <text:s text:c="16"/>: 0x00000000</text:p>
      <text:p text:style-name="P78"><text:s text:c="6"/>opt3 <text:s text:c="16"/>: 0x00000000</text:p>
      <text:p text:style-name="P78"><text:s text:c="3"/>Identifiers</text:p>
      <text:p text:style-name="P78"><text:s text:c="6"/>FPGA eFUSE <text:s text:c="10"/>: 0x79110101</text:p>
      <text:p text:style-name="P78"><text:s text:c="6"/>FPGA Signature <text:s text:c="6"/>: 0x12011601</text:p>
      <text:p text:style-name="P78"><text:s text:c="6"/>FPGA Version <text:s text:c="8"/>: 0x00010102</text:p>
      <text:p text:style-name="P78"><text:s text:c="6"/>TOSCA Signature <text:s text:c="5"/>: 0x20150315</text:p>
      <text:p text:style-name="P78"><text:s text:c="3"/>PCIe End Point status</text:p>
      <text:p text:style-name="P78"><text:s text:c="6"/>Link Status <text:s text:c="9"/>: 0x00061693</text:p>
      <text:p text:style-name="P78"><text:s text:c="6"/>CFG STA 0 <text:s text:c="11"/>: 0x28100000</text:p>
      <text:p text:style-name="P78"><text:s text:c="6"/>CFG STA 1 <text:s text:c="11"/>: 0x00000041</text:p>
      <text:p text:style-name="P78"><text:soft-page-break/><text:s text:c="6"/>CFG STA 2 <text:s text:c="11"/>: 0x00000007</text:p>
      <text:p text:style-name="P78"><text:s text:c="6"/>CFG STA 3 <text:s text:c="11"/>: 0x00000300</text:p>
      <text:p text:style-name="P78"><text:s text:c="3"/>PCIe MSI counters</text:p>
      <text:p text:style-name="P78"><text:s text:c="6"/>MSI Requests <text:s text:c="8"/>: 0x00000000</text:p>
      <text:p text:style-name="P78"><text:s text:c="6"/>MSI Armed <text:s text:c="11"/>: 0x00000000</text:p>
      <text:p text:style-name="P78"><text:s text:c="6"/>MSI Acknowledge <text:s text:c="5"/>: 0x00000000</text:p>
      <text:p text:style-name="P78"><text:s text:c="6"/>MSI Status <text:s text:c="10"/>: 0x00000000</text:p>
      <text:p text:style-name="P78"><text:s text:c="3"/>Artix7 System Monitoring</text:p>
      <text:p text:style-name="P78"><text:s text:c="6"/>Temperature <text:s text:c="9"/>: 44.30 [44.79 - 27.56]</text:p>
      <text:p text:style-name="P78"><text:s text:c="6"/>VCCint <text:s text:c="14"/>: 1.00 [1.00 - 1.00]</text:p>
      <text:p text:style-name="P78"><text:s text:c="6"/>VCCaux <text:s text:c="14"/>: 1.83 [1.84 - 1.83]</text:p>
      <text:p text:style-name="P78"><text:s text:c="3"/>VME Arbitration</text:p>
      <text:p text:style-name="P78"><text:s text:c="6"/>Arbitration Mode <text:s text:c="4"/>: PRI</text:p>
      <text:p text:style-name="P78"><text:s text:c="6"/>Bus Timeout <text:s text:c="9"/>: 16 usec</text:p>
      <text:p text:style-name="P78"><text:s text:c="3"/>VME Master</text:p>
      <text:p text:style-name="P78"><text:s text:c="6"/>Request Mode <text:s text:c="8"/>: RWD</text:p>
      <text:p text:style-name="P78"><text:s text:c="6"/>Request Level <text:s text:c="7"/>: 3</text:p>
      <text:p text:style-name="P78"><text:s text:c="3"/>VME Slave</text:p>
      <text:p text:style-name="P78"><text:s text:c="6"/>A32_base <text:s text:c="12"/>: f0000000</text:p>
      <text:p text:style-name="P78"><text:s text:c="6"/>A32_size <text:s text:c="12"/>: 10000000</text:p>
      <text:p text:style-name="P78"><text:s text:c="6"/>A24_base <text:s text:c="12"/>: <text:s text:c="2"/>400000</text:p>
      <text:p text:style-name="P78"><text:s text:c="6"/>A24_size <text:s text:c="12"/>: <text:s text:c="2"/>100000</text:p>
      <text:p text:style-name="P78"><text:s text:c="6"/>A16_base <text:s text:c="12"/>: <text:s text:c="4"/>8000</text:p>
      <text:p text:style-name="P78"><text:s text:c="6"/>A16_size <text:s text:c="12"/>: <text:s text:c="4"/>2000</text:p>
      <text:p text:style-name="P78"><text:s text:c="6"/>2eBRC_base <text:s text:c="10"/>: c0000000</text:p>
      <text:p text:style-name="P78"><text:s text:c="6"/>2eBRC_size <text:s text:c="10"/>: 40000000</text:p>
      <text:p text:style-name="P78">3:AltMon&gt;</text:p>
      <text:p text:style-name="P177"/>
      <text:p text:style-name="P59"/>
      <text:h text:style-name="Heading_20_3" text:outline-level="3"><text:soft-page-break/>Compare with <text:span text:style-name="T116">M</text:span>ask the <text:span text:style-name="T116">C</text:span>ontent of an <text:span text:style-name="T116">A</text:span>ddress with <text:span text:style-name="T116">P</text:span>redefined <text:span text:style-name="T116">D</text:span>ata</text:h>
      <text:h text:style-name="Heading_20_4" text:outline-level="4"><text:bookmark-start text:name="__RefNumPara__304931191"/>Compare with <text:span text:style-name="T116">M</text:span>ask the <text:span text:style-name="T116">C</text:span>ontent of a<text:span text:style-name="T72">n ALTHEA CSR</text:span> <text:span text:style-name="T116">R</text:span>egister <text:bookmark-end text:name="__RefNumPara__304931191"/></text:h>
      <text:p text:style-name="P67">Command</text:p>
      <text:p text:style-name="P103"><text:span text:style-name="T38">c</text:span><text:span text:style-name="T40">r</text:span> <text:s/>→ <text:s/>compare data with content <text:span text:style-name="T72">ALTHEA CSR</text:span> register</text:p>
      <text:p text:style-name="P103"/>
      <text:p text:style-name="P189">Synopsis</text:p>
      <text:p text:style-name="P103"><text:span text:style-name="T38">c</text:span><text:span text:style-name="T40">r</text:span> &lt;reg&gt; &lt;data&gt; &lt;mask&gt;</text:p>
      <text:p text:style-name="P103"/>
      <text:p text:style-name="P103"><text:s text:c="3"/>where &lt;reg&gt; = register offset in hexadecimal</text:p>
      <text:p text:style-name="P103"><text:s text:c="9"/>&lt;data&gt; = data in hexadecimal</text:p>
      <text:p text:style-name="P103"><text:s text:c="9"/>&lt;mask&gt; = mask in hexadecimal</text:p>
      <text:p text:style-name="P103"/>
      <text:p text:style-name="P189">Description</text:p>
      <text:p text:style-name="P103">The <text:span text:style-name="T38">cc </text:span>command shall be used to <text:span text:style-name="T72">a</text:span> read cycles targeted to <text:span text:style-name="T72">an</text:span> ALTHEA7910 <text:span text:style-name="T72">CSR register</text:span> and compare the result with a predefined data. Only bit set in the mask parameter are used for the comparison.</text:p>
      <text:p text:style-name="P103">The command takes 3 parameters.</text:p>
      <text:p text:style-name="P103">The first parameter shall be the address offset of the <text:span text:style-name="T72">CSR</text:span> register to be accessed.</text:p>
      <text:p text:style-name="P103">The second parameter shall be the data to be used for the comparison.</text:p>
      <text:p text:style-name="P103">The third parameter is the bit mask to be applied before comparing the address content with the data.</text:p>
      <text:p text:style-name="P103"/>
      <text:p text:style-name="P189">Examples</text:p>
      <text:p text:style-name="P97"><text:span text:style-name="T72">39:AltMon&gt;</text:span><text:span text:style-name="T14">cr.w 18 12011601 ffffffff</text:span></text:p>
      <text:p text:style-name="P98">0018 : <text:s/>12011601 - 12011601 [ffffffff]</text:p>
      <text:p text:style-name="P97"><text:span text:style-name="T72">40:AltMon&gt;</text:span><text:span text:style-name="T14">cr.w 18 12011602 ffffffff</text:span></text:p>
      <text:p text:style-name="P98">0018 : <text:s/>12011602 - 12011601 [ffffffff] -&gt; ERROR !!!</text:p>
      <text:p text:style-name="P98">41:AltMon&gt;</text:p>
      <text:p text:style-name="P103"><text:s text:c="2"/></text:p>
      <text:p text:style-name="P179"/>
      <text:p text:style-name="P22"/>
      <text:h text:style-name="Heading_20_4" text:outline-level="4"><text:bookmark-start text:name="__RefNumPara__3050651911"/><text:soft-page-break/>Compare with <text:span text:style-name="T117">M</text:span>ask the <text:span text:style-name="T117">C</text:span>ontent of a <text:span text:style-name="T71">SHM A</text:span>ddress <text:bookmark-end text:name="__RefNumPara__3050651911"/></text:h>
      <text:p text:style-name="P67">Command</text:p>
      <text:p text:style-name="P103"><text:span text:style-name="T38">cs </text:span><text:s text:c="2"/>→ <text:s/>compare content of Shared Memory with data</text:p>
      <text:p text:style-name="P103"/>
      <text:p text:style-name="P189">Synopsis</text:p>
      <text:p text:style-name="P103"><text:span text:style-name="T39">c</text:span><text:span text:style-name="T38">s.</text:span>&lt;ds&gt; &lt;addr&gt; &lt;data&gt; &lt;mask&gt;</text:p>
      <text:p text:style-name="P103"/>
      <text:p text:style-name="P103"><text:s text:c="3"/>where &lt;ds&gt; = b,s,w, (data size 1,2,4)</text:p>
      <text:p text:style-name="P103"><text:s text:c="9"/>&lt;addr&gt; = <text:span text:style-name="T117">SHM</text:span> address <text:span text:style-name="T117">offset</text:span> in hexadecimal</text:p>
      <text:p text:style-name="P103"><text:s text:c="9"/>&lt;data&gt; = data in hexadecimal</text:p>
      <text:p text:style-name="P103"><text:s text:c="9"/>&lt;mask&gt; = mask in hexadecimal</text:p>
      <text:p text:style-name="P103"/>
      <text:p text:style-name="P189">Description</text:p>
      <text:p text:style-name="P103">The <text:span text:style-name="T38">cs</text:span> command shall be used to perform cycles to compare the content of <text:span text:style-name="T71">SHM address</text:span> with a predefined data. It takes 3 parameters.</text:p>
      <text:p text:style-name="P103">The command extensions is made of 1 characters: </text:p>
      <text:p text:style-name="P103"><text:span text:style-name="T38"><text:s text:c="2"/>b</text:span> → for byte access</text:p>
      <text:p text:style-name="P103"><text:span text:style-name="T38"><text:s text:c="2"/>s →</text:span> for 16 bit access</text:p>
      <text:p text:style-name="P103"><text:span text:style-name="T38"><text:s text:c="2"/>w</text:span> → for 32 bit access </text:p>
      <text:p text:style-name="P105">The first parameter shall be <text:span text:style-name="T117">an </text:span>address <text:span text:style-name="T75">offset in shared memory</text:span>.</text:p>
      <text:p text:style-name="P105">The second parameter shall be the data to be used for the comparison.</text:p>
      <text:p text:style-name="P103">The third parameter is the bit mask to be applied before comparing the address content with the data. </text:p>
      <text:p text:style-name="P168"/>
      <text:p text:style-name="P189">Examples</text:p>
      <text:p text:style-name="P131">32:AltMon&gt;<text:span text:style-name="T11">ps.w 10000</text:span></text:p>
      <text:p text:style-name="P131">0x00010000 : 00000000 -&gt; 12345678</text:p>
      <text:p text:style-name="P131">0x00010004 : 00000000 -&gt; .</text:p>
      <text:p text:style-name="P131">33:AltMon&gt;<text:span text:style-name="T11">cs.w 10000 12aa5678 ffffffff</text:span></text:p>
      <text:p text:style-name="P131">00010000 : <text:s/>12aa5678 - 12345678 [ffffffff] -&gt; ERROR !!!</text:p>
      <text:p text:style-name="P131">34:AltMon&gt;<text:span text:style-name="T11">cs.w 10000 12aa5678 ff0000ff</text:span></text:p>
      <text:p text:style-name="P131">00010000 : <text:s/>12aa5678 - 12345678 [ff0000ff]</text:p>
      <text:p text:style-name="P131">35:AltMon&gt;</text:p>
      <text:p text:style-name="P179"/>
      <text:p text:style-name="P59"/>
      <text:h text:style-name="Heading_20_4" text:outline-level="4"><text:bookmark-start text:name="__RefNumPara__305065192"/><text:soft-page-break/>Compare with mask the content of a VME address <text:bookmark-end text:name="__RefNumPara__305065192"/></text:h>
      <text:p text:style-name="P67">Command</text:p>
      <text:p text:style-name="P103"><text:span text:style-name="T38">cv</text:span> → <text:s/>read/write data from/to VME bus</text:p>
      <text:p text:style-name="P103"/>
      <text:p text:style-name="P189">Synopsis</text:p>
      <text:p text:style-name="P103"><text:span text:style-name="T38">cv.</text:span>&lt;ds&gt; &lt;vme_addr&gt; &lt;data&gt; &lt;mask&gt; <text:span text:style-name="T76">[</text:span>&lt;mode&gt;<text:span text:style-name="T76">]</text:span> <text:span text:style-name="T76">[&lt;swap&gt;]</text:span></text:p>
      <text:p text:style-name="P103"/>
      <text:p text:style-name="P103"><text:s text:c="3"/>where &lt;ds&gt; = b,s,w, (data size 1,2,4)</text:p>
      <text:p text:style-name="P103"><text:s text:c="9"/>&lt;vme_addr&gt; = VME address in hexadecimal</text:p>
      <text:p text:style-name="P103"><text:s text:c="9"/>&lt;data&gt; = data in hexadecimal [write cycle]</text:p>
      <text:p text:style-name="P103"><text:s text:c="9"/>&lt;mode&gt; = VME access mode</text:p>
      <text:p text:style-name="P103"><text:s text:c="9"/>&lt;<text:span text:style-name="T76">swap</text:span>&gt; = <text:span text:style-name="T76">hardware swapping (ns, as, ds, qs)</text:span></text:p>
      <text:p text:style-name="P103"/>
      <text:p text:style-name="P189">Description</text:p>
      <text:p text:style-name="P103">The <text:span text:style-name="T41">cv</text:span> command shall be used to compare with mask the content of VME address <text:span text:style-name="T73">with a </text:span>predefined data. It takes up to 4 parameters.</text:p>
      <text:p text:style-name="P103">The command extensions is made of 1 characters. The first character can be: </text:p>
      <text:p text:style-name="P103"><text:span text:style-name="T38"><text:s text:c="2"/>b</text:span> → for byte access</text:p>
      <text:p text:style-name="P103"><text:span text:style-name="T38"><text:s text:c="2"/>s →</text:span> for 16 bit access</text:p>
      <text:p text:style-name="P103"><text:span text:style-name="T38"><text:s text:c="2"/>w</text:span> → for 32 bit access </text:p>
      <text:p text:style-name="P103">The first parameter shall be the VME address.</text:p>
      <text:p text:style-name="P103">The second parameter shall be the data to be used for the comparison.</text:p>
      <text:p text:style-name="P103">The third parameter is the bit mask to be applied before comparing the address content with the data. </text:p>
      <text:p text:style-name="P103">The fourth parameter shall be a string defining the VME access mode <text:span text:style-name="T76">(see §</text:span><text:span text:style-name="T76"><text:bookmark-ref text:reference-format="chapter" text:ref-name="__RefHeading__5084_1226288612">2.1</text:bookmark-ref></text:span><text:span text:style-name="T76">)</text:span></text:p>
      <text:p text:style-name="P168">If the access mode parameter is missing the one used the last time a VME cycle was executed is kept. When AltMon is launched, <text:span text:style-name="T38">a32</text:span> is selected by default.</text:p>
      <text:p text:style-name="P169">The fifth parameters allows to set the VME interface hardware swapper. By default no swapping (<text:span text:style-name="T11">ns</text:span>) is performed.</text:p>
      <text:p text:style-name="P103"/>
      <text:p text:style-name="P189">Examples</text:p>
      <text:p text:style-name="P103">AltMon#0&gt;<text:span text:style-name="T11">pv.w 0 12345678 m:a32</text:span></text:p>
      <text:p text:style-name="P103">AltMon#0&gt;<text:span text:style-name="T11">cv.w 0 345600 ffffffff</text:span></text:p>
      <text:p text:style-name="P103">00000000 : <text:s/>12345678 - 00345600 [ffffffff] -&gt; ERROR !!!</text:p>
      <text:p text:style-name="P103">AltMon#0&gt;<text:span text:style-name="T11">cv.w 0 345600 ffff00</text:span></text:p>
      <text:p text:style-name="P103">00000000 : <text:s/>12345678 - 00345600 [00ffff00]</text:p>
      <text:p text:style-name="P103">AltMon#0&gt;<text:span text:style-name="T11">cv.w 0 345600 ffff00 m:a24</text:span></text:p>
      <text:p text:style-name="P103">00000000 : <text:s/>ffffffff - 00345600 [00ffff00] -&gt; ERROR !!!</text:p>
      <text:p text:style-name="P103">AltMon#0&gt;</text:p>
      <text:p text:style-name="P176"/>
      <text:p text:style-name="P59"/>
      <text:h text:style-name="Heading_20_3" text:outline-level="3"><text:bookmark-start text:name="__RefNumPara__30451019"/><text:soft-page-break/>Perform DMA operation<text:bookmark-end text:name="__RefNumPara__30451019"/></text:h>
      <text:h text:style-name="Heading_20_4" text:outline-level="4">DMA move</text:h>
      <text:p text:style-name="P67">Command</text:p>
      <text:p text:style-name="P103"><text:span text:style-name="T38">dma</text:span> → <text:s/>perform a data transfer using DMA engines </text:p>
      <text:p text:style-name="P103"/>
      <text:p text:style-name="P189">Synopsis</text:p>
      <text:p text:style-name="P103"><text:span text:style-name="T38">dma.</text:span><text:span text:style-name="T64">[&lt;chan&gt;]</text:span> <text:span text:style-name="T38">start</text:span> &lt;des_addr&gt;:&lt;des_space&gt; <text:s/>&lt;src_addr&gt;:&lt;src_space&gt; &lt;size&gt;</text:p>
      <text:p text:style-name="P103"/>
      <text:p text:style-name="P106"><text:s text:c="3"/>where <text:span text:style-name="T78">&lt;chan&gt; <text:s text:c="5"/>= DMA channet (0 or 1)</text:span></text:p>
      <text:p text:style-name="P106"><text:s text:c="9"/>&lt;des_addr&gt; <text:s/>= address offset in the destination space</text:p>
      <text:p text:style-name="P103"><text:s text:c="9"/>&lt;des_space&gt; = destination space identifier</text:p>
      <text:p text:style-name="P103"><text:s text:c="9"/>&lt;src_addr&gt; <text:s/>= address offset in the source space</text:p>
      <text:p text:style-name="P103"><text:s text:c="9"/>&lt;src_space&gt; = source space identifier</text:p>
      <text:p text:style-name="P103"><text:s text:c="9"/>&lt;size&gt; <text:s text:c="5"/>= transfer size in byte</text:p>
      <text:p text:style-name="P103"/>
      <text:p text:style-name="P189">Description</text:p>
      <text:p text:style-name="P103">The <text:span text:style-name="T38">dma</text:span> command allows to move data from a source address space identified by &lt;src_space&gt; to a destination address space identified by &lt;des_space&gt;. Allowed address space identifiers are:</text:p>
      <text:p text:style-name="P103"><text:s text:c="3"/>0 → PCI memory space</text:p>
      <text:p text:style-name="P103"><text:s text:c="3"/>2 → Shared Memory</text:p>
      <text:p text:style-name="P103"><text:s text:c="3"/>3 → FPGA user's space</text:p>
      <text:p text:style-name="P103"><text:s text:c="3"/><text:span text:style-name="T79">8</text:span> → <text:span text:style-name="T79">test buffer allocated in system memory</text:span></text:p>
      <text:p text:style-name="P103"><text:s text:c="2"/>31 → VME A32</text:p>
      <text:p text:style-name="P103"><text:s text:c="2"/>41 → VME BLT</text:p>
      <text:p text:style-name="P103"><text:s text:c="2"/>51 → VME MBLT</text:p>
      <text:p text:style-name="P103"><text:s text:c="2"/>61 → 2eVME</text:p>
      <text:p text:style-name="P103"><text:s text:c="2"/>71 → 2eVME Fast </text:p>
      <text:p text:style-name="P103"><text:s text:c="2"/>81 → 2eSST 160</text:p>
      <text:p text:style-name="P103"><text:s text:c="2"/>91 → 2eSST 233</text:p>
      <text:p text:style-name="P103"><text:s text:c="2"/>a1 → 2eSST 320</text:p>
      <text:p text:style-name="P106">The &lt;src_addr&gt; and &lt;des_addr&gt; parameters are the address offsets in the <text:s/>source and destination spaces.</text:p>
      <text:p text:style-name="P106"><text:span text:style-name="T78">The &lt;size&gt; parameter is the transfer size in bytes.</text:span> </text:p>
      <text:p text:style-name="P103"><text:s text:c="2"/></text:p>
      <text:p text:style-name="P103"/>
      <text:p text:style-name="P189">Examples</text:p>
      <text:p text:style-name="P77">Move 64 Kbytes from the VME address 0x80000000 to the kernel buffer allocated by AltMon using VME <text:span text:style-name="T80">2e320</text:span> transfer mode <text:span text:style-name="T80">(a1)</text:span>.</text:p>
      <text:p text:style-name="P77"/>
      <text:p text:style-name="P107"><text:span text:style-name="T6">19:AltMon&gt;</text:span><text:span text:style-name="T28">dm.w 0</text:span></text:p>
      <text:p text:style-name="P81">0x00000000 : 00000000 00000000 00000000 00000000 <text:s/>................</text:p>
      <text:p text:style-name="P81">0x00000010 : 00000000 00000000 00000000 00000000 <text:s/>................</text:p>
      <text:p text:style-name="P81">0x00000020 : 00000000 00000000 00000000 00000000 <text:s/>................</text:p>
      <text:p text:style-name="P81">0x00000030 : 00000000 00000000 00000000 00000000 <text:s/>................</text:p>
      <text:p text:style-name="P107"><text:span text:style-name="T6">20:AltMon&gt;</text:span><text:span text:style-name="T28">dv.w 80000000 a32</text:span></text:p>
      <text:p text:style-name="P81">0x80000000 : 00000000 00000004 00000008 0000000c <text:s/>................</text:p>
      <text:p text:style-name="P81">0x80000010 : 00000010 00000014 00000018 0000001c <text:s/>................</text:p>
      <text:p text:style-name="P81">0x80000020 : 00000020 00000024 00000028 0000002c <text:s/>... ...$...(...,</text:p>
      <text:p text:style-name="P81">0x80000030 : 00000030 00000034 00000038 0000003c <text:s/>...0...4...8...&lt;</text:p>
      <text:p text:style-name="P107"><text:span text:style-name="T6">21:AltMon&gt;</text:span><text:span text:style-name="T28">dma.0 start 0:8 80000000:a1 10000</text:span></text:p>
      <text:p text:style-name="P81">OK -&gt; status = 00000005</text:p>
      <text:p text:style-name="P81">OK -&gt; status = 24000115</text:p>
      <text:p text:style-name="P107"><text:span text:style-name="T6">22:AltMon&gt;</text:span><text:span text:style-name="T28">dm.w 0</text:span></text:p>
      <text:p text:style-name="P81">0x00000000 : 00000000 00000004 00000008 0000000c <text:s/>................</text:p>
      <text:p text:style-name="P81">0x00000010 : 00000010 00000014 00000018 0000001c <text:s/>................</text:p>
      <text:p text:style-name="P81"><text:soft-page-break/>0x00000020 : 00000020 00000024 00000028 0000002c <text:s/>... ...$...(...,</text:p>
      <text:p text:style-name="P81">0x00000030 : 00000030 00000034 00000038 0000003c <text:s/>...0...4...8...&lt;</text:p>
      <text:p text:style-name="P107"><text:span text:style-name="T6">23:AltMon&gt;</text:span><text:span text:style-name="T5"> </text:span><text:span text:style-name="T36"><text:s/></text:span></text:p>
      <text:p text:style-name="P179"/>
      <text:p text:style-name="P59"/>
      <text:h text:style-name="P218" text:outline-level="4">DMA Status</text:h>
      <text:p text:style-name="P73">Command</text:p>
      <text:p text:style-name="P150"><text:span text:style-name="T38">d</text:span><text:span text:style-name="T57">ma status</text:span><text:span text:style-name="T38"> </text:span><text:s/>→ <text:s/><text:span text:style-name="T118">show the status of a DMA channel</text:span> </text:p>
      <text:p text:style-name="P150"/>
      <text:p text:style-name="P195">Synopsis</text:p>
      <text:p text:style-name="P150"><text:span text:style-name="T38">d</text:span><text:span text:style-name="T57">ma[.</text:span><text:span text:style-name="T118">&lt;chan&gt;] </text:span><text:span text:style-name="T57">status</text:span></text:p>
      <text:p text:style-name="P150"/>
      <text:p text:style-name="P150"><text:s text:c="3"/>where &lt;start&gt; = start <text:span text:style-name="T81">offset</text:span> in hexadecimal</text:p>
      <text:p text:style-name="P150"><text:s text:c="9"/>&lt;end&gt; = end <text:span text:style-name="T81">offset</text:span> in hexadecimal</text:p>
      <text:p text:style-name="P150"/>
      <text:p text:style-name="P195">Description</text:p>
      <text:p text:style-name="P150">The <text:span text:style-name="T38">d</text:span><text:span text:style-name="T57">ma status</text:span> <text:span text:style-name="T118">operation display the current state of the four hardware registers controlling the DMA channel</text:span></text:p>
      <text:p text:style-name="P150"/>
      <text:p text:style-name="P195">Examples</text:p>
      <text:p text:style-name="P150"><text:span text:style-name="T118">14:AltMon&gt;</text:span><text:span text:style-name="T29">dma.1 status</text:span></text:p>
      <text:p text:style-name="P160">DMA#1 CSR registers</text:p>
      <text:p text:style-name="P160">RD: 80500000: 00000000 : 00000000: 00000000</text:p>
      <text:p text:style-name="P160">WR: 80900000: 00000000 : 00000000: 00000000</text:p>
      <text:p text:style-name="P150"><text:span text:style-name="T118">15:AltMon&gt;</text:span><text:span text:style-name="T29">dma.1 start 0:8 10000000:a1 10000</text:span></text:p>
      <text:p text:style-name="P160">OK -&gt; status = 0000000a</text:p>
      <text:p text:style-name="P160">OK -&gt; status = 2600011a</text:p>
      <text:p text:style-name="P150"><text:span text:style-name="T118">16:AltMon&gt;</text:span><text:span text:style-name="T29">dma.1 status</text:span></text:p>
      <text:p text:style-name="P160">DMA#1 CSR registers</text:p>
      <text:p text:style-name="P160">RD: 8058a000: 00000010 : 00003800: 80000000</text:p>
      <text:p text:style-name="P160">WR: 8091e000: 00000010 : 00003820: 80000000</text:p>
      <text:p text:style-name="P160">17:AltMon&gt;</text:p>
      <text:p text:style-name="P185"/>
      <text:p text:style-name="P210"/>
      <text:h text:style-name="P229" text:outline-level="3">Display <text:span text:style-name="T119">A</text:span>ddress <text:span text:style-name="T119">C</text:span>ontent</text:h>
      <text:h text:style-name="P219" text:outline-level="4"><text:bookmark-start text:name="__RefNumPara__304549191"/>Display <text:span text:style-name="T81">ALTHEA PCI Configuration Registers</text:span><text:bookmark-end text:name="__RefNumPara__304549191"/></text:h>
      <text:p text:style-name="P72">Command</text:p>
      <text:p text:style-name="P149"><text:span text:style-name="T38">d</text:span><text:span text:style-name="T56">c</text:span><text:span text:style-name="T38"> </text:span><text:s/>→ <text:s/>display content <text:span text:style-name="T81">ALTHEA PCI configuration registers</text:span> </text:p>
      <text:p text:style-name="P149"/>
      <text:p text:style-name="P194">Synopsis</text:p>
      <text:p text:style-name="P149"><text:span text:style-name="T38">d</text:span><text:span text:style-name="T56">c</text:span> &lt;start&gt;[..&lt;end&gt;]</text:p>
      <text:p text:style-name="P149"/>
      <text:p text:style-name="P149"><text:s text:c="3"/>where &lt;start&gt; = start <text:span text:style-name="T81">offset</text:span> in hexadecimal</text:p>
      <text:p text:style-name="P149"><text:s text:c="9"/>&lt;end&gt; = end <text:span text:style-name="T81">offset</text:span> in hexadecimal</text:p>
      <text:p text:style-name="P149"/>
      <text:p text:style-name="P194">Description</text:p>
      <text:p text:style-name="P149">The <text:span text:style-name="T38">d</text:span><text:span text:style-name="T56">c</text:span> command shall be used to display the content of <text:span text:style-name="T81">ALTHEA PCI Express End Point configuration registers</text:span>.</text:p>
      <text:p text:style-name="P149">The <text:span text:style-name="T81">only</text:span> parameter shall be a range of <text:span text:style-name="T114">register </text:span>address offsets whose content shall be displayed.</text:p>
      <text:p text:style-name="P149"/>
      <text:p text:style-name="P194">Examples</text:p>
      <text:p text:style-name="P149"><text:span text:style-name="T114">12:AltMon&gt;</text:span><text:span text:style-name="T30">dc.w 0</text:span></text:p>
      <text:p text:style-name="P149"/>
      <text:p text:style-name="P161"><text:s text:c="2"/>0x0000 : 0x79107357 0x00100007 0x06800001 0x00000008 </text:p>
      <text:p text:style-name="P161"><text:s text:c="2"/>0x0010 : 0x4800000c 0x00000000 0x50000000 0x58000000 </text:p>
      <text:p text:style-name="P161"><text:s text:c="2"/>0x0020 : 0x00001001 0x00000000 0x00000000 0x01012015 </text:p>
      <text:p text:style-name="P161"><text:s text:c="2"/>0x0030 : 0x00000000 0x00000040 0x00000000 0x000001ff </text:p>
      <text:p text:style-name="P149"/>
      <text:p text:style-name="P161">13:AltMon&gt;</text:p>
      <text:p text:style-name="P184"/>
      <text:p text:style-name="P62"/>
      <text:h text:style-name="Heading_20_4" text:outline-level="4"><text:bookmark-start text:name="__RefNumPara__30446419"/><text:soft-page-break/>Display <text:span text:style-name="T120">A</text:span>ddress <text:span text:style-name="T120">R</text:span>ange from <text:span text:style-name="T120">S</text:span>ystem <text:span text:style-name="T120">M</text:span>emory<text:bookmark-end text:name="__RefNumPara__30446419"/></text:h>
      <text:p text:style-name="P67">Command</text:p>
      <text:p text:style-name="P103"><text:span text:style-name="T38">dm</text:span> → <text:s/>display content of <text:span text:style-name="T79">kernel buffer</text:span> </text:p>
      <text:p text:style-name="P103"/>
      <text:p text:style-name="P189">Synopsis</text:p>
      <text:p text:style-name="P103"><text:span text:style-name="T38">dm.</text:span>&lt;ds&gt;[&lt;swap&gt;] &lt;start&gt;[..&lt;end&gt;]</text:p>
      <text:p text:style-name="P103"/>
      <text:p text:style-name="P103"><text:s text:c="3"/>where &lt;ds&gt; = b,s,w, (data size 1,2,4)</text:p>
      <text:p text:style-name="P103"><text:s text:c="9"/>&lt;swap&gt; = s if swapping is req<text:span text:style-name="T79">u</text:span>ired</text:p>
      <text:p text:style-name="P103"><text:s text:c="9"/>&lt;start&gt; = start address in hexadecimal</text:p>
      <text:p text:style-name="P103"><text:s text:c="9"/>&lt;end&gt; = end address in hexadecimal</text:p>
      <text:p text:style-name="P103"/>
      <text:p text:style-name="P189">Description</text:p>
      <text:p text:style-name="P103">The <text:span text:style-name="T38">dm</text:span> command shall be used to display the content of the kernel buffer allocated in system memory during the AltMon initialization phase. This buffer is provided to perform test with the VME slave interface and to offer DMA engines an access to the system memory.</text:p>
      <text:p text:style-name="P103">The command extensions is made of 1 or 2 characters. The first character can be: </text:p>
      <text:p text:style-name="P103"><text:span text:style-name="T38"><text:s text:c="2"/>b</text:span> → for byte access</text:p>
      <text:p text:style-name="P103"><text:span text:style-name="T38"><text:s text:c="2"/>s →</text:span> for 16 bit access</text:p>
      <text:p text:style-name="P103"><text:span text:style-name="T38"><text:s text:c="2"/>w</text:span> → for 32 bit access</text:p>
      <text:p text:style-name="P103"><text:span text:style-name="T38"><text:s text:c="2"/>l</text:span> → for 64 bit access </text:p>
      <text:p text:style-name="P103">The second character (optional) shall be <text:span text:style-name="T38">s</text:span> if the data are to be displayed byte swapped (meaningful only for 16, 32 and 64 bits accesses).</text:p>
      <text:p text:style-name="P103">The first parameter shall be a range of address offsets whose content are to be displayed according to the data size chosen. Address offsets are offset related to the base address of the allocated buffer.</text:p>
      <text:p text:style-name="P103"/>
      <text:p text:style-name="P189">Examples</text:p>
      <text:p text:style-name="P82">28:AltMon&gt;<text:span text:style-name="T11">dm.w 0</text:span></text:p>
      <text:p text:style-name="P82">0x00000000 : 00010203 04050607 08090a0b 0c0d0e0f <text:s/>................</text:p>
      <text:p text:style-name="P82">0x00000010 : 10111213 14151617 18191a1b 1c1d1e1f <text:s/>................</text:p>
      <text:p text:style-name="P82">0x00000020 : 20212223 24252627 28292a2b 2c2d2e2f <text:s text:c="2"/>!"#$%&amp;'()*+,-./</text:p>
      <text:p text:style-name="P82">0x00000030 : 30313233 34353637 38393a3b 3c3d3e3f <text:s/>0123456789:;&lt;=&gt;?</text:p>
      <text:p text:style-name="P108"><text:span text:style-name="T7">29:AltMon&gt;</text:span><text:span text:style-name="T36"> </text:span></text:p>
      <text:p text:style-name="P179"/>
      <text:p text:style-name="P59"/>
      <text:h text:style-name="Heading_20_4" text:outline-level="4"><text:bookmark-start text:name="__RefNumPara__30454919"/><text:soft-page-break/>Display <text:span text:style-name="T81">ALTHEA CSR Registers</text:span><text:bookmark-end text:name="__RefNumPara__30454919"/></text:h>
      <text:p text:style-name="P67">Command</text:p>
      <text:p text:style-name="P103"><text:span text:style-name="T38">d</text:span><text:span text:style-name="T45">r</text:span><text:span text:style-name="T38"> </text:span><text:s/>→ <text:s/>display content <text:span text:style-name="T81">ALTHEA CSR registers</text:span> </text:p>
      <text:p text:style-name="P103"/>
      <text:p text:style-name="P189">Synopsis</text:p>
      <text:p text:style-name="P103"><text:span text:style-name="T38">d</text:span><text:span text:style-name="T45">r</text:span> &lt;start&gt;[..&lt;end&gt;]</text:p>
      <text:p text:style-name="P103"/>
      <text:p text:style-name="P103"><text:s text:c="3"/>where &lt;start&gt; = start <text:span text:style-name="T81">offset</text:span> in hexadecimal</text:p>
      <text:p text:style-name="P103"><text:s text:c="9"/>&lt;end&gt; <text:s text:c="2"/>= end <text:span text:style-name="T81">offset</text:span> in hexadecimal</text:p>
      <text:p text:style-name="P103"/>
      <text:p text:style-name="P189">Description</text:p>
      <text:p text:style-name="P103">The <text:span text:style-name="T38">d</text:span><text:span text:style-name="T45">r</text:span> command shall be used to display the content of <text:span text:style-name="T81">ALTHEA CSR registers</text:span>.</text:p>
      <text:p text:style-name="P103">The <text:span text:style-name="T81">only</text:span> parameter shall be a range of address offsets whose content shall be displayed.</text:p>
      <text:p text:style-name="P103"/>
      <text:p text:style-name="P189">Examples</text:p>
      <text:p text:style-name="P109"><text:span text:style-name="T81">32:AltMon&gt;</text:span><text:span text:style-name="T15">dr 0..20</text:span></text:p>
      <text:p text:style-name="P109"/>
      <text:p text:style-name="P132"><text:s text:c="2"/>0x0000 : 0x00a5c815 0x40000000 0x79107357 0x00030000 </text:p>
      <text:p text:style-name="P132"><text:s text:c="2"/>0x0010 : 0x00000044 0x79110101 0x12011601 0x00010102 </text:p>
      <text:p text:style-name="P109"/>
      <text:p text:style-name="P132">33:AltMon&gt;</text:p>
      <text:p text:style-name="P179"/>
      <text:p text:style-name="P61"/>
      <text:h text:style-name="P220" text:outline-level="4"><text:bookmark-start text:name="__RefNumPara__304464191"/><text:soft-page-break/>Display <text:span text:style-name="T121">A</text:span>ddress <text:span text:style-name="T121">R</text:span>ange from <text:span text:style-name="T121">Shared</text:span> <text:span text:style-name="T121">M</text:span>emory<text:bookmark-end text:name="__RefNumPara__304464191"/></text:h>
      <text:p text:style-name="P71">Command</text:p>
      <text:p text:style-name="P148"><text:span text:style-name="T38">d</text:span><text:span text:style-name="T55">s</text:span> → <text:s/>display content of <text:span text:style-name="T113">shared memory</text:span> </text:p>
      <text:p text:style-name="P148"/>
      <text:p text:style-name="P193">Synopsis</text:p>
      <text:p text:style-name="P148"><text:span text:style-name="T38">d</text:span><text:span text:style-name="T55">s</text:span><text:span text:style-name="T38">.</text:span>&lt;ds&gt;[&lt;swap&gt;] &lt;start&gt;[..&lt;end&gt;]</text:p>
      <text:p text:style-name="P148"/>
      <text:p text:style-name="P148"><text:s text:c="3"/>where &lt;ds&gt; = b,s,w, (data size 1,2,4)</text:p>
      <text:p text:style-name="P148"><text:s text:c="9"/>&lt;swap&gt; = s if swapping is req<text:span text:style-name="T79">u</text:span>ired</text:p>
      <text:p text:style-name="P148"><text:s text:c="9"/>&lt;start&gt; = start address in hexadecimal</text:p>
      <text:p text:style-name="P148"><text:s text:c="9"/>&lt;end&gt; = end address in hexadecimal</text:p>
      <text:p text:style-name="P148"/>
      <text:p text:style-name="P193">Description</text:p>
      <text:p text:style-name="P148">The <text:span text:style-name="T38">dm</text:span> command shall be used to display the content of the <text:span text:style-name="T113">ALTHEA Shared Memory</text:span>. </text:p>
      <text:p text:style-name="P148">The command extensions is made of 1 or 2 characters. The first character can be: </text:p>
      <text:p text:style-name="P148"><text:span text:style-name="T38"><text:s text:c="2"/>b</text:span> → for byte access</text:p>
      <text:p text:style-name="P148"><text:span text:style-name="T38"><text:s text:c="2"/>s →</text:span> for 16 bit access</text:p>
      <text:p text:style-name="P148"><text:span text:style-name="T38"><text:s text:c="2"/>w</text:span> → for 32 bit access</text:p>
      <text:p text:style-name="P148"><text:span text:style-name="T38"><text:s text:c="2"/>l</text:span> → for 64 bit access </text:p>
      <text:p text:style-name="P148">The second character (optional) shall be <text:span text:style-name="T38">s</text:span> if the data are to be displayed byte swapped (meaningful only for 16, 32 and 64 bits accesses).</text:p>
      <text:p text:style-name="P148">The first parameter shall be a range of address offsets whose content are to be displayed according to the data size chosen. Address offsets are offset related to the base address of the <text:span text:style-name="T113">Shared Memory</text:span>.</text:p>
      <text:p text:style-name="P148"/>
      <text:p text:style-name="P193">Examples</text:p>
      <text:p text:style-name="P83"><text:span text:style-name="T121">18:AltMon&gt;</text:span><text:span text:style-name="T31">ds.w 1000</text:span></text:p>
      <text:p text:style-name="P89">0x00001000 : ff001000 ff001004 ff001008 ff00100c <text:s/>................</text:p>
      <text:p text:style-name="P89">0x00001010 : ff001010 ff001014 ff001018 ff00101c <text:s/>................</text:p>
      <text:p text:style-name="P89">0x00001020 : ff001020 ff001024 ff001028 ff00102c <text:s/>... ...$...(...,</text:p>
      <text:p text:style-name="P89">0x00001030 : ff001030 ff001034 ff001038 ff00103c <text:s/>...0...4...8...&lt;</text:p>
      <text:p text:style-name="P83"><text:span text:style-name="T121">19:AltMon&gt;</text:span><text:span text:style-name="T31">ds.ss 1000</text:span></text:p>
      <text:p text:style-name="P89">0x00001000 : 00ff 0010 00ff 0410 00ff 0810 00ff 0c10 <text:s/>................</text:p>
      <text:p text:style-name="P89">0x00001010 : 00ff 1010 00ff 1410 00ff 1810 00ff 1c10 <text:s/>................</text:p>
      <text:p text:style-name="P89">0x00001020 : 00ff 2010 00ff 2410 00ff 2810 00ff 2c10 <text:s/>... ...$...(...,</text:p>
      <text:p text:style-name="P89">0x00001030 : 00ff 3010 00ff 3410 00ff 3810 00ff 3c10 <text:s/>...0...4...8...&lt;</text:p>
      <text:p text:style-name="P151"><text:span text:style-name="T8">20:AltMon&gt;</text:span><text:span text:style-name="T36"> </text:span></text:p>
      <text:p text:style-name="P183"/>
      <text:p text:style-name="P61"/>
      <text:h text:style-name="Heading_20_4" text:outline-level="4"><text:bookmark-start text:name="__RefNumPara__30461619"/><text:soft-page-break/>Display VME <text:span text:style-name="T122">A</text:span>ddress <text:span text:style-name="T122">R</text:span>ange<text:bookmark-end text:name="__RefNumPara__30461619"/></text:h>
      <text:p text:style-name="P67">Command</text:p>
      <text:p text:style-name="P103"><text:span text:style-name="T38">dv</text:span> → <text:s/>display content of VME addresses </text:p>
      <text:p text:style-name="P103"/>
      <text:p text:style-name="P189">Synopsis</text:p>
      <text:p text:style-name="P103"><text:span text:style-name="T38">dv.</text:span>&lt;ds&gt; &lt;start&gt;[..&lt;end&gt;] <text:span text:style-name="T82">[</text:span>&lt;mode&gt;<text:span text:style-name="T82">] [&lt;swap&gt;]</text:span></text:p>
      <text:p text:style-name="P103"/>
      <text:p text:style-name="P103"><text:s text:c="3"/>where &lt;ds&gt; = b,s,w, (data size 1,2,4)</text:p>
      <text:p text:style-name="P103"><text:s text:c="9"/>&lt;start&gt; = start address in hexadecimal</text:p>
      <text:p text:style-name="P103"><text:s text:c="9"/>&lt;end&gt; = end address in hexadecimal</text:p>
      <text:p text:style-name="P103"><text:s text:c="9"/>&lt;mode&gt; = address mode <text:span text:style-name="T82">(see §</text:span><text:span text:style-name="T82"><text:bookmark-ref text:reference-format="chapter" text:ref-name="__RefHeading__7467_1226288612">2.1.2.3</text:bookmark-ref></text:span><text:span text:style-name="T82">)</text:span></text:p>
      <text:p text:style-name="P103"><text:s text:c="9"/><text:span text:style-name="T82">&lt;swap&gt; = hardware swapping mode (ns, as)</text:span></text:p>
      <text:p text:style-name="P103"/>
      <text:p text:style-name="P189">Description</text:p>
      <text:p text:style-name="P103">The <text:span text:style-name="T38">dv</text:span> command shall be used to perform PCI configuration cycles targeted to the ALTHEA7910 FPGA PCIe End Point. It takes an address range as parameter.</text:p>
      <text:p text:style-name="P103">The command extensions is made of 1 or 2 characters. The first character can be: </text:p>
      <text:p text:style-name="P103"><text:span text:style-name="T38"><text:s text:c="2"/>b</text:span> → for byte access</text:p>
      <text:p text:style-name="P103"><text:span text:style-name="T38"><text:s text:c="2"/>s →</text:span> for 16 bit access</text:p>
      <text:p text:style-name="P103"><text:span text:style-name="T38"><text:s text:c="2"/>w</text:span> → for 32 bit access</text:p>
      <text:p text:style-name="P103"><text:span text:style-name="T38"><text:s text:c="2"/>l</text:span> → for 64 bit access </text:p>
      <text:p text:style-name="P103">The first parameter shall be a range of VME address whose content shall be displayed according to the data size chosen. AltMon creates dynamically the address mapping in order to perform the requested VME cycles.</text:p>
      <text:p text:style-name="P103">The second parameter shall be a string defining the VME access mode <text:span text:style-name="T82">(see §</text:span><text:span text:style-name="T82"><text:bookmark-ref text:reference-format="chapter" text:ref-name="__RefHeading__7467_1226288612">2.1.2.3</text:bookmark-ref></text:span><text:span text:style-name="T82">).</text:span>If the access mode parameter is missing the one used in the last cycle is kept. When AltMon is launched, <text:span text:style-name="T38">a32</text:span> is selected by default.</text:p>
      <text:p text:style-name="P168">If the address range parameter is missing, the display <text:span text:style-name="T82">uses the same range</text:span> <text:span text:style-name="T82">as</text:span> used in the la<text:span text:style-name="T82">st time the </text:span><text:span text:style-name="T16">dv, </text:span><text:span text:style-name="T17">fv </text:span><text:span text:style-name="T9">or</text:span><text:span text:style-name="T17"> pv</text:span><text:span text:style-name="T82"> command was executed</text:span>.</text:p>
      <text:p text:style-name="P170">The hardware swapping mode shall be:</text:p>
      <text:p text:style-name="P170"><text:s text:c="2"/>ns : no swapping</text:p>
      <text:p text:style-name="P170"><text:s text:c="2"/>as : auto swap </text:p>
      <text:p text:style-name="P103"/>
      <text:p text:style-name="P189">Examples</text:p>
      <text:p text:style-name="P99">35:AltMon&gt;<text:span text:style-name="T11">dv.w 80000000..80000020 a32 ns</text:span></text:p>
      <text:p text:style-name="P99">0x80000000 : 00000000 00000004 00000008 0000000c <text:s/>................</text:p>
      <text:p text:style-name="P99">0x80000010 : 00000010 00000014 00000018 0000001c <text:s/>................</text:p>
      <text:p text:style-name="P99">36:AltMon&gt;<text:span text:style-name="T11">dv.w 80000000</text:span></text:p>
      <text:p text:style-name="P99">0x80000000 : 00000000 00000004 00000008 0000000c <text:s/>................</text:p>
      <text:p text:style-name="P99">0x80000010 : 00000010 00000014 00000018 0000001c <text:s/>................</text:p>
      <text:p text:style-name="P99">37:AltMon&gt;<text:span text:style-name="T11">dv.s 80000000..80000040 a32 as</text:span></text:p>
      <text:p text:style-name="P99">0x80000000 : 0000 0000 0400 0000 0800 0000 0c00 0000 <text:s/>................</text:p>
      <text:p text:style-name="P99">0x80000010 : 1000 0000 1400 0000 1800 0000 1c00 0000 <text:s/>................</text:p>
      <text:p text:style-name="P99">0x80000020 : 2000 0000 2400 0000 2800 0000 2c00 0000 <text:s text:c="2"/>...$...(...,...</text:p>
      <text:p text:style-name="P99">0x80000030 : 3000 0000 3400 0000 3800 0000 3c00 0000 <text:s/>0...4...8...&lt;...</text:p>
      <text:p text:style-name="P99">38:AltMon&gt;</text:p>
      <text:p text:style-name="P178"/>
      <text:p text:style-name="P59"/>
      <text:h text:style-name="Heading_20_3" text:outline-level="3"><text:soft-page-break/>Fill <text:span text:style-name="T123">A</text:span>ddress <text:span text:style-name="T123">R</text:span>ange with <text:span text:style-name="T123">D</text:span>ata</text:h>
      <text:h text:style-name="Heading_20_4" text:outline-level="4"><text:bookmark-start text:name="__RefNumPara__30464119"/>Fill <text:span text:style-name="T123">Address Range in</text:span> <text:span text:style-name="T123">Kernel Buffer</text:span><text:bookmark-end text:name="__RefNumPara__30464119"/></text:h>
      <text:p text:style-name="P67">Command</text:p>
      <text:p text:style-name="P103"><text:span text:style-name="T38">fm</text:span> → <text:s/>fill an address range in <text:span text:style-name="T83">kernel buffer</text:span> with a data set</text:p>
      <text:p text:style-name="P103"/>
      <text:p text:style-name="P189">Synopsis</text:p>
      <text:p text:style-name="P103"><text:span text:style-name="T38">fm.</text:span>&lt;ds&gt;[&lt;swap&gt;] &lt;start&gt;[..&lt;end&gt;] <text:span text:style-name="T123">&lt;</text:span>data<text:span text:style-name="T123">&gt;</text:span></text:p>
      <text:p text:style-name="P103"/>
      <text:p text:style-name="P103"><text:s text:c="3"/>where &lt;ds&gt; <text:s text:c="3"/>= b,s,w, (data size 1,2,4)</text:p>
      <text:p text:style-name="P103"><text:s text:c="9"/>&lt;swap&gt; <text:s/>= s if swapping is required</text:p>
      <text:p text:style-name="P103"><text:s text:c="9"/>&lt;start&gt; = start offset in hexadecimal</text:p>
      <text:p text:style-name="P103"><text:s text:c="9"/>&lt;end&gt; <text:s text:c="2"/>= end offset in hexadecimal</text:p>
      <text:p text:style-name="P103"><text:s text:c="9"/>&lt;data&gt; <text:s/>= data set</text:p>
      <text:p text:style-name="P103"/>
      <text:p text:style-name="P189">Description</text:p>
      <text:p text:style-name="P103">The <text:span text:style-name="T38">fs</text:span> command shall be used to fill a range of address in <text:span text:style-name="T83">the kernel allocated buffer</text:span> with a data set.</text:p>
      <text:p text:style-name="P103">The command extensions is made of 1 or 2 characters. The first character can be: </text:p>
      <text:p text:style-name="P103"><text:span text:style-name="T38"><text:s text:c="2"/>b</text:span> → for byte access</text:p>
      <text:p text:style-name="P103"><text:span text:style-name="T38"><text:s text:c="2"/>s →</text:span> for 16 bit access</text:p>
      <text:p text:style-name="P103"><text:span text:style-name="T38"><text:s text:c="2"/>w</text:span> → for 32 bit access</text:p>
      <text:p text:style-name="P103"><text:span text:style-name="T38"><text:s text:c="2"/>l</text:span> → for 64 bit access </text:p>
      <text:p text:style-name="P103">The second character is optional and shall be <text:span text:style-name="T38">s</text:span> if byte swapping is required (meaningful only for 16, 32 and 64 bits accesses).</text:p>
      <text:p text:style-name="P103">The first parameter shall be a range of address offsets (relative to the <text:span text:style-name="T83">kernel buffer</text:span> base address) whose content shall be initialized according to the data size chosen. </text:p>
      <text:p text:style-name="P152">The second parameters defines the data set to be used to fill the address range <text:span text:style-name="T84">(see §</text:span><text:span text:style-name="T84"><text:bookmark-ref text:reference-format="chapter" text:ref-name="__RefHeading__7958_1226288612">2.1.2.2</text:bookmark-ref></text:span><text:span text:style-name="T84">)</text:span>.</text:p>
      <text:p text:style-name="P103"/>
      <text:p text:style-name="P103"/>
      <text:p text:style-name="P189">Examples</text:p>
      <text:p text:style-name="P100">4:AltMon&gt;<text:span text:style-name="T11">fm.w 0..10000 w:ffffffff..1</text:span></text:p>
      <text:p text:style-name="P100">5:AltMon&gt;<text:span text:style-name="T11">dm.w 0..40</text:span></text:p>
      <text:p text:style-name="P100">0x00000000 : fffffffe fffffffd fffffffb fffffff7 <text:s/>................</text:p>
      <text:p text:style-name="P100">0x00000010 : ffffffef ffffffdf ffffffbf ffffff7f <text:s/>................</text:p>
      <text:p text:style-name="P100">0x00000020 : fffffeff fffffdff fffffbff fffff7ff <text:s/>................</text:p>
      <text:p text:style-name="P100">0x00000030 : ffffefff ffffdfff ffffbfff ffff7fff <text:s/>................</text:p>
      <text:p text:style-name="P100">6:AltMon&gt;</text:p>
      <text:p text:style-name="P178"/>
      <text:p text:style-name="P59"/>
      <text:p text:style-name="P59"/>
      <text:h text:style-name="Heading_20_4" text:outline-level="4"><text:bookmark-start text:name="__RefNumPara__30466019"/><text:soft-page-break/>Fill <text:span text:style-name="T123">A</text:span>ddress <text:span text:style-name="T123">R</text:span>ange in <text:span text:style-name="T123">S</text:span>hared memory<text:bookmark-end text:name="__RefNumPara__30466019"/></text:h>
      <text:p text:style-name="P67">Command</text:p>
      <text:p text:style-name="P103"><text:span text:style-name="T38">fs</text:span> → <text:s/>fill an address range in shared memory with a data set</text:p>
      <text:p text:style-name="P103"/>
      <text:p text:style-name="P189">Synopsis</text:p>
      <text:p text:style-name="P103"><text:span text:style-name="T38">fs.</text:span>&lt;ds&gt;[&lt;swap&gt;] &lt;start&gt;[..&lt;end&gt;] data</text:p>
      <text:p text:style-name="P103"/>
      <text:p text:style-name="P103"><text:s text:c="3"/>where &lt;ds&gt; <text:s text:c="3"/>= b,s,w, (data size 1,2,4)</text:p>
      <text:p text:style-name="P103"><text:s text:c="9"/>&lt;swap&gt; <text:s/>= s if swapping is required</text:p>
      <text:p text:style-name="P103"><text:s text:c="9"/>&lt;start&gt; = start offset in hexadecimal</text:p>
      <text:p text:style-name="P103"><text:s text:c="9"/>&lt;end&gt; <text:s text:c="2"/>= end offset in hexadecimal</text:p>
      <text:p text:style-name="P103"><text:s text:c="9"/>&lt;data&gt; <text:s/>= data set</text:p>
      <text:p text:style-name="P103"/>
      <text:p text:style-name="P189">Description</text:p>
      <text:p text:style-name="P103">The <text:span text:style-name="T38">fs</text:span> command shall be used to fill a range of address in shared memory with a data set.</text:p>
      <text:p text:style-name="P103">The command extensions is made of 1 or 2 characters. The first character can be: </text:p>
      <text:p text:style-name="P103"><text:span text:style-name="T38"><text:s text:c="2"/>b</text:span> → for byte access</text:p>
      <text:p text:style-name="P103"><text:span text:style-name="T38"><text:s text:c="2"/>s →</text:span> for 16 bit access</text:p>
      <text:p text:style-name="P103"><text:span text:style-name="T38"><text:s text:c="2"/>w</text:span> → for 32 bit access</text:p>
      <text:p text:style-name="P103"><text:span text:style-name="T38"><text:s text:c="2"/>l</text:span> → for 64 bit access </text:p>
      <text:p text:style-name="P103">The second character is optional and shall be <text:span text:style-name="T38">s</text:span> if byte swapping is required (meaningful only for 16, 32 and 64 bits accesses).</text:p>
      <text:p text:style-name="P103">The first parameter shall be a range of address offsets (relative to the shared memory base address) whose content shall be initialized according to the data size chosen. AltMon creates dynamically the address mapping in order to access the shared memory.</text:p>
      <text:p text:style-name="P103">The second parameters defines the data set to be used to fill the address range <text:span text:style-name="T85">(see §</text:span><text:span text:style-name="T85"><text:bookmark-ref text:reference-format="chapter" text:ref-name="__RefHeading__7958_1226288612">2.1.2.2</text:bookmark-ref></text:span><text:span text:style-name="T85">)</text:span></text:p>
      <text:p text:style-name="P103"/>
      <text:p text:style-name="P103"/>
      <text:p text:style-name="P189">Examples</text:p>
      <text:p text:style-name="P101">6:AltMon&gt;<text:span text:style-name="T11">fs.s 1000..2000 s:0..2</text:span></text:p>
      <text:p text:style-name="P101">7:AltMon&gt;<text:span text:style-name="T11">ds.s 1000</text:span></text:p>
      <text:p text:style-name="P101">0x00001000 : 0000 0002 0004 0006 0008 000a 000c 000e <text:s/>................</text:p>
      <text:p text:style-name="P101">0x00001010 : 0010 0012 0014 0016 0018 001a 001c 001e <text:s/>................</text:p>
      <text:p text:style-name="P101">0x00001020 : 0020 0022 0024 0026 0028 002a 002c 002e <text:s/>. .".$.&amp;.(.*.,..</text:p>
      <text:p text:style-name="P101">0x00001030 : 0030 0032 0034 0036 0038 003a 003c 003e <text:s/>.0.2.4.6.8.:.&lt;.&gt;</text:p>
      <text:p text:style-name="P101">8:AltMon&gt;</text:p>
      <text:p text:style-name="P178"/>
      <text:p text:style-name="P59"/>
      <text:p text:style-name="P59"/>
      <text:h text:style-name="Heading_20_4" text:outline-level="4"><text:bookmark-start text:name="__RefNumPara__30466419"/><text:soft-page-break/>Fill VME <text:span text:style-name="T124">A</text:span>ddress <text:span text:style-name="T124">R</text:span>ange<text:bookmark-end text:name="__RefNumPara__30466419"/></text:h>
      <text:p text:style-name="P67">Command</text:p>
      <text:p text:style-name="P103"><text:span text:style-name="T38">fv</text:span> → <text:s/>fill a VME address range with a data set</text:p>
      <text:p text:style-name="P103"/>
      <text:p text:style-name="P189">Synopsis</text:p>
      <text:p text:style-name="P103"><text:span text:style-name="T38">fv.</text:span>&lt;ds&gt; &lt;start&gt;[..&lt;end&gt;] data [&lt;mode&gt;]</text:p>
      <text:p text:style-name="P103"/>
      <text:p text:style-name="P103"><text:s text:c="3"/>where &lt;ds&gt; <text:s text:c="3"/>= b,s,w, (data size 1,2,4)</text:p>
      <text:p text:style-name="P103"><text:s text:c="9"/>&lt;start&gt; = start address in hexadecimal</text:p>
      <text:p text:style-name="P103"><text:s text:c="9"/>&lt;end&gt; <text:s text:c="2"/>= end address in hexadecimal</text:p>
      <text:p text:style-name="P103"><text:s text:c="9"/>&lt;data&gt; <text:s/>= data set</text:p>
      <text:p text:style-name="P103"><text:s text:c="9"/>&lt;mode&gt; <text:s/>= address mod<text:span text:style-name="T86">ifier</text:span></text:p>
      <text:p text:style-name="P110"><text:s text:c="9"/><text:span text:style-name="T82">&lt;swap&gt; = hardware swapping mode (ns, as)</text:span></text:p>
      <text:p text:style-name="P110"/>
      <text:p text:style-name="P189">Description</text:p>
      <text:p text:style-name="P103">The <text:span text:style-name="T38">fv</text:span> command shall be used to fill a range of VME address with a data set.</text:p>
      <text:p text:style-name="P103">The command extensions is made of 1 characters: </text:p>
      <text:p text:style-name="P103"><text:span text:style-name="T38"><text:s text:c="2"/>b</text:span> → for byte access</text:p>
      <text:p text:style-name="P103"><text:span text:style-name="T38"><text:s text:c="2"/>s →</text:span> for 16 bit access</text:p>
      <text:p text:style-name="P103"><text:span text:style-name="T38"><text:s text:c="2"/>w</text:span> → for 32 bit access</text:p>
      <text:p text:style-name="P103"><text:span text:style-name="T38"><text:s text:c="2"/>l</text:span> → for 64 bit access </text:p>
      <text:p text:style-name="P103">The first parameter shall be a range of VME address whose content shall be initialized according to the data size chosen. AltMon creates dynamically the address mapping in order to perform the requested VME cycles.</text:p>
      <text:p text:style-name="P103">The second parameters defines the data set to be used to fill the address range <text:span text:style-name="T86">(see §</text:span><text:span text:style-name="T86"><text:bookmark-ref text:reference-format="chapter" text:ref-name="__RefHeading__7958_1226288612">2.1.2.2</text:bookmark-ref></text:span><text:span text:style-name="T86">)</text:span></text:p>
      <text:p text:style-name="P173"><text:span text:style-name="T96">T</text:span>he access mode parameter <text:span text:style-name="T95">shall be the VME address modifier (see §</text:span><text:span text:style-name="T95"><text:bookmark-ref text:reference-format="chapter" text:ref-name="__RefHeading__7467_1226288612">2.1.2.3</text:bookmark-ref></text:span><text:span text:style-name="T95">). If </text:span>missing the one used in the last <text:span text:style-name="T95">VME </text:span>cycle is kept. When AltMon is launched, <text:span text:style-name="T38">a32</text:span> is selected by default.</text:p>
      <text:p text:style-name="P173">If the <text:span text:style-name="T94">&lt;end&gt; </text:span>parameter <text:span text:style-name="T95">in the a</text:span>ddress range is missing, the display <text:span text:style-name="T82">uses the same range</text:span> <text:span text:style-name="T82">as</text:span> used the la<text:span text:style-name="T82">st time the </text:span><text:span text:style-name="T19">fv</text:span><text:span text:style-name="T82"> command was executed</text:span>.</text:p>
      <text:p text:style-name="P171">The hardware swapping mode shall be:</text:p>
      <text:p text:style-name="P171"><text:s text:c="2"/><text:span text:style-name="T11">ns</text:span> : no swapping</text:p>
      <text:p text:style-name="P171"><text:s text:c="2"/><text:span text:style-name="T11">as</text:span> : auto swap </text:p>
      <text:p text:style-name="P168"/>
      <text:p text:style-name="P189">Examples</text:p>
      <text:p text:style-name="P102">12:AltMon&gt;<text:span text:style-name="T11">fv.w 10000000..10010000 12345678 a32 as</text:span></text:p>
      <text:p text:style-name="P102">13:AltMon&gt;dv.w 10000000</text:p>
      <text:p text:style-name="P102">0x10000000 : 12345678 12345678 12345678 12345678 <text:s/>.4Vx.4Vx.4Vx.4Vx</text:p>
      <text:p text:style-name="P102">0x10000010 : 12345678 12345678 12345678 12345678 <text:s/>.4Vx.4Vx.4Vx.4Vx</text:p>
      <text:p text:style-name="P102">0x10000020 : 12345678 12345678 12345678 12345678 <text:s/>.4Vx.4Vx.4Vx.4Vx</text:p>
      <text:p text:style-name="P102">0x10000030 : 12345678 12345678 12345678 12345678 <text:s/>.4Vx.4Vx.4Vx.4Vx</text:p>
      <text:p text:style-name="P102">14:AltMon&gt;<text:span text:style-name="T11">dv.w 10000000 a32 ns</text:span></text:p>
      <text:p text:style-name="P102">0x10000000 : 78563412 78563412 78563412 78563412 <text:s/>xV4.xV4.xV4.xV4.</text:p>
      <text:p text:style-name="P102">0x10000010 : 78563412 78563412 78563412 78563412 <text:s/>xV4.xV4.xV4.xV4.</text:p>
      <text:p text:style-name="P102">0x10000020 : 78563412 78563412 78563412 78563412 <text:s/>xV4.xV4.xV4.xV4.</text:p>
      <text:p text:style-name="P102">0x10000030 : 78563412 78563412 78563412 78563412 <text:s/>xV4.xV4.xV4.xV4.</text:p>
      <text:p text:style-name="P102">15:AltMon&gt;</text:p>
      <text:p text:style-name="P178"/>
      <text:p text:style-name="P59"/>
      <text:h text:style-name="P226" text:outline-level="3"/>
      <text:h text:style-name="P229" text:outline-level="3"><text:bookmark-start text:name="__RefNumPara__41272201"/>Managing <text:span text:style-name="T125">A</text:span>ddress <text:span text:style-name="T125">m</text:span>apping<text:bookmark-end text:name="__RefNumPara__41272201"/></text:h>
      <text:h text:style-name="Heading_20_4" text:outline-level="4">Show current Address Mapping</text:h>
      <text:p text:style-name="P67">Command</text:p>
      <text:p text:style-name="P103"><text:span text:style-name="T38">map</text:span> <text:span text:style-name="T58">show</text:span><text:span text:style-name="T125"> </text:span>→ <text:s/><text:span text:style-name="T126">show</text:span> address mapping</text:p>
      <text:p text:style-name="P103"/>
      <text:p text:style-name="P189">Synopsis</text:p>
      <text:p text:style-name="P113"><text:span text:style-name="T38">map show </text:span><text:span text:style-name="T61">[&lt;map&gt;]</text:span></text:p>
      <text:p text:style-name="P113"><text:span text:style-name="T38">map clear </text:span><text:span text:style-name="T61">&lt;map&gt;</text:span></text:p>
      <text:p text:style-name="P113"><text:span text:style-name="T38"><text:s text:c="3"/></text:span><text:span text:style-name="T61">where &lt;map&gt; = </text:span><text:span text:style-name="T65">map identifier</text:span></text:p>
      <text:p text:style-name="P156"/>
      <text:p text:style-name="P189">Description</text:p>
      <text:p text:style-name="P103">The <text:span text:style-name="T38">map</text:span> command shall be used to handle the ALTHEA7910 address mapping tables.</text:p>
      <text:p text:style-name="P103">The <text:span text:style-name="T38">show</text:span> operation displays the ALTHEA7910 current mapping information for the table identified by the &lt;map identifier&gt; parameter:</text:p>
      <text:p text:style-name="P103"><text:span text:style-name="T11"><text:s text:c="2"/>mas_</text:span><text:span text:style-name="T18">mem</text:span> <text:s text:c="4"/>→ mapping in PCI MEM space</text:p>
      <text:p text:style-name="P103"><text:s text:c="2"/><text:span text:style-name="T11">mas_</text:span><text:span text:style-name="T18">pmem</text:span> <text:s text:c="3"/>→ mapping in PCI PMEM space</text:p>
      <text:p text:style-name="P103"><text:s text:c="2"/><text:span text:style-name="T11">slv_vme_</text:span><text:span text:style-name="T18">a32</text:span> → mapping in VME <text:span text:style-name="T87">A32 </text:span>slave interface</text:p>
      <text:p text:style-name="P112"><text:s text:c="2"/><text:span text:style-name="T11">slv_vme_</text:span><text:span text:style-name="T18">a24</text:span> → mapping in VME <text:span text:style-name="T87">A24 </text:span>slave interface</text:p>
      <text:p text:style-name="P112"><text:s text:c="2"/><text:span text:style-name="T11">slv_vme_</text:span><text:span text:style-name="T18">a16</text:span> → mapping in VME <text:span text:style-name="T87">A16 </text:span>slave interface</text:p>
      <text:p text:style-name="P112"><text:s text:c="2"/><text:span text:style-name="T11">slv_vme_</text:span><text:span text:style-name="T18">brc</text:span> → mapping in VME <text:span text:style-name="T87">2eVME Broadcast </text:span>slave interface</text:p>
      <text:p text:style-name="P112"/>
      <text:p text:style-name="P103">If no map identifier is given, all maps are shown.</text:p>
      <text:p text:style-name="P103">The <text:span text:style-name="T38">clear</text:span> operation resets all pages in the translation table identified by the &lt;map identifier&gt; parameter. This destroy all mapping previously performed by any application and should be used only as a last resort operation.</text:p>
      <text:p text:style-name="P103"><text:s text:c="2"/></text:p>
      <text:p text:style-name="P189">Examples</text:p>
      <text:p text:style-name="P103"/>
      <text:p text:style-name="P111">1:AltMon&gt;map show</text:p>
      <text:p text:style-name="P111"/>
      <text:p text:style-name="P111">+=========================================================+</text:p>
      <text:p text:style-name="P111">+ Map Name : mas_mem</text:p>
      <text:p text:style-name="P111">+ Map Size : 512*64 KBytes</text:p>
      <text:p text:style-name="P111">+ Win Base : 0x80000000</text:p>
      <text:p text:style-name="P111">+ Win Size : 0x02000000 [512 pages]</text:p>
      <text:p text:style-name="P111">+----------+----+----+----------+------------------+------+</text:p>
      <text:p text:style-name="P111">| <text:s/>offset <text:s/>|flag| usr| <text:s text:c="2"/>size <text:s text:c="2"/>| <text:s text:c="2"/>remote address | mode |</text:p>
      <text:p text:style-name="P111">+----------+----+----+----------+------------------+------+</text:p>
      <text:p text:style-name="P111">| 00000000 | 01 | 01 | 00020000 | 0000000000000000 | 2003 | SHM</text:p>
      <text:p text:style-name="P111">| 00020000 | 01 | 01 | 00010000 | 0000000010000000 | 1303 | VME A32</text:p>
      <text:p text:style-name="P111">| 00030000 | 00 | 00 | 01fd0000 | 0000000000000000 | 0000 | FREE</text:p>
      <text:p text:style-name="P111">+----------+----+----+----------+------------------+------+</text:p>
      <text:p text:style-name="P111"/>
      <text:p text:style-name="P111">+=========================================================+</text:p>
      <text:p text:style-name="P111">+ Map Name : mas_pmem</text:p>
      <text:p text:style-name="P111">+ Map Size : 128*4 MBytes</text:p>
      <text:p text:style-name="P111">+ Win Base : 0x60000000</text:p>
      <text:p text:style-name="P111">+ Win Size : 0x20000000 [128 pages]</text:p>
      <text:p text:style-name="P111">+----------+----+----+----------+------------------+------+</text:p>
      <text:p text:style-name="P111">| <text:s/>offset <text:s/>|flag| usr| <text:s text:c="2"/>size <text:s text:c="2"/>| <text:s text:c="2"/>remote address | mode |</text:p>
      <text:p text:style-name="P111">+----------+----+----+----------+------------------+------+</text:p>
      <text:p text:style-name="P111">| 00000000 | 00 | 00 | 20000000 | 0000000000000000 | 0000 | FREE</text:p>
      <text:p text:style-name="P111">+----------+----+----+----------+------------------+------+</text:p>
      <text:p text:style-name="P111"><text:soft-page-break/></text:p>
      <text:p text:style-name="P111">+=========================================================+</text:p>
      <text:p text:style-name="P111">+ Map Name : slv_vme_a32</text:p>
      <text:p text:style-name="P111">+ Map Size : 512*1 MBytes</text:p>
      <text:p text:style-name="P111">+ Win Base : 0xf0000000</text:p>
      <text:p text:style-name="P111">+ Win Size : 0x10000000 [256 pages]</text:p>
      <text:p text:style-name="P111">+----------+----+----+----------+------------------+------+</text:p>
      <text:p text:style-name="P111">| <text:s/>offset <text:s/>|flag| usr| <text:s text:c="2"/>size <text:s text:c="2"/>| <text:s text:c="2"/>remote address | mode |</text:p>
      <text:p text:style-name="P111">+----------+----+----+----------+------------------+------+</text:p>
      <text:p text:style-name="P111">| 00000000 | 01 | 01 | 00100000 | 0000000000000000 | 2003 | SHM</text:p>
      <text:p text:style-name="P111">| 00100000 | 00 | 00 | 1ff00000 | 0000000000000000 | 0000 | FREE</text:p>
      <text:p text:style-name="P111">+----------+----+----+----------+------------------+------+</text:p>
      <text:p text:style-name="P111"/>
      <text:p text:style-name="P111">+=========================================================+</text:p>
      <text:p text:style-name="P111">+ Map Name : slv_vme_a24</text:p>
      <text:p text:style-name="P111">+ Map Size : 512*4 KBytes</text:p>
      <text:p text:style-name="P111">+ Win Base : 0x00400000</text:p>
      <text:p text:style-name="P111">+ Win Size : 0x00100000 [256 pages]</text:p>
      <text:p text:style-name="P111">+----------+----+----+----------+------------------+------+</text:p>
      <text:p text:style-name="P111">| <text:s/>offset <text:s/>|flag| usr| <text:s text:c="2"/>size <text:s text:c="2"/>| <text:s text:c="2"/>remote address | mode |</text:p>
      <text:p text:style-name="P111">+----------+----+----+----------+------------------+------+</text:p>
      <text:p text:style-name="P111">| 00000000 | 00 | 00 | 00200000 | 0000000000000000 | 0000 | FREE</text:p>
      <text:p text:style-name="P111">+----------+----+----+----------+------------------+------+</text:p>
      <text:p text:style-name="P111"/>
      <text:p text:style-name="P111">+=========================================================+</text:p>
      <text:p text:style-name="P111">+ Map Name : slv_vme_a16</text:p>
      <text:p text:style-name="P111">+ Map Size : 512*256 Bytes</text:p>
      <text:p text:style-name="P111">+ Win Base : 0x00000000</text:p>
      <text:p text:style-name="P111">+ Win Size : 0x00002000 [32 pages]</text:p>
      <text:p text:style-name="P111">+----------+----+----+----------+------------------+------+</text:p>
      <text:p text:style-name="P111">| <text:s/>offset <text:s/>|flag| usr| <text:s text:c="2"/>size <text:s text:c="2"/>| <text:s text:c="2"/>remote address | mode |</text:p>
      <text:p text:style-name="P111">+----------+----+----+----------+------------------+------+</text:p>
      <text:p text:style-name="P111">| 00000000 | 01 | 01 | 00002000 | 0000000000000000 | 2003 | SHM</text:p>
      <text:p text:style-name="P111">| 00002000 | 00 | 00 | 0001e000 | 0000000000000000 | 0000 | FREE</text:p>
      <text:p text:style-name="P111">+----------+----+----+----------+------------------+------+</text:p>
      <text:p text:style-name="P111"/>
      <text:p text:style-name="P111">+=========================================================+</text:p>
      <text:p text:style-name="P111">+ Map Name : slv_vme_brc</text:p>
      <text:p text:style-name="P111">+ Map Size : 512*4 MBytes</text:p>
      <text:p text:style-name="P111">+ Win Base : 0xc0000000</text:p>
      <text:p text:style-name="P111">+ Win Size : 0x40000000 [256 pages]</text:p>
      <text:p text:style-name="P111">+----------+----+----+----------+------------------+------+</text:p>
      <text:p text:style-name="P111">| <text:s/>offset <text:s/>|flag| usr| <text:s text:c="2"/>size <text:s text:c="2"/>| <text:s text:c="2"/>remote address | mode |</text:p>
      <text:p text:style-name="P111">+----------+----+----+----------+------------------+------+</text:p>
      <text:p text:style-name="P111">| 00000000 | 00 | 00 | 80000000 | 0000000000000000 | 0000 | FREE</text:p>
      <text:p text:style-name="P111">+----------+----+----+----------+------------------+------+</text:p>
      <text:p text:style-name="P111"/>
      <text:p text:style-name="P111"><text:span text:style-name="T88">2</text:span>:AltMon&gt;</text:p>
      <text:p text:style-name="P175"/>
      <text:p text:style-name="P59"/>
      <text:h text:style-name="P221" text:outline-level="4"><text:soft-page-break/>Create a New Entry in a Map</text:h>
      <text:p text:style-name="P74">Command</text:p>
      <text:p text:style-name="P155"><text:span text:style-name="T38">map</text:span> <text:span text:style-name="T58">alloc</text:span><text:span text:style-name="T125"> </text:span>→ <text:s/><text:span text:style-name="T125">create a new entry in a map</text:span></text:p>
      <text:p text:style-name="P155"/>
      <text:p text:style-name="P196">Synopsis</text:p>
      <text:p text:style-name="P114"><text:span text:style-name="T38">map.</text:span><text:span text:style-name="T61">&lt;space&gt;</text:span><text:span text:style-name="T38"> alloc </text:span><text:span text:style-name="T61">&lt;map&gt; &lt;addr&gt; &lt;size&gt; &lt;mode&gt; [&lt;offset&gt;]</text:span></text:p>
      <text:p text:style-name="P114"><text:span text:style-name="T38">map free </text:span><text:span text:style-name="T61">&lt;map&gt; offset</text:span></text:p>
      <text:p text:style-name="P114"><text:span text:style-name="T38"><text:s text:c="3"/></text:span><text:span text:style-name="T61">where &lt;map&gt; <text:s text:c="2"/>= </text:span><text:span text:style-name="T65">map identifier</text:span></text:p>
      <text:p text:style-name="P153"><text:s text:c="9"/>&lt;space&gt; = <text:span text:style-name="T38">p</text:span>,<text:span text:style-name="T38">v</text:span>,s or <text:span text:style-name="T38">u</text:span> -&gt; remote space ( PCI,VME, SHM or USER)</text:p>
      <text:p text:style-name="P153"><text:s text:c="9"/>&lt;addr&gt; <text:s/>= remote address in hexadecimal</text:p>
      <text:p text:style-name="P153"><text:s text:c="9"/>&lt;size&gt; <text:s/>= requested mapping size</text:p>
      <text:p text:style-name="P153"><text:s text:c="9"/>&lt;mode&gt; <text:s/>= address mode (for VME Address Modifier)</text:p>
      <text:p text:style-name="P155"/>
      <text:p text:style-name="P155"/>
      <text:p text:style-name="P196">Description</text:p>
      <text:p text:style-name="P155"/>
      <text:p text:style-name="P155">The <text:span text:style-name="T125">map a</text:span><text:span text:style-name="T38">lloc</text:span> operation creates new pages in the translation table identified by the &lt;map&gt; parameter:</text:p>
      <text:p text:style-name="P155"><text:span text:style-name="T11"><text:s text:c="2"/>mas_</text:span><text:span text:style-name="T18">mem</text:span> <text:s text:c="4"/>→ mapping in PCI MEM space</text:p>
      <text:p text:style-name="P155"><text:s text:c="2"/><text:span text:style-name="T11">mas_</text:span><text:span text:style-name="T18">pmem</text:span> <text:s text:c="3"/>→ mapping in PCI PMEM space</text:p>
      <text:p text:style-name="P155"><text:s text:c="2"/><text:span text:style-name="T11">slv_vme_</text:span><text:span text:style-name="T18">a32</text:span> → mapping in VME <text:span text:style-name="T87">A32 </text:span>slave interface</text:p>
      <text:p text:style-name="P155"><text:s text:c="2"/><text:span text:style-name="T11">slv_vme_</text:span><text:span text:style-name="T18">a24</text:span> → mapping in VME <text:span text:style-name="T87">A24 </text:span>slave interface</text:p>
      <text:p text:style-name="P155"><text:s text:c="2"/><text:span text:style-name="T11">slv_vme_</text:span><text:span text:style-name="T18">a16</text:span> → mapping in VME <text:span text:style-name="T87">A16 </text:span>slave interface</text:p>
      <text:p text:style-name="P155"><text:s text:c="2"/><text:span text:style-name="T11">slv_vme_</text:span><text:span text:style-name="T18">brc</text:span> → mapping in VME <text:span text:style-name="T87">2eVME Broadcast </text:span>slave interface</text:p>
      <text:p text:style-name="P155">It takes &lt;rem_addr&gt;, &lt;size&gt; and &lt;mode&gt; as additional parameters. If &lt;offset&gt; parameter is given, the driver will try to map the page at that offset otherwise dynamic allocation is performed.</text:p>
      <text:p text:style-name="P155">The <text:span text:style-name="T10">free</text:span> operation delete existing pages in the translation table identified by the &lt;map&gt; parameter. It takes as parameter the page offset returned by the <text:span text:style-name="T10">alloc</text:span> operation</text:p>
      <text:p text:style-name="P155"><text:s text:c="2"/></text:p>
      <text:p text:style-name="P196">Examples</text:p>
      <text:p text:style-name="P155"/>
      <text:p text:style-name="P154">3:AltMon&gt;m<text:span text:style-name="T11">ap.p alloc slv_vme_a24 c7400000 10000 0 0</text:span></text:p>
      <text:p text:style-name="P154">Allocating mapping...</text:p>
      <text:p text:style-name="P154">mapping mode: 0</text:p>
      <text:p text:style-name="P154">4:AltMon&gt;<text:span text:style-name="T11">map show slv_vme_a24</text:span></text:p>
      <text:p text:style-name="P154"/>
      <text:p text:style-name="P154">+=========================================================+</text:p>
      <text:p text:style-name="P154">+ Map Name : slv_vme_a24</text:p>
      <text:p text:style-name="P154">+ Map Size : 512*4 KBytes</text:p>
      <text:p text:style-name="P154">+ Win Base : 0x00400000</text:p>
      <text:p text:style-name="P154">+ Win Size : 0x00100000 [256 pages]</text:p>
      <text:p text:style-name="P154">+----------+----+----+----------+------------------+------+</text:p>
      <text:p text:style-name="P154">| <text:s/>offset <text:s/>|flag| usr| <text:s text:c="2"/>size <text:s text:c="2"/>| <text:s text:c="2"/>remote address | mode |</text:p>
      <text:p text:style-name="P154">+----------+----+----+----------+------------------+------+</text:p>
      <text:p text:style-name="P154">| 00000000 | 01 | 01 | 00010000 | 00000000c7400000 | 0003 | PCIe</text:p>
      <text:p text:style-name="P154">| 00010000 | 00 | 00 | 001f0000 | 0000000000000000 | 0000 | FREE</text:p>
      <text:p text:style-name="P154">+----------+----+----+----------+------------------+------+</text:p>
      <text:p text:style-name="P154"/>
      <text:p text:style-name="P154">13:AltMon&gt;<text:span text:style-name="T11">map free slv_vme_a24 0</text:span></text:p>
      <text:p text:style-name="P154">Freeing mapping...</text:p>
      <text:p text:style-name="P154">14:AltMon&gt;<text:span text:style-name="T11">map show slv_vme_a24</text:span></text:p>
      <text:p text:style-name="P154"/>
      <text:p text:style-name="P154">+=========================================================+</text:p>
      <text:p text:style-name="P154">+ Map Name : slv_vme_a24</text:p>
      <text:p text:style-name="P154">+ Map Size : 512*4 KBytes</text:p>
      <text:p text:style-name="P154">+ Win Base : 0x00400000</text:p>
      <text:p text:style-name="P154"><text:soft-page-break/>+ Win Size : 0x00100000 [256 pages]</text:p>
      <text:p text:style-name="P154">+----------+----+----+----------+------------------+------+</text:p>
      <text:p text:style-name="P154">| <text:s/>offset <text:s/>|flag| usr| <text:s text:c="2"/>size <text:s text:c="2"/>| <text:s text:c="2"/>remote address | mode |</text:p>
      <text:p text:style-name="P154">+----------+----+----+----------+------------------+------+</text:p>
      <text:p text:style-name="P154">| 00000000 | 00 | 00 | 00200000 | 0000000000000000 | 0000 | FREE</text:p>
      <text:p text:style-name="P154">+----------+----+----+----------+------------------+------+</text:p>
      <text:p text:style-name="P154"/>
      <text:p text:style-name="P154">15:AltMon&gt;</text:p>
      <text:p text:style-name="P154"/>
      <text:p text:style-name="P186"/>
      <text:p text:style-name="P63"/>
      <text:h text:style-name="Heading_20_3" text:outline-level="3">Patch address content</text:h>
      <text:h text:style-name="Heading_20_4" text:outline-level="4"><text:bookmark-start text:name="__RefNumPara__30493119"/>Patch <text:span text:style-name="T89">ALTHEA PCI CFG</text:span> register<text:bookmark-end text:name="__RefNumPara__30493119"/></text:h>
      <text:p text:style-name="P67">Command</text:p>
      <text:p text:style-name="P103"><text:span text:style-name="T38">p</text:span><text:span text:style-name="T46">c</text:span><text:span text:style-name="T38"> →</text:span> <text:s/>read/write data from/to ALTHEA7910 PCI configuration space</text:p>
      <text:p text:style-name="P103"/>
      <text:p text:style-name="P189">Synopsis</text:p>
      <text:p text:style-name="P103"><text:span text:style-name="T38">pc</text:span> &lt;reg&gt; [&lt;data&gt;]</text:p>
      <text:p text:style-name="P103"/>
      <text:p text:style-name="P103"><text:s text:c="3"/>where &lt;reg&gt; = register offset in hexadecimal</text:p>
      <text:p text:style-name="P103"><text:s text:c="9"/>&lt;data&gt; = data in hexadecimal [write cycle]</text:p>
      <text:p text:style-name="P103"/>
      <text:p text:style-name="P189">Description</text:p>
      <text:p text:style-name="P103">The <text:span text:style-name="T38">pc</text:span> command shall be used to perform PCI configuration cycles targeted to the ALTHEA7910 FPGA PCIe End Point. It takes up to 2 parameters.</text:p>
      <text:p text:style-name="P103">The first parameter shall be the address offset of the configuration register to be accessed.</text:p>
      <text:p text:style-name="P103">The second parameter shall be the data to write in the register. If it is missing, AltMon performs a read cycle on the register, displays the data and prompt for a new data to overwrite the register. To return to the command interpreter enter the “.” character. If you enter CR (Carriage Return), AltMon will read the register at &lt;reg&gt;+&lt;ds&gt; and display it current value.</text:p>
      <text:p text:style-name="P103"/>
      <text:p text:style-name="P189">Examples</text:p>
      <text:p text:style-name="P133">17:AltMon&gt;<text:span text:style-name="T11">pc 0</text:span></text:p>
      <text:p text:style-name="P133">0x0000 : 79107357 -&gt; .</text:p>
      <text:p text:style-name="P133">18:AltMon&gt;pc.b 0</text:p>
      <text:p text:style-name="P133">0x0000 : 79107357 -&gt; </text:p>
      <text:p text:style-name="P133">0x0004 : 20100007 -&gt; .</text:p>
      <text:p text:style-name="P115"><text:span text:style-name="T89">19:AltMon&gt;</text:span> <text:s text:c="2"/></text:p>
      <text:p text:style-name="P179"/>
      <text:p text:style-name="P59"/>
      <text:h text:style-name="Heading_20_4" text:outline-level="4"><text:bookmark-start text:name="__RefNumPara__3050651912"/><text:bookmark-start text:name="__RefHeading__342509201"/><text:soft-page-break/>Patch an address in system memory<text:bookmark-end text:name="__RefNumPara__3050651912"/><text:bookmark-end text:name="__RefHeading__342509201"/></text:h>
      <text:p text:style-name="P67">Command</text:p>
      <text:p text:style-name="P103"><text:span text:style-name="T38">pm </text:span><text:s/>→ <text:s/>read/write data from/to <text:span text:style-name="T96">kernel buffer allocated by AltMon</text:span></text:p>
      <text:p text:style-name="P103"/>
      <text:p text:style-name="P189">Synopsis</text:p>
      <text:p text:style-name="P103"><text:span text:style-name="T38">pm.</text:span>&lt;ds&gt;[&lt;swap&gt;] &lt;addr&gt; [&lt;data&gt;]</text:p>
      <text:p text:style-name="P103"/>
      <text:p text:style-name="P103"><text:s text:c="3"/>where &lt;ds&gt; = b,s,w, (data size 1,2,4)</text:p>
      <text:p text:style-name="P103"><text:s text:c="9"/>&lt;swap&gt; = s if swapping is required</text:p>
      <text:p text:style-name="P103"><text:s text:c="9"/>&lt;addr&gt; = resource internal address in hexadecimal</text:p>
      <text:p text:style-name="P103"><text:s text:c="9"/>&lt;data&gt; = data in hexadecimal [write cycle]</text:p>
      <text:p text:style-name="P103"/>
      <text:p text:style-name="P189">Description</text:p>
      <text:p text:style-name="P103">The <text:span text:style-name="T38">pm</text:span> command shall be used to perform cycles to access the host system memory. It takes up to 2 parameters.</text:p>
      <text:p text:style-name="P103">The command extensions is made of 1 or 2 characters. The first character can be: </text:p>
      <text:p text:style-name="P103"><text:span text:style-name="T38"><text:s text:c="2"/>b</text:span> → for byte access</text:p>
      <text:p text:style-name="P103"><text:span text:style-name="T38"><text:s text:c="2"/>s →</text:span> for 16 bit access</text:p>
      <text:p text:style-name="P103"><text:span text:style-name="T38"><text:s text:c="2"/>w</text:span> → for 32 bit access </text:p>
      <text:p text:style-name="P103">The second character (optional) shall be <text:span text:style-name="T38">s</text:span> if the data are to be byte swapped before being written or displayed (meaningful only for 16, 32 and 64 bits accesses).</text:p>
      <text:p text:style-name="P103">The first parameter shall be address <text:span text:style-name="T96">offset in th kernel buffer</text:span>.</text:p>
      <text:p text:style-name="P103">The second parameter shall be the data to write in the <text:span text:style-name="T96">kernel buffer</text:span>. If it is missing or equal to '?', AltMon performs a read cycle on the register, displays the data and prompt for a new data to overwrite the register. To return to the command interpreter enter the “.” character. If you enter CR (Carriage Return), AltMon will read the <text:span text:style-name="T96">kernel buffer</text:span> at &lt;<text:span text:style-name="T96">addr</text:span>&gt;+&lt;ds&gt; and display <text:span text:style-name="T96">it.</text:span> </text:p>
      <text:p text:style-name="P168"/>
      <text:p text:style-name="P189">Examples</text:p>
      <text:p text:style-name="P134">21:AltMon&gt;<text:span text:style-name="T11">pm.w 0</text:span></text:p>
      <text:p text:style-name="P134">0x00000000 : 00000000 -&gt; 12345678</text:p>
      <text:p text:style-name="P134">0x00000004 : 00000000 -&gt; .</text:p>
      <text:p text:style-name="P134">22:AltMon&gt;<text:span text:style-name="T11">pm.w 0 .</text:span></text:p>
      <text:p text:style-name="P134">0x00000000 : 0x12345678 -&gt; </text:p>
      <text:p text:style-name="P134">23:AltMon&gt;</text:p>
      <text:p text:style-name="P179"/>
      <text:p text:style-name="P59"/>
      <text:h text:style-name="Heading_20_4" text:outline-level="4"><text:bookmark-start text:name="__RefNumPara__30501919"/><text:bookmark-start text:name="__RefHeading__34245920"/><text:soft-page-break/>Patch <text:span text:style-name="T90">ALTHEA CSR Register</text:span><text:bookmark-end text:name="__RefNumPara__30501919"/><text:bookmark-end text:name="__RefHeading__34245920"/></text:h>
      <text:p text:style-name="P68">Command</text:p>
      <text:p text:style-name="P116"><text:span text:style-name="T38">p</text:span><text:span text:style-name="T47">r</text:span><text:span text:style-name="T38"> →</text:span> <text:s/>read/write data from/to ALTHEA7910 <text:span text:style-name="T90">CSR</text:span> space</text:p>
      <text:p text:style-name="P116"/>
      <text:p text:style-name="P190">Synopsis</text:p>
      <text:p text:style-name="P116"><text:span text:style-name="T38">p</text:span><text:span text:style-name="T47">r</text:span> &lt;reg&gt; [&lt;data&gt;]</text:p>
      <text:p text:style-name="P116"/>
      <text:p text:style-name="P116"><text:s text:c="3"/>where &lt;reg&gt; = register offset in hexadecimal</text:p>
      <text:p text:style-name="P116"><text:s text:c="9"/>&lt;data&gt; = data in hexadecimal [write cycle]</text:p>
      <text:p text:style-name="P116"/>
      <text:p text:style-name="P190">Description</text:p>
      <text:p text:style-name="P116">The <text:span text:style-name="T38">p</text:span><text:span text:style-name="T47">r</text:span> command shall be used to perform <text:span text:style-name="T90">read/write</text:span> cycles targeted to ALTHEA7910 <text:span text:style-name="T90">CSR registers</text:span>. It takes up to 2 parameters.</text:p>
      <text:p text:style-name="P116">The first parameter shall be the address offset of the <text:span text:style-name="T90">CSR </text:span>register to be accessed.</text:p>
      <text:p text:style-name="P116">The second parameter shall be the data to write in the register. If it is missing, AltMon performs a read cycle on the register, displays the data and prompt for a new data to overwrite the register. To return to the command interpreter enter the “.” character. If you enter CR (Carriage Return), AltMon will read the register at &lt;reg&gt;+&lt;ds&gt; and display it current value.</text:p>
      <text:p text:style-name="P116"/>
      <text:p text:style-name="P190">Examples</text:p>
      <text:p text:style-name="P135">26:AltMon&gt;<text:span text:style-name="T11">pr.w 20 10000</text:span></text:p>
      <text:p text:style-name="P135">27:AltMon&gt;<text:span text:style-name="T11">pr.w 24</text:span></text:p>
      <text:p text:style-name="P135">0x0024 : 00002003 -&gt; <text:span text:style-name="T38">=</text:span></text:p>
      <text:p text:style-name="P135">0x0024 : 00000000 -&gt; <text:span text:style-name="T11">=</text:span></text:p>
      <text:p text:style-name="P135">0x0024 : 00012003 -&gt; =</text:p>
      <text:p text:style-name="P135">0x0024 : 00000000 -&gt; =</text:p>
      <text:p text:style-name="P135">0x0024 : 00001203 -&gt; =</text:p>
      <text:p text:style-name="P135">0x0024 : 00000010 -&gt; .</text:p>
      <text:p text:style-name="P116"><text:span text:style-name="T90">28:AltMon&gt;</text:span> <text:s text:c="2"/></text:p>
      <text:p text:style-name="P180"/>
      <text:p text:style-name="P199"/>
      <text:h text:style-name="Heading_20_4" text:outline-level="4"><text:bookmark-start text:name="__RefNumPara__305065191"/><text:bookmark-start text:name="__RefHeading__34250920"/><text:soft-page-break/>Patch an <text:span text:style-name="T127">A</text:span>ddress in <text:span text:style-name="T91">Shared Memory</text:span><text:bookmark-end text:name="__RefNumPara__305065191"/><text:bookmark-end text:name="__RefHeading__34250920"/></text:h>
      <text:p text:style-name="P67">Command</text:p>
      <text:p text:style-name="P103"><text:span text:style-name="T38">ps </text:span><text:s/>→ <text:s/>read/write data from/to <text:span text:style-name="T127">ALTHEA</text:span> Shared Memory</text:p>
      <text:p text:style-name="P103"/>
      <text:p text:style-name="P189">Synopsis</text:p>
      <text:p text:style-name="P103"><text:span text:style-name="T38">p</text:span><text:span text:style-name="T48">s</text:span><text:span text:style-name="T38">.</text:span>&lt;ds&gt;[&lt;swap&gt;] &lt;addr&gt; [&lt;data&gt;]</text:p>
      <text:p text:style-name="P103"/>
      <text:p text:style-name="P103"><text:s text:c="3"/>where &lt;ds&gt; = b,s,w, (data size 1,2,4)</text:p>
      <text:p text:style-name="P103"><text:s text:c="9"/>&lt;swap&gt; = s if swapping is required</text:p>
      <text:p text:style-name="P103"><text:s text:c="9"/>&lt;addr&gt; = <text:span text:style-name="T91">SHM</text:span> address <text:span text:style-name="T91">offset</text:span> in hexadecimal</text:p>
      <text:p text:style-name="P103"><text:s text:c="9"/>&lt;data&gt; = data in hexadecimal [write cycle]</text:p>
      <text:p text:style-name="P103"/>
      <text:p text:style-name="P189">Description</text:p>
      <text:p text:style-name="P103">The <text:span text:style-name="T38">ps</text:span> command shall be used to perform cycles to access <text:span text:style-name="T91">the ALTHEA Shared M</text:span>emory. It takes up to 2 parameters.</text:p>
      <text:p text:style-name="P103">The command extensions is made of 1 or 2 characters. The first character can be: </text:p>
      <text:p text:style-name="P103"><text:span text:style-name="T38"><text:s text:c="2"/>b</text:span> → for byte access</text:p>
      <text:p text:style-name="P103"><text:span text:style-name="T38"><text:s text:c="2"/>s →</text:span> for 16 bit access</text:p>
      <text:p text:style-name="P103"><text:span text:style-name="T38"><text:s text:c="2"/>w</text:span> → for 32 bit access </text:p>
      <text:p text:style-name="P103">The second character (optional) shall be <text:span text:style-name="T38">s</text:span> if the data are to be byte swapped before being written or displayed (meaningful only for 16, 32 and 64 bits accesses).</text:p>
      <text:p text:style-name="P103">The first parameter shall be the <text:span text:style-name="T91">SHM</text:span> address <text:span text:style-name="T91">offset</text:span>.</text:p>
      <text:p text:style-name="P103">The second parameter shall be the data to write in the VME address. If it is missing or equal to '?', AltMon performs a read cycle on the <text:span text:style-name="T91">SHM address</text:span>, displays the data and prompt for a new data to overwrite the <text:span text:style-name="T91">SHM address</text:span>. To return to the command interpreter enter the “.” character. If you enter CR (Carriage Return), AltMon will read the <text:span text:style-name="T91">address</text:span> at &lt;<text:span text:style-name="T91">addr</text:span>&gt;+&lt;ds&gt; and display <text:span text:style-name="T91">its content.</text:span> </text:p>
      <text:p text:style-name="P168"/>
      <text:p text:style-name="P189">Examples</text:p>
      <text:p text:style-name="P136">28:AltMon&gt;<text:span text:style-name="T11">ps.w 100000</text:span></text:p>
      <text:p text:style-name="P136">0x00100000 : f0100000 -&gt; <text:span text:style-name="T11">12345678</text:span></text:p>
      <text:p text:style-name="P136">0x00100004 : f0100004 -&gt; <text:span text:style-name="T11">-</text:span></text:p>
      <text:p text:style-name="P136">0x00100000 : 12345678 -&gt; <text:span text:style-name="T11">aabbccdd</text:span></text:p>
      <text:p text:style-name="P136">0x00100004 : f0100004 -&gt; .</text:p>
      <text:p text:style-name="P136">29:AltMon&gt;<text:span text:style-name="T11">ps.w 100000 .</text:span></text:p>
      <text:p text:style-name="P136">0x00100000 : 0xaabbccdd -&gt; </text:p>
      <text:p text:style-name="P117"><text:span text:style-name="T92">30:AltMon&gt;</text:span> </text:p>
      <text:p text:style-name="P179"/>
      <text:p text:style-name="P59"/>
      <text:h text:style-name="Heading_20_4" text:outline-level="4"><text:bookmark-start text:name="__RefNumPara__30506519"/><text:soft-page-break/>Patch an <text:span text:style-name="T127">A</text:span>ddress on the VME bus<text:bookmark-end text:name="__RefNumPara__30506519"/></text:h>
      <text:p text:style-name="P67">Command</text:p>
      <text:p text:style-name="P103"><text:span text:style-name="T38">pv</text:span> → <text:s/>read/write data from/to VME bus</text:p>
      <text:p text:style-name="P103"/>
      <text:p text:style-name="P189">Synopsis</text:p>
      <text:p text:style-name="P103"><text:span text:style-name="T38">pv.</text:span>&lt;ds&gt; &lt;vme_addr&gt; [&lt;data&gt; [&lt;mode&gt; <text:span text:style-name="T127">[&lt;swap&gt;]]]</text:span></text:p>
      <text:p text:style-name="P103"/>
      <text:p text:style-name="P103"><text:s text:c="3"/>where &lt;ds&gt; = b,s,w, (data size 1,2,4)</text:p>
      <text:p text:style-name="P103"><text:s text:c="9"/>&lt;swap&gt; = s if swapping is required</text:p>
      <text:p text:style-name="P103"><text:s text:c="9"/>&lt;vme_addr&gt; = VME address in hexadecimal</text:p>
      <text:p text:style-name="P103"><text:s text:c="9"/>&lt;data&gt; = data in hexadecimal [write cycle]</text:p>
      <text:p text:style-name="P103"><text:s text:c="9"/>&lt;mode&gt; = VME access mode <text:span text:style-name="T93">(address modifier)</text:span></text:p>
      <text:p text:style-name="P157"><text:s text:c="9"/><text:span text:style-name="T82">&lt;swap&gt; = hardware swapping mode (ns, as)</text:span></text:p>
      <text:p text:style-name="P157"/>
      <text:p text:style-name="P189">Description</text:p>
      <text:p text:style-name="P103">The <text:span text:style-name="T38">pv</text:span> command shall be used to perform VME cycles through the ALTHEA7910. It takes up to 3 parameters.</text:p>
      <text:p text:style-name="P103">The command extensions is made of 1 or 2 characters. The first character can be: </text:p>
      <text:p text:style-name="P103"><text:span text:style-name="T38"><text:s text:c="2"/>b</text:span> → for byte access</text:p>
      <text:p text:style-name="P103"><text:span text:style-name="T38"><text:s text:c="2"/>s →</text:span> for 16 bit access</text:p>
      <text:p text:style-name="P103"><text:span text:style-name="T38"><text:s text:c="2"/>w</text:span> → for 32 bit access </text:p>
      <text:p text:style-name="P103">The first parameter shall be the VME address.</text:p>
      <text:p text:style-name="P103">The second parameter shall be the data to write in the VME address. If it is missing or equal to '?', AltMon performs a read cycle on the register, displays the data and prompt for a new data to overwrite the register. To return to the command interpreter enter the “.” character. If you enter CR (Carriage Return), AltMon will read the <text:span text:style-name="T93">VME address</text:span> at &lt;<text:span text:style-name="T93">vme_addr</text:span>&gt;+&lt;ds&gt; and display it current value.</text:p>
      <text:p text:style-name="P103">The third parameter shall be a string defining the VME access mode<text:span text:style-name="T93">(see §</text:span><text:span text:style-name="T93"><text:bookmark-ref text:reference-format="chapter" text:ref-name="__RefHeading__7467_1226288612">2.1.2.3</text:bookmark-ref></text:span><text:span text:style-name="T93">)</text:span></text:p>
      <text:p text:style-name="P168">If the access mode parameter is missing the one used the last time a VME cycle was executed is kept. When AltMon is launched, <text:span text:style-name="T38">a32</text:span> is selected by default.</text:p>
      <text:p text:style-name="P172">The hardware swapping mode shall be:</text:p>
      <text:p text:style-name="P172"><text:s text:c="2"/><text:span text:style-name="T11">ns</text:span> : no swapping</text:p>
      <text:p text:style-name="P172"><text:s text:c="2"/><text:span text:style-name="T11">as</text:span> : auto swap </text:p>
      <text:p text:style-name="P174"/>
      <text:p text:style-name="P189">Examples</text:p>
      <text:p text:style-name="P137">9:AltMon&gt;<text:span text:style-name="T11">pv.w f0010000 ? a32</text:span></text:p>
      <text:p text:style-name="P137">0xf0010000 : f0010000 -&gt; 12345678</text:p>
      <text:p text:style-name="P137">0xf0010004 : f0010004 -&gt; -</text:p>
      <text:p text:style-name="P137">0xf0010000 : 12345678 -&gt; aabbccdd</text:p>
      <text:p text:style-name="P137">0xf0010004 : f0010004 -&gt; .</text:p>
      <text:p text:style-name="P137">10:AltMon&gt;<text:span text:style-name="T11">pv.w f0010000 .</text:span></text:p>
      <text:p text:style-name="P137">0xf0010000 : 0xaabbccdd -&gt; </text:p>
      <text:p text:style-name="P137">11:AltMon&gt;pv.w f0010000 11223344</text:p>
      <text:p text:style-name="P137">12:AltMon&gt;pv.w f0010000 .</text:p>
      <text:p text:style-name="P137">0xf0010000 : 0x11223344 -&gt; </text:p>
      <text:p text:style-name="P118"><text:span text:style-name="T96">13:AltMon&gt;</text:span> </text:p>
      <text:p text:style-name="P179"/>
      <text:p text:style-name="P59"/>
      <text:h text:style-name="P226" text:outline-level="3"/>
      <text:h text:style-name="P229" text:outline-level="3"><text:bookmark-start text:name="__RefNumPara__30512919"/>Local Timer operations<text:bookmark-end text:name="__RefNumPara__30512919"/></text:h>
      <text:p text:style-name="P59"/>
      <text:p text:style-name="P67">Command</text:p>
      <text:p text:style-name="P103"><text:span text:style-name="T38">timer</text:span> → <text:s/>perform timer operation </text:p>
      <text:p text:style-name="P103"/>
      <text:p text:style-name="P189">Synopsis</text:p>
      <text:p text:style-name="P103"><text:span text:style-name="T38">timer</text:span> &lt;operation&gt;</text:p>
      <text:p text:style-name="P103"/>
      <text:p text:style-name="P103"><text:s text:c="3"/>where &lt;operation&gt; is the operation to be performed</text:p>
      <text:p text:style-name="P103"><text:s text:c="11"/><text:span text:style-name="T38">start</text:span> <text:s text:c="2"/>→ starts the timer</text:p>
      <text:p text:style-name="P103"><text:s text:c="11"/><text:span text:style-name="T49">re</text:span><text:span text:style-name="T38">start</text:span> → <text:span text:style-name="T97">res</text:span>tarts the timer</text:p>
      <text:p text:style-name="P103"><text:s text:c="11"/><text:span text:style-name="T38">stop</text:span> <text:s text:c="3"/>→ stops the timer</text:p>
      <text:p text:style-name="P103"><text:s text:c="11"/><text:span text:style-name="T38">read</text:span> <text:s text:c="3"/>→ read the timer current value</text:p>
      <text:p text:style-name="P103"/>
      <text:p text:style-name="P189">Description</text:p>
      <text:p text:style-name="P103">The <text:span text:style-name="T38">timer</text:span> command allows to manage the ALTHEA7910 local timer.</text:p>
      <text:p text:style-name="P103">The <text:span text:style-name="T38">start</text:span> operation <text:span text:style-name="T97">resets the timer and </text:span>starts <text:span text:style-name="T97">it</text:span>.</text:p>
      <text:p text:style-name="P103">The <text:span text:style-name="T49">re</text:span><text:span text:style-name="T38">start</text:span> operation <text:span text:style-name="T97">restartss the timer</text:span>.</text:p>
      <text:p text:style-name="P103">The <text:span text:style-name="T38">stop</text:span> operation stops the timer.</text:p>
      <text:p text:style-name="P103">The <text:span text:style-name="T38">read</text:span> operation displays the timer current value in msec amd usec.</text:p>
      <text:p text:style-name="P103"/>
      <text:p text:style-name="P189">Examples</text:p>
      <text:p text:style-name="P79"><text:span text:style-name="T97">14:AltMon&gt;</text:span><text:span text:style-name="T20">timer read</text:span></text:p>
      <text:p text:style-name="P84">current timer value : 2292693.151960 msec</text:p>
      <text:p text:style-name="P79"><text:span text:style-name="T97">15:AltMon&gt;</text:span><text:span text:style-name="T20">timer start</text:span></text:p>
      <text:p text:style-name="P79"><text:span text:style-name="T97">16:AltMon&gt;</text:span><text:span text:style-name="T20">timer read</text:span></text:p>
      <text:p text:style-name="P84">current timer value : 2047.014860 msec</text:p>
      <text:p text:style-name="P79"><text:span text:style-name="T97">17:AltMon&gt;</text:span><text:span text:style-name="T20">timer stop</text:span></text:p>
      <text:p text:style-name="P79"><text:span text:style-name="T97">18:AltMon&gt;</text:span><text:span text:style-name="T20">timer read</text:span></text:p>
      <text:p text:style-name="P84">current timer value : 9998.000000 msec</text:p>
      <text:p text:style-name="P79"><text:span text:style-name="T97">19:AltMon&gt;</text:span><text:span text:style-name="T20">timer read</text:span></text:p>
      <text:p text:style-name="P84">current timer value : 9998.000000 msec</text:p>
      <text:p text:style-name="P79"><text:span text:style-name="T97">20:AltMon&gt;</text:span><text:span text:style-name="T20">timer restart</text:span></text:p>
      <text:p text:style-name="P79"><text:span text:style-name="T97">21:AltMon&gt;</text:span><text:span text:style-name="T20">timer read</text:span></text:p>
      <text:p text:style-name="P84">current timer value : 11674.251460 msec</text:p>
      <text:p text:style-name="P84">22:AltMon&gt;</text:p>
      <text:p text:style-name="P179"/>
      <text:p text:style-name="P59"/>
      <text:h text:style-name="P227" text:outline-level="3"><text:soft-page-break/>VME Operations</text:h>
      <text:h text:style-name="Heading_20_4" text:outline-level="4"><text:bookmark-start text:name="__RefNumPara__30513619"/>VME interface configuration<text:bookmark-end text:name="__RefNumPara__30513619"/></text:h>
      <text:p text:style-name="P67">Command</text:p>
      <text:p text:style-name="P119"><text:span text:style-name="T38">vme </text:span><text:span text:style-name="T51">conf</text:span> → <text:s/><text:span text:style-name="T101">configure VME interface</text:span></text:p>
      <text:p text:style-name="P103"/>
      <text:p text:style-name="P189">Synopsis</text:p>
      <text:p text:style-name="P120"><text:span text:style-name="T38">vme</text:span> <text:span text:style-name="T38">conf</text:span> [<text:span text:style-name="T38">arb</text:span>] [<text:span text:style-name="T38">mode</text:span>] [&lt;val&gt;]</text:p>
      <text:p text:style-name="P120"><text:s text:c="15"/>[<text:span text:style-name="T38">tmo</text:span>] [&lt;val&gt;]</text:p>
      <text:p text:style-name="P120"><text:s text:c="9"/>[<text:span text:style-name="T38">req</text:span>] [<text:span text:style-name="T38">mode</text:span>] [&lt;val&gt;]</text:p>
      <text:p text:style-name="P120"><text:s text:c="15"/>[<text:span text:style-name="T38">level</text:span>] [&lt;val&gt;]</text:p>
      <text:p text:style-name="P120"><text:s text:c="9"/>[<text:span text:style-name="T38">slv</text:span>] [<text:span text:style-name="T38">A32_base</text:span>] [&lt;val&gt;]</text:p>
      <text:p text:style-name="P120"><text:s text:c="15"/>[<text:span text:style-name="T38">A32_size</text:span>] [&lt;val&gt;]</text:p>
      <text:p text:style-name="P120"><text:s text:c="15"/>[<text:span text:style-name="T38">A24_base</text:span>] [&lt;val&gt;]</text:p>
      <text:p text:style-name="P120"><text:s text:c="15"/>[<text:span text:style-name="T38">A24_size</text:span>] [&lt;val&gt;]</text:p>
      <text:p text:style-name="P120"><text:s text:c="15"/>[<text:span text:style-name="T38">A16_base</text:span>] [&lt;val&gt;]</text:p>
      <text:p text:style-name="P120"><text:s text:c="15"/>[<text:span text:style-name="T38">A16_size</text:span>] [&lt;val&gt;]</text:p>
      <text:p text:style-name="P120"><text:s text:c="15"/>[<text:span text:style-name="T38">2eBRC_base</text:span>] [&lt;val&gt;]</text:p>
      <text:p text:style-name="P120"><text:s text:c="15"/>[<text:span text:style-name="T38">2eBRC_size</text:span>] [&lt;val&gt;]</text:p>
      <text:p text:style-name="P119"/>
      <text:p text:style-name="P189">Description</text:p>
      <text:p text:style-name="P103">The <text:span text:style-name="T38">conf</text:span> operation allows to configure the following parameters on the VME interface:</text:p>
      <text:p text:style-name="P103"/>
      <text:p text:style-name="P103"><text:s text:c="2"/><text:span text:style-name="T99">A</text:span>32 base address</text:p>
      <text:p text:style-name="P103"><text:s text:c="2"/><text:span text:style-name="T99">A32</text:span> window size</text:p>
      <text:p text:style-name="P103"><text:s text:c="2"/><text:span text:style-name="T99">A24</text:span> base address</text:p>
      <text:p text:style-name="P103"><text:s text:c="2"/><text:span text:style-name="T99">A24</text:span> window size</text:p>
      <text:p text:style-name="P103"><text:s text:c="2"/><text:span text:style-name="T99">A16</text:span> base address</text:p>
      <text:p text:style-name="P103"><text:s text:c="2"/><text:span text:style-name="T99">A16</text:span> window size</text:p>
      <text:p text:style-name="P103"><text:s text:c="2"/><text:span text:style-name="T99">2eBRC</text:span> base address</text:p>
      <text:p text:style-name="P103"><text:s text:c="2"/><text:span text:style-name="T99">2eBRC</text:span> window size</text:p>
      <text:p text:style-name="P103"><text:s text:c="2"/>bus request mode <text:s/>:ror, rwd, fair, nor</text:p>
      <text:p text:style-name="P103"><text:s text:c="2"/>bus request level : 0 → 3</text:p>
      <text:p text:style-name="P103"><text:s text:c="2"/><text:span text:style-name="T99">arbitration mode</text:span> <text:s/>: <text:span text:style-name="T99">pri,rrs,prip,rrsp</text:span></text:p>
      <text:p text:style-name="P103"><text:s text:c="2"/><text:span text:style-name="T99">arbitration timeout</text:span> : <text:span text:style-name="T99">16 → 2048 usec </text:span></text:p>
      <text:p text:style-name="P103"/>
      <text:p text:style-name="P103">That operation updates the hardware registers controlling the VME interface.</text:p>
      <text:p text:style-name="P103"/>
      <text:p text:style-name="P189">Examples</text:p>
      <text:p text:style-name="P80"><text:span text:style-name="T98">28:AltMon&gt;</text:span><text:span text:style-name="T21">vme conf</text:span></text:p>
      <text:p text:style-name="P85">vme arb mode [pri] -&gt; </text:p>
      <text:p text:style-name="P85">vme bus timeout [16] -&gt; </text:p>
      <text:p text:style-name="P85">vme req mode [rwd] -&gt; fair</text:p>
      <text:p text:style-name="P85">vme req level [3] -&gt; </text:p>
      <text:p text:style-name="P85">A32 base [f0000000] -&gt; </text:p>
      <text:p text:style-name="P85">A32 size [10000000] -&gt; </text:p>
      <text:p text:style-name="P85">A24 base [400000] -&gt; 200000</text:p>
      <text:p text:style-name="P85">A24 size [100000] -&gt; </text:p>
      <text:p text:style-name="P85">A16 base [8000] -&gt; </text:p>
      <text:p text:style-name="P85">A16 size [2000] -&gt; 4000</text:p>
      <text:p text:style-name="P85">2eBRC base [c0000000] -&gt; </text:p>
      <text:p text:style-name="P85">2eBRC size [40000000] -&gt; </text:p>
      <text:p text:style-name="P80"><text:span text:style-name="T98">29:AltMon&gt;</text:span><text:span text:style-name="T21">conf show vme</text:span></text:p>
      <text:p text:style-name="P85"><text:s text:c="3"/>VME Arbitration</text:p>
      <text:p text:style-name="P85"><text:s text:c="6"/>Arbitration Mode <text:s text:c="4"/>: PRI</text:p>
      <text:p text:style-name="P85"><text:s text:c="6"/>Bus Timeout <text:s text:c="9"/>: 16 usec</text:p>
      <text:p text:style-name="P85"><text:soft-page-break/><text:s text:c="3"/>VME Master</text:p>
      <text:p text:style-name="P85"><text:s text:c="6"/>Request Mode <text:s text:c="8"/>: FAIR</text:p>
      <text:p text:style-name="P85"><text:s text:c="6"/>Request Level <text:s text:c="7"/>: 3</text:p>
      <text:p text:style-name="P85"><text:s text:c="3"/>VME Slave</text:p>
      <text:p text:style-name="P85"><text:s text:c="6"/>A32_base <text:s text:c="12"/>: f0000000</text:p>
      <text:p text:style-name="P85"><text:s text:c="6"/>A32_size <text:s text:c="12"/>: 10000000</text:p>
      <text:p text:style-name="P85"><text:s text:c="6"/>A24_base <text:s text:c="12"/>: <text:s text:c="2"/>200000</text:p>
      <text:p text:style-name="P85"><text:s text:c="6"/>A24_size <text:s text:c="12"/>: <text:s text:c="2"/>100000</text:p>
      <text:p text:style-name="P85"><text:s text:c="6"/>A16_base <text:s text:c="12"/>: <text:s text:c="4"/>8000</text:p>
      <text:p text:style-name="P85"><text:s text:c="6"/>A16_size <text:s text:c="12"/>: <text:s text:c="4"/>4000</text:p>
      <text:p text:style-name="P85"><text:s text:c="6"/>2eBRC_base <text:s text:c="10"/>: c0000000</text:p>
      <text:p text:style-name="P85"><text:s text:c="6"/>2eBRC_size <text:s text:c="10"/>: 40000000</text:p>
      <text:p text:style-name="P85">30:AltMon&gt;</text:p>
      <text:p text:style-name="P179"/>
      <text:p text:style-name="P23"/>
      <text:h text:style-name="P222" text:outline-level="4">VME <text:span text:style-name="T100">Interrupt generation</text:span></text:h>
      <text:p text:style-name="P69"><text:bookmark-start text:name="__RefNumPara__305136191"/>Command<text:bookmark-end text:name="__RefNumPara__305136191"/></text:p>
      <text:p text:style-name="P124"><text:span text:style-name="T38">vme </text:span><text:span text:style-name="T54">igen</text:span> → <text:s/><text:span text:style-name="T111">generates VME interrupt</text:span></text:p>
      <text:p text:style-name="P124"/>
      <text:p text:style-name="P191">Synopsis</text:p>
      <text:p text:style-name="P124"><text:span text:style-name="T50">vme</text:span><text:span text:style-name="T99"> </text:span><text:span text:style-name="T50">igen</text:span><text:span text:style-name="T99"> </text:span><text:span text:style-name="T50">set</text:span><text:span text:style-name="T99"> &lt;level&gt; &lt;vector&gt;</text:span></text:p>
      <text:p text:style-name="P121"><text:s text:c="9"/><text:span text:style-name="T38">get</text:span></text:p>
      <text:p text:style-name="P121"><text:s text:c="9"/><text:span text:style-name="T38">clear</text:span></text:p>
      <text:p text:style-name="P124"/>
      <text:p text:style-name="P191">Description</text:p>
      <text:p text:style-name="P124">The <text:span text:style-name="T53">igen</text:span> operation allows to <text:span text:style-name="T110">generates VME interrupts.</text:span></text:p>
      <text:p text:style-name="P147">The set function generates an interrupt at the level specified by the &lt;level&gt; parameter. When the interrupt is acknowledged, &lt;vector&gt; is presented to the interrupt handler.</text:p>
      <text:p text:style-name="P147">The <text:span text:style-name="T11">get</text:span> function displays the current state of the interrupt generator.</text:p>
      <text:p text:style-name="P147">The <text:span text:style-name="T11">clear</text:span> function clear the interrupt generator logic, removing any pending interrupt.</text:p>
      <text:p text:style-name="P124"/>
      <text:p text:style-name="P124"/>
      <text:p text:style-name="P191">Examples</text:p>
      <text:p text:style-name="P86"><text:span text:style-name="T108">3:AltMon&gt;</text:span><text:span text:style-name="T26">vme igen set 3 55</text:span></text:p>
      <text:p text:style-name="P86"><text:span text:style-name="T108">4:AltMon&gt;</text:span><text:span text:style-name="T26">vme igen get</text:span></text:p>
      <text:p text:style-name="P90">IGEN status -&gt; 08010b55 [IP 3 0x55]</text:p>
      <text:p text:style-name="P90">IRQ3 </text:p>
      <text:p text:style-name="P86"><text:span text:style-name="T108">5:AltMon&gt;</text:span><text:span text:style-name="T26">vme igen clear</text:span></text:p>
      <text:p text:style-name="P90">IGEN status -&gt; 00000000</text:p>
      <text:p text:style-name="P86"><text:span text:style-name="T108">6:AltMon&gt;</text:span><text:span text:style-name="T26">vme igen get</text:span></text:p>
      <text:p text:style-name="P90">IGEN status -&gt; 00000000 [0 0x00]</text:p>
      <text:p text:style-name="P86"/>
      <text:p text:style-name="P90">7:AltMon&gt;</text:p>
      <text:p text:style-name="P181"/>
      <text:p text:style-name="P24"/>
      <text:h text:style-name="P223" text:outline-level="4"><text:soft-page-break/>VME <text:span text:style-name="T100">Interrupt handling</text:span></text:h>
      <text:p text:style-name="P70"><text:bookmark-start text:name="__RefNumPara__3051361911"/>Command<text:bookmark-end text:name="__RefNumPara__3051361911"/></text:p>
      <text:p text:style-name="P125"><text:span text:style-name="T38">vme </text:span><text:span text:style-name="T52">irq</text:span> → <text:s/><text:span text:style-name="T102">handle VME interrupts</text:span></text:p>
      <text:p text:style-name="P125"/>
      <text:p text:style-name="P192">Synopsis</text:p>
      <text:p text:style-name="P125"><text:span text:style-name="T50">vme</text:span><text:span text:style-name="T99"> </text:span><text:span text:style-name="T50">irq</text:span><text:span text:style-name="T99"> </text:span><text:span text:style-name="T50">alloc</text:span><text:span text:style-name="T99"> &lt;irq_set&gt;</text:span></text:p>
      <text:p text:style-name="P122"><text:s text:c="8"/><text:span text:style-name="T38">arm</text:span></text:p>
      <text:p text:style-name="P122"><text:s text:c="8"/><text:span text:style-name="T38">clear</text:span></text:p>
      <text:p text:style-name="P122"><text:s text:c="8"/><text:span text:style-name="T38">wait</text:span> &lt;timeout&gt;</text:p>
      <text:p text:style-name="P122"><text:s text:c="8"/><text:span text:style-name="T38">free</text:span></text:p>
      <text:p text:style-name="P125"><text:span text:style-name="T99"><text:s text:c="8"/></text:span><text:span text:style-name="T50">reset</text:span></text:p>
      <text:p text:style-name="P192">Description</text:p>
      <text:p text:style-name="P125">The <text:span text:style-name="T52">irq</text:span> operation allows to <text:span text:style-name="T102">handle VME interrupts from AltMon.</text:span></text:p>
      <text:p text:style-name="P144">The <text:span text:style-name="T11">alloc</text:span> function takes an IRQ set parameter (bit field defining interrupt sources to be monitored). &lt;irq_set&gt; sha l be a 16 bit hexadecimal number representing the list of interrupt sources to be monitored:</text:p>
      <text:p text:style-name="P144"><text:s text:c="2"/>- bit 0 <text:s/>→ VME sysfail</text:p>
      <text:p text:style-name="P145"><text:s text:c="2"/>- bit 1 <text:s/>→ VME IRQ1</text:p>
      <text:p text:style-name="P144"><text:s text:c="4"/>…</text:p>
      <text:p text:style-name="P145"><text:s text:c="2"/>- bit 7 <text:s/>→ VME IRQ7</text:p>
      <text:p text:style-name="P145"><text:s text:c="2"/>- bit 8 <text:s/>→ VME ACFAIL</text:p>
      <text:p text:style-name="P145"><text:s text:c="2"/>- bit 9 <text:s/>→ VME BERR</text:p>
      <text:p text:style-name="P145"><text:s text:c="2"/>- bit 10 → VME IACK</text:p>
      <text:p text:style-name="P145"><text:s text:c="2"/>- bit 11 → VME TIMER</text:p>
      <text:p text:style-name="P145"><text:s text:c="2"/>- bit 12 → VME LOCMON0</text:p>
      <text:p text:style-name="P144"><text:s text:c="4"/>... </text:p>
      <text:p text:style-name="P145"><text:s text:c="2"/>- bit 12 → VME <text:s/>LOCMON3</text:p>
      <text:p text:style-name="P146">The <text:span text:style-name="T11">arm</text:span> function unmask the interrupt set.</text:p>
      <text:p text:style-name="P146">The <text:span text:style-name="T11">wait</text:span> function unmasked the interrupt set if masked and wait for one of the interrupt from the set to occurs. It takes a timeout in msec as parameter. If &lt;timeout&gt; is 0, it waits forever.</text:p>
      <text:p text:style-name="P146">The <text:span text:style-name="T37">free</text:span> function mask interrupts previously allocated and returns them to the driver.</text:p>
      <text:p text:style-name="P146">The <text:span text:style-name="T11">reset</text:span> function frees all interrupts and re-initialized the interrupt handling logic.</text:p>
      <text:p text:style-name="P125"/>
      <text:p text:style-name="P192">Examples</text:p>
      <text:p text:style-name="P87"><text:span text:style-name="T109">7:AltMon&gt;</text:span><text:span text:style-name="T27">vme irq alloc fe</text:span></text:p>
      <text:p text:style-name="P91">Allocating VME IRQ set...DONE</text:p>
      <text:p text:style-name="P87"><text:span text:style-name="T109">8:AltMon&gt;</text:span><text:span text:style-name="T27">vme igen set 3 55</text:span></text:p>
      <text:p text:style-name="P87"><text:span text:style-name="T109">9:AltMon&gt;</text:span><text:span text:style-name="T27">vme irq wait 5000</text:span></text:p>
      <text:p text:style-name="P91">Waiting for VME IRQ from set 000000fe...</text:p>
      <text:p text:style-name="P91">VME WAIT IRQ...0x000000fe - 5000 msec</text:p>
      <text:p text:style-name="P91">Vector = 355</text:p>
      <text:p text:style-name="P91">10:AltMon&gt;vme igen get</text:p>
      <text:p text:style-name="P91">IGEN status -&gt; 00000355 [3 0x55]</text:p>
      <text:p text:style-name="P87"/>
      <text:p text:style-name="P91">11:AltMon&gt;</text:p>
      <text:p text:style-name="P182"/>
      <text:p text:style-name="P58"/>
      <text:h text:style-name="P224" text:outline-level="4"><text:soft-page-break/><text:span text:style-name="T136">VME configuration </text:span>Save/Restore <text:span text:style-name="T136">in SFLASH</text:span></text:h>
      <text:p text:style-name="P75">Command</text:p>
      <text:p text:style-name="P163"><text:span text:style-name="T38">vme </text:span><text:span text:style-name="T59">sflash</text:span> → <text:s/><text:span text:style-name="T136">save/restore VME configuration</text:span></text:p>
      <text:p text:style-name="P163"><text:bookmark-start text:name="__RefNumPara__3051361912"/><text:bookmark-end text:name="__RefNumPara__3051361912"/></text:p>
      <text:p text:style-name="P197">Synopsis</text:p>
      <text:p text:style-name="P163"><text:span text:style-name="T50">vme</text:span><text:span text:style-name="T99"> </text:span><text:span text:style-name="T59">sflash</text:span><text:span text:style-name="T99"> </text:span><text:span text:style-name="T50">s</text:span><text:span text:style-name="T59">ave</text:span></text:p>
      <text:p text:style-name="P123"><text:s text:c="9"/><text:span text:style-name="T38"><text:s text:c="2"/></text:span><text:span text:style-name="T59">restore</text:span></text:p>
      <text:p text:style-name="P163"/>
      <text:p text:style-name="P197">Description</text:p>
      <text:p text:style-name="P163">The <text:span text:style-name="T59">sflash</text:span> operation allows to <text:span text:style-name="T136">save/restore VME interface configuration regisers to/from SFLASH.</text:span></text:p>
      <text:p text:style-name="P163"/>
      <text:p text:style-name="P197">Examples</text:p>
      <text:p text:style-name="P88"><text:span text:style-name="T136">18:AltMon&gt;</text:span><text:span text:style-name="T33">conf show vme</text:span></text:p>
      <text:p text:style-name="P235"><text:s text:c="3"/>VME Arbitration</text:p>
      <text:p text:style-name="P88"><text:span text:style-name="T136"><text:s text:c="6"/>Arbitration Mode <text:s text:c="4"/>: </text:span><text:span text:style-name="T137">PRI</text:span></text:p>
      <text:p text:style-name="P88"><text:span text:style-name="T136"><text:s text:c="6"/>Bus Timeout <text:s text:c="9"/>: </text:span><text:span text:style-name="T137">32 usec</text:span></text:p>
      <text:p text:style-name="P235"><text:s text:c="3"/>VME Master</text:p>
      <text:p text:style-name="P235"><text:s text:c="6"/>Request Mode <text:s text:c="8"/>: ROR</text:p>
      <text:p text:style-name="P235"><text:s text:c="6"/>Request Level <text:s text:c="7"/>: 2</text:p>
      <text:p text:style-name="P235"><text:s text:c="3"/>VME Slave</text:p>
      <text:p text:style-name="P235"><text:s text:c="6"/>A32_base <text:s text:c="12"/>: f0000000</text:p>
      <text:p text:style-name="P235"><text:s text:c="6"/>A32_size <text:s text:c="12"/>: 10000000</text:p>
      <text:p text:style-name="P235"><text:s text:c="6"/>A24_base <text:s text:c="12"/>: <text:s text:c="2"/>400000</text:p>
      <text:p text:style-name="P235"><text:s text:c="6"/>A24_size <text:s text:c="12"/>: <text:s text:c="2"/>100000</text:p>
      <text:p text:style-name="P235"><text:s text:c="6"/>A16_base <text:s text:c="12"/>: <text:s text:c="4"/>8000</text:p>
      <text:p text:style-name="P235"><text:s text:c="6"/>A16_size <text:s text:c="12"/>: <text:s text:c="4"/>2000</text:p>
      <text:p text:style-name="P235"><text:s text:c="6"/>2eBRC_base <text:s text:c="10"/>: c0000000</text:p>
      <text:p text:style-name="P235"><text:s text:c="6"/>2eBRC_size <text:s text:c="10"/>: 40000000</text:p>
      <text:p text:style-name="P88"><text:span text:style-name="T136">19:AltMon&gt;</text:span><text:span text:style-name="T33">vme sflash save</text:span></text:p>
      <text:p text:style-name="P235">Saving VME parameters to SFLASH... -&gt; DONE</text:p>
      <text:p text:style-name="P88"><text:span text:style-name="T136">20:AltMon&gt;</text:span><text:span text:style-name="T33">vme conf arb</text:span></text:p>
      <text:p text:style-name="P88"><text:span text:style-name="T136">vme arb mode [pri] -&gt; </text:span><text:span text:style-name="T137">rrs</text:span></text:p>
      <text:p text:style-name="P88"><text:span text:style-name="T136">vme bus timeout [32] -&gt; </text:span><text:span text:style-name="T137">16</text:span></text:p>
      <text:p text:style-name="P88"><text:span text:style-name="T136">21:AltMon&gt;</text:span><text:span text:style-name="T33">conf show vme</text:span></text:p>
      <text:p text:style-name="P235"><text:s text:c="3"/>VME Arbitration</text:p>
      <text:p text:style-name="P88"><text:span text:style-name="T136"><text:s text:c="6"/>Arbitration Mode <text:s text:c="4"/>: </text:span><text:span text:style-name="T137">RRS</text:span></text:p>
      <text:p text:style-name="P88"><text:span text:style-name="T136"><text:s text:c="6"/>Bus Timeout <text:s text:c="9"/>: </text:span><text:span text:style-name="T137">16</text:span><text:span text:style-name="T136"> </text:span><text:span text:style-name="T137">usec</text:span></text:p>
      <text:p text:style-name="P235"><text:s text:c="3"/>VME Master</text:p>
      <text:p text:style-name="P235"><text:s text:c="6"/>Request Mode <text:s text:c="8"/>: ROR</text:p>
      <text:p text:style-name="P235"><text:s text:c="6"/>Request Level <text:s text:c="7"/>: 2</text:p>
      <text:p text:style-name="P235"><text:s text:c="3"/>VME Slave</text:p>
      <text:p text:style-name="P235"><text:s text:c="6"/>A32_base <text:s text:c="12"/>: f0000000</text:p>
      <text:p text:style-name="P235"><text:s text:c="6"/>A32_size <text:s text:c="12"/>: 10000000</text:p>
      <text:p text:style-name="P235"><text:s text:c="6"/>A24_base <text:s text:c="12"/>: <text:s text:c="2"/>400000</text:p>
      <text:p text:style-name="P235"><text:s text:c="6"/>A24_size <text:s text:c="12"/>: <text:s text:c="2"/>100000</text:p>
      <text:p text:style-name="P235"><text:s text:c="6"/>A16_base <text:s text:c="12"/>: <text:s text:c="4"/>8000</text:p>
      <text:p text:style-name="P235"><text:s text:c="6"/>A16_size <text:s text:c="12"/>: <text:s text:c="4"/>2000</text:p>
      <text:p text:style-name="P235"><text:s text:c="6"/>2eBRC_base <text:s text:c="10"/>: c0000000</text:p>
      <text:p text:style-name="P235"><text:s text:c="6"/>2eBRC_size <text:s text:c="10"/>: 40000000</text:p>
      <text:p text:style-name="P88"><text:span text:style-name="T136">22:AltMon&gt;</text:span><text:span text:style-name="T33">vme sflash restore</text:span></text:p>
      <text:p text:style-name="P235">Restoring VME parameters from SFLASH... -&gt; DONE</text:p>
      <text:p text:style-name="P88"><text:span text:style-name="T136">23:AltMon&gt;</text:span><text:span text:style-name="T33">conf show vme</text:span></text:p>
      <text:p text:style-name="P235"><text:s text:c="3"/>VME Arbitration</text:p>
      <text:p text:style-name="P88"><text:span text:style-name="T136"><text:s text:c="6"/>Arbitration Mode <text:s text:c="4"/>: </text:span><text:span text:style-name="T137">PRI</text:span></text:p>
      <text:p text:style-name="P88"><text:span text:style-name="T136"><text:s text:c="6"/>Bus Timeout <text:s text:c="9"/>: </text:span><text:span text:style-name="T137">32 usec</text:span></text:p>
      <text:p text:style-name="P235"><text:soft-page-break/><text:s text:c="3"/>VME Master</text:p>
      <text:p text:style-name="P235"><text:s text:c="6"/>Request Mode <text:s text:c="8"/>: ROR</text:p>
      <text:p text:style-name="P235"><text:s text:c="6"/>Request Level <text:s text:c="7"/>: 2</text:p>
      <text:p text:style-name="P235"><text:s text:c="3"/>VME Slave</text:p>
      <text:p text:style-name="P235"><text:s text:c="6"/>A32_base <text:s text:c="12"/>: f0000000</text:p>
      <text:p text:style-name="P235"><text:s text:c="6"/>A32_size <text:s text:c="12"/>: 10000000</text:p>
      <text:p text:style-name="P235"><text:s text:c="6"/>A24_base <text:s text:c="12"/>: <text:s text:c="2"/>400000</text:p>
      <text:p text:style-name="P235"><text:s text:c="6"/>A24_size <text:s text:c="12"/>: <text:s text:c="2"/>100000</text:p>
      <text:p text:style-name="P235"><text:s text:c="6"/>A16_base <text:s text:c="12"/>: <text:s text:c="4"/>4000</text:p>
      <text:p text:style-name="P235"><text:s text:c="6"/>A16_size <text:s text:c="12"/>: <text:s text:c="4"/>2000</text:p>
      <text:p text:style-name="P235"><text:s text:c="6"/>2eBRC_base <text:s text:c="10"/>: c0000000</text:p>
      <text:p text:style-name="P235"><text:s text:c="6"/>2eBRC_size <text:s text:c="10"/>: 40000000</text:p>
      <text:p text:style-name="P235">24:AltMon&gt;</text:p>
      <text:p text:style-name="P188"/>
      <text:p text:style-name="Text_20_body_20_indent_5f_2"/>
      <text:h text:style-name="P228" text:outline-level="3"><text:soft-page-break/>SFLASH O<text:span text:style-name="T136">p</text:span>erations</text:h>
      <text:p text:style-name="P234">Command</text:p>
      <text:p text:style-name="P164"><text:span text:style-name="T38">sflash</text:span> → <text:s/>perform SFLASH operation </text:p>
      <text:p text:style-name="P164"/>
      <text:p text:style-name="P198">Synopsis</text:p>
      <text:p text:style-name="P164"><text:span text:style-name="T38">sflash</text:span> &lt;operation&gt; [&lt;para#1&gt;][&lt;para#2&gt;][&lt;para#3&gt;]</text:p>
      <text:p text:style-name="P164"/>
      <text:p text:style-name="P164"><text:s text:c="3"/>where &lt;operation&gt; is the operation to be performed</text:p>
      <text:p text:style-name="P164"><text:s text:c="11"/><text:span text:style-name="T60">rdi</text:span><text:span text:style-name="T38">d <text:s text:c="2"/></text:span>→ shows the SFLASH identifier <text:span text:style-name="T138">(3 bytes)</text:span></text:p>
      <text:p text:style-name="P164"><text:s text:c="11"/><text:span text:style-name="T60">rdsr</text:span><text:span text:style-name="T38"> <text:s text:c="2"/></text:span>→ shows the SFLASH <text:span text:style-name="T138">status ragister (2 bytes)</text:span></text:p>
      <text:p text:style-name="P164"><text:s text:c="11"/><text:span text:style-name="T60">wrsr</text:span><text:span text:style-name="T38"> <text:s text:c="2"/></text:span>→ <text:span text:style-name="T138">overwrite</text:span> the SFLASH <text:span text:style-name="T138">status ragister (2 bytes)</text:span></text:p>
      <text:p text:style-name="P164"><text:s text:c="11"/><text:span text:style-name="T38">load</text:span> <text:s text:c="2"/>→ loads file in SFLASH</text:p>
      <text:p text:style-name="P164"><text:s text:c="11"/><text:span text:style-name="T60">dump</text:span> <text:s text:c="2"/>→ <text:span text:style-name="T138">dump SFLASH content</text:span></text:p>
      <text:p text:style-name="P164"><text:s text:c="11"/><text:span text:style-name="T60">dynopt </text:span>→ <text:span text:style-name="T138">overwrite dynamic options</text:span></text:p>
      <text:p text:style-name="P164"/>
      <text:p text:style-name="P198">Description</text:p>
      <text:p text:style-name="P164">The <text:span text:style-name="T38">sflash</text:span> command allows to manage the <text:span text:style-name="T138">ALTHEA9710</text:span> SFLASH.</text:p>
      <text:p text:style-name="P164">The <text:span text:style-name="T60">rdi</text:span><text:span text:style-name="T38">d</text:span> operation displays the <text:span text:style-name="T138">3 bytes </text:span>SFLASH device hardware identifier.</text:p>
      <text:p text:style-name="P164">The <text:span text:style-name="T60">rdsr</text:span> operation displays the <text:span text:style-name="T138">2 bytes </text:span>SFLASH <text:span text:style-name="T138">status/control register</text:span></text:p>
      <text:p text:style-name="P164">The <text:span text:style-name="T60">wrsr</text:span> operation <text:span text:style-name="T138">overwrites the SFLASH status/control register. Be careful, overwriting some bits in that register can prevent any further access to the SFLASH device.</text:span></text:p>
      <text:p text:style-name="P164">The <text:span text:style-name="T38">load</text:span> operation reads a file from the file system and writes it in the SFLASH device according to the following syntax:</text:p>
      <text:p text:style-name="FunctionDescription"><text:span text:style-name="T11"><text:s text:c="4"/>sflash load</text:span> <text:span text:style-name="T139">&lt;</text:span>offset<text:span text:style-name="T139">&gt;</text:span> <text:span text:style-name="T139">&lt;</text:span>filename<text:span text:style-name="T139">&gt;</text:span></text:p>
      <text:p text:style-name="P165">The <text:span text:style-name="T60">dump</text:span> operation displays the <text:span text:style-name="T139">content of the SFLASH device with the following syntax:</text:span></text:p>
      <text:p text:style-name="P166"><text:span text:style-name="T11"><text:s text:c="4"/>sfla</text:span><text:span text:style-name="T35">sh</text:span><text:span text:style-name="T11"> dump</text:span> &lt;offset&gt; &lt;size&gt;</text:p>
      <text:p text:style-name="P167">The <text:span text:style-name="T11">dynopt</text:span> operation allows to overwrite the dynamic options parameters in SFLASH.<text:span text:style-name="T140">These parameters are used to setup the FPGA PCIe End Point at boot time if the SPI_CFG_ENA static option is set. </text:span></text:p>
      <text:p text:style-name="P237">!!! C device and vendor ids prevent the ALTHEA driver to be installled.</text:p>
      <text:p text:style-name="P164"/>
      <text:p text:style-name="P198">Examples</text:p>
      <text:p text:style-name="P92"><text:span text:style-name="T138">2:AltMon&gt;</text:span><text:span text:style-name="T34">sflash rdid</text:span></text:p>
      <text:p text:style-name="P236">SFLASH IDENTIFIER = 01.20.18</text:p>
      <text:p text:style-name="P92"><text:span text:style-name="T138">3:AltMon&gt;</text:span><text:span text:style-name="T34">sflash rdsr</text:span></text:p>
      <text:p text:style-name="P236">SFLASH SR = 0200</text:p>
      <text:p text:style-name="P93"><text:span text:style-name="T138">4:AltMon&gt;</text:span><text:span text:style-name="T34">sflash dump fe8000 40</text:span></text:p>
      <text:p text:style-name="P94">Dumping SFLASH 0 from offset fe8000 [size 40] ... -&gt; done</text:p>
      <text:p text:style-name="P94">00fe8000 ff ff ff ff ff ff ff ff ff ff ff ff ff ff ff ff ................</text:p>
      <text:p text:style-name="P94">00fe8010 ff ff ff ff ff ff ff ff ff ff ff ff ff ff ff ff ................</text:p>
      <text:p text:style-name="P94">00fe8020 ff ff ff ff ff ff ff ff ff ff ff ff ff ff ff ff ................</text:p>
      <text:p text:style-name="P94">00fe8030 ff ff ff ff ff ff ff ff ff ff ff ff ff ff ff ff ................</text:p>
      <text:p text:style-name="P94"/>
      <text:p text:style-name="P94">5:AltMon&gt;<text:span text:style-name="T11">sflash load fe8000 sflash.txt</text:span></text:p>
      <text:p text:style-name="P94">Loading SFLASH from file sflash.txt at offset 0xfe8000 [size 0xd]</text:p>
      <text:p text:style-name="P94"/>
      <text:p text:style-name="P94">Writing device will take about 1 seconds...00fe800d <text:s/>-&gt; done</text:p>
      <text:p text:style-name="P94">Verifying device will take about 1 seconds...00fe800d -&gt; OK</text:p>
      <text:p text:style-name="P94"/>
      <text:p text:style-name="P94">6:AltMon&gt;<text:span text:style-name="T11">sflash dump fe8000 40</text:span></text:p>
      <text:p text:style-name="P94">Dumping SFLASH 0 from offset fe8000 [size 40] ... -&gt; done</text:p>
      <text:p text:style-name="P94">00fe8000 48 65 6c 6c 6f 20 41 4c 54 48 45 41 0a ff ff ff Hello.ALTHEA....</text:p>
      <text:p text:style-name="P94">00fe8010 ff ff ff ff ff ff ff ff ff ff ff ff ff ff ff ff ................</text:p>
      <text:p text:style-name="P94">00fe8020 ff ff ff ff ff ff ff ff ff ff ff ff ff ff ff ff ................</text:p>
      <text:p text:style-name="P94">00fe8030 ff ff ff ff ff ff ff ff ff ff ff ff ff ff ff ff ................</text:p>
      <text:p text:style-name="P94"/>
      <text:p text:style-name="P95"><text:soft-page-break/>7:AltMon&gt;<text:span text:style-name="T35">sflash dynopt</text:span></text:p>
      <text:p text:style-name="P96">VME_SYSCONMOD <text:s text:c="4"/>[0x1] -&gt; </text:p>
      <text:p text:style-name="P96">SYSRST_ENA <text:s text:c="9"/>[y] -&gt; </text:p>
      <text:p text:style-name="P96">AUTOID_ENA <text:s text:c="9"/>[n] -&gt; </text:p>
      <text:p text:style-name="P96">PONFSM_DIS <text:s text:c="9"/>[n] -&gt; </text:p>
      <text:p text:style-name="P96">PERSTVME_ENA <text:s text:c="7"/>[n] -&gt; </text:p>
      <text:p text:style-name="P96">PCIEP_MEMPF_A64 <text:s text:c="4"/>[n] -&gt; </text:p>
      <text:p text:style-name="P96">PCIEP_MEMPF_SIZ <text:s text:c="2"/>[0x4] -&gt; </text:p>
      <text:p text:style-name="P96">PCIEP_MEMNoPF_SIZ [0x4] -&gt; </text:p>
      <text:p text:style-name="P96">PCIEP_IO4K <text:s text:c="9"/>[n] -&gt; </text:p>
      <text:p text:style-name="P96">CRCSR_A24_MAP <text:s text:c="4"/>[0x54] -&gt; </text:p>
      <text:p text:style-name="P96">PCIE_DID <text:s text:c="8"/>[0x7910] -&gt; </text:p>
      <text:p text:style-name="P96">PCIE_VID <text:s text:c="8"/>[0x7357] -&gt; </text:p>
      <text:p text:style-name="P96">PCIE_SDID <text:s text:c="8"/>[0x7910] -&gt; </text:p>
      <text:p text:style-name="P96">PCIE_SVID <text:s text:c="8"/>[0x7357] -&gt; </text:p>
      <text:p text:style-name="P96">PCIE_EP_DSN_L <text:s text:c="4"/>[0x12345678] -&gt; <text:span text:style-name="T11">11223344</text:span></text:p>
      <text:p text:style-name="P96">PCIE_EP_DSN_L <text:s text:c="4"/>[0xaabbccdd] -&gt; </text:p>
      <text:p text:style-name="P96">Loading dynamic options in SFLASH [52000000]... -&gt; DONE</text:p>
      <text:p text:style-name="P96">8:AltMon&gt;</text:p>
      <text:p text:style-name="P187"/>
      <text:p text:style-name="P64"/>
      <text:h text:style-name="P217" text:outline-level="2">Script execution</text:h>
      <text:p text:style-name="Text_20_body_20_indent_5f_2"><text:span text:style-name="T11">AltMon</text:span> support script execution. A script is an ASCII file containing a sequence of <text:span text:style-name="T11">AltMon</text:span> command<text:span text:style-name="T128">s</text:span> to be executed. Comments can be inserted in the script file with the character '#'. <text:s/>When this character is encountered by the script interpreter, it stops decoding the command line, executes it and jump to the next command.</text:p>
      <text:p text:style-name="Text_20_body_20_indent_5f_2">In addition to <text:span text:style-name="T11">AltMon</text:span> command, the script interpreter recognize a set of operations identified by a string starting with the <text:span text:style-name="T11">'$'</text:span> character.</text:p>
      <text:p text:style-name="Text_20_body_20_indent_5f_2">When <text:span text:style-name="T11">AltMon</text:span> command are executed a global error status is updated. The script interpreter has the possibility of checking that status and exiting in case of error. This allows to stop script execution if something is going wrong.</text:p>
      <text:h text:style-name="Heading_20_3" text:outline-level="3">Executing an AltMon script</text:h>
      <text:p text:style-name="Text_20_body_20_indent_5f_2">The file ASCII “myscript.xfs” contains a simple script to be executed bx AltMon</text:p>
      <text:p text:style-name="Preformatted_20_Start">#</text:p>
      <text:p text:style-name="Preformatted_20_Start"># This is a AltMon script</text:p>
      <text:p text:style-name="Preformatted_20_Start">#</text:p>
      <text:p text:style-name="P206">map show slv_vme_a32 <text:s text:c="7"/># show mapping of VME A32 slave window</text:p>
      <text:p text:style-name="P206">ds.w 10000 <text:s text:c="17"/># display content of SHM from offset 0x10000</text:p>
      <text:p text:style-name="Preformatted_20_Start">#</text:p>
      <text:p text:style-name="Text_20_body_20_indent_5f_2"/>
      <text:p text:style-name="Text_20_body_20_indent_5f_2">To execute the script from AltMon just enter the filename precedeted by the character '@':</text:p>
      <text:p text:style-name="P76"/>
      <text:p text:style-name="P158"><text:span text:style-name="T103">48:AltMon&gt;</text:span><text:span text:style-name="T22">@myscript.alt</text:span></text:p>
      <text:p text:style-name="P139">Start execution of script file myscript</text:p>
      <text:p text:style-name="P139">48:AltMon&gt;map show slv_vme_a32 <text:s text:c="7"/></text:p>
      <text:p text:style-name="P126"/>
      <text:p text:style-name="P138">+=========================================================+</text:p>
      <text:p text:style-name="P138">+ Map Name : slv_vme_a32</text:p>
      <text:p text:style-name="P138">+ Map Size : 512*1 MBytes</text:p>
      <text:p text:style-name="P138">+ Win Base : 0xf0000000</text:p>
      <text:p text:style-name="P138">+ Win Size : 0x10000000 [256 pages]</text:p>
      <text:p text:style-name="P138">+----------+----+----+----------+------------------+------+</text:p>
      <text:p text:style-name="P138">| <text:s/>offset <text:s/>|flag| usr| <text:s text:c="2"/>size <text:s text:c="2"/>| <text:s text:c="2"/>remote address | mode |</text:p>
      <text:p text:style-name="P138">+----------+----+----+----------+------------------+------+</text:p>
      <text:p text:style-name="P138">| 00000000 | 01 | 01 | 00100000 | 0000000000000000 | 2003 | SHM</text:p>
      <text:p text:style-name="P138">| 00100000 | 00 | 00 | 1ff00000 | 0000000000000000 | 0000 | FREE</text:p>
      <text:p text:style-name="P138">+----------+----+----+----------+------------------+------+</text:p>
      <text:p text:style-name="P126"/>
      <text:p text:style-name="P138">48:AltMon&gt;ds.w 10000 <text:s text:c="17"/></text:p>
      <text:p text:style-name="P138">0x00010000 : 11223344 f0010004 f0010008 f001000c <text:s/>."3D............</text:p>
      <text:p text:style-name="P138">0x00010010 : f0010010 f0010014 f0010018 f001001c <text:s/>................</text:p>
      <text:p text:style-name="P138">0x00010020 : f0010020 f0010024 f0010028 f001002c <text:s/>... ...$...(...,</text:p>
      <text:p text:style-name="P138">0x00010030 : f0010030 f0010034 f0010038 f001003c <text:s/>...0...4...8...&lt;</text:p>
      <text:p text:style-name="P138">49:AltMon&gt;</text:p>
      <text:p text:style-name="P179"/>
      <text:p text:style-name="Text_20_body_20_indent_5f_2"/>
      <text:p text:style-name="Text_20_body_20_indent_5f_2"><text:soft-page-break/>It shall be noted that a script file can include the execution of another script file:</text:p>
      <text:p text:style-name="P206">#</text:p>
      <text:p text:style-name="P206"># This is a AltMon script</text:p>
      <text:p text:style-name="P206">#</text:p>
      <text:p text:style-name="P206">conf show vme <text:s text:c="14"/># show VME interface configuration</text:p>
      <text:p text:style-name="P206">map show slv_vme_a32 <text:s text:c="7"/># show mapping of VME A32 slave window</text:p>
      <text:p text:style-name="P206">ds.w 10000 <text:s text:c="17"/># display content of SHM from offset 0x10000</text:p>
      <text:p text:style-name="P206">#</text:p>
      <text:p text:style-name="P206"># call a sub-script</text:p>
      <text:p text:style-name="P206">#</text:p>
      <text:p text:style-name="P206">@dma.alt</text:p>
      <text:p text:style-name="P59"/>
      <text:p text:style-name="Preformatted_20_Start">#</text:p>
      <text:p text:style-name="Preformatted_20_Start"># This script performs a dma transfer <text:span text:style-name="T103">from SHM to kernel buffer</text:span></text:p>
      <text:p text:style-name="Preformatted_20_Start">#</text:p>
      <text:p text:style-name="P206">dm.w 0</text:p>
      <text:p text:style-name="P206">dma start 0:8 10000:2 10000</text:p>
      <text:p text:style-name="P206">dma status</text:p>
      <text:p text:style-name="P206">dm.w 0</text:p>
      <text:p text:style-name="P206">#</text:p>
      <text:p text:style-name="P76"><text:soft-page-break/></text:p>
      <text:p text:style-name="P126"><text:span text:style-name="T103">44:AltMon&gt;</text:span><text:span text:style-name="T22">@myscript.alt</text:span></text:p>
      <text:p text:style-name="P138">Start execution of script file myscript</text:p>
      <text:p text:style-name="P138">44:AltMon&gt;conf show vme <text:s text:c="14"/></text:p>
      <text:p text:style-name="P138"><text:s text:c="3"/>VME Arbitration</text:p>
      <text:p text:style-name="P138"><text:s text:c="6"/>Arbitration Mode <text:s text:c="4"/>: PRI</text:p>
      <text:p text:style-name="P138"><text:s text:c="6"/>Bus Timeout <text:s text:c="9"/>: 16 usec</text:p>
      <text:p text:style-name="P138"><text:s text:c="3"/>VME Master</text:p>
      <text:p text:style-name="P138"><text:s text:c="6"/>Request Mode <text:s text:c="8"/>: FAIR</text:p>
      <text:p text:style-name="P138"><text:s text:c="6"/>Request Level <text:s text:c="7"/>: 3</text:p>
      <text:p text:style-name="P138"><text:s text:c="3"/>VME Slave</text:p>
      <text:p text:style-name="P138"><text:s text:c="6"/>A32_base <text:s text:c="12"/>: f0000000</text:p>
      <text:p text:style-name="P138"><text:s text:c="6"/>A32_size <text:s text:c="12"/>: 10000000</text:p>
      <text:p text:style-name="P138"><text:s text:c="6"/>A24_base <text:s text:c="12"/>: <text:s text:c="2"/>200000</text:p>
      <text:p text:style-name="P138"><text:s text:c="6"/>A24_size <text:s text:c="12"/>: <text:s text:c="2"/>100000</text:p>
      <text:p text:style-name="P138"><text:s text:c="6"/>A16_base <text:s text:c="12"/>: <text:s text:c="4"/>8000</text:p>
      <text:p text:style-name="P138"><text:s text:c="6"/>A16_size <text:s text:c="12"/>: <text:s text:c="4"/>4000</text:p>
      <text:p text:style-name="P138"><text:s text:c="6"/>2eBRC_base <text:s text:c="10"/>: c0000000</text:p>
      <text:p text:style-name="P138"><text:s text:c="6"/>2eBRC_size <text:s text:c="10"/>: 40000000</text:p>
      <text:p text:style-name="P138">44:AltMon&gt;map show slv_vme_a32 <text:s text:c="7"/></text:p>
      <text:p text:style-name="P126"/>
      <text:p text:style-name="P138">+=========================================================+</text:p>
      <text:p text:style-name="P138">+ Map Name : slv_vme_a32</text:p>
      <text:p text:style-name="P138">+ Map Size : 512*1 MBytes</text:p>
      <text:p text:style-name="P138">+ Win Base : 0xf0000000</text:p>
      <text:p text:style-name="P138">+ Win Size : 0x10000000 [256 pages]</text:p>
      <text:p text:style-name="P138">+----------+----+----+----------+------------------+------+</text:p>
      <text:p text:style-name="P138">| <text:s/>offset <text:s/>|flag| usr| <text:s text:c="2"/>size <text:s text:c="2"/>| <text:s text:c="2"/>remote address | mode |</text:p>
      <text:p text:style-name="P138">+----------+----+----+----------+------------------+------+</text:p>
      <text:p text:style-name="P138">| 00000000 | 01 | 01 | 00100000 | 0000000000000000 | 2003 | SHM</text:p>
      <text:p text:style-name="P138">| 00100000 | 00 | 00 | 1ff00000 | 0000000000000000 | 0000 | FREE</text:p>
      <text:p text:style-name="P138">+----------+----+----+----------+------------------+------+</text:p>
      <text:p text:style-name="P126"/>
      <text:p text:style-name="P138">44:AltMon&gt;ds.w 10000 <text:s text:c="17"/></text:p>
      <text:p text:style-name="P138">0x00010000 : 11223344 f0010004 f0010008 f001000c <text:s/>."3D............</text:p>
      <text:p text:style-name="P138">0x00010010 : f0010010 f0010014 f0010018 f001001c <text:s/>................</text:p>
      <text:p text:style-name="P138">0x00010020 : f0010020 f0010024 f0010028 f001002c <text:s/>... ...$...(...,</text:p>
      <text:p text:style-name="P138">0x00010030 : f0010030 f0010034 f0010038 f001003c <text:s/>...0...4...8...&lt;</text:p>
      <text:p text:style-name="P138">44:AltMon&gt;@dma.alt</text:p>
      <text:p text:style-name="P138">Start execution of script file dma</text:p>
      <text:p text:style-name="P138">44:AltMon&gt;dm.w 0</text:p>
      <text:p text:style-name="P138">0x00000000 : 00000000 00000000 00000000 00000000 <text:s/>................</text:p>
      <text:p text:style-name="P138">0x00000010 : 00000000 00000000 00000000 00000000 <text:s/>................</text:p>
      <text:p text:style-name="P138">0x00000020 : 00000000 00000000 00000000 00000000 <text:s/>................</text:p>
      <text:p text:style-name="P138">0x00000030 : 00000000 00000000 00000000 00000000 <text:s/>................</text:p>
      <text:p text:style-name="P138">44:AltMon&gt;dma start 0:8 10000:2 10000</text:p>
      <text:p text:style-name="P138">OK -&gt; status = 00000001</text:p>
      <text:p text:style-name="P138">OK -&gt; status = 20000111</text:p>
      <text:p text:style-name="P138">44:AltMon&gt;dma status</text:p>
      <text:p text:style-name="P138">DMA#0 CSR registers</text:p>
      <text:p text:style-name="P138">RD: 8048a000: 00000010 : 00003000: 80000000</text:p>
      <text:p text:style-name="P138">WR: 80800000: 00000000 : 00000000: 00000000</text:p>
      <text:p text:style-name="P138">44:AltMon&gt;dm.w 0</text:p>
      <text:p text:style-name="P138">0x00000000 : 11223344 f0010004 f0010008 f001000c <text:s/>."3D............</text:p>
      <text:p text:style-name="P138">0x00000010 : f0010010 f0010014 f0010018 f001001c <text:s/>................</text:p>
      <text:p text:style-name="P138">0x00000020 : f0010020 f0010024 f0010028 f001002c <text:s/>... ...$...(...,</text:p>
      <text:p text:style-name="P138">0x00000030 : f0010030 f0010034 f0010038 f001003c <text:s/>...0...4...8...&lt;</text:p>
      <text:p text:style-name="P138">45:AltMon&gt;</text:p>
      <text:p text:style-name="P179"/>
      <text:h text:style-name="Heading_20_3" text:outline-level="3"><text:soft-page-break/>Script <text:span text:style-name="T130">P</text:span>arameters</text:h>
      <text:p text:style-name="Text_20_body_20_indent_5f_2">A<text:span text:style-name="T102">n</text:span> <text:s/><text:span text:style-name="T11">AltMon</text:span> scripts can be launched with up to 10 parameters. These parameters are used within the script file through the $0. $1, ...$9 keywords.</text:p>
      <text:p text:style-name="Text_20_body_20_indent_5f_2">When executing the script file, AltMon will replace '$0' by the first parameter, '$1' by the second parameter and so on up to '$9'.</text:p>
      <text:p text:style-name="Text_20_body_20_indent_5f_2">The dma script has been modifier to be executed with sorce and destination given through the parameter mechanism:</text:p>
      <text:p text:style-name="Preformatted_20_Start">#</text:p>
      <text:p text:style-name="Preformatted_20_Start"># This script performs a dma transfer with parameters</text:p>
      <text:p text:style-name="Preformatted_20_Start">#</text:p>
      <text:p text:style-name="P207">fm.w 0..10000 0</text:p>
      <text:p text:style-name="P207">dm.w 0</text:p>
      <text:p text:style-name="P207">dma start $0 $1 $3</text:p>
      <text:p text:style-name="P207">dma status</text:p>
      <text:p text:style-name="P207">dm.w 0</text:p>
      <text:p text:style-name="P59"/>
      <text:p text:style-name="P76"/>
      <text:p text:style-name="P127"><text:span text:style-name="T104">55:AltMon&gt;</text:span><text:span text:style-name="T23">@dma.alt 0:8 10000:2 1000</text:span></text:p>
      <text:p text:style-name="P140">Start execution of script file dma</text:p>
      <text:p text:style-name="P140">55:AltMon&gt;fm.w 0..10000 0</text:p>
      <text:p text:style-name="P140">55:AltMon&gt;dm.w 0</text:p>
      <text:p text:style-name="P140">0x00000000 : 00000000 00000000 00000000 00000000 <text:s/>................</text:p>
      <text:p text:style-name="P140">0x00000010 : 00000000 00000000 00000000 00000000 <text:s/>................</text:p>
      <text:p text:style-name="P140">0x00000020 : 00000000 00000000 00000000 00000000 <text:s/>................</text:p>
      <text:p text:style-name="P140">0x00000030 : 00000000 00000000 00000000 00000000 <text:s/>................</text:p>
      <text:p text:style-name="P140">55:AltMon&gt;dma start $0 $1 $3</text:p>
      <text:p text:style-name="P140">OK -&gt; status = 00000001</text:p>
      <text:p text:style-name="P140">OK -&gt; status = 20000111</text:p>
      <text:p text:style-name="P140">55:AltMon&gt;dma status</text:p>
      <text:p text:style-name="P140">DMA#0 CSR registers</text:p>
      <text:p text:style-name="P140">RD: 8048a000: 00000010 : 00003000: 80000000</text:p>
      <text:p text:style-name="P140">WR: 80800000: 00000000 : 00000000: 00000000</text:p>
      <text:p text:style-name="P140">55:AltMon&gt;dm.w 0</text:p>
      <text:p text:style-name="P140">0x00000000 : 11223344 f0010004 f0010008 f001000c <text:s/>."3D............</text:p>
      <text:p text:style-name="P140">0x00000010 : f0010010 f0010014 f0010018 f001001c <text:s/>................</text:p>
      <text:p text:style-name="P140">0x00000020 : f0010020 f0010024 f0010028 f001002c <text:s/>... ...$...(...,</text:p>
      <text:p text:style-name="P140">0x00000030 : f0010030 f0010034 f0010038 f001003c <text:s/>...0...4...8...&lt;</text:p>
      <text:p text:style-name="P140">56:AltMon&gt;</text:p>
      <text:p text:style-name="P179"/>
      <text:h text:style-name="Heading_20_3" text:outline-level="3">Script <text:span text:style-name="T129">C</text:span>ontrol <text:span text:style-name="T130">O</text:span>perations</text:h>
      <text:p text:style-name="Text_20_body_20_indent_5f_2">In addition to <text:span text:style-name="T11">AltMon</text:span> command, the script interpreter supports the following control operations:</text:p>
      <text:p text:style-name="P202"><text:span text:style-name="T11">$echo</text:span><text:tab/>→ display a string on the AltMon console</text:p>
      <text:p text:style-name="P202"><text:span text:style-name="T11">$exit</text:span><text:tab/><text:tab/>→ force exit from AltMon</text:p>
      <text:p text:style-name="P202"><text:span text:style-name="T11">$sleep</text:span><text:tab/>→ wait for so many seconds</text:p>
      <text:p text:style-name="P202"><text:span text:style-name="T11">$usleep</text:span><text:tab/>→ wait for so many microseconds</text:p>
      <text:p text:style-name="Text_20_body_20_indent_5f_2">The following script prints the message “testing timer”, start the timer, read it, wait 1 <text:soft-page-break/>second and read it again:</text:p>
      <text:p text:style-name="Preformatted_20_Start">#</text:p>
      <text:p text:style-name="Preformatted_20_Start"># This script performs control operations</text:p>
      <text:p text:style-name="Preformatted_20_Start">#</text:p>
      <text:p text:style-name="Preformatted_20_Start">$echo testing timer</text:p>
      <text:p text:style-name="Preformatted_20_Start">timer start 1 0</text:p>
      <text:p text:style-name="Preformatted_20_Start">timer read</text:p>
      <text:p text:style-name="Preformatted_20_Start">$sleep 1</text:p>
      <text:p text:style-name="Preformatted_20_Start">timer read</text:p>
      <text:p text:style-name="P59"/>
      <text:p text:style-name="P76"/>
      <text:p text:style-name="P128"><text:span text:style-name="T105">56:AltMon&gt;</text:span><text:span text:style-name="T24">@timer</text:span></text:p>
      <text:p text:style-name="P141">Cannot open script file timer</text:p>
      <text:p text:style-name="P141">57:AltMon&gt;@timer.alt</text:p>
      <text:p text:style-name="P141">Start execution of script file timer</text:p>
      <text:p text:style-name="P141">testing timer</text:p>
      <text:p text:style-name="P141">57:AltMon&gt;timer start 1 0</text:p>
      <text:p text:style-name="P141">57:AltMon&gt;timer read</text:p>
      <text:p text:style-name="P141">current timer value : 1.007090 msec</text:p>
      <text:p text:style-name="P141">57:AltMon&gt;timer read</text:p>
      <text:p text:style-name="P141">current timer value : 1001.128250 msec</text:p>
      <text:p text:style-name="P141">58:AltMon&gt;</text:p>
      <text:p text:style-name="P179"/>
      <text:p text:style-name="P59"/>
      <text:h text:style-name="Heading_20_3" text:outline-level="3">Exiting from a <text:span text:style-name="T129">S</text:span>cript</text:h>
      <text:p text:style-name="Text_20_body_20_indent_5f_2">If the '<text:span text:style-name="T11">q</text:span>' command is encountered during script execution, <text:span text:style-name="T11">AltMon</text:span> returns to single command execution.</text:p>
      <text:p text:style-name="Text_20_body_20_indent_5f_2">If the $exit operation is encountered, <text:s/><text:span text:style-name="T11">AltMon</text:span> exits and returns to the shell.</text:p>
      <text:p text:style-name="Text_20_body_20_indent_5f_2">The third way to exit from a script is when a command execution returns with a the global error flag set. The global error flag is set by the compare (cb, cc, ce cio, cm, cp,....) and test (tb, ts, tu, tv) commands when a data compare error is detected.</text:p>
      <text:p text:style-name="Text_20_body_20_indent_5f_2">The followin scrpt performs two data compare. The first one shall be successful and the second one shall fail. After each test a message should be printed, unless an error is detected.</text:p>
      <text:p text:style-name="Preformatted_20_Start">#</text:p>
      <text:p text:style-name="Preformatted_20_Start">$echo Testing c<text:span text:style-name="T106">s</text:span> command</text:p>
      <text:p text:style-name="Preformatted_20_Start">ps.w 12 1234</text:p>
      <text:p text:style-name="Preformatted_20_Start">cs.w 12 1234 ffff</text:p>
      <text:p text:style-name="Preformatted_20_Start">$echo Test ok</text:p>
      <text:p text:style-name="Preformatted_20_Start">cs.w 12 5678 ffff</text:p>
      <text:p text:style-name="Preformatted_20_Start">$echo Test not ok</text:p>
      <text:p text:style-name="Preformatted_20_Start">timer read</text:p>
      <text:p text:style-name="Preformatted_20_Start">#</text:p>
      <text:p text:style-name="Text_20_body_20_indent_5f_2"/>
      <text:p text:style-name="Text_20_body_20_indent_5f_2">Executing the script shows that the second message is not printed because the script execution has been stopped after detection of compare error.</text:p>
      <text:p text:style-name="P76"><text:soft-page-break/></text:p>
      <text:p text:style-name="P142">58:AltMon&gt;@error.alt</text:p>
      <text:p text:style-name="P142">Start execution of script file error</text:p>
      <text:p text:style-name="P142">Testing cm command</text:p>
      <text:p text:style-name="P142">58:AltMon&gt;ps.w 1012 1234</text:p>
      <text:p text:style-name="P142">58:AltMon&gt;cs.w 1012 1234 ffff</text:p>
      <text:p text:style-name="P142">00001012 : <text:s/>00001234 - 00001234 [0000ffff]</text:p>
      <text:p text:style-name="P142">Test ok</text:p>
      <text:p text:style-name="P142">58:AltMon&gt;cs.w 1012 5678 ffff</text:p>
      <text:p text:style-name="P142">00001012 : <text:s/>00005678 - 00001234 [0000ffff] -&gt; ERROR !!!</text:p>
      <text:p text:style-name="P142">59:AltMon&gt;</text:p>
      <text:p text:style-name="P179"/>
      <text:p text:style-name="P59"/>
      <text:h text:style-name="Heading_20_3" text:outline-level="3">Command <text:span text:style-name="T130">E</text:span>xecution in <text:span text:style-name="T130">B</text:span>atch <text:span text:style-name="T130">M</text:span>ode</text:h>
      <text:p text:style-name="Text_20_body_20_indent_5f_2">Command can be given as parameter when launching <text:span text:style-name="T11">AltMon</text:span> to be executed in “batch” mode. In this case <text:span text:style-name="T36">AltMon</text:span> execute the command and exit in order to return to the shell interpreter:</text:p>
      <text:p text:style-name="P76"/>
      <text:p text:style-name="P129"><text:span text:style-name="T107">root@generic-powerpc-e500v2:AltMon# </text:span><text:span text:style-name="T25">./AltMon "timer read"</text:span></text:p>
      <text:p text:style-name="P143">kernel buffer allocated: 0xc7600000 7600000 100000</text:p>
      <text:p text:style-name="P143">current timer value : 1171175.206650 msec</text:p>
      <text:p text:style-name="P143">Freeing kernel buffer 0xc7600000</text:p>
      <text:p text:style-name="P143">root@generic-powerpc-e500v2:AltMon# </text:p>
      <text:p text:style-name="P179"/>
      <text:p text:style-name="Text_20_body_20_indent_5f_2">If the <text:span text:style-name="T11">AltMon</text:span> command is a script execution, the sequence of command is executed. <text:span text:style-name="T11">AltMon</text:span> returns to the shell only if a “$exit” operation is encountered in the script.</text:p>
      <text:p text:style-name="P59"/>
      <text:p text:style-name="P76"><text:soft-page-break/></text:p>
      <text:p text:style-name="P159"><text:span text:style-name="T131">oot@generic-powerpc-e500v2:AltMon# </text:span><text:span text:style-name="T32">./AltMon @dma.alt</text:span><text:span text:style-name="T131"> <text:s text:c="17"/></text:span></text:p>
      <text:p text:style-name="P162">kernel buffer allocated: 0xc7500000 7500000 100000</text:p>
      <text:p text:style-name="P162">Start execution of script file dma</text:p>
      <text:p text:style-name="P162">fm.w 0..10000 0</text:p>
      <text:p text:style-name="P162">dm.w 0</text:p>
      <text:p text:style-name="P162">0x00000000 : 00000000 00000000 00000000 00000000 <text:s/>................</text:p>
      <text:p text:style-name="P162">0x00000010 : 00000000 00000000 00000000 00000000 <text:s/>................</text:p>
      <text:p text:style-name="P162">0x00000020 : 00000000 00000000 00000000 00000000 <text:s/>................</text:p>
      <text:p text:style-name="P162">0x00000030 : 00000000 00000000 00000000 00000000 <text:s/>................</text:p>
      <text:p text:style-name="P162">dma start 0:8 10000000:a1 10000</text:p>
      <text:p text:style-name="P162">OK -&gt; status = 00000005</text:p>
      <text:p text:style-name="P162">OK -&gt; status = 24000115</text:p>
      <text:p text:style-name="P162">dma status</text:p>
      <text:p text:style-name="P162">DMA#0 CSR registers</text:p>
      <text:p text:style-name="P162">RD: 8048a000: 00000010 : 00003000: 80000000</text:p>
      <text:p text:style-name="P162">WR: 8081e000: 00000010 : 00003020: 80000000</text:p>
      <text:p text:style-name="P162">dm.w 0</text:p>
      <text:p text:style-name="P162">0x00000000 : 11000000 11000004 11000008 1100000c <text:s/>................</text:p>
      <text:p text:style-name="P162">0x00000010 : 11000010 11000014 11000018 1100001c <text:s/>................</text:p>
      <text:p text:style-name="P162">0x00000020 : 11000020 11000024 11000028 1100002c <text:s/>... ...$...(...,</text:p>
      <text:p text:style-name="P162">0x00000030 : 11000030 11000034 11000038 1100003c <text:s/>...0...4...8...&lt;</text:p>
      <text:p text:style-name="P159"/>
      <text:p text:style-name="P162"><text:s text:c="5"/>+-----------------------------------------+</text:p>
      <text:p text:style-name="P162"><text:s text:c="5"/>| <text:s/>AltMon - ALT9710 diagnostic tool <text:s text:c="6"/>|</text:p>
      <text:p text:style-name="P162"><text:s text:c="5"/>| <text:s/>IOxOS Technologies Copyright 2015-2016 |</text:p>
      <text:p text:style-name="P162"><text:s text:c="5"/>| <text:s/>Version 1.00 - Dec 18 2015 15:51:36 <text:s text:c="3"/>|</text:p>
      <text:p text:style-name="P162"><text:s text:c="5"/>| <text:s/>FPGA Sign <text:s/>12011601 <text:s text:c="19"/>|</text:p>
      <text:p text:style-name="P162"><text:s text:c="5"/>| <text:s/>Driver althea7910 <text:s/>Version 1.00 <text:s text:c="7"/>|</text:p>
      <text:p text:style-name="P162"><text:s text:c="5"/>+-----------------------------------------+</text:p>
      <text:p text:style-name="P159"/>
      <text:p text:style-name="P162">1:AltMon&gt;</text:p>
      <text:p text:style-name="P1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1" svg:font-family="Tahoma"/>
    <style:font-face style:name="Courier New3" svg:font-family="'Courier New'" style:font-family-generic="modern"/>
    <style:font-face style:name="PPBION+Palatino-BoldItalic" svg:font-family="PPBION+Palatino-BoldItalic" style:font-family-generic="roman"/>
    <style:font-face style:name="Century Gothic1" svg:font-family="'Century Gothic'" style:font-adornments="Italique gras" style:font-family-generic="swiss"/>
    <style:font-face style:name="Times New Roman" svg:font-family="'Times New Roman', Times" style:font-family-generic="swiss"/>
    <style:font-face style:name="Courier 10 Pitch" svg:font-family="'Courier 10 Pitch'" style:font-pitch="fixed"/>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Andale Sans UI" svg:font-family="'Andale Sans UI'" style:font-pitch="variable"/>
    <style:font-face style:name="Nimbus Sans L" svg:font-family="'Nimbus Sans L'" style:font-pitch="variable"/>
    <style:font-face style:name="Tahoma" svg:font-family="Tahoma" style:font-pitch="variable"/>
    <style:font-face style:name="Thorndale" svg:font-family="Thorndale" style:font-adornments="Regular" style:font-family-generic="roman" style:font-pitch="variable"/>
    <style:font-face style:name="Thorndale AMT" svg:font-family="'Thorndale AMT'" style:font-family-generic="roman" style:font-pitch="variable"/>
    <style:font-face style:name="Albany" svg:font-family="Albany" style:font-adornments="Regular" style:font-family-generic="swiss"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entury Gothic4" svg:font-family="'Century Gothic'" style:font-family-generic="swiss" style:font-pitch="variable"/>
    <style:font-face style:name="Century Gothic2" svg:font-family="'Century Gothic'" style:font-adornments="Gras" style:font-family-generic="swiss" style:font-pitch="variable"/>
    <style:font-face style:name="Century Gothic3" svg:font-family="'Century Gothic'" style:font-adornments="Italique" style:font-family-generic="swiss" style:font-pitch="variable"/>
    <style:font-face style:name="Century Gothic" svg:font-family="'Century Gothic'" style:font-adornments="Normal" style:font-family-generic="swiss"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Double_20_Arrow" draw:display-name="Double Arrow" svg:viewBox="0 0 1131 1918" svg:d="M737 1131h394l-564-1131-567 1131h398l-398 787h1131z"/>
    <draw:marker draw:name="Rounded_20_short_20_Arrow" draw:display-name="Rounded short Arrow" svg:viewBox="0 0 1013 1130" svg:d="M1009 1050l-449-1008-22-30-29-12-34 12-21 26-449 1012-5 13v8l5 21 12 21 17 13 21 4h903l21-4 21-13 9-21 4-21v-8z"/>
    <draw:marker draw:name="Square_20_unfilled" draw:display-name="Square unfilled" svg:viewBox="0 0 300 300" svg:d="M0 0h300v300h-300zM20 20h260v260h-260z"/>
    <draw:stroke-dash draw:name="_32__20_Dots_20_1_20_Dash" draw:display-name="2 Dots 1 Dash" draw:style="rect" draw:dots1="2" draw:dots2="1" draw:dots2-length="0.203cm" draw:distance="0.203cm"/>
    <draw:stroke-dash draw:name="Dashed_20__28_var_29__20_1" draw:display-name="Dashed (var) 1" draw:style="rect" draw:dots1="1" draw:dots1-length="0.011cm" draw:dots2="1" draw:dots2-length="0.011cm" draw:distance="0.011cm"/>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1cm" draw:dots2="1" draw:dots2-length="0.011cm" draw:distance="0.011cm"/>
    <draw:stroke-dash draw:name="Dashed_20__28_var_29__20_129" draw:display-name="Dashed (var) 129"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11cm" draw:dots2="1" draw:dots2-length="0.011cm" draw:distance="0.011cm"/>
    <draw:stroke-dash draw:name="Dashed_20__28_var_29__20_137" draw:display-name="Dashed (var) 137" draw:style="rect" draw:dots1="1" draw:dots1-length="0.011cm" draw:dots2="1" draw:dots2-length="0.011cm" draw:distance="0.011cm"/>
    <draw:stroke-dash draw:name="Dashed_20__28_var_29__20_138" draw:display-name="Dashed (var) 138" draw:style="rect" draw:dots1="1" draw:dots1-length="0.011cm" draw:dots2="1" draw:dots2-length="0.011cm" draw:distance="0.011cm"/>
    <draw:stroke-dash draw:name="Dashed_20__28_var_29__20_139" draw:display-name="Dashed (var) 139"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7" draw:display-name="Dashed (var) 147"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0" draw:display-name="Dashed (var) 160" draw:style="rect" draw:dots1="1" draw:dots1-length="0.011cm" draw:dots2="1" draw:dots2-length="0.011cm" draw:distance="0.011cm"/>
    <draw:stroke-dash draw:name="Dashed_20__28_var_29__20_161" draw:display-name="Dashed (var) 161" draw:style="rect" draw:dots1="1" draw:dots1-length="0.011cm" draw:dots2="1" draw:dots2-length="0.011cm" draw:distance="0.011cm"/>
    <draw:stroke-dash draw:name="Dashed_20__28_var_29__20_162" draw:display-name="Dashed (var) 162" draw:style="rect" draw:dots1="1" draw:dots1-length="0.011cm" draw:dots2="1" draw:dots2-length="0.011cm" draw:distance="0.011cm"/>
    <draw:stroke-dash draw:name="Dashed_20__28_var_29__20_2" draw:display-name="Dashed (var) 2" draw:style="rect" draw:dots1="1" draw:dots1-length="0.029cm" draw:dots2="1" draw:dots2-length="0.029cm" draw:distance="0.029cm"/>
    <draw:stroke-dash draw:name="Dashed_20__28_var_29__20_205" draw:display-name="Dashed (var) 205" draw:style="rect" draw:dots1="1" draw:dots1-length="0.011cm" draw:dots2="1" draw:dots2-length="0.011cm" draw:distance="0.011cm"/>
    <draw:stroke-dash draw:name="Dashed_20__28_var_29__20_206" draw:display-name="Dashed (var) 206" draw:style="rect" draw:dots1="1" draw:dots1-length="0.011cm" draw:dots2="1" draw:dots2-length="0.011cm" draw:distance="0.011cm"/>
    <draw:stroke-dash draw:name="Dashed_20__28_var_29__20_207" draw:display-name="Dashed (var) 207" draw:style="rect" draw:dots1="1" draw:dots1-length="0.011cm" draw:dots2="1" draw:dots2-length="0.011cm" draw:distance="0.011cm"/>
    <draw:stroke-dash draw:name="Dashed_20__28_var_29__20_208" draw:display-name="Dashed (var) 208" draw:style="rect" draw:dots1="1" draw:dots1-length="0.011cm" draw:dots2="1" draw:dots2-length="0.011cm" draw:distance="0.011cm"/>
    <draw:stroke-dash draw:name="Dashed_20__28_var_29__20_209" draw:display-name="Dashed (var) 209" draw:style="rect" draw:dots1="1" draw:dots1-length="0.011cm" draw:dots2="1" draw:dots2-length="0.011cm" draw:distance="0.011cm"/>
    <draw:stroke-dash draw:name="Dashed_20__28_var_29__20_210" draw:display-name="Dashed (var) 210" draw:style="rect" draw:dots1="1" draw:dots1-length="0.011cm" draw:dots2="1" draw:dots2-length="0.011cm" draw:distance="0.011cm"/>
    <draw:stroke-dash draw:name="Dashed_20__28_var_29__20_211" draw:display-name="Dashed (var) 211" draw:style="rect" draw:dots1="1" draw:dots1-length="0.011cm" draw:dots2="1" draw:dots2-length="0.011cm" draw:distance="0.011cm"/>
    <draw:stroke-dash draw:name="Dashed_20__28_var_29__20_212" draw:display-name="Dashed (var) 212" draw:style="rect" draw:dots1="1" draw:dots1-length="0.011cm" draw:dots2="1" draw:dots2-length="0.011cm" draw:distance="0.011cm"/>
    <draw:stroke-dash draw:name="Dashed_20__28_var_29__20_213" draw:display-name="Dashed (var) 213" draw:style="rect" draw:dots1="1" draw:dots1-length="0.011cm" draw:dots2="1" draw:dots2-length="0.011cm" draw:distance="0.011cm"/>
    <draw:stroke-dash draw:name="Dashed_20__28_var_29__20_214" draw:display-name="Dashed (var) 214" draw:style="rect" draw:dots1="1" draw:dots1-length="0.011cm" draw:dots2="1" draw:dots2-length="0.011cm" draw:distance="0.011cm"/>
    <draw:stroke-dash draw:name="Dashed_20__28_var_29__20_215" draw:display-name="Dashed (var) 215" draw:style="rect" draw:dots1="1" draw:dots1-length="0.011cm" draw:dots2="1" draw:dots2-length="0.011cm" draw:distance="0.011cm"/>
    <draw:stroke-dash draw:name="Dashed_20__28_var_29__20_216" draw:display-name="Dashed (var) 216" draw:style="rect" draw:dots1="1" draw:dots1-length="0.011cm" draw:dots2="1" draw:dots2-length="0.011cm" draw:distance="0.011cm"/>
    <draw:stroke-dash draw:name="Dashed_20__28_var_29__20_217" draw:display-name="Dashed (var) 217" draw:style="rect" draw:dots1="1" draw:dots1-length="0.011cm" draw:dots2="1" draw:dots2-length="0.011cm" draw:distance="0.011cm"/>
    <draw:stroke-dash draw:name="Dashed_20__28_var_29__20_218" draw:display-name="Dashed (var) 218" draw:style="rect" draw:dots1="1" draw:dots1-length="0.011cm" draw:dots2="1" draw:dots2-length="0.011cm" draw:distance="0.011cm"/>
    <draw:stroke-dash draw:name="Dashed_20__28_var_29__20_219" draw:display-name="Dashed (var) 219" draw:style="rect" draw:dots1="1" draw:dots1-length="0.011cm" draw:dots2="1" draw:dots2-length="0.011cm" draw:distance="0.011cm"/>
    <draw:stroke-dash draw:name="Dashed_20__28_var_29__20_220" draw:display-name="Dashed (var) 220" draw:style="rect" draw:dots1="1" draw:dots1-length="0.011cm" draw:dots2="1" draw:dots2-length="0.011cm" draw:distance="0.011cm"/>
    <draw:stroke-dash draw:name="Dashed_20__28_var_29__20_221" draw:display-name="Dashed (var) 221" draw:style="rect" draw:dots1="1" draw:dots1-length="0.011cm" draw:dots2="1" draw:dots2-length="0.011cm" draw:distance="0.011cm"/>
    <draw:stroke-dash draw:name="Dashed_20__28_var_29__20_222" draw:display-name="Dashed (var) 222" draw:style="rect" draw:dots1="1" draw:dots1-length="0.011cm" draw:dots2="1" draw:dots2-length="0.011cm" draw:distance="0.011cm"/>
    <draw:stroke-dash draw:name="Dashed_20__28_var_29__20_223" draw:display-name="Dashed (var) 223" draw:style="rect" draw:dots1="1" draw:dots1-length="0.011cm" draw:dots2="1" draw:dots2-length="0.011cm" draw:distance="0.011cm"/>
    <draw:stroke-dash draw:name="Dashed_20__28_var_29__20_224" draw:display-name="Dashed (var) 224" draw:style="rect" draw:dots1="1" draw:dots1-length="0.011cm" draw:dots2="1" draw:dots2-length="0.011cm" draw:distance="0.011cm"/>
    <draw:stroke-dash draw:name="Dashed_20__28_var_29__20_225" draw:display-name="Dashed (var) 225"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9" draw:display-name="Dashed (var) 249" draw:style="rect" draw:dots1="1" draw:dots1-length="0.011cm" draw:dots2="1" draw:dots2-length="0.011cm" draw:distance="0.011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11cm" draw:dots2="1" draw:dots2-length="0.011cm" draw:distance="0.011cm"/>
    <draw:stroke-dash draw:name="Dashed_20__28_var_29__20_252" draw:display-name="Dashed (var) 252" draw:style="rect" draw:dots1="1" draw:dots1-length="0.011cm" draw:dots2="1" draw:dots2-length="0.011cm" draw:distance="0.011cm"/>
    <draw:stroke-dash draw:name="Dashed_20__28_var_29__20_253" draw:display-name="Dashed (var) 253" draw:style="rect" draw:dots1="1" draw:dots1-length="0.011cm" draw:dots2="1" draw:dots2-length="0.011cm" draw:distance="0.011cm"/>
    <draw:stroke-dash draw:name="Dashed_20__28_var_29__20_254" draw:display-name="Dashed (var) 254" draw:style="rect" draw:dots1="1" draw:dots1-length="0.011cm" draw:dots2="1" draw:dots2-length="0.011cm" draw:distance="0.011cm"/>
    <draw:stroke-dash draw:name="Dashed_20__28_var_29__20_255" draw:display-name="Dashed (var) 255" draw:style="rect" draw:dots1="1" draw:dots1-length="0.011cm" draw:dots2="1" draw:dots2-length="0.011cm" draw:distance="0.011cm"/>
    <draw:stroke-dash draw:name="Dashed_20__28_var_29__20_256" draw:display-name="Dashed (var) 256" draw:style="rect" draw:dots1="1" draw:dots1-length="0.011cm" draw:dots2="1" draw:dots2-length="0.011cm" draw:distance="0.011cm"/>
    <draw:stroke-dash draw:name="Dashed_20__28_var_29__20_257" draw:display-name="Dashed (var) 257" draw:style="rect" draw:dots1="1" draw:dots1-length="0.011cm" draw:dots2="1" draw:dots2-length="0.011cm" draw:distance="0.011cm"/>
    <draw:stroke-dash draw:name="Dashed_20__28_var_29__20_258" draw:display-name="Dashed (var) 258" draw:style="rect" draw:dots1="1" draw:dots1-length="0.011cm" draw:dots2="1" draw:dots2-length="0.011cm" draw:distance="0.011cm"/>
    <draw:stroke-dash draw:name="Dashed_20__28_var_29__20_259" draw:display-name="Dashed (var) 259" draw:style="rect" draw:dots1="1" draw:dots1-length="0.011cm" draw:dots2="1" draw:dots2-length="0.011cm" draw:distance="0.011cm"/>
    <draw:stroke-dash draw:name="Dashed_20__28_var_29__20_260" draw:display-name="Dashed (var) 260" draw:style="rect" draw:dots1="1" draw:dots1-length="0.011cm" draw:dots2="1" draw:dots2-length="0.011cm" draw:distance="0.011cm"/>
    <draw:stroke-dash draw:name="Dashed_20__28_var_29__20_261" draw:display-name="Dashed (var) 261" draw:style="rect" draw:dots1="1" draw:dots1-length="0.011cm" draw:dots2="1" draw:dots2-length="0.011cm" draw:distance="0.011cm"/>
    <draw:stroke-dash draw:name="Dashed_20__28_var_29__20_262" draw:display-name="Dashed (var) 262" draw:style="rect" draw:dots1="1" draw:dots1-length="0.011cm" draw:dots2="1" draw:dots2-length="0.011cm" draw:distance="0.011cm"/>
    <draw:stroke-dash draw:name="Dashed_20__28_var_29__20_263" draw:display-name="Dashed (var) 263" draw:style="rect" draw:dots1="1" draw:dots1-length="0.011cm" draw:dots2="1" draw:dots2-length="0.011cm" draw:distance="0.011cm"/>
    <draw:stroke-dash draw:name="Dashed_20__28_var_29__20_264" draw:display-name="Dashed (var) 264" draw:style="rect" draw:dots1="1" draw:dots1-length="0.011cm" draw:dots2="1" draw:dots2-length="0.011cm" draw:distance="0.011cm"/>
    <draw:stroke-dash draw:name="Dashed_20__28_var_29__20_265" draw:display-name="Dashed (var) 265" draw:style="rect" draw:dots1="1" draw:dots1-length="0.011cm" draw:dots2="1" draw:dots2-length="0.011cm" draw:distance="0.011cm"/>
    <draw:stroke-dash draw:name="Dashed_20__28_var_29__20_266" draw:display-name="Dashed (var) 266" draw:style="rect" draw:dots1="1" draw:dots1-length="0.011cm" draw:dots2="1" draw:dots2-length="0.011cm" draw:distance="0.011cm"/>
    <draw:stroke-dash draw:name="Dashed_20__28_var_29__20_267" draw:display-name="Dashed (var) 267" draw:style="rect" draw:dots1="1" draw:dots1-length="0.011cm" draw:dots2="1" draw:dots2-length="0.011cm" draw:distance="0.011cm"/>
    <draw:stroke-dash draw:name="Dashed_20__28_var_29__20_268" draw:display-name="Dashed (var) 268" draw:style="rect" draw:dots1="1" draw:dots1-length="0.011cm" draw:dots2="1" draw:dots2-length="0.011cm" draw:distance="0.011cm"/>
    <draw:stroke-dash draw:name="Dashed_20__28_var_29__20_269" draw:display-name="Dashed (var) 269" draw:style="rect" draw:dots1="1" draw:dots1-length="0.011cm" draw:dots2="1" draw:dots2-length="0.011cm" draw:distance="0.011cm"/>
    <draw:stroke-dash draw:name="Dashed_20__28_var_29__20_270" draw:display-name="Dashed (var) 270" draw:style="rect" draw:dots1="1" draw:dots1-length="0.011cm" draw:dots2="1" draw:dots2-length="0.011cm" draw:distance="0.011cm"/>
    <draw:stroke-dash draw:name="Dashed_20__28_var_29__20_271" draw:display-name="Dashed (var) 271" draw:style="rect" draw:dots1="1" draw:dots1-length="0.011cm" draw:dots2="1" draw:dots2-length="0.011cm" draw:distance="0.011cm"/>
    <draw:stroke-dash draw:name="Dashed_20__28_var_29__20_272" draw:display-name="Dashed (var) 272" draw:style="rect" draw:dots1="1" draw:dots1-length="0.011cm" draw:dots2="1" draw:dots2-length="0.011cm" draw:distance="0.011cm"/>
    <draw:stroke-dash draw:name="Dashed_20__28_var_29__20_273" draw:display-name="Dashed (var) 273" draw:style="rect" draw:dots1="1" draw:dots1-length="0.011cm" draw:dots2="1" draw:dots2-length="0.011cm" draw:distance="0.011cm"/>
    <draw:stroke-dash draw:name="Dashed_20__28_var_29__20_274" draw:display-name="Dashed (var) 274" draw:style="rect" draw:dots1="1" draw:dots1-length="0.011cm" draw:dots2="1" draw:dots2-length="0.011cm" draw:distance="0.011cm"/>
    <draw:stroke-dash draw:name="Dashed_20__28_var_29__20_275" draw:display-name="Dashed (var) 275" draw:style="rect" draw:dots1="1" draw:dots1-length="0.011cm" draw:dots2="1" draw:dots2-length="0.011cm" draw:distance="0.011cm"/>
    <draw:stroke-dash draw:name="Dashed_20__28_var_29__20_276" draw:display-name="Dashed (var) 276" draw:style="rect" draw:dots1="1" draw:dots1-length="0.011cm" draw:dots2="1" draw:dots2-length="0.011cm" draw:distance="0.011cm"/>
    <draw:stroke-dash draw:name="Dashed_20__28_var_29__20_277" draw:display-name="Dashed (var) 277" draw:style="rect" draw:dots1="1" draw:dots1-length="0.011cm" draw:dots2="1" draw:dots2-length="0.011cm" draw:distance="0.011cm"/>
    <draw:stroke-dash draw:name="Dashed_20__28_var_29__20_278" draw:display-name="Dashed (var) 278"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52" draw:display-name="Dashed (var) 352" draw:style="rect" draw:dots1="1" draw:dots1-length="0.011cm" draw:dots2="1" draw:dots2-length="0.011cm" draw:distance="0.011cm"/>
    <draw:stroke-dash draw:name="Dashed_20__28_var_29__20_353" draw:display-name="Dashed (var) 353" draw:style="rect" draw:dots1="1" draw:dots1-length="0.011cm" draw:dots2="1" draw:dots2-length="0.011cm" draw:distance="0.011cm"/>
    <draw:stroke-dash draw:name="Dashed_20__28_var_29__20_354" draw:display-name="Dashed (var) 354" draw:style="rect" draw:dots1="1" draw:dots1-length="0.011cm" draw:dots2="1" draw:dots2-length="0.011cm" draw:distance="0.011cm"/>
    <draw:stroke-dash draw:name="Dashed_20__28_var_29__20_355" draw:display-name="Dashed (var) 355" draw:style="rect" draw:dots1="1" draw:dots1-length="0.011cm" draw:dots2="1" draw:dots2-length="0.011cm" draw:distance="0.011cm"/>
    <draw:stroke-dash draw:name="Dashed_20__28_var_29__20_356" draw:display-name="Dashed (var) 356" draw:style="rect" draw:dots1="1" draw:dots1-length="0.011cm" draw:dots2="1" draw:dots2-length="0.011cm" draw:distance="0.011cm"/>
    <draw:stroke-dash draw:name="Dashed_20__28_var_29__20_357" draw:display-name="Dashed (var) 357" draw:style="rect" draw:dots1="1" draw:dots1-length="0.011cm" draw:dots2="1" draw:dots2-length="0.011cm" draw:distance="0.011cm"/>
    <draw:stroke-dash draw:name="Dashed_20__28_var_29__20_358" draw:display-name="Dashed (var) 358" draw:style="rect" draw:dots1="1" draw:dots1-length="0.011cm" draw:dots2="1" draw:dots2-length="0.011cm" draw:distance="0.011cm"/>
    <draw:stroke-dash draw:name="Dashed_20__28_var_29__20_359" draw:display-name="Dashed (var) 359" draw:style="rect" draw:dots1="1" draw:dots1-length="0.011cm" draw:dots2="1" draw:dots2-length="0.011cm" draw:distance="0.011cm"/>
    <draw:stroke-dash draw:name="Dashed_20__28_var_29__20_360" draw:display-name="Dashed (var) 360" draw:style="rect" draw:dots1="1" draw:dots1-length="0.011cm" draw:dots2="1" draw:dots2-length="0.011cm" draw:distance="0.011cm"/>
    <draw:stroke-dash draw:name="Dashed_20__28_var_29__20_361" draw:display-name="Dashed (var) 361" draw:style="rect" draw:dots1="1" draw:dots1-length="0.011cm" draw:dots2="1" draw:dots2-length="0.011cm" draw:distance="0.011cm"/>
    <draw:stroke-dash draw:name="Dashed_20__28_var_29__20_362" draw:display-name="Dashed (var) 362" draw:style="rect" draw:dots1="1" draw:dots1-length="0.011cm" draw:dots2="1" draw:dots2-length="0.011cm" draw:distance="0.011cm"/>
    <draw:stroke-dash draw:name="Dashed_20__28_var_29__20_363" draw:display-name="Dashed (var) 363" draw:style="rect" draw:dots1="1" draw:dots1-length="0.011cm" draw:dots2="1" draw:dots2-length="0.011cm" draw:distance="0.011cm"/>
    <draw:stroke-dash draw:name="Dashed_20__28_var_29__20_364" draw:display-name="Dashed (var) 364" draw:style="rect" draw:dots1="1" draw:dots1-length="0.011cm" draw:dots2="1" draw:dots2-length="0.011cm" draw:distance="0.011cm"/>
    <draw:stroke-dash draw:name="Dashed_20__28_var_29__20_365" draw:display-name="Dashed (var) 365" draw:style="rect" draw:dots1="1" draw:dots1-length="0.011cm" draw:dots2="1" draw:dots2-length="0.011cm" draw:distance="0.011cm"/>
    <draw:stroke-dash draw:name="Dashed_20__28_var_29__20_366" draw:display-name="Dashed (var) 366" draw:style="rect" draw:dots1="1" draw:dots1-length="0.011cm" draw:dots2="1" draw:dots2-length="0.011cm" draw:distance="0.011cm"/>
    <draw:stroke-dash draw:name="Dashed_20__28_var_29__20_367" draw:display-name="Dashed (var) 367" draw:style="rect" draw:dots1="1" draw:dots1-length="0.011cm" draw:dots2="1" draw:dots2-length="0.011cm" draw:distance="0.011cm"/>
    <draw:stroke-dash draw:name="Dashed_20__28_var_29__20_368" draw:display-name="Dashed (var) 368"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71" draw:display-name="Dashed (var) 471" draw:style="rect" draw:dots1="1" draw:dots1-length="0.011cm" draw:dots2="1" draw:dots2-length="0.011cm" draw:distance="0.011cm"/>
    <draw:stroke-dash draw:name="Dashed_20__28_var_29__20_472" draw:display-name="Dashed (var) 472" draw:style="rect" draw:dots1="1" draw:dots1-length="0.011cm" draw:dots2="1" draw:dots2-length="0.011cm" draw:distance="0.011cm"/>
    <draw:stroke-dash draw:name="Dashed_20__28_var_29__20_473" draw:display-name="Dashed (var) 473" draw:style="rect" draw:dots1="1" draw:dots1-length="0.011cm" draw:dots2="1" draw:dots2-length="0.011cm" draw:distance="0.011cm"/>
    <draw:stroke-dash draw:name="Dashed_20__28_var_29__20_474" draw:display-name="Dashed (var) 474" draw:style="rect" draw:dots1="1" draw:dots1-length="0.011cm" draw:dots2="1" draw:dots2-length="0.011cm" draw:distance="0.011cm"/>
    <draw:stroke-dash draw:name="Dashed_20__28_var_29__20_475" draw:display-name="Dashed (var) 475" draw:style="rect" draw:dots1="1" draw:dots1-length="0.011cm" draw:dots2="1" draw:dots2-length="0.011cm" draw:distance="0.011cm"/>
    <draw:stroke-dash draw:name="Dashed_20__28_var_29__20_476" draw:display-name="Dashed (var) 476" draw:style="rect" draw:dots1="1" draw:dots1-length="0.011cm" draw:dots2="1" draw:dots2-length="0.011cm" draw:distance="0.011cm"/>
    <draw:stroke-dash draw:name="Dashed_20__28_var_29__20_477" draw:display-name="Dashed (var) 477" draw:style="rect" draw:dots1="1" draw:dots1-length="0.011cm" draw:dots2="1" draw:dots2-length="0.011cm" draw:distance="0.011cm"/>
    <draw:stroke-dash draw:name="Dashed_20__28_var_29__20_478" draw:display-name="Dashed (var) 478" draw:style="rect" draw:dots1="1" draw:dots1-length="0.011cm" draw:dots2="1" draw:dots2-length="0.011cm" draw:distance="0.011cm"/>
    <draw:stroke-dash draw:name="Dashed_20__28_var_29__20_479" draw:display-name="Dashed (var) 479"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80" draw:display-name="Dashed (var) 480" draw:style="rect" draw:dots1="1" draw:dots1-length="0.011cm" draw:dots2="1" draw:dots2-length="0.011cm" draw:distance="0.011cm"/>
    <draw:stroke-dash draw:name="Dashed_20__28_var_29__20_481" draw:display-name="Dashed (var) 481" draw:style="rect" draw:dots1="1" draw:dots1-length="0.011cm" draw:dots2="1" draw:dots2-length="0.011cm" draw:distance="0.011cm"/>
    <draw:stroke-dash draw:name="Dashed_20__28_var_29__20_482" draw:display-name="Dashed (var) 482" draw:style="rect" draw:dots1="1" draw:dots1-length="0.011cm" draw:dots2="1" draw:dots2-length="0.011cm" draw:distance="0.011cm"/>
    <draw:stroke-dash draw:name="Dashed_20__28_var_29__20_483" draw:display-name="Dashed (var) 483" draw:style="rect" draw:dots1="1" draw:dots1-length="0.011cm" draw:dots2="1" draw:dots2-length="0.011cm" draw:distance="0.011cm"/>
    <draw:stroke-dash draw:name="Dashed_20__28_var_29__20_484" draw:display-name="Dashed (var) 484" draw:style="rect" draw:dots1="1" draw:dots1-length="0.011cm" draw:dots2="1" draw:dots2-length="0.011cm" draw:distance="0.011cm"/>
    <draw:stroke-dash draw:name="Dashed_20__28_var_29__20_485" draw:display-name="Dashed (var) 485" draw:style="rect" draw:dots1="1" draw:dots1-length="0.011cm" draw:dots2="1" draw:dots2-length="0.011cm" draw:distance="0.011cm"/>
    <draw:stroke-dash draw:name="Dashed_20__28_var_29__20_486" draw:display-name="Dashed (var) 486" draw:style="rect" draw:dots1="1" draw:dots1-length="0.011cm" draw:dots2="1" draw:dots2-length="0.011cm" draw:distance="0.011cm"/>
    <draw:stroke-dash draw:name="Dashed_20__28_var_29__20_487" draw:display-name="Dashed (var) 487" draw:style="rect" draw:dots1="1" draw:dots1-length="0.011cm" draw:dots2="1" draw:dots2-length="0.011cm" draw:distance="0.011cm"/>
    <draw:stroke-dash draw:name="Dashed_20__28_var_29__20_488" draw:display-name="Dashed (var) 488" draw:style="rect" draw:dots1="1" draw:dots1-length="0.011cm" draw:dots2="1" draw:dots2-length="0.011cm" draw:distance="0.011cm"/>
    <draw:stroke-dash draw:name="Dashed_20__28_var_29__20_489" draw:display-name="Dashed (var) 489"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490" draw:display-name="Dashed (var) 490" draw:style="rect" draw:dots1="1" draw:dots1-length="0.011cm" draw:dots2="1" draw:dots2-length="0.011cm" draw:distance="0.011cm"/>
    <draw:stroke-dash draw:name="Dashed_20__28_var_29__20_491" draw:display-name="Dashed (var) 491" draw:style="rect" draw:dots1="1" draw:dots1-length="0.011cm" draw:dots2="1" draw:dots2-length="0.011cm" draw:distance="0.011cm"/>
    <draw:stroke-dash draw:name="Dashed_20__28_var_29__20_492" draw:display-name="Dashed (var) 492" draw:style="rect" draw:dots1="1" draw:dots1-length="0.011cm" draw:dots2="1" draw:dots2-length="0.011cm" draw:distance="0.011cm"/>
    <draw:stroke-dash draw:name="Dashed_20__28_var_29__20_493" draw:display-name="Dashed (var) 493" draw:style="rect" draw:dots1="1" draw:dots1-length="0.011cm" draw:dots2="1" draw:dots2-length="0.011cm" draw:distance="0.011cm"/>
    <draw:stroke-dash draw:name="Dashed_20__28_var_29__20_494" draw:display-name="Dashed (var) 494" draw:style="rect" draw:dots1="1" draw:dots1-length="0.011cm" draw:dots2="1" draw:dots2-length="0.011cm" draw:distance="0.011cm"/>
    <draw:stroke-dash draw:name="Dashed_20__28_var_29__20_495" draw:display-name="Dashed (var) 495" draw:style="rect" draw:dots1="1" draw:dots1-length="0.011cm" draw:dots2="1" draw:dots2-length="0.011cm" draw:distance="0.011cm"/>
    <draw:stroke-dash draw:name="Dashed_20__28_var_29__20_496" draw:display-name="Dashed (var) 496" draw:style="rect" draw:dots1="1" draw:dots1-length="0.011cm" draw:dots2="1" draw:dots2-length="0.011cm" draw:distance="0.011cm"/>
    <draw:stroke-dash draw:name="Dashed_20__28_var_29__20_497" draw:display-name="Dashed (var) 497" draw:style="rect" draw:dots1="1" draw:dots1-length="0.011cm" draw:dots2="1" draw:dots2-length="0.011cm" draw:distance="0.011cm"/>
    <draw:stroke-dash draw:name="Dashed_20__28_var_29__20_498" draw:display-name="Dashed (var) 498" draw:style="rect" draw:dots1="1" draw:dots1-length="0.011cm" draw:dots2="1" draw:dots2-length="0.011cm" draw:distance="0.011cm"/>
    <draw:stroke-dash draw:name="Dashed_20__28_var_29__20_499" draw:display-name="Dashed (var) 499"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00" draw:display-name="Dashed (var) 500" draw:style="rect" draw:dots1="1" draw:dots1-length="0.011cm" draw:dots2="1" draw:dots2-length="0.011cm" draw:distance="0.011cm"/>
    <draw:stroke-dash draw:name="Dashed_20__28_var_29__20_501" draw:display-name="Dashed (var) 501" draw:style="rect" draw:dots1="1" draw:dots1-length="0.011cm" draw:dots2="1" draw:dots2-length="0.011cm" draw:distance="0.011cm"/>
    <draw:stroke-dash draw:name="Dashed_20__28_var_29__20_502" draw:display-name="Dashed (var) 502" draw:style="rect" draw:dots1="1" draw:dots1-length="0.011cm" draw:dots2="1" draw:dots2-length="0.011cm" draw:distance="0.011cm"/>
    <draw:stroke-dash draw:name="Dashed_20__28_var_29__20_503" draw:display-name="Dashed (var) 503" draw:style="rect" draw:dots1="1" draw:dots1-length="0.011cm" draw:dots2="1" draw:dots2-length="0.011cm" draw:distance="0.011cm"/>
    <draw:stroke-dash draw:name="Dashed_20__28_var_29__20_504" draw:display-name="Dashed (var) 504" draw:style="rect" draw:dots1="1" draw:dots1-length="0.011cm" draw:dots2="1" draw:dots2-length="0.011cm" draw:distance="0.011cm"/>
    <draw:stroke-dash draw:name="Dashed_20__28_var_29__20_505" draw:display-name="Dashed (var) 505" draw:style="rect" draw:dots1="1" draw:dots1-length="0.011cm" draw:dots2="1" draw:dots2-length="0.011cm" draw:distance="0.011cm"/>
    <draw:stroke-dash draw:name="Dashed_20__28_var_29__20_506" draw:display-name="Dashed (var) 506" draw:style="rect" draw:dots1="1" draw:dots1-length="0.011cm" draw:dots2="1" draw:dots2-length="0.011cm" draw:distance="0.011cm"/>
    <draw:stroke-dash draw:name="Dashed_20__28_var_29__20_507" draw:display-name="Dashed (var) 507" draw:style="rect" draw:dots1="1" draw:dots1-length="0.011cm" draw:dots2="1" draw:dots2-length="0.011cm" draw:distance="0.011cm"/>
    <draw:stroke-dash draw:name="Dashed_20__28_var_29__20_508" draw:display-name="Dashed (var) 508" draw:style="rect" draw:dots1="1" draw:dots1-length="0.011cm" draw:dots2="1" draw:dots2-length="0.011cm" draw:distance="0.011cm"/>
    <draw:stroke-dash draw:name="Dashed_20__28_var_29__20_509" draw:display-name="Dashed (var) 509"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10" draw:display-name="Dashed (var) 510" draw:style="rect" draw:dots1="1" draw:dots1-length="0.011cm" draw:dots2="1" draw:dots2-length="0.011cm" draw:distance="0.011cm"/>
    <draw:stroke-dash draw:name="Dashed_20__28_var_29__20_511" draw:display-name="Dashed (var) 511" draw:style="rect" draw:dots1="1" draw:dots1-length="0.011cm" draw:dots2="1" draw:dots2-length="0.011cm" draw:distance="0.011cm"/>
    <draw:stroke-dash draw:name="Dashed_20__28_var_29__20_512" draw:display-name="Dashed (var) 512" draw:style="rect" draw:dots1="1" draw:dots1-length="0.011cm" draw:dots2="1" draw:dots2-length="0.011cm" draw:distance="0.011cm"/>
    <draw:stroke-dash draw:name="Dashed_20__28_var_29__20_513" draw:display-name="Dashed (var) 513" draw:style="rect" draw:dots1="1" draw:dots1-length="0.011cm" draw:dots2="1" draw:dots2-length="0.011cm" draw:distance="0.011cm"/>
    <draw:stroke-dash draw:name="Dashed_20__28_var_29__20_514" draw:display-name="Dashed (var) 514" draw:style="rect" draw:dots1="1" draw:dots1-length="0.011cm" draw:dots2="1" draw:dots2-length="0.011cm" draw:distance="0.011cm"/>
    <draw:stroke-dash draw:name="Dashed_20__28_var_29__20_515" draw:display-name="Dashed (var) 515" draw:style="rect" draw:dots1="1" draw:dots1-length="0.011cm" draw:dots2="1" draw:dots2-length="0.011cm" draw:distance="0.011cm"/>
    <draw:stroke-dash draw:name="Dashed_20__28_var_29__20_516" draw:display-name="Dashed (var) 516" draw:style="rect" draw:dots1="1" draw:dots1-length="0.011cm" draw:dots2="1" draw:dots2-length="0.011cm" draw:distance="0.011cm"/>
    <draw:stroke-dash draw:name="Dashed_20__28_var_29__20_517" draw:display-name="Dashed (var) 517" draw:style="rect" draw:dots1="1" draw:dots1-length="0.011cm" draw:dots2="1" draw:dots2-length="0.011cm" draw:distance="0.011cm"/>
    <draw:stroke-dash draw:name="Dashed_20__28_var_29__20_518" draw:display-name="Dashed (var) 518" draw:style="rect" draw:dots1="1" draw:dots1-length="0.011cm" draw:dots2="1" draw:dots2-length="0.011cm" draw:distance="0.011cm"/>
    <draw:stroke-dash draw:name="Dashed_20__28_var_29__20_519" draw:display-name="Dashed (var) 519"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0" draw:display-name="Dashed (var) 520" draw:style="rect" draw:dots1="1" draw:dots1-length="0.011cm" draw:dots2="1" draw:dots2-length="0.011cm" draw:distance="0.011cm"/>
    <draw:stroke-dash draw:name="Dashed_20__28_var_29__20_521" draw:display-name="Dashed (var) 521" draw:style="rect" draw:dots1="1" draw:dots1-length="0.011cm" draw:dots2="1" draw:dots2-length="0.011cm" draw:distance="0.011cm"/>
    <draw:stroke-dash draw:name="Dashed_20__28_var_29__20_522" draw:display-name="Dashed (var) 522" draw:style="rect" draw:dots1="1" draw:dots1-length="0.011cm" draw:dots2="1" draw:dots2-length="0.011cm" draw:distance="0.011cm"/>
    <draw:stroke-dash draw:name="Dashed_20__28_var_29__20_523" draw:display-name="Dashed (var) 523" draw:style="rect" draw:dots1="1" draw:dots1-length="0.011cm" draw:dots2="1" draw:dots2-length="0.011cm" draw:distance="0.011cm"/>
    <draw:stroke-dash draw:name="Dashed_20__28_var_29__20_524" draw:display-name="Dashed (var) 524" draw:style="rect" draw:dots1="1" draw:dots1-length="0.011cm" draw:dots2="1" draw:dots2-length="0.011cm" draw:distance="0.011cm"/>
    <draw:stroke-dash draw:name="Dashed_20__28_var_29__20_525" draw:display-name="Dashed (var) 525" draw:style="rect" draw:dots1="1" draw:dots1-length="0.011cm" draw:dots2="1" draw:dots2-length="0.011cm" draw:distance="0.011cm"/>
    <draw:stroke-dash draw:name="Dashed_20__28_var_29__20_526" draw:display-name="Dashed (var) 526" draw:style="rect" draw:dots1="1" draw:dots1-length="0.011cm" draw:dots2="1" draw:dots2-length="0.011cm" draw:distance="0.011cm"/>
    <draw:stroke-dash draw:name="Dashed_20__28_var_29__20_527" draw:display-name="Dashed (var) 527" draw:style="rect" draw:dots1="1" draw:dots1-length="0.011cm" draw:dots2="1" draw:dots2-length="0.011cm" draw:distance="0.011cm"/>
    <draw:stroke-dash draw:name="Dashed_20__28_var_29__20_528" draw:display-name="Dashed (var) 528" draw:style="rect" draw:dots1="1" draw:dots1-length="0.011cm" draw:dots2="1" draw:dots2-length="0.011cm" draw:distance="0.011cm"/>
    <draw:stroke-dash draw:name="Dashed_20__28_var_29__20_529" draw:display-name="Dashed (var) 52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 draw:display-name="Dashed (var) 530" draw:style="rect" draw:dots1="1" draw:dots1-length="0.011cm" draw:dots2="1" draw:dots2-length="0.011cm" draw:distance="0.011cm"/>
    <draw:stroke-dash draw:name="Dashed_20__28_var_29__20_531" draw:display-name="Dashed (var) 531" draw:style="rect" draw:dots1="1" draw:dots1-length="0.011cm" draw:dots2="1" draw:dots2-length="0.011cm" draw:distance="0.011cm"/>
    <draw:stroke-dash draw:name="Dashed_20__28_var_29__20_532" draw:display-name="Dashed (var) 532" draw:style="rect" draw:dots1="1" draw:dots1-length="0.011cm" draw:dots2="1" draw:dots2-length="0.011cm" draw:distance="0.011cm"/>
    <draw:stroke-dash draw:name="Dashed_20__28_var_29__20_533" draw:display-name="Dashed (var) 533" draw:style="rect" draw:dots1="1" draw:dots1-length="0.011cm" draw:dots2="1" draw:dots2-length="0.011cm" draw:distance="0.011cm"/>
    <draw:stroke-dash draw:name="Dashed_20__28_var_29__20_534" draw:display-name="Dashed (var) 534" draw:style="rect" draw:dots1="1" draw:dots1-length="0.011cm" draw:dots2="1" draw:dots2-length="0.011cm" draw:distance="0.011cm"/>
    <draw:stroke-dash draw:name="Dashed_20__28_var_29__20_535" draw:display-name="Dashed (var) 535" draw:style="rect" draw:dots1="1" draw:dots1-length="0.011cm" draw:dots2="1" draw:dots2-length="0.011cm" draw:distance="0.011cm"/>
    <draw:stroke-dash draw:name="Dashed_20__28_var_29__20_536" draw:display-name="Dashed (var) 536" draw:style="rect" draw:dots1="1" draw:dots1-length="0.011cm" draw:dots2="1" draw:dots2-length="0.011cm" draw:distance="0.011cm"/>
    <draw:stroke-dash draw:name="Dashed_20__28_var_29__20_537" draw:display-name="Dashed (var) 537" draw:style="rect" draw:dots1="1" draw:dots1-length="0.011cm" draw:dots2="1" draw:dots2-length="0.011cm" draw:distance="0.011cm"/>
    <draw:stroke-dash draw:name="Dashed_20__28_var_29__20_538" draw:display-name="Dashed (var) 538" draw:style="rect" draw:dots1="1" draw:dots1-length="0.011cm" draw:dots2="1" draw:dots2-length="0.011cm" draw:distance="0.011cm"/>
    <draw:stroke-dash draw:name="Dashed_20__28_var_29__20_539" draw:display-name="Dashed (var) 539"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40" draw:display-name="Dashed (var) 540" draw:style="rect" draw:dots1="1" draw:dots1-length="0.011cm" draw:dots2="1" draw:dots2-length="0.011cm" draw:distance="0.011cm"/>
    <draw:stroke-dash draw:name="Dashed_20__28_var_29__20_541" draw:display-name="Dashed (var) 541" draw:style="rect" draw:dots1="1" draw:dots1-length="0.011cm" draw:dots2="1" draw:dots2-length="0.011cm" draw:distance="0.011cm"/>
    <draw:stroke-dash draw:name="Dashed_20__28_var_29__20_542" draw:display-name="Dashed (var) 542" draw:style="rect" draw:dots1="1" draw:dots1-length="0.011cm" draw:dots2="1" draw:dots2-length="0.011cm" draw:distance="0.011cm"/>
    <draw:stroke-dash draw:name="Dashed_20__28_var_29__20_543" draw:display-name="Dashed (var) 543" draw:style="rect" draw:dots1="1" draw:dots1-length="0.011cm" draw:dots2="1" draw:dots2-length="0.011cm" draw:distance="0.011cm"/>
    <draw:stroke-dash draw:name="Dashed_20__28_var_29__20_544" draw:display-name="Dashed (var) 544" draw:style="rect" draw:dots1="1" draw:dots1-length="0.011cm" draw:dots2="1" draw:dots2-length="0.011cm" draw:distance="0.011cm"/>
    <draw:stroke-dash draw:name="Dashed_20__28_var_29__20_545" draw:display-name="Dashed (var) 545" draw:style="rect" draw:dots1="1" draw:dots1-length="0.011cm" draw:dots2="1" draw:dots2-length="0.011cm" draw:distance="0.011cm"/>
    <draw:stroke-dash draw:name="Dashed_20__28_var_29__20_546" draw:display-name="Dashed (var) 546" draw:style="rect" draw:dots1="1" draw:dots1-length="0.011cm" draw:dots2="1" draw:dots2-length="0.011cm" draw:distance="0.011cm"/>
    <draw:stroke-dash draw:name="Dashed_20__28_var_29__20_547" draw:display-name="Dashed (var) 547" draw:style="rect" draw:dots1="1" draw:dots1-length="0.011cm" draw:dots2="1" draw:dots2-length="0.011cm" draw:distance="0.011cm"/>
    <draw:stroke-dash draw:name="Dashed_20__28_var_29__20_548" draw:display-name="Dashed (var) 548" draw:style="rect" draw:dots1="1" draw:dots1-length="0.011cm" draw:dots2="1" draw:dots2-length="0.011cm" draw:distance="0.011cm"/>
    <draw:stroke-dash draw:name="Dashed_20__28_var_29__20_549" draw:display-name="Dashed (var) 549"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50" draw:display-name="Dashed (var) 550" draw:style="rect" draw:dots1="1" draw:dots1-length="0.011cm" draw:dots2="1" draw:dots2-length="0.011cm" draw:distance="0.011cm"/>
    <draw:stroke-dash draw:name="Dashed_20__28_var_29__20_551" draw:display-name="Dashed (var) 551" draw:style="rect" draw:dots1="1" draw:dots1-length="0.011cm" draw:dots2="1" draw:dots2-length="0.011cm" draw:distance="0.011cm"/>
    <draw:stroke-dash draw:name="Dashed_20__28_var_29__20_552" draw:display-name="Dashed (var) 552" draw:style="rect" draw:dots1="1" draw:dots1-length="0.011cm" draw:dots2="1" draw:dots2-length="0.011cm" draw:distance="0.011cm"/>
    <draw:stroke-dash draw:name="Dashed_20__28_var_29__20_553" draw:display-name="Dashed (var) 553" draw:style="rect" draw:dots1="1" draw:dots1-length="0.011cm" draw:dots2="1" draw:dots2-length="0.011cm" draw:distance="0.011cm"/>
    <draw:stroke-dash draw:name="Dashed_20__28_var_29__20_554" draw:display-name="Dashed (var) 554" draw:style="rect" draw:dots1="1" draw:dots1-length="0.011cm" draw:dots2="1" draw:dots2-length="0.011cm" draw:distance="0.011cm"/>
    <draw:stroke-dash draw:name="Dashed_20__28_var_29__20_555" draw:display-name="Dashed (var) 555" draw:style="rect" draw:dots1="1" draw:dots1-length="0.011cm" draw:dots2="1" draw:dots2-length="0.011cm" draw:distance="0.011cm"/>
    <draw:stroke-dash draw:name="Dashed_20__28_var_29__20_556" draw:display-name="Dashed (var) 556" draw:style="rect" draw:dots1="1" draw:dots1-length="0.011cm" draw:dots2="1" draw:dots2-length="0.011cm" draw:distance="0.011cm"/>
    <draw:stroke-dash draw:name="Dashed_20__28_var_29__20_557" draw:display-name="Dashed (var) 557" draw:style="rect" draw:dots1="1" draw:dots1-length="0.011cm" draw:dots2="1" draw:dots2-length="0.011cm" draw:distance="0.011cm"/>
    <draw:stroke-dash draw:name="Dashed_20__28_var_29__20_558" draw:display-name="Dashed (var) 558" draw:style="rect" draw:dots1="1" draw:dots1-length="0.011cm" draw:dots2="1" draw:dots2-length="0.011cm" draw:distance="0.011cm"/>
    <draw:stroke-dash draw:name="Dashed_20__28_var_29__20_559" draw:display-name="Dashed (var) 559"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60" draw:display-name="Dashed (var) 560" draw:style="rect" draw:dots1="1" draw:dots1-length="0.011cm" draw:dots2="1" draw:dots2-length="0.011cm" draw:distance="0.011cm"/>
    <draw:stroke-dash draw:name="Dashed_20__28_var_29__20_561" draw:display-name="Dashed (var) 561" draw:style="rect" draw:dots1="1" draw:dots1-length="0.011cm" draw:dots2="1" draw:dots2-length="0.011cm" draw:distance="0.011cm"/>
    <draw:stroke-dash draw:name="Dashed_20__28_var_29__20_562" draw:display-name="Dashed (var) 562" draw:style="rect" draw:dots1="1" draw:dots1-length="0.011cm" draw:dots2="1" draw:dots2-length="0.011cm" draw:distance="0.011cm"/>
    <draw:stroke-dash draw:name="Dashed_20__28_var_29__20_563" draw:display-name="Dashed (var) 563" draw:style="rect" draw:dots1="1" draw:dots1-length="0.011cm" draw:dots2="1" draw:dots2-length="0.011cm" draw:distance="0.011cm"/>
    <draw:stroke-dash draw:name="Dashed_20__28_var_29__20_564" draw:display-name="Dashed (var) 564" draw:style="rect" draw:dots1="1" draw:dots1-length="0.011cm" draw:dots2="1" draw:dots2-length="0.011cm" draw:distance="0.011cm"/>
    <draw:stroke-dash draw:name="Dashed_20__28_var_29__20_565" draw:display-name="Dashed (var) 565" draw:style="rect" draw:dots1="1" draw:dots1-length="0.011cm" draw:dots2="1" draw:dots2-length="0.011cm" draw:distance="0.011cm"/>
    <draw:stroke-dash draw:name="Dashed_20__28_var_29__20_566" draw:display-name="Dashed (var) 566" draw:style="rect" draw:dots1="1" draw:dots1-length="0.011cm" draw:dots2="1" draw:dots2-length="0.011cm" draw:distance="0.011cm"/>
    <draw:stroke-dash draw:name="Dashed_20__28_var_29__20_567" draw:display-name="Dashed (var) 567" draw:style="rect" draw:dots1="1" draw:dots1-length="0.011cm" draw:dots2="1" draw:dots2-length="0.011cm" draw:distance="0.011cm"/>
    <draw:stroke-dash draw:name="Dashed_20__28_var_29__20_568" draw:display-name="Dashed (var) 568" draw:style="rect" draw:dots1="1" draw:dots1-length="0.011cm" draw:dots2="1" draw:dots2-length="0.011cm" draw:distance="0.011cm"/>
    <draw:stroke-dash draw:name="Dashed_20__28_var_29__20_569" draw:display-name="Dashed (var) 569"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70" draw:display-name="Dashed (var) 570" draw:style="rect" draw:dots1="1" draw:dots1-length="0.011cm" draw:dots2="1" draw:dots2-length="0.011cm" draw:distance="0.011cm"/>
    <draw:stroke-dash draw:name="Dashed_20__28_var_29__20_571" draw:display-name="Dashed (var) 571" draw:style="rect" draw:dots1="1" draw:dots1-length="0.011cm" draw:dots2="1" draw:dots2-length="0.011cm" draw:distance="0.011cm"/>
    <draw:stroke-dash draw:name="Dashed_20__28_var_29__20_572" draw:display-name="Dashed (var) 572" draw:style="rect" draw:dots1="1" draw:dots1-length="0.011cm" draw:dots2="1" draw:dots2-length="0.011cm" draw:distance="0.011cm"/>
    <draw:stroke-dash draw:name="Dashed_20__28_var_29__20_573" draw:display-name="Dashed (var) 573" draw:style="rect" draw:dots1="1" draw:dots1-length="0.011cm" draw:dots2="1" draw:dots2-length="0.011cm" draw:distance="0.011cm"/>
    <draw:stroke-dash draw:name="Dashed_20__28_var_29__20_574" draw:display-name="Dashed (var) 574" draw:style="rect" draw:dots1="1" draw:dots1-length="0.011cm" draw:dots2="1" draw:dots2-length="0.011cm" draw:distance="0.011cm"/>
    <draw:stroke-dash draw:name="Dashed_20__28_var_29__20_575" draw:display-name="Dashed (var) 575" draw:style="rect" draw:dots1="1" draw:dots1-length="0.011cm" draw:dots2="1" draw:dots2-length="0.011cm" draw:distance="0.011cm"/>
    <draw:stroke-dash draw:name="Dashed_20__28_var_29__20_576" draw:display-name="Dashed (var) 576" draw:style="rect" draw:dots1="1" draw:dots1-length="0.011cm" draw:dots2="1" draw:dots2-length="0.011cm" draw:distance="0.011cm"/>
    <draw:stroke-dash draw:name="Dashed_20__28_var_29__20_577" draw:display-name="Dashed (var) 577" draw:style="rect" draw:dots1="1" draw:dots1-length="0.011cm" draw:dots2="1" draw:dots2-length="0.011cm" draw:distance="0.011cm"/>
    <draw:stroke-dash draw:name="Dashed_20__28_var_29__20_578" draw:display-name="Dashed (var) 578" draw:style="rect" draw:dots1="1" draw:dots1-length="0.011cm" draw:dots2="1" draw:dots2-length="0.011cm" draw:distance="0.011cm"/>
    <draw:stroke-dash draw:name="Dashed_20__28_var_29__20_579" draw:display-name="Dashed (var) 579"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80" draw:display-name="Dashed (var) 580" draw:style="rect" draw:dots1="1" draw:dots1-length="0.011cm" draw:dots2="1" draw:dots2-length="0.011cm" draw:distance="0.011cm"/>
    <draw:stroke-dash draw:name="Dashed_20__28_var_29__20_581" draw:display-name="Dashed (var) 581" draw:style="rect" draw:dots1="1" draw:dots1-length="0.011cm" draw:dots2="1" draw:dots2-length="0.011cm" draw:distance="0.011cm"/>
    <draw:stroke-dash draw:name="Dashed_20__28_var_29__20_582" draw:display-name="Dashed (var) 582" draw:style="rect" draw:dots1="1" draw:dots1-length="0.011cm" draw:dots2="1" draw:dots2-length="0.011cm" draw:distance="0.011cm"/>
    <draw:stroke-dash draw:name="Dashed_20__28_var_29__20_583" draw:display-name="Dashed (var) 583" draw:style="rect" draw:dots1="1" draw:dots1-length="0.011cm" draw:dots2="1" draw:dots2-length="0.011cm" draw:distance="0.011cm"/>
    <draw:stroke-dash draw:name="Dashed_20__28_var_29__20_584" draw:display-name="Dashed (var) 584" draw:style="rect" draw:dots1="1" draw:dots1-length="0.011cm" draw:dots2="1" draw:dots2-length="0.011cm" draw:distance="0.011cm"/>
    <draw:stroke-dash draw:name="Dashed_20__28_var_29__20_585" draw:display-name="Dashed (var) 585" draw:style="rect" draw:dots1="1" draw:dots1-length="0.011cm" draw:dots2="1" draw:dots2-length="0.011cm" draw:distance="0.011cm"/>
    <draw:stroke-dash draw:name="Dashed_20__28_var_29__20_586" draw:display-name="Dashed (var) 586" draw:style="rect" draw:dots1="1" draw:dots1-length="0.011cm" draw:dots2="1" draw:dots2-length="0.011cm" draw:distance="0.011cm"/>
    <draw:stroke-dash draw:name="Dashed_20__28_var_29__20_587" draw:display-name="Dashed (var) 587" draw:style="rect" draw:dots1="1" draw:dots1-length="0.011cm" draw:dots2="1" draw:dots2-length="0.011cm" draw:distance="0.011cm"/>
    <draw:stroke-dash draw:name="Dashed_20__28_var_29__20_588" draw:display-name="Dashed (var) 588" draw:style="rect" draw:dots1="1" draw:dots1-length="0.011cm" draw:dots2="1" draw:dots2-length="0.011cm" draw:distance="0.011cm"/>
    <draw:stroke-dash draw:name="Dashed_20__28_var_29__20_589" draw:display-name="Dashed (var) 589"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590" draw:display-name="Dashed (var) 590" draw:style="rect" draw:dots1="1" draw:dots1-length="0.011cm" draw:dots2="1" draw:dots2-length="0.011cm" draw:distance="0.011cm"/>
    <draw:stroke-dash draw:name="Dashed_20__28_var_29__20_591" draw:display-name="Dashed (var) 591" draw:style="rect" draw:dots1="1" draw:dots1-length="0.011cm" draw:dots2="1" draw:dots2-length="0.011cm" draw:distance="0.011cm"/>
    <draw:stroke-dash draw:name="Dashed_20__28_var_29__20_592" draw:display-name="Dashed (var) 592" draw:style="rect" draw:dots1="1" draw:dots1-length="0.011cm" draw:dots2="1" draw:dots2-length="0.011cm" draw:distance="0.011cm"/>
    <draw:stroke-dash draw:name="Dashed_20__28_var_29__20_593" draw:display-name="Dashed (var) 593" draw:style="rect" draw:dots1="1" draw:dots1-length="0.011cm" draw:dots2="1" draw:dots2-length="0.011cm" draw:distance="0.011cm"/>
    <draw:stroke-dash draw:name="Dashed_20__28_var_29__20_594" draw:display-name="Dashed (var) 594" draw:style="rect" draw:dots1="1" draw:dots1-length="0.011cm" draw:dots2="1" draw:dots2-length="0.011cm" draw:distance="0.011cm"/>
    <draw:stroke-dash draw:name="Dashed_20__28_var_29__20_595" draw:display-name="Dashed (var) 595" draw:style="rect" draw:dots1="1" draw:dots1-length="0.011cm" draw:dots2="1" draw:dots2-length="0.011cm" draw:distance="0.011cm"/>
    <draw:stroke-dash draw:name="Dashed_20__28_var_29__20_596" draw:display-name="Dashed (var) 596" draw:style="rect" draw:dots1="1" draw:dots1-length="0.011cm" draw:dots2="1" draw:dots2-length="0.011cm" draw:distance="0.011cm"/>
    <draw:stroke-dash draw:name="Dashed_20__28_var_29__20_597" draw:display-name="Dashed (var) 597" draw:style="rect" draw:dots1="1" draw:dots1-length="0.011cm" draw:dots2="1" draw:dots2-length="0.011cm" draw:distance="0.011cm"/>
    <draw:stroke-dash draw:name="Dashed_20__28_var_29__20_598" draw:display-name="Dashed (var) 598" draw:style="rect" draw:dots1="1" draw:dots1-length="0.011cm" draw:dots2="1" draw:dots2-length="0.011cm" draw:distance="0.011cm"/>
    <draw:stroke-dash draw:name="Dashed_20__28_var_29__20_599" draw:display-name="Dashed (var) 599"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00" draw:display-name="Dashed (var) 600" draw:style="rect" draw:dots1="1" draw:dots1-length="0.011cm" draw:dots2="1" draw:dots2-length="0.011cm" draw:distance="0.011cm"/>
    <draw:stroke-dash draw:name="Dashed_20__28_var_29__20_601" draw:display-name="Dashed (var) 601" draw:style="rect" draw:dots1="1" draw:dots1-length="0.011cm" draw:dots2="1" draw:dots2-length="0.011cm" draw:distance="0.011cm"/>
    <draw:stroke-dash draw:name="Dashed_20__28_var_29__20_602" draw:display-name="Dashed (var) 602" draw:style="rect" draw:dots1="1" draw:dots1-length="0.011cm" draw:dots2="1" draw:dots2-length="0.011cm" draw:distance="0.011cm"/>
    <draw:stroke-dash draw:name="Dashed_20__28_var_29__20_603" draw:display-name="Dashed (var) 603" draw:style="rect" draw:dots1="1" draw:dots1-length="0.011cm" draw:dots2="1" draw:dots2-length="0.011cm" draw:distance="0.011cm"/>
    <draw:stroke-dash draw:name="Dashed_20__28_var_29__20_604" draw:display-name="Dashed (var) 604" draw:style="rect" draw:dots1="1" draw:dots1-length="0.011cm" draw:dots2="1" draw:dots2-length="0.011cm" draw:distance="0.011cm"/>
    <draw:stroke-dash draw:name="Dashed_20__28_var_29__20_605" draw:display-name="Dashed (var) 605" draw:style="rect" draw:dots1="1" draw:dots1-length="0.011cm" draw:dots2="1" draw:dots2-length="0.011cm" draw:distance="0.011cm"/>
    <draw:stroke-dash draw:name="Dashed_20__28_var_29__20_606" draw:display-name="Dashed (var) 606" draw:style="rect" draw:dots1="1" draw:dots1-length="0.011cm" draw:dots2="1" draw:dots2-length="0.011cm" draw:distance="0.011cm"/>
    <draw:stroke-dash draw:name="Dashed_20__28_var_29__20_607" draw:display-name="Dashed (var) 607"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draw:stroke-dash draw:name="Fine_20_Dashed" draw:display-name="Fine Dashed" draw:style="rect" draw:dots1="1" draw:dots1-length="112%" draw:distance="112%"/>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text-align="start" style:justify-single-word="false" fo:text-indent="0cm" style:auto-text-indent="false" style:text-autospace="none"/>
      <style:text-properties fo:color="#000000" style:font-name="Times New Roman" fo:font-family="'Times New Roman', Times" style:font-family-generic="swiss" fo:font-size="12pt" style:font-name-asian="Times New Roman" style:font-family-asian="'Times New Roman', Times" style:font-family-generic-asian="swiss" style:font-size-asian="12pt" style:font-name-complex="Times New Roman" style:font-family-complex="'Times New Roman', Times" style:font-family-generic-complex="swiss" style:font-size-complex="12pt"/>
    </style:style>
    <style:style style:name="Text_20_body" style:display-name="Text body" style:family="paragraph" style:parent-style-name="Standard" style:class="text">
      <style:paragraph-properties fo:margin-top="0cm" fo:margin-bottom="0.212cm" loext:contextual-spacing="false"/>
    </style:style>
    <style:style style:name="Text_20_body_20_indent" style:display-name="Text body indent" style:family="paragraph" style:parent-style-name="Text_20_body" style:class="text">
      <style:paragraph-properties fo:margin-left="0.349cm" fo:margin-right="0cm" fo:margin-top="0cm" fo:margin-bottom="0.101cm" loext:contextual-spacing="false" fo:text-align="justify" style:justify-single-word="false" fo:text-indent="0cm" style:auto-text-indent="false"/>
      <style:text-properties style:font-name="Century Gothic" fo:font-family="'Century Gothic'" style:font-style-name="Normal" style:font-family-generic="swiss" style:font-pitch="variable" fo:font-size="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2pt" style:font-name-asian="Andale Sans UI" style:font-family-asian="'Andale Sans UI'"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_20_2" style:next-style-name="Text_20_body_20_indent" style:default-outline-level="1" style:class="text" style:master-page-name="Right_20_Page">
      <style:paragraph-properties fo:margin-left="0.3cm" fo:margin-right="0cm" fo:margin-top="0cm" fo:margin-bottom="0.4cm" loext:contextual-spacing="false" fo:text-indent="0cm" style:auto-text-indent="false" style:page-number="auto" fo:background-color="transparent" style:shadow="none">
        <style:tab-stops/>
        <style:background-image/>
      </style:paragraph-properties>
      <style:text-properties fo:color="#29166f" style:font-name="Century Gothic2" fo:font-family="'Century Gothic'" style:font-style-name="Gras" style:font-family-generic="swiss" style:font-pitch="variable" fo:font-size="24pt" fo:font-style="normal" fo:font-weight="bold" style:font-size-asian="115%" style:font-weight-asian="bold" style:font-size-complex="115%" style:font-weight-complex="bold"/>
    </style:style>
    <style:style style:name="Heading_20_2" style:display-name="Heading 2" style:family="paragraph" style:parent-style-name="Heading" style:next-style-name="Text_20_body_20_indent_5f_1" style:default-outline-level="2" style:class="text" style:master-page-name="">
      <style:paragraph-properties fo:margin-left="0.7cm" fo:margin-right="0cm" fo:margin-top="0.199cm" fo:margin-bottom="0.4cm" loext:contextual-spacing="false" fo:text-indent="0cm" style:auto-text-indent="false" style:page-number="auto" fo:background-color="transparent" style:shadow="none">
        <style:tab-stops/>
        <style:background-image/>
      </style:paragraph-properties>
      <style:text-properties fo:color="#29166f" style:font-name="Century Gothic2" fo:font-family="'Century Gothic'" style:font-style-name="Gras" style:font-family-generic="swiss" style:font-pitch="variable" fo:font-size="2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indent_5f_2" style:default-outline-level="3" style:class="text" style:master-page-name="">
      <style:paragraph-properties fo:margin-left="1.3cm" fo:margin-right="0cm" fo:margin-top="0.199cm" fo:margin-bottom="0.4cm" loext:contextual-spacing="false" fo:text-indent="0cm" style:auto-text-indent="false" style:page-number="auto"/>
      <style:text-properties fo:color="#29166f" style:font-name="Century Gothic2" fo:font-family="'Century Gothic'" style:font-style-name="Gras" style:font-family-generic="swiss" style:font-pitch="variable"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_20_indent_5f_2" style:default-outline-level="4" style:class="text" style:master-page-name="">
      <style:paragraph-properties fo:margin-left="1.3cm" fo:margin-right="0cm" fo:margin-top="0.199cm" fo:margin-bottom="0.4cm" loext:contextual-spacing="false" fo:text-indent="0cm" style:auto-text-indent="false" style:page-number="auto" style:shadow="none">
        <style:tab-stops/>
      </style:paragraph-properties>
      <style:text-properties fo:color="#29166f" style:font-name="Century Gothic1" fo:font-family="'Century Gothic'" style:font-style-name="Italique gras" style:font-family-generic="swiss" fo:font-size="12pt" fo:font-style="italic" fo:font-weight="bold" style:font-size-asian="85%" style:font-style-asian="italic" style:font-weight-asian="bold" style:font-size-complex="85%" style:font-style-complex="italic"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family-generic="swiss" style:font-pitch="variable" fo:font-size="10pt" style:font-name-complex="Tahoma1" style:font-family-complex="Tahoma"/>
    </style:style>
    <style:style style:name="List_20_1_20_Start" style:display-name="List 1 Start" style:family="paragraph" style:parent-style-name="List" style:class="list">
      <style:paragraph-properties fo:margin-left="1.499cm" fo:margin-right="0.25cm" fo:margin-top="0cm" fo:margin-bottom="0cm" loext:contextual-spacing="false" fo:text-indent="0cm" style:auto-text-indent="false"/>
      <style:text-properties style:font-name="Nimbus Sans L" fo:font-family="'Nimbus Sans L'" style:font-pitch="variable" fo:font-size="10pt" style:font-size-asian="10pt" style:font-size-complex="10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End" style:display-name="List 1 End" style:family="paragraph" style:parent-style-name="List" style:class="list">
      <style:paragraph-properties fo:margin-left="1.499cm" fo:margin-right="0cm" fo:margin-top="0cm" fo:margin-bottom="0.21cm" loext:contextual-spacing="false" fo:text-indent="0cm" style:auto-text-indent="false"/>
      <style:text-properties style:font-name="Nimbus Sans L" fo:font-family="'Nimbus Sans L'" style:font-pitch="variable" fo:font-size="10pt" style:font-size-asian="10pt" style:font-size-complex="10pt"/>
    </style:style>
    <style:style style:name="List_20_1_20_Cont." style:display-name="List 1 Cont." style:family="paragraph" style:parent-style-name="List" style:class="list">
      <style:paragraph-properties fo:margin-left="1.499cm" fo:margin-right="0cm" fo:margin-top="0cm" fo:margin-bottom="0cm" loext:contextual-spacing="false" fo:text-indent="0cm" style:auto-text-indent="false"/>
      <style:text-properties style:font-name="Nimbus Sans L" fo:font-family="'Nimbus Sans L'" style:font-pitch="variable" fo:font-size="10pt" style:font-size-asian="10pt"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Century Gothic" fo:font-family="'Century Gothic'" style:font-style-name="Normal" style:font-family-generic="swiss" style:font-pitch="variable"/>
    </style:style>
    <style:style style:name="Table_20_Contents" style:display-name="Table Contents" style:family="paragraph" style:parent-style-name="Standard" style:class="extra">
      <style:paragraph-properties text:number-lines="false" text:line-number="0"/>
      <style:text-properties style:font-name="Century Gothic" fo:font-family="'Century Gothic'" style:font-style-name="Normal" style:font-family-generic="swiss" style:font-pitch="variable"/>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ext-properties fo:color="#333366"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Century Gothic3" fo:font-family="'Century Gothic'" style:font-style-name="Italique" style:font-family-generic="swiss" style:font-pitch="variable" fo:font-size="10pt" fo:font-style="italic" style:font-size-asian="12pt" style:font-style-asian="italic" style:font-name-complex="Tahoma1" style:font-family-complex="Tahoma" style:font-size-complex="12pt" style:font-style-complex="italic"/>
    </style:style>
    <style:style style:name="Illustration" style:family="paragraph" style:parent-style-name="Caption" style:class="extra" style:master-page-name="">
      <style:paragraph-properties fo:margin-top="0.31cm" fo:margin-bottom="0.31cm" loext:contextual-spacing="false" fo:text-align="center" style:justify-single-word="false" style:page-number="auto" fo:background-color="transparent" style:shadow="none">
        <style:tab-stops/>
        <style:background-image/>
      </style:paragraph-properties>
      <style:text-properties style:font-name="Century Gothic3" fo:font-family="'Century Gothic'" style:font-style-name="Italique" style:font-family-generic="swiss" style:font-pitch="variable"/>
    </style:style>
    <style:style style:name="Table" style:family="paragraph" style:parent-style-name="Caption" style:class="extra">
      <style:paragraph-properties fo:margin-top="0.101cm" fo:margin-bottom="0.101cm" loext:contextual-spacing="false"/>
      <style:text-properties style:font-name="Century Gothic3" fo:font-family="'Century Gothic'" style:font-style-name="Italique" style:font-family-generic="swiss" style:font-pitch="variable" fo:font-size="9pt"/>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Drawing" style:family="paragraph" style:parent-style-name="Caption" style:class="extra">
      <style:text-properties style:font-name="Century Gothic3" fo:font-family="'Century Gothic'" style:font-style-name="Italique" style:font-family-generic="swiss" style:font-pitch="variable"/>
    </style:style>
    <style:style style:name="Index" style:family="paragraph" style:parent-style-name="Standard" style:class="index">
      <style:paragraph-properties text:number-lines="false" text:line-number="0"/>
      <style:text-properties style:font-name="Arial" fo:font-family="Arial" style:font-family-generic="swiss" style:font-pitch="variable" fo:font-size="10pt" style:font-name-complex="Tahoma1" style:font-family-complex="Tahoma"/>
    </style:style>
    <style:style style:name="Index_20_Heading" style:display-name="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cm" loext:contextual-spacing="false" fo:text-indent="0cm" style:auto-text-indent="false" style:page-number="auto" fo:break-before="auto" fo:break-after="auto" text:number-lines="false" text:line-number="0"/>
      <style:text-properties style:font-name="Century Gothic2" fo:font-family="'Century Gothic'" style:font-style-name="Gras"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loext:contextual-spacing="false" fo:text-indent="0cm" style:auto-text-indent="false" style:shadow="none">
        <style:tab-stops>
          <style:tab-stop style:position="16.999cm" style:type="right" style:leader-style="dotted" style:leader-text="."/>
        </style:tab-stops>
      </style:paragraph-properties>
      <style:text-properties style:font-name="Century Gothic2" fo:font-family="'Century Gothic'" style:font-style-name="Gras" style:font-family-generic="swiss" style:font-pitch="variable" fo:font-weight="bold"/>
    </style:style>
    <style:style style:name="Contents_20_2" style:display-name="Contents 2" style:family="paragraph" style:parent-style-name="Index" style:class="index" style:master-page-name="">
      <style:paragraph-properties fo:margin-left="0.3cm" fo:margin-right="0cm" fo:margin-top="0.101cm" fo:margin-bottom="0cm" loext:contextual-spacing="false" fo:text-indent="0cm" style:auto-text-indent="false" style:page-number="auto" style:shadow="none">
        <style:tab-stops>
          <style:tab-stop style:position="16.499cm" style:type="right" style:leader-style="dotted" style:leader-text="."/>
        </style:tab-stops>
      </style:paragraph-properties>
      <style:text-properties style:font-name="Century Gothic" fo:font-family="'Century Gothic'" style:font-style-name="Normal" style:font-family-generic="swiss" style:font-pitch="variable"/>
    </style:style>
    <style:style style:name="Contents_20_3" style:display-name="Contents 3" style:family="paragraph" style:parent-style-name="Index" style:class="index">
      <style:paragraph-properties fo:margin-left="0.797cm" fo:margin-right="0cm" fo:margin-top="0cm" fo:margin-bottom="0cm" loext:contextual-spacing="false" fo:text-indent="0cm" style:auto-text-indent="false">
        <style:tab-stops>
          <style:tab-stop style:position="16cm" style:type="right" style:leader-style="dotted" style:leader-text="."/>
        </style:tab-stops>
      </style:paragraph-properties>
      <style:text-properties style:font-name="Century Gothic" fo:font-family="'Century Gothic'"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text-properties style:font-name="Century Gothic" fo:font-family="'Century Gothic'" style:font-style-name="Normal" style:font-family-generic="swiss" style:font-pitch="variable"/>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style:font-name="Century Gothic2" fo:font-family="'Century Gothic'" style:font-style-name="Gras" style:font-family-generic="swiss" style:font-pitch="variable"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master-page-name="">
      <style:paragraph-properties fo:margin-left="0cm" fo:margin-right="0cm" fo:margin-top="0.049cm" fo:margin-bottom="0.101cm" loext:contextual-spacing="false" fo:text-indent="0cm" style:auto-text-indent="false" style:page-number="auto">
        <style:tab-stops>
          <style:tab-stop style:position="17cm" style:type="right" style:leader-style="dotted" style:leader-text="."/>
        </style:tab-stops>
      </style:paragraph-properties>
      <style:text-properties style:font-name="Century Gothic" fo:font-family="'Century Gothic'" style:font-style-name="Normal" style:font-family-generic="swiss" style:font-pitch="variable"/>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style:font-name="Century Gothic2" fo:font-family="'Century Gothic'" style:font-style-name="Gras"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101cm" fo:margin-bottom="0cm" loext:contextual-spacing="false" fo:text-indent="0cm" style:auto-text-indent="false">
        <style:tab-stops>
          <style:tab-stop style:position="16.999cm" style:type="right" style:leader-style="dotted" style:leader-text="."/>
        </style:tab-stops>
      </style:paragraph-properties>
      <style:text-properties style:font-name="Century Gothic" fo:font-family="'Century Gothic'" style:font-style-name="Normal" style:font-family-generic="swiss" style:font-pitch="variabl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color="#333366" fo:font-size="20pt" fo:font-style="italic" style:font-size-asian="14pt" style:font-style-asian="italic" style:font-size-complex="14pt" style:font-style-complex="italic"/>
    </style:style>
    <style:style style:name="Paragraph" style:family="paragraph" style:parent-style-name="Text_20_body">
      <style:paragraph-properties fo:margin-left="1.499cm" fo:margin-right="0cm" fo:margin-top="0cm" fo:margin-bottom="0cm" loext:contextual-spacing="false" fo:text-align="justify" style:justify-single-word="false" fo:text-indent="0cm" style:auto-text-indent="false"/>
      <style:text-properties style:font-name="Thorndale" fo:font-family="Thorndale" style:font-style-name="Regular" style:font-family-generic="roman" style:font-pitch="variable" fo:font-size="9pt" style:font-size-asian="10pt" style:font-size-complex="10pt"/>
    </style:style>
    <style:style style:name="Timing" style:family="paragraph" style:parent-style-name="Text_20_body_20_indent" style:class="text" style:master-page-name="">
      <style:paragraph-properties fo:margin-left="0cm" fo:margin-right="0cm" fo:margin-top="0cm" fo:margin-bottom="0cm" loext:contextual-spacing="false" fo:line-height="100%" fo:text-indent="0cm" style:auto-text-indent="false" style:page-number="auto" fo:background-color="transparent" style:shadow="none">
        <style:tab-stops/>
        <style:background-image/>
      </style:paragraph-properties>
      <style:text-properties style:font-name="Courier New" fo:font-family="'Courier New'" style:font-style-name="Regular" style:font-family-generic="modern" style:font-pitch="fixed" fo:font-size="8pt"/>
    </style:style>
    <style:style style:name="Text_20_body_20_indent_5f_1" style:display-name="Text body indent_1" style:family="paragraph" style:parent-style-name="Text_20_body_20_indent" style:class="text" style:master-page-name="">
      <style:paragraph-properties fo:margin-left="0.951cm" fo:margin-right="0cm" fo:margin-top="0cm" fo:margin-bottom="0.199cm" loext:contextual-spacing="false" fo:text-align="justify" style:justify-single-word="false" fo:text-indent="0cm" style:auto-text-indent="false" style:page-number="auto" style:shadow="none"/>
      <style:text-properties fo:color="#000000" style:font-name="Century Gothic" fo:font-family="'Century Gothic'" style:font-style-name="Normal" style:font-family-generic="swiss" style:font-pitch="variable"/>
    </style:style>
    <style:style style:name="Text_20_body_20_indent_5f_2" style:display-name="Text body indent_2" style:family="paragraph" style:parent-style-name="Text_20_body_20_indent_5f_1" style:class="text" style:master-page-name="">
      <style:paragraph-properties fo:margin-left="1.499cm" fo:margin-right="0cm" fo:margin-top="0cm" fo:margin-bottom="0.199cm" loext:contextual-spacing="false" fo:text-indent="0cm" style:auto-text-indent="false" style:page-number="auto"/>
      <style:text-properties style:font-name="Century Gothic" fo:font-family="'Century Gothic'" style:font-style-name="Normal" style:font-family-generic="swiss" style:font-pitch="variable"/>
    </style:style>
    <style:style style:name="courrier_5f_new" style:display-name="courrier_new" style:family="paragraph" style:parent-style-name="Heading_20_9" style:default-outline-level="" style:list-style-name="" style:class="text" style:master-page-name="">
      <style:paragraph-properties fo:margin-top="0.03cm" fo:margin-bottom="0.03cm" loext:contextual-spacing="false" fo:line-height="100%" style:page-number="auto"/>
      <style:text-properties style:font-name="Courier New1" fo:font-family="'Courier New'" style:font-style-name="Bold" style:font-family-generic="modern" style:font-pitch="fixed" fo:font-size="90%" fo:font-weight="normal"/>
    </style:style>
    <style:style style:name="Q_5f_Rule_5f_Number" style:display-name="Q_Rule_Number" style:family="paragraph" style:next-style-name="Q_5f_Rule_5f_Title" style:class="text" style:master-page-name="">
      <style:paragraph-properties fo:margin-left="0.801cm" fo:margin-right="0cm" fo:margin-top="0cm" fo:margin-bottom="0cm" loext:contextual-spacing="false" fo:text-indent="0cm" style:auto-text-indent="false" style:page-number="auto"/>
      <style:text-properties fo:color="#333366" style:font-name="Arial1" fo:font-family="Arial" style:font-style-name="Bold" style:font-family-generic="swiss" style:font-pitch="variable" fo:font-size="15pt" fo:font-weight="bold"/>
    </style:style>
    <style:style style:name="Q_5f_Rule_5f_Title" style:display-name="Q_Rule_Title" style:family="paragraph" style:parent-style-name="Q_5f_Rule_5f_Number" style:class="text">
      <style:text-properties fo:color="#666699" fo:font-size="13pt" fo:font-style="italic" fo:font-weight="normal"/>
    </style:style>
    <style:style style:name="Text_5f_Body_5f_Joel_5f_1" style:display-name="Text_Body_Joel_1" style:family="paragraph" style:parent-style-name="Frame_20_contents" style:class="text">
      <style:paragraph-properties fo:margin-top="0cm" fo:margin-bottom="0.109cm" loext:contextual-spacing="false"/>
      <style:text-properties style:font-name="Arial2" fo:font-family="Arial" style:font-style-name="Regular" style:font-family-generic="swiss" style:font-pitch="variable" fo:font-size="9pt"/>
    </style:style>
    <style:style style:name="Feature_20_List_20_1" style:display-name="Feature List 1" style:family="paragraph" style:parent-style-name="Text_20_body">
      <style:paragraph-properties fo:margin-left="0cm" fo:margin-right="0cm" fo:margin-top="0cm" fo:margin-bottom="0cm" loext:contextual-spacing="false" fo:text-indent="0cm" style:auto-text-indent="false"/>
      <style:text-properties style:font-name="Albany" fo:font-family="Albany" style:font-style-name="Regular" style:font-family-generic="swiss" style:font-pitch="variable" fo:font-size="9pt" style:font-size-asian="10pt" style:font-size-complex="10pt"/>
    </style:style>
    <style:style style:name="Warning" style:family="paragraph" style:parent-style-name="Salutation" style:next-style-name="Text_20_body_20_indent" style:master-page-name="">
      <style:paragraph-properties style:page-number="auto"/>
      <style:text-properties fo:font-size="10pt"/>
    </style:style>
    <style:style style:name="Salutation"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fo:padding="0.049cm" fo:border="0.06pt solid #000000" style:shadow="none"/>
      <style:text-properties style:font-name="Courier New2" fo:font-family="'Courier New'" style:font-family-generic="modern" style:font-pitch="fixed" fo:font-size="10pt" style:font-name-asian="Courier New2" style:font-family-asian="'Courier New'" style:font-family-generic-asian="modern" style:font-pitch-asian="fixed" style:font-size-asian="10pt" style:font-name-complex="Courier New2" style:font-family-complex="'Courier New'"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left="1.427cm" fo:margin-right="0cm" fo:margin-top="0.199cm" fo:margin-bottom="0.4cm" loext:contextual-spacing="false" fo:text-indent="0cm" style:auto-text-indent="false" style:shadow="none" fo:keep-with-next="always"/>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text-properties style:font-name="Century Gothic" fo:font-family="'Century Gothic'" style:font-style-name="Normal" style:font-family-generic="swiss" style:font-pitch="variable"/>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text-properties style:font-name="Century Gothic" fo:font-family="'Century Gothic'" style:font-style-name="Normal" style:font-family-generic="swiss" style:font-pitch="variabl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Addressee" style:family="paragraph" style:parent-style-name="Standard" style:class="extra">
      <style:paragraph-properties fo:margin-top="0cm" fo:margin-bottom="0.106cm" loext:contextual-spacing="false" text:number-lines="false" text:line-number="0"/>
    </style:style>
    <style:style style:name="Sender" style:family="paragraph" style:parent-style-name="Standard" style:class="extra">
      <style:paragraph-properties fo:margin-top="0cm" fo:margin-bottom="0.106cm" loext:contextual-spacing="false"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unctionPrototype" style:family="paragraph" style:parent-style-name="Preformatted_20_Text" style:class="text">
      <style:paragraph-properties fo:margin-left="1.499cm" fo:margin-right="0cm" fo:text-indent="0cm" style:auto-text-indent="false" fo:background-color="#ecf3ff" fo:padding-left="0.75cm" fo:padding-right="0.25cm" fo:padding-top="0.25cm" fo:padding-bottom="0.25cm" fo:border-left="0.06pt solid #000000" fo:border-right="0.06pt solid #000000" fo:border-top="none" fo:border-bottom="none" style:shadow="none">
        <style:tab-stops/>
        <style:background-image/>
      </style:paragraph-properties>
      <style:text-properties fo:font-size="9pt" fo:font-weight="bold" style:font-size-asian="9pt" style:font-weight-asian="bold" style:font-size-complex="9pt" style:font-weight-complex="bold"/>
    </style:style>
    <style:style style:name="FunctionStart" style:family="paragraph" style:parent-style-name="FunctionPrototype" style:class="text">
      <style:paragraph-properties fo:margin-left="1.499cm" fo:margin-right="0cm" fo:margin-top="0.199cm" fo:margin-bottom="0cm" loext:contextual-spacing="false" fo:text-indent="0cm" style:auto-text-indent="false" fo:background-color="#ecf3ff" fo:padding="0.25cm" fo:border-left="0.06pt solid #000000" fo:border-right="0.06pt solid #000000" fo:border-top="0.06pt solid #000000" fo:border-bottom="none" style:shadow="none" fo:keep-with-next="always">
        <style:background-image/>
      </style:paragraph-properties>
      <style:text-properties style:text-underline-style="solid" style:text-underline-width="auto" style:text-underline-color="font-color"/>
    </style:style>
    <style:style style:name="FunctionHeading" style:family="paragraph" style:parent-style-name="FunctionStart" style:class="text">
      <style:paragraph-properties fo:margin-top="0cm" fo:margin-bottom="0cm" loext:contextual-spacing="false" fo:line-height="100%" fo:background-color="#ecf3ff" fo:padding="0.25cm" fo:border-left="0.06pt solid #000000" fo:border-right="0.06pt solid #000000" fo:border-top="none" fo:border-bottom="none">
        <style:background-image/>
      </style:paragraph-properties>
    </style:style>
    <style:style style:name="FunctionEnd" style:family="paragraph" style:parent-style-name="FunctionStart" style:class="text">
      <style:paragraph-properties fo:margin-top="0cm" fo:margin-bottom="0.199cm" loext:contextual-spacing="false" fo:background-color="#ecf3ff" fo:padding="0.25cm" fo:border-left="0.06pt solid #000000" fo:border-right="0.06pt solid #000000" fo:border-top="none" fo:border-bottom="0.06pt solid #000000">
        <style:background-image/>
      </style:paragraph-properties>
    </style:style>
    <style:style style:name="FunctionDescription" style:family="paragraph" style:parent-style-name="FunctionEnd" style:class="text">
      <style:paragraph-properties fo:margin-top="0cm" fo:margin-bottom="0cm" loext:contextual-spacing="false" fo:background-color="#ecf3ff" fo:padding-left="0.75cm" fo:padding-right="0.25cm" fo:padding-top="0.25cm" fo:padding-bottom="0.25cm" fo:border-left="0.06pt solid #000000" fo:border-right="0.06pt solid #000000" fo:border-top="none" fo:border-bottom="none">
        <style:background-image/>
      </style:paragraph-properties>
      <style:text-properties fo:font-size="9pt" style:text-underline-style="none" fo:font-weight="normal" style:font-size-asian="9pt" style:font-weight-asian="normal" style:font-size-complex="9pt" style:font-weight-complex="normal"/>
    </style:style>
    <style:style style:name="FunctionParameters" style:family="paragraph" style:parent-style-name="Standard">
      <style:text-properties style:font-name="Courier 10 Pitch" fo:font-family="'Courier 10 Pitch'" style:font-pitch="fixed" fo:font-size="9pt" style:font-size-asian="9pt" style:font-size-complex="9pt"/>
    </style:style>
    <style:style style:name="List_20_Start" style:display-name="List Start" style:family="paragraph" style:parent-style-name="Paragraph" style:next-style-name="List_20_Continue" style:list-style-name="List_20_1">
      <style:paragraph-properties fo:margin-left="0.25cm" fo:margin-right="0cm" fo:margin-top="0cm" fo:margin-bottom="0cm" loext:contextual-spacing="false" fo:text-indent="1.27cm" style:auto-text-indent="false"/>
      <style:text-properties fo:font-weight="normal" style:font-weight-asian="normal" style:font-weight-complex="normal"/>
    </style:style>
    <style:style style:name="List_20_Continue" style:display-name="List Continue" style:family="paragraph" style:parent-style-name="Paragraph" style:list-style-name="List_20_1">
      <style:paragraph-properties fo:margin-left="0.25cm" fo:margin-right="0cm" fo:margin-top="0cm" fo:margin-bottom="0cm" loext:contextual-spacing="false" fo:text-indent="1.27cm" style:auto-text-indent="false"/>
      <style:text-properties fo:font-weight="normal" style:font-weight-asian="normal" style:font-weight-complex="normal"/>
    </style:style>
    <style:style style:name="List_20_End" style:display-name="List End" style:family="paragraph" style:parent-style-name="Paragraph" style:next-style-name="Paragraph" style:list-style-name="List_20_1">
      <style:paragraph-properties fo:margin-left="0.25cm" fo:margin-right="0cm" fo:margin-top="0cm" fo:margin-bottom="0.101cm" loext:contextual-spacing="false" fo:text-indent="1.27cm" style:auto-text-indent="false"/>
      <style:text-properties fo:font-weight="normal" style:font-weight-asian="normal" style:font-weight-complex="normal"/>
    </style:style>
    <style:style style:name="Signature" style:family="paragraph" style:parent-style-name="Standard" style:class="text">
      <style:paragraph-properties text:number-lines="false" text:line-number="0"/>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Start" style:display-name="Preformatted Start" style:family="paragraph" style:parent-style-name="Preformatted_20_Text">
      <style:paragraph-properties fo:margin-left="1.427cm" fo:margin-right="0cm" fo:margin-top="0cm" fo:margin-bottom="0cm" loext:contextual-spacing="false" fo:text-indent="0cm" style:auto-text-indent="false" fo:background-color="transparent" fo:padding="0.25cm" fo:border="0.06pt solid #000000" style:shadow="none">
        <style:background-image/>
      </style:paragraph-properties>
      <style:text-properties fo:font-size="8pt" fo:font-weight="normal" fo:background-color="transparent" style:font-size-asian="9pt" style:font-weight-asian="normal" style:font-size-complex="9pt" style:font-weight-complex="normal"/>
    </style:style>
    <style:style style:name="Preformated_20_End" style:display-name="Preformated End" style:family="paragraph" style:parent-style-name="Preformatted_20_Text">
      <style:paragraph-properties fo:margin-top="0cm" fo:margin-bottom="0.199cm" loext:contextual-spacing="false" fo:background-color="transparent">
        <style:background-image/>
      </style:paragraph-properties>
      <style:text-properties fo:font-size="8pt" fo:font-weight="normal" fo:background-color="transparent" style:font-size-asian="9pt" style:font-weight-asian="normal" style:font-size-complex="9pt" style:font-weight-complex="normal"/>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 style:family="paragraph" style:parent-style-name="Preformatted_20_Start"/>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WW8Num30z0" style:family="text">
      <style:text-properties style:font-name="Symbol" fo:font-family="Symbol" style:font-family-generic="roman" style:font-pitch="variable" style:font-charset="x-symbol"/>
    </style:style>
    <style:style style:name="WW8Num30z1" style:family="text">
      <style:text-properties style:font-name="Courier New3" fo:font-family="'Courier New'" style:font-family-generic="modern" style:font-name-complex="Courier New3" style:font-family-complex="'Courier New'" style:font-family-generic-complex="modern"/>
    </style:style>
    <style:style style:name="WW8Num30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style:style>
    <style:style style:name="WW8Num26z1" style:family="text">
      <style:text-properties style:font-name="Courier New3" fo:font-family="'Courier New'" style:font-family-generic="modern" style:font-name-complex="Courier New3" style:font-family-complex="'Courier New'" style:font-family-generic-complex="modern"/>
    </style:style>
    <style:style style:name="WW8Num26z2" style:family="text">
      <style:text-properties style:font-name="Wingdings" fo:font-family="Wingdings" style:font-pitch="variable" style:font-charset="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text-indent="-0.25cm" fo:margin-left="0.2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15cm" fo:margin-left="0.25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549cm" fo:margin-left="0.2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949cm" fo:margin-left="0.25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1.349cm" fo:margin-left="0.2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1.75cm" fo:margin-left="0.25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2.148cm" fo:margin-left="0.2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2.549cm" fo:margin-left="0.25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2.949cm" fo:margin-left="0.2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3.35cm" fo:margin-left="0.25cm"/>
        </style:list-level-properties>
        <style:text-properties style:font-name="OpenSymbol1"/>
      </text:list-level-style-bullet>
    </text:list-style>
    <text:list-style style:name="WW8Num30" text:consecutive-numbering="true">
      <text:list-level-style-bullet text:level="1" text:style-name="WW8Num30z0" text:bullet-char="">
        <style:list-level-properties text:space-before="0.635cm" text:min-label-width="0.635cm"/>
        <style:text-properties style:font-name="Symbol"/>
      </text:list-level-style-bullet>
      <text:list-level-style-bullet text:level="2" text:style-name="WW8Num30z1" text:bullet-char="o">
        <style:list-level-properties text:space-before="1.905cm" text:min-label-width="0.635cm"/>
        <style:text-properties style:font-name="Courier New2"/>
      </text:list-level-style-bullet>
      <text:list-level-style-bullet text:level="3" text:style-name="WW8Num30z2" text:bullet-char="">
        <style:list-level-properties text:space-before="3.175cm" text:min-label-width="0.635cm"/>
        <style:text-properties style:font-name="Wingdings"/>
      </text:list-level-style-bullet>
      <text:list-level-style-bullet text:level="4" text:style-name="WW8Num30z0" text:bullet-char="">
        <style:list-level-properties text:space-before="4.445cm" text:min-label-width="0.635cm"/>
        <style:text-properties style:font-name="Symbol"/>
      </text:list-level-style-bullet>
      <text:list-level-style-bullet text:level="5" text:style-name="WW8Num30z1" text:bullet-char="o">
        <style:list-level-properties text:space-before="5.715cm" text:min-label-width="0.635cm"/>
        <style:text-properties style:font-name="Courier New2"/>
      </text:list-level-style-bullet>
      <text:list-level-style-bullet text:level="6" text:style-name="WW8Num30z2" text:bullet-char="">
        <style:list-level-properties text:space-before="6.985cm" text:min-label-width="0.635cm"/>
        <style:text-properties style:font-name="Wingdings"/>
      </text:list-level-style-bullet>
      <text:list-level-style-bullet text:level="7" text:style-name="WW8Num30z0" text:bullet-char="">
        <style:list-level-properties text:space-before="8.255cm" text:min-label-width="0.635cm"/>
        <style:text-properties style:font-name="Symbol"/>
      </text:list-level-style-bullet>
      <text:list-level-style-bullet text:level="8" text:style-name="WW8Num30z1" text:bullet-char="o">
        <style:list-level-properties text:space-before="9.525cm" text:min-label-width="0.635cm"/>
        <style:text-properties style:font-name="Courier New2"/>
      </text:list-level-style-bullet>
      <text:list-level-style-bullet text:level="9" text:style-name="WW8Num3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bullet text:level="1" text:style-name="WW8Num26z0" text:bullet-char="">
        <style:list-level-properties text:space-before="0.635cm" text:min-label-width="0.635cm"/>
        <style:text-properties style:font-name="Symbol"/>
      </text:list-level-style-bullet>
      <text:list-level-style-bullet text:level="2" text:style-name="WW8Num26z1" text:bullet-char="o">
        <style:list-level-properties text:space-before="1.905cm" text:min-label-width="0.635cm"/>
        <style:text-properties style:font-name="Courier New2"/>
      </text:list-level-style-bullet>
      <text:list-level-style-bullet text:level="3" text:style-name="WW8Num26z2" text:bullet-char="">
        <style:list-level-properties text:space-before="3.175cm" text:min-label-width="0.635cm"/>
        <style:text-properties style:font-name="Wingdings"/>
      </text:list-level-style-bullet>
      <text:list-level-style-bullet text:level="4" text:style-name="WW8Num26z0" text:bullet-char="">
        <style:list-level-properties text:space-before="4.445cm" text:min-label-width="0.635cm"/>
        <style:text-properties style:font-name="Symbol"/>
      </text:list-level-style-bullet>
      <text:list-level-style-bullet text:level="5" text:style-name="WW8Num26z1" text:bullet-char="o">
        <style:list-level-properties text:space-before="5.715cm" text:min-label-width="0.635cm"/>
        <style:text-properties style:font-name="Courier New2"/>
      </text:list-level-style-bullet>
      <text:list-level-style-bullet text:level="6" text:style-name="WW8Num26z2" text:bullet-char="">
        <style:list-level-properties text:space-before="6.985cm" text:min-label-width="0.635cm"/>
        <style:text-properties style:font-name="Wingdings"/>
      </text:list-level-style-bullet>
      <text:list-level-style-bullet text:level="7" text:style-name="WW8Num26z0" text:bullet-char="">
        <style:list-level-properties text:space-before="8.255cm" text:min-label-width="0.635cm"/>
        <style:text-properties style:font-name="Symbol"/>
      </text:list-level-style-bullet>
      <text:list-level-style-bullet text:level="8" text:style-name="WW8Num26z1" text:bullet-char="o">
        <style:list-level-properties text:space-before="9.525cm" text:min-label-width="0.635cm"/>
        <style:text-properties style:font-name="Courier New2"/>
      </text:list-level-style-bullet>
      <text:list-level-style-bullet text:level="9" text:style-name="WW8Num2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2" style:family="table">
      <style:table-properties table:align="margins" fo:keep-with-next="always" style:may-break-between-rows="false"/>
    </style:style>
    <style:style style:name="Table12.A" style:family="table-column">
      <style:table-column-properties style:rel-column-width="13757*"/>
    </style:style>
    <style:style style:name="Table12.B" style:family="table-column">
      <style:table-column-properties style:rel-column-width="51778*"/>
    </style:style>
    <style:style style:name="Table12.1" style:family="table-row">
      <style:table-row-properties style:min-row-height="1.826cm"/>
    </style:style>
    <style:style style:name="Table12.A1" style:family="table-cell">
      <style:table-cell-properties fo:padding="0.097cm" fo:border-left="none" fo:border-right="none" fo:border-top="none" fo:border-bottom="0.5pt solid #000080"/>
    </style:style>
    <style:style style:name="Table12.B1" style:family="table-cell">
      <style:table-cell-properties style:vertical-align="middle" fo:padding="0.097cm" fo:border-left="none" fo:border-right="none" fo:border-top="none" fo:border-bottom="0.5pt solid #000080"/>
    </style:style>
    <style:style style:name="Table13" style:family="table">
      <style:table-properties table:align="margins" fo:keep-with-next="always"/>
    </style:style>
    <style:style style:name="Table13.A" style:family="table-column">
      <style:table-column-properties style:rel-column-width="20149*"/>
    </style:style>
    <style:style style:name="Table13.B" style:family="table-column">
      <style:table-column-properties style:rel-column-width="25392*"/>
    </style:style>
    <style:style style:name="Table13.C" style:family="table-column">
      <style:table-column-properties style:rel-column-width="19994*"/>
    </style:style>
    <style:style style:name="Table13.A1" style:family="table-cell">
      <style:table-cell-properties fo:padding="0.097cm" fo:border-left="none" fo:border-right="none" fo:border-top="0.5pt solid #000080" fo:border-bottom="none"/>
    </style:style>
    <style:style style:name="Table13.B1" style:family="table-cell">
      <style:table-cell-properties fo:background-color="transparent" fo:padding="0.097cm" fo:border-left="none" fo:border-right="none" fo:border-top="0.5pt solid #000080" fo:border-bottom="none">
        <style:background-image/>
      </style:table-cell-properties>
    </style:style>
    <style:style style:name="Tableau2" style:family="table">
      <style:table-properties style:width="16.999cm" table:align="margins" fo:keep-with-next="always" style:may-break-between-rows="false"/>
    </style:style>
    <style:style style:name="Tableau2.A" style:family="table-column">
      <style:table-column-properties style:column-width="3.567cm" style:rel-column-width="13750*"/>
    </style:style>
    <style:style style:name="Tableau2.B" style:family="table-column">
      <style:table-column-properties style:column-width="13.432cm" style:rel-column-width="51785*"/>
    </style:style>
    <style:style style:name="Tableau2.1" style:family="table-row">
      <style:table-row-properties style:min-row-height="1.826cm"/>
    </style:style>
    <style:style style:name="Tableau2.A1" style:family="table-cell">
      <style:table-cell-properties fo:padding="0.097cm" fo:border-left="none" fo:border-right="none" fo:border-top="none" fo:border-bottom="0.5pt solid #000080"/>
    </style:style>
    <style:style style:name="Tableau2.B1" style:family="table-cell">
      <style:table-cell-properties style:vertical-align="middle" fo:padding="0.097cm" fo:border-left="none" fo:border-right="none" fo:border-top="none" fo:border-bottom="0.5pt solid #000080"/>
    </style:style>
    <style:style style:name="Tableau5" style:family="table">
      <style:table-properties style:width="16.999cm" table:align="margins" fo:keep-with-next="always"/>
    </style:style>
    <style:style style:name="Tableau5.A" style:family="table-column">
      <style:table-column-properties style:column-width="5.226cm" style:rel-column-width="20149*"/>
    </style:style>
    <style:style style:name="Tableau5.B" style:family="table-column">
      <style:table-column-properties style:column-width="6.586cm" style:rel-column-width="25392*"/>
    </style:style>
    <style:style style:name="Tableau5.C" style:family="table-column">
      <style:table-column-properties style:column-width="5.186cm" style:rel-column-width="19994*"/>
    </style:style>
    <style:style style:name="Tableau5.A1" style:family="table-cell">
      <style:table-cell-properties fo:padding="0.097cm" fo:border-left="none" fo:border-right="none" fo:border-top="0.5pt solid #000080" fo:border-bottom="none"/>
    </style:style>
    <style:style style:name="Tableau5.B1" style:family="table-cell">
      <style:table-cell-properties fo:background-color="transparent" fo:padding="0.097cm" fo:border-left="none" fo:border-right="none" fo:border-top="0.5pt solid #000080" fo:border-bottom="none">
        <style:background-image/>
      </style:table-cell-properties>
    </style:style>
    <style:style style:name="Tableau7" style:family="table">
      <style:table-properties style:width="17cm" table:align="margins" fo:keep-with-next="always" style:may-break-between-rows="false"/>
    </style:style>
    <style:style style:name="Tableau7.A" style:family="table-column">
      <style:table-column-properties style:column-width="3.568cm" style:rel-column-width="13757*"/>
    </style:style>
    <style:style style:name="Tableau7.B" style:family="table-column">
      <style:table-column-properties style:column-width="13.432cm" style:rel-column-width="51778*"/>
    </style:style>
    <style:style style:name="Tableau7.1" style:family="table-row">
      <style:table-row-properties style:min-row-height="1.826cm"/>
    </style:style>
    <style:style style:name="Tableau7.A1" style:family="table-cell">
      <style:table-cell-properties fo:padding="0.097cm" fo:border-left="none" fo:border-right="none" fo:border-top="none" fo:border-bottom="0.5pt solid #000080"/>
    </style:style>
    <style:style style:name="Tableau7.B1" style:family="table-cell">
      <style:table-cell-properties style:vertical-align="middle" fo:padding="0.097cm" fo:border-left="none" fo:border-right="none" fo:border-top="none" fo:border-bottom="0.5pt solid #000080"/>
    </style:style>
    <style:style style:name="Tableau6" style:family="table">
      <style:table-properties style:width="17cm" table:align="margins" fo:keep-with-next="always"/>
    </style:style>
    <style:style style:name="Tableau6.A" style:family="table-column">
      <style:table-column-properties style:column-width="5.226cm" style:rel-column-width="20149*"/>
    </style:style>
    <style:style style:name="Tableau6.B" style:family="table-column">
      <style:table-column-properties style:column-width="6.586cm" style:rel-column-width="25392*"/>
    </style:style>
    <style:style style:name="Tableau6.C" style:family="table-column">
      <style:table-column-properties style:column-width="5.186cm" style:rel-column-width="19994*"/>
    </style:style>
    <style:style style:name="Tableau6.A1" style:family="table-cell">
      <style:table-cell-properties fo:padding="0.097cm" fo:border-left="none" fo:border-right="none" fo:border-top="0.5pt solid #000080" fo:border-bottom="none"/>
    </style:style>
    <style:style style:name="Tableau6.B1" style:family="table-cell">
      <style:table-cell-properties fo:background-color="transparent" fo:padding="0.097cm" fo:border-left="none" fo:border-right="none" fo:border-top="0.5pt solid #000080" fo:border-bottom="none">
        <style:background-image/>
      </style:table-cell-properties>
    </style:style>
    <style:style style:name="MP1" style:family="paragraph" style:parent-style-name="Table_20_Heading">
      <style:text-properties fo:color="#29166f" style:font-name="Century Gothic4" fo:font-size="16pt" fo:font-style="italic" fo:font-weight="bold" style:font-size-asian="16pt" style:font-style-asian="italic" style:font-weight-asian="bold" style:font-size-complex="16pt" style:font-style-complex="italic" style:font-weight-complex="bold"/>
    </style:style>
    <style:style style:name="MP2" style:family="paragraph" style:parent-style-name="Footer">
      <style:paragraph-properties fo:text-align="start" style:justify-single-word="false"/>
      <style:text-properties style:font-name="Century Gothic4"/>
    </style:style>
    <style:style style:name="MP3" style:family="paragraph" style:parent-style-name="Footer">
      <style:paragraph-properties fo:text-align="center" style:justify-single-word="false"/>
      <style:text-properties style:font-name="Century Gothic4" fo:font-size="8pt" fo:font-weight="normal" style:font-size-asian="8pt" style:font-weight-asian="normal" style:font-size-complex="8pt" style:font-weight-complex="normal"/>
    </style:style>
    <style:style style:name="MP4" style:family="paragraph" style:parent-style-name="Footer">
      <style:paragraph-properties fo:text-align="end" style:justify-single-word="false"/>
      <style:text-properties style:font-name="Century Gothic4" fo:font-size="8pt" style:font-size-asian="8pt" style:font-size-complex="8pt"/>
    </style:style>
    <style:style style:name="MP5" style:family="paragraph" style:parent-style-name="Table_20_Heading">
      <style:text-properties fo:color="#29166f" style:font-name="Century Gothic4" fo:font-size="16pt" fo:font-style="italic" fo:font-weight="bold" officeooo:rsid="00836088" officeooo:paragraph-rsid="00836088" style:font-size-asian="16pt" style:font-style-asian="italic" style:font-weight-asian="bold" style:font-size-complex="16pt" style:font-style-complex="italic" style:font-weight-complex="bold"/>
    </style:style>
    <style:style style:name="MP6" style:family="paragraph" style:parent-style-name="Standard">
      <style:text-properties fo:font-size="2pt" style:font-size-asian="2pt" style:font-size-complex="2pt"/>
    </style:style>
    <style:style style:name="MP7" style:family="paragraph" style:parent-style-name="Footer">
      <style:paragraph-properties fo:text-align="start" style:justify-single-word="false"/>
      <style:text-properties style:font-name="Century Gothic4" fo:font-size="8pt" style:font-size-asian="8pt" style:font-size-complex="8pt"/>
    </style:style>
    <style:style style:name="MT1" style:family="text">
      <style:text-properties fo:font-size="8pt" style:font-size-asian="8pt" style:font-size-complex="8pt"/>
    </style:style>
    <style:style style:name="MT2" style:family="text">
      <style:text-properties officeooo:rsid="00fb5c35"/>
    </style:style>
    <style:style style:name="Mfr1"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M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956cm" fo:margin-left="0cm" fo:margin-right="0cm" fo:margin-bottom="0.099cm" style:shadow="none" style:dynamic-spacing="false"/>
      </style:header-style>
      <style:footer-style>
        <style:header-footer-properties svg:height="0.75cm" fo:margin-left="0cm" fo:margin-right="0cm" fo:margin-top="0.099cm" style:dynamic-spacing="false"/>
      </style:footer-style>
    </style:page-layout>
    <style:page-layout style:name="Mpm4"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5" style:page-usage="left">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number:number-style style:name="N0">
      <number:number number:min-integer-digits="1"/>
    </number:number-style>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Index" style:page-layout-name="Mpm3">
      <style:header>
        <table:table table:name="Table12" table:style-name="Table12">
          <table:table-column table:style-name="Table12.A"/>
          <table:table-column table:style-name="Table12.B"/>
          <table:table-header-rows>
            <table:table-row table:style-name="Table12.1">
              <table:table-cell table:style-name="Table12.A1" office:value-type="string">
                <text:p text:style-name="Table_20_Heading"><draw:frame draw:style-name="Mfr1" draw:name="images1" text:anchor-type="paragraph" svg:width="3.373cm" svg:height="1.572cm" draw:z-index="0"><draw:image xlink:href="Pictures/1000000000000306000001693450829B.jpg" xlink:type="simple" xlink:show="embed" xlink:actuate="onLoad"/></draw:frame></text:p>
              </table:table-cell>
              <table:table-cell table:style-name="Table12.B1" office:value-type="string">
                <text:p text:style-name="MP1">&lt;SHORT TITLE&gt;</text:p>
              </table:table-cell>
            </table:table-row>
          </table:table-header-rows>
        </table:table>
        <text:p text:style-name="Table"/>
      </style:header>
      <style:footer>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MP2"><text:span text:style-name="MT1">version </text:span><text:span text:style-name="MT1"><text:user-defined style:data-style-name="N0" text:name="Version">1.0.0</text:user-defined></text:span><text:span text:style-name="MT1"> / </text:span><text:span text:style-name="MT1"><text:date style:data-style-name="N75" text:date-value="2016-03-17T15:58:46.032313588">Mar 17, 2016</text:date></text:span><text:span text:style-name="MT1"> </text:span></text:p>
              </table:table-cell>
              <table:table-cell table:style-name="Table13.B1" office:value-type="string">
                <text:p text:style-name="MP3">Page <text:page-number text:select-page="current">0</text:page-number> of <text:page-count>51</text:page-count></text:p>
              </table:table-cell>
              <table:table-cell table:style-name="Table13.A1" office:value-type="string">
                <text:p text:style-name="MP4"><text:file-name text:display="name">AltMon</text:file-name></text:p>
              </table:table-cell>
            </table:table-row>
          </table:table-header-rows>
        </table:table>
        <text:p text:style-name="Table"/>
      </style:footer>
    </style:master-page>
    <style:master-page style:name="Right_20_Page" style:display-name="Right Page" style:page-layout-name="Mpm4" style:next-style-name="Left_20_Page">
      <style:header>
        <table:table table:name="Tableau2" table:style-name="Tableau2">
          <table:table-column table:style-name="Tableau2.A"/>
          <table:table-column table:style-name="Tableau2.B"/>
          <table:table-header-rows>
            <table:table-row table:style-name="Tableau2.1">
              <table:table-cell table:style-name="Tableau2.A1" office:value-type="string">
                <text:p text:style-name="Table_20_Heading"><draw:frame draw:style-name="Mfr2" draw:name="images2" text:anchor-type="paragraph" svg:width="3.373cm" svg:height="1.572cm" draw:z-index="26"><draw:image xlink:href="Pictures/1000000000000306000001693450829B.jpg" xlink:type="simple" xlink:show="embed" xlink:actuate="onLoad"/></draw:frame></text:p>
              </table:table-cell>
              <table:table-cell table:style-name="Tableau2.B1" office:value-type="string">
                <text:p text:style-name="MP5">AltMon User's Manual</text:p>
              </table:table-cell>
            </table:table-row>
          </table:table-header-rows>
        </table:table>
        <text:p text:style-name="MP6"/>
      </style:header>
      <style:footer>
        <table:table table:name="Tableau5" table:style-name="Tableau5">
          <table:table-column table:style-name="Tableau5.A"/>
          <table:table-column table:style-name="Tableau5.B"/>
          <table:table-column table:style-name="Tableau5.C"/>
          <table:table-header-rows>
            <table:table-row>
              <table:table-cell table:style-name="Tableau5.A1" office:value-type="string">
                <text:p text:style-name="MP2"><text:span text:style-name="MT1">version </text:span><text:span text:style-name="MT1"><text:user-defined style:data-style-name="N0" text:name="Version">1.0.0</text:user-defined></text:span><text:span text:style-name="MT1"> / </text:span><text:span text:style-name="MT1"><text:date style:data-style-name="N75" text:date-value="2016-03-17T15:58:46.036130706">17 Mar 2016</text:date></text:span><text:span text:style-name="MT1"> </text:span></text:p>
              </table:table-cell>
              <table:table-cell table:style-name="Tableau5.B1" office:value-type="string">
                <text:p text:style-name="MP3">Page <text:page-number text:select-page="current">3</text:page-number> of <text:page-count>51</text:page-count></text:p>
              </table:table-cell>
              <table:table-cell table:style-name="Tableau5.A1" office:value-type="string">
                <text:p text:style-name="MP4"><text:file-name text:display="name">AltMon</text:file-name></text:p>
              </table:table-cell>
            </table:table-row>
          </table:table-header-rows>
        </table:table>
        <text:p text:style-name="MP6"/>
      </style:footer>
    </style:master-page>
    <style:master-page style:name="Left_20_Page" style:display-name="Left Page" style:page-layout-name="Mpm5" style:next-style-name="Right_20_Page">
      <style:header>
        <table:table table:name="Tableau7" table:style-name="Tableau7">
          <table:table-column table:style-name="Tableau7.A"/>
          <table:table-column table:style-name="Tableau7.B"/>
          <table:table-header-rows>
            <table:table-row table:style-name="Tableau7.1">
              <table:table-cell table:style-name="Tableau7.A1" office:value-type="string">
                <text:p text:style-name="Table_20_Heading"><draw:frame draw:style-name="Mfr1" draw:name="images3" text:anchor-type="paragraph" svg:width="3.373cm" svg:height="1.572cm" draw:z-index="51"><draw:image xlink:href="Pictures/1000000000000306000001693450829B.jpg" xlink:type="simple" xlink:show="embed" xlink:actuate="onLoad"/></draw:frame></text:p>
              </table:table-cell>
              <table:table-cell table:style-name="Tableau7.B1" office:value-type="string">
                <text:p text:style-name="MP1">A<text:span text:style-name="MT2">ltMon User's Manual</text:span></text:p>
              </table:table-cell>
            </table:table-row>
          </table:table-header-rows>
        </table:table>
        <text:p text:style-name="MP6"/>
      </style:header>
      <style:footer>
        <table:table table:name="Tableau6" table:style-name="Tableau6">
          <table:table-column table:style-name="Tableau6.A"/>
          <table:table-column table:style-name="Tableau6.B"/>
          <table:table-column table:style-name="Tableau6.C"/>
          <table:table-header-rows>
            <table:table-row>
              <table:table-cell table:style-name="Tableau6.A1" office:value-type="string">
                <text:p text:style-name="MP7"><text:file-name text:display="name">AltMon</text:file-name></text:p>
              </table:table-cell>
              <table:table-cell table:style-name="Tableau6.B1" office:value-type="string">
                <text:p text:style-name="MP3">Page <text:page-number text:select-page="current">2</text:page-number> of <text:page-count>51</text:page-count></text:p>
              </table:table-cell>
              <table:table-cell table:style-name="Tableau6.A1" office:value-type="string">
                <text:p text:style-name="MP4">version <text:user-defined style:data-style-name="N0" text:name="Version">1.0.0</text:user-defined> / <text:date style:data-style-name="N75" text:date-value="2016-03-17T15:58:46.039540464">17 Mar 2016</text:date> </text:p>
              </table:table-cell>
            </table:table-row>
          </table:table-header-rows>
        </table:table>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Linux_X86_64 LibreOffice_project/430m0$Build-2</meta:generator>
    <dc:title>ALTHEA 7910 API</dc:title>
    <dc:subject>ALTHEA 7910 API</dc:subject>
    <meta:creation-date>2015-04-15T14:09:10.810000000</meta:creation-date>
    <meta:editing-cycles>918</meta:editing-cycles>
    <meta:editing-duration>P68DT8H23M18S</meta:editing-duration>
    <meta:initial-creator>Ralph Hoffmann</meta:initial-creator>
    <dc:date>2016-03-17T15:58:45.909786448</dc:date>
    <dc:creator>Jean-Francois Gilot</dc:creator>
    <meta:document-statistic meta:table-count="13" meta:image-count="3" meta:object-count="1" meta:page-count="51" meta:paragraph-count="1579" meta:word-count="9772" meta:character-count="64121" meta:non-whitespace-character-count="51819"/>
    <meta:user-defined meta:name="Document Owner">Jean-François GILOT</meta:user-defined>
    <meta:user-defined meta:name="Document Verifier">Iván GARCÍA</meta:user-defined>
    <meta:user-defined meta:name="IOxOS">IOxOS Technologies</meta:user-defined>
    <meta:user-defined meta:name="Info4"/>
    <meta:user-defined meta:name="Product" meta:value-type="string">Product</meta:user-defined>
    <meta:user-defined meta:name="Version" meta:value-type="string">1.0.0</meta:user-defined>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 AMT" svg:font-family="'Albany AMT'"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lbany AMT1" svg:font-family="'Albany AMT'"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draw:fill="solid" draw:fill-color="#ffffcc" draw:textarea-horizontal-align="justify" draw:textarea-vertical-align="middle" draw:auto-grow-height="fals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fill="solid" draw:fill-color="#ecf3ff" draw:textarea-horizontal-align="justify" draw:textarea-vertical-align="middle" draw:auto-grow-height="false"/>
    </style:style>
    <style:style style:name="gr4" style:family="graphic" style:parent-style-name="standard">
      <style:graphic-properties draw:fill="solid" draw:fill-color="#ffffcc" draw:textarea-horizontal-align="justify" draw:textarea-vertical-align="middle" draw:auto-grow-height="false"/>
    </style:style>
    <style:style style:name="gr5" style:family="graphic" style:parent-style-name="standard">
      <style:graphic-properties svg:stroke-width="0.05cm" svg:stroke-color="#008080" draw:marker-start-width="0.08cm" draw:marker-end="Arrowheads_20_1" draw:marker-end-width="0.25cm" draw:textarea-horizontal-align="center" draw:textarea-vertical-align="middle" fo:padding-top="0.15cm" fo:padding-bottom="0.15cm" fo:padding-left="0.275cm" fo:padding-right="0.275cm"/>
    </style:style>
    <style:style style:name="gr6" style:family="graphic" style:parent-style-name="standard">
      <style:graphic-properties draw:fill="solid" draw:fill-color="#ccffff" draw:textarea-horizontal-align="justify" draw:textarea-vertical-align="middle" draw:auto-grow-height="false"/>
    </style:style>
    <style:style style:name="gr7" style:family="graphic" style:parent-style-name="standard">
      <style:graphic-properties svg:stroke-width="0.3cm" svg:stroke-color="#008080" draw:marker-start-width="0.65cm" draw:marker-end="Arrowheads_20_1" draw:marker-end-width="0.75cm" draw:textarea-horizontal-align="center" draw:textarea-vertical-align="middle" fo:padding-top="0.275cm" fo:padding-bottom="0.275cm" fo:padding-left="0.4cm" fo:padding-right="0.4cm"/>
    </style:style>
    <style:style style:name="gr8" style:family="graphic" style:parent-style-name="standard">
      <style:graphic-properties svg:stroke-width="0.3cm" svg:stroke-color="#008080" draw:marker-start-width="0.455cm" draw:marker-end="Arrowheads_20_1" draw:marker-end-width="0.625cm" draw:textarea-horizontal-align="center" draw:textarea-vertical-align="middle" fo:padding-top="0.275cm" fo:padding-bottom="0.275cm" fo:padding-left="0.4cm" fo:padding-right="0.4cm"/>
    </style:style>
    <style:style style:name="gr9" style:family="graphic" style:parent-style-name="standard">
      <style:graphic-properties draw:fill="solid" draw:fill-color="#ffcc99" draw:textarea-horizontal-align="justify" draw:textarea-vertical-align="middle" draw:auto-grow-height="false"/>
    </style:style>
    <style:style style:name="gr10" style:family="graphic" style:parent-style-name="standard">
      <style:graphic-properties draw:stroke="none" draw:fill="none" draw:fill-color="#ffffcc" draw:textarea-horizontal-align="justify" draw:textarea-vertical-align="middle" draw:auto-grow-height="false"/>
    </style:style>
    <style:style style:name="gr11" style:family="graphic" style:parent-style-name="standard">
      <style:graphic-properties svg:stroke-width="0.3cm" svg:stroke-color="#008080" draw:marker-start="Arrowheads_20_1" draw:marker-start-width="0.75cm" draw:marker-end="Arrowheads_20_1" draw:marker-end-width="0.75cm" draw:textarea-horizontal-align="center" draw:textarea-vertical-align="middle" fo:padding-top="0.275cm" fo:padding-bottom="0.275cm" fo:padding-left="0.4cm" fo:padding-right="0.4cm"/>
    </style:style>
    <style:style style:name="gr12" style:family="graphic" style:parent-style-name="standard">
      <style:graphic-properties draw:stroke="none" svg:stroke-color="#000000" draw:fill="none" draw:fill-color="#ffffff" draw:textarea-horizontal-align="left" draw:auto-grow-height="true" draw:auto-grow-width="true" fo:min-height="0.395cm" fo:min-width="1.53cm"/>
    </style:style>
    <style:style style:name="P1" style:family="paragraph">
      <style:paragraph-properties fo:text-align="center"/>
      <style:text-properties fo:font-size="8pt" fo:font-weight="normal" style:font-size-asian="8pt" style:font-weight-asian="normal" style:font-size-complex="8pt" style:font-weight-complex="normal"/>
    </style:style>
    <style:style style:name="P2" style:family="paragraph">
      <style:paragraph-properties fo:text-align="center"/>
    </style:style>
    <style:style style:name="P3" style:family="paragraph">
      <style:paragraph-properties fo:text-align="center"/>
      <style:text-properties fo:font-size="9pt" fo:font-weight="bold" style:font-size-asian="9pt" style:font-weight-asian="bold" style:font-size-complex="9pt" style:font-weight-complex="bold"/>
    </style:style>
    <style:style style:name="P4" style:family="paragraph">
      <style:paragraph-properties fo:text-align="center"/>
      <style:text-properties fo:font-size="8pt" style:font-size-asian="8pt" style:font-size-complex="8pt"/>
    </style:style>
    <style:style style:name="P5" style:family="paragraph">
      <style:paragraph-properties fo:text-align="center"/>
      <style:text-properties fo:font-size="10pt" fo:font-weight="bold" style:font-size-asian="10pt" style:font-weight-asian="bold" style:font-size-complex="10pt" style:font-weight-complex="bold"/>
    </style:style>
    <style:style style:name="P6" style:family="paragraph">
      <style:paragraph-properties fo:text-align="center"/>
      <style:text-properties fo:font-size="6pt" style:font-size-asian="6pt" style:font-size-complex="6pt"/>
    </style:style>
    <style:style style:name="P7" style:family="paragraph">
      <style:text-properties fo:font-size="10pt" fo:font-weight="bold" style:font-size-asian="10pt" style:font-weight-asian="bold" style:font-size-complex="10pt" style:font-weight-complex="bold"/>
    </style:style>
    <style:style style:name="T1" style:family="text">
      <style:text-properties fo:font-size="9pt" fo:font-weight="bold" style:font-size-asian="9pt" style:font-weight-asian="bold" style:font-size-complex="9pt" style:font-weight-complex="bold"/>
    </style:style>
    <style:style style:name="T2" style:family="text">
      <style:text-properties fo:font-size="8pt" style:font-size-asian="8pt" style:font-size-complex="8pt"/>
    </style:style>
    <style:style style:name="T3" style:family="text">
      <style:text-properties fo:font-size="8pt" fo:font-weight="normal" style:font-size-asian="8pt" style:font-weight-asian="normal" style:font-size-complex="8pt" style:font-weight-complex="normal"/>
    </style:style>
    <style:style style:name="T4" style:family="text">
      <style:text-properties fo:font-size="10pt" fo:font-weight="bold" style:font-size-asian="10pt" style:font-weight-asian="bold" style:font-size-complex="10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2" draw:id="id12" draw:layer="layout" svg:width="1.2cm" svg:height="0.6cm" svg:x="1.4cm" svg:y="2.9cm">
          <text:p/>
          <draw:enhanced-geometry svg:viewBox="0 0 21600 21600" draw:type="rectangle" draw:enhanced-path="M 0 0 L 21600 0 21600 21600 0 21600 0 0 Z N"/>
        </draw:custom-shape>
        <draw:custom-shape draw:style-name="gr1" draw:text-style-name="P1" xml:id="id13" draw:id="id13" draw:layer="layout" svg:width="1.2cm" svg:height="0.6cm" svg:x="1.4cm" svg:y="3.5cm">
          <text:p/>
          <draw:enhanced-geometry svg:viewBox="0 0 21600 21600" draw:type="rectangle" draw:enhanced-path="M 0 0 L 21600 0 21600 21600 0 21600 0 0 Z N"/>
        </draw:custom-shape>
        <draw:custom-shape draw:style-name="gr2" draw:text-style-name="P2" xml:id="id4" draw:id="id4" draw:layer="layout" svg:width="1.2cm" svg:height="0.6cm" svg:x="5.9cm" svg:y="2.6cm">
          <text:p/>
          <draw:enhanced-geometry svg:viewBox="0 0 21600 21600" draw:type="rectangle" draw:enhanced-path="M 0 0 L 21600 0 21600 21600 0 21600 0 0 Z N"/>
        </draw:custom-shape>
        <draw:custom-shape draw:style-name="gr3" draw:text-style-name="P3" xml:id="id2" draw:id="id2" draw:layer="layout" svg:width="2cm" svg:height="1.2cm" svg:x="7.3cm" svg:y="4.4cm">
          <text:p text:style-name="P2"><text:span text:style-name="T1">ALTHEA</text:span></text:p>
          <text:p text:style-name="P2"><text:span text:style-name="T1">Shared</text:span></text:p>
          <text:p text:style-name="P2"><text:span text:style-name="T1">Memory</text:span></text:p>
          <draw:enhanced-geometry svg:viewBox="0 0 21600 21600" draw:type="rectangle" draw:enhanced-path="M 0 0 L 21600 0 21600 21600 0 21600 0 0 Z N"/>
        </draw:custom-shape>
        <draw:custom-shape draw:style-name="gr4" draw:text-style-name="P4" xml:id="id5" draw:id="id5" draw:layer="layout" svg:width="1.2cm" svg:height="1.2cm" svg:x="11.3cm" svg:y="2.3cm">
          <text:p text:style-name="P2"><text:span text:style-name="T2">VME64x</text:span></text:p>
          <text:p text:style-name="P2"><text:span text:style-name="T2">Master</text:span></text:p>
          <draw:enhanced-geometry svg:viewBox="0 0 21600 21600" draw:type="rectangle" draw:enhanced-path="M 0 0 L 21600 0 21600 21600 0 21600 0 0 Z N"/>
        </draw:custom-shape>
        <draw:custom-shape draw:style-name="gr2" draw:text-style-name="P2" xml:id="id1" draw:id="id1" draw:layer="layout" svg:width="1.2cm" svg:height="0.6cm" svg:x="5.9cm" svg:y="3.2cm">
          <text:p/>
          <draw:enhanced-geometry svg:viewBox="0 0 21600 21600" draw:type="rectangle" draw:enhanced-path="M 0 0 L 21600 0 21600 21600 0 21600 0 0 Z N"/>
        </draw:custom-shape>
        <draw:custom-shape draw:style-name="gr2" draw:text-style-name="P2" xml:id="id3" draw:id="id3" draw:layer="layout" svg:width="1.2cm" svg:height="0.6cm" svg:x="9.5cm" svg:y="6.2cm">
          <text:p/>
          <draw:enhanced-geometry svg:viewBox="0 0 21600 21600" draw:type="rectangle" draw:enhanced-path="M 0 0 L 21600 0 21600 21600 0 21600 0 0 Z N"/>
        </draw:custom-shape>
        <draw:custom-shape draw:style-name="gr4" draw:text-style-name="P4" xml:id="id8" draw:id="id8" draw:layer="layout" svg:width="1.2cm" svg:height="1.2cm" svg:x="11.3cm" svg:y="6.2cm">
          <text:p text:style-name="P2"><text:span text:style-name="T2">VME64x</text:span></text:p>
          <text:p text:style-name="P2"><text:span text:style-name="T2">Slave</text:span></text:p>
          <draw:enhanced-geometry svg:viewBox="0 0 21600 21600" draw:type="rectangle" draw:enhanced-path="M 0 0 L 21600 0 21600 21600 0 21600 0 0 Z N"/>
        </draw:custom-shape>
        <draw:custom-shape draw:style-name="gr2" draw:text-style-name="P2" xml:id="id6" draw:id="id6" draw:layer="layout" svg:width="1.2cm" svg:height="0.6cm" svg:x="9.5cm" svg:y="6.8cm">
          <text:p/>
          <draw:enhanced-geometry svg:viewBox="0 0 21600 21600" draw:type="rectangle" draw:enhanced-path="M 0 0 L 21600 0 21600 21600 0 21600 0 0 Z N"/>
        </draw:custom-shape>
        <draw:connector draw:style-name="gr5" draw:text-style-name="P2" draw:layer="layout" svg:x1="7.1cm" svg:y1="3.5cm" svg:x2="8.3cm" svg:y2="4.4cm" draw:start-shape="id1" draw:start-glue-point="1" draw:end-shape="id2" draw:end-glue-point="0" svg:d="M7100 3500h1200v900" svg:viewBox="0 0 1201 901">
          <text:p/>
        </draw:connector>
        <draw:connector draw:style-name="gr5" draw:text-style-name="P2" draw:layer="layout" svg:x1="9.5cm" svg:y1="6.5cm" svg:x2="8.3cm" svg:y2="5.6cm" draw:start-shape="id3" draw:start-glue-point="3" draw:end-shape="id2" draw:end-glue-point="2" svg:d="M9500 6500h-1200v-900" svg:viewBox="0 0 1201 901">
          <text:p/>
        </draw:connector>
        <draw:connector draw:style-name="gr5" draw:text-style-name="P2" draw:layer="layout" svg:x1="7.1cm" svg:y1="2.9cm" svg:x2="11.3cm" svg:y2="2.9cm" draw:start-shape="id4" draw:end-shape="id5" svg:d="M7100 2900h4200" svg:viewBox="0 0 4201 1">
          <text:p/>
        </draw:connector>
        <draw:custom-shape draw:style-name="gr4" draw:text-style-name="P2" xml:id="id7" draw:id="id7" draw:layer="layout" svg:width="1.2cm" svg:height="1.2cm" svg:x="4.1cm" svg:y="6.5cm">
          <text:p text:style-name="P2"><text:span text:style-name="T2">PCIe</text:span></text:p>
          <text:p text:style-name="P2"><text:span text:style-name="T2">EndPoint</text:span></text:p>
          <text:p text:style-name="P2"><text:span text:style-name="T2">Master</text:span></text:p>
          <draw:enhanced-geometry svg:viewBox="0 0 21600 21600" draw:type="rectangle" draw:enhanced-path="M 0 0 L 21600 0 21600 21600 0 21600 0 0 Z N"/>
        </draw:custom-shape>
        <draw:connector draw:style-name="gr5" draw:text-style-name="P2" draw:layer="layout" svg:x1="9.5cm" svg:y1="7.1cm" svg:x2="5.3cm" svg:y2="7.1cm" draw:start-shape="id6" draw:start-glue-point="3" draw:end-shape="id7" draw:end-glue-point="1" svg:d="M9500 7100h-4200" svg:viewBox="0 0 4201 1">
          <text:p/>
        </draw:connector>
        <draw:custom-shape draw:style-name="gr6" draw:text-style-name="P4" xml:id="id9" draw:id="id9" draw:layer="layout" svg:width="1.5cm" svg:height="1.2cm" svg:x="9.2cm" svg:y="6.2cm">
          <text:p text:style-name="P2"><text:span text:style-name="T2">Translation</text:span></text:p>
          <text:p text:style-name="P2"><text:span text:style-name="T2">Table</text:span></text:p>
          <text:p text:style-name="P2"><text:span text:style-name="T2">SLV_VME</text:span></text:p>
          <draw:enhanced-geometry svg:viewBox="0 0 21600 21600" draw:type="rectangle" draw:enhanced-path="M 0 0 L 21600 0 21600 21600 0 21600 0 0 Z N"/>
        </draw:custom-shape>
        <draw:connector draw:style-name="gr5" draw:text-style-name="P2" draw:layer="layout" svg:x1="11.3cm" svg:y1="6.8cm" svg:x2="10.7cm" svg:y2="6.8cm" draw:start-shape="id8" draw:start-glue-point="3" draw:end-shape="id9" svg:d="M11300 6800h-600" svg:viewBox="0 0 601 1">
          <text:p/>
        </draw:connector>
        <draw:custom-shape draw:style-name="gr6" draw:text-style-name="P2" xml:id="id11" draw:id="id11" draw:layer="layout" svg:width="1.5cm" svg:height="1.2cm" svg:x="5.9cm" svg:y="2.6cm">
          <text:p text:style-name="P2"><text:span text:style-name="T2">Translation</text:span></text:p>
          <text:p text:style-name="P2"><text:span text:style-name="T2">Table</text:span></text:p>
          <text:p text:style-name="P2"><text:span text:style-name="T2">SLV_PCIe</text:span></text:p>
          <draw:enhanced-geometry svg:viewBox="0 0 21600 21600" draw:type="rectangle" draw:enhanced-path="M 0 0 L 21600 0 21600 21600 0 21600 0 0 Z N"/>
        </draw:custom-shape>
        <draw:connector draw:style-name="gr7" draw:text-style-name="P5" draw:layer="layout" draw:line-skew="0.7cm" svg:x1="12.5cm" svg:y1="2.9cm" svg:x2="12.5cm" svg:y2="6.8cm" draw:start-shape="id5" draw:end-shape="id8" draw:end-glue-point="1" svg:d="M12500 2900h1201v3900h-1201" svg:viewBox="0 0 1202 3901">
          <text:p/>
        </draw:connector>
        <draw:custom-shape draw:style-name="gr4" draw:text-style-name="P2" xml:id="id10" draw:id="id10" draw:layer="layout" svg:width="1.2cm" svg:height="1.2cm" svg:x="4.1cm" svg:y="2.6cm">
          <text:p text:style-name="P2"><text:span text:style-name="T2">PCIe</text:span></text:p>
          <text:p text:style-name="P2"><text:span text:style-name="T2">EndPoint</text:span></text:p>
          <text:p text:style-name="P2"><text:span text:style-name="T2">Slave</text:span></text:p>
          <draw:enhanced-geometry svg:viewBox="0 0 21600 21600" draw:type="rectangle" draw:enhanced-path="M 0 0 L 21600 0 21600 21600 0 21600 0 0 Z N"/>
        </draw:custom-shape>
        <draw:connector draw:style-name="gr5" draw:text-style-name="P2" draw:layer="layout" svg:x1="5.3cm" svg:y1="3.2cm" svg:x2="5.9cm" svg:y2="3.2cm" draw:start-shape="id10" draw:start-glue-point="1" draw:end-shape="id11" svg:d="M5300 3200h600" svg:viewBox="0 0 601 1">
          <text:p/>
        </draw:connector>
        <draw:custom-shape draw:style-name="gr4" draw:text-style-name="P1" xml:id="id14" draw:id="id14" draw:layer="layout" svg:width="1.2cm" svg:height="1.2cm" svg:x="1.4cm" svg:y="2.9cm">
          <text:p text:style-name="P2"><text:span text:style-name="T3">Root</text:span></text:p>
          <text:p text:style-name="P2"><text:span text:style-name="T3">Complex</text:span></text:p>
          <draw:enhanced-geometry svg:viewBox="0 0 21600 21600" draw:type="rectangle" draw:enhanced-path="M 0 0 L 21600 0 21600 21600 0 21600 0 0 Z N"/>
        </draw:custom-shape>
        <draw:connector draw:style-name="gr5" draw:text-style-name="P6" draw:layer="layout" svg:x1="2.6cm" svg:y1="3.2cm" svg:x2="4.1cm" svg:y2="3.2cm" draw:start-shape="id12" draw:start-glue-point="1" draw:end-shape="id10" draw:end-glue-point="3" svg:d="M2600 3200h1500" svg:viewBox="0 0 1501 1">
          <text:p/>
        </draw:connector>
        <draw:custom-shape draw:style-name="gr3" draw:text-style-name="P3" xml:id="id15" draw:id="id15" draw:layer="layout" svg:width="2cm" svg:height="1.2cm" svg:x="1cm" svg:y="4.8cm">
          <text:p text:style-name="P2"><text:span text:style-name="T1">Local</text:span></text:p>
          <text:p text:style-name="P2"><text:span text:style-name="T1">Host</text:span></text:p>
          <text:p text:style-name="P2"><text:span text:style-name="T1">Memory</text:span></text:p>
          <draw:enhanced-geometry svg:viewBox="0 0 21600 21600" draw:type="rectangle" draw:enhanced-path="M 0 0 L 21600 0 21600 21600 0 21600 0 0 Z N"/>
        </draw:custom-shape>
        <draw:connector draw:style-name="gr5" draw:text-style-name="P2" draw:layer="layout" svg:x1="4.1cm" svg:y1="7.1cm" svg:x2="2.6cm" svg:y2="3.8cm" draw:start-shape="id7" draw:start-glue-point="3" draw:end-shape="id13" draw:end-glue-point="1" svg:d="M4100 7100h-750v-3300h-750" svg:viewBox="0 0 1501 3301">
          <text:p/>
        </draw:connector>
        <draw:connector draw:style-name="gr8" draw:text-style-name="P2" draw:layer="layout" svg:x1="2cm" svg:y1="4.1cm" svg:x2="2cm" svg:y2="4.8cm" draw:start-shape="id14" draw:start-glue-point="2" draw:end-shape="id15" draw:end-glue-point="0" svg:d="M2000 4100v700" svg:viewBox="0 0 1 701">
          <text:p/>
        </draw:connector>
        <draw:custom-shape draw:style-name="gr9" draw:text-style-name="P3" xml:id="id16" draw:id="id16" draw:layer="layout" svg:width="1.5cm" svg:height="1.5cm" svg:x="1.25cm" svg:y="0.55cm">
          <text:p text:style-name="P2"><text:span text:style-name="T1">Local</text:span></text:p>
          <text:p text:style-name="P2"><text:span text:style-name="T1">Host</text:span></text:p>
          <text:p text:style-name="P2"><text:span text:style-name="T1">CPU</text:span></text:p>
          <draw:enhanced-geometry svg:viewBox="0 0 21600 21600" draw:type="rectangle" draw:enhanced-path="M 0 0 L 21600 0 21600 21600 0 21600 0 0 Z N"/>
        </draw:custom-shape>
        <draw:connector draw:style-name="gr8" draw:text-style-name="P2" draw:layer="layout" svg:x1="2cm" svg:y1="2.05cm" svg:x2="2cm" svg:y2="2.9cm" draw:start-shape="id16" draw:start-glue-point="2" draw:end-shape="id14" draw:end-glue-point="0" svg:d="M2000 2050v850" svg:viewBox="0 0 1 851">
          <text:p/>
        </draw:connector>
        <draw:custom-shape draw:style-name="gr10" draw:text-style-name="P4" xml:id="id17" draw:id="id17" draw:layer="layout" svg:width="1.2cm" svg:height="1.2cm" svg:x="13.1cm" svg:y="0.5cm">
          <text:p/>
          <draw:enhanced-geometry svg:viewBox="0 0 21600 21600" draw:type="rectangle" draw:enhanced-path="M 0 0 L 21600 0 21600 21600 0 21600 0 0 Z N"/>
        </draw:custom-shape>
        <draw:custom-shape draw:style-name="gr10" draw:text-style-name="P4" xml:id="id18" draw:id="id18" draw:layer="layout" svg:width="1.2cm" svg:height="1.2cm" svg:x="13.1cm" svg:y="8.1cm">
          <text:p/>
          <draw:enhanced-geometry svg:viewBox="0 0 21600 21600" draw:type="rectangle" draw:enhanced-path="M 0 0 L 21600 0 21600 21600 0 21600 0 0 Z N"/>
        </draw:custom-shape>
        <draw:connector draw:style-name="gr11" draw:text-style-name="P5" draw:layer="layout" svg:x1="13.7cm" svg:y1="1.7cm" svg:x2="13.7cm" svg:y2="8.1cm" draw:start-shape="id17" draw:start-glue-point="2" draw:end-shape="id18" draw:end-glue-point="0" svg:d="M13700 1700v6400" svg:viewBox="0 0 1 6401">
          <text:p/>
        </draw:connector>
        <draw:frame draw:style-name="gr12" draw:text-style-name="P7" draw:layer="layout" svg:width="2.03cm" svg:height="0.645cm" draw:transform="rotate (1.5707963267949) translate (13.39cm 5.8cm)">
          <draw:text-box>
            <text:p><text:span text:style-name="T4">VME Bus</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lbany AMT" svg:font-family="'Albany AMT'"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lbany AMT1" svg:font-family="'Albany AMT'"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marker draw:name="Arrowheads_20_1" draw:display-name="Arrowheads 1" svg:viewBox="0 0 1131 902" svg:d="M564 0l-564 902h1131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en" fo:country="US" style:font-name-asian="Albany AMT1" style:font-size-asian="24pt" style:language-asian="zxx" style:country-asian="none" style:font-name-complex="Albany AMT1"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lbany AMT" fo:font-family="'Albany AMT'" style:font-family-generic="roman" style:font-pitch="variable" fo:font-size="18pt" fo:font-style="normal" fo:text-shadow="none" style:text-underline-style="none" fo:font-weight="normal" style:letter-kerning="true" style:font-name-asian="Albany AMT1" style:font-family-asian="'Albany AMT'" style:font-family-generic-asian="system" style:font-pitch-asian="variable" style:font-size-asian="18pt" style:font-style-asian="normal" style:font-weight-asian="normal" style:font-name-complex="Albany AMT1" style:font-family-complex="'Albany AMT'"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